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37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1" table:style-name="ta1">
        <table:shapes>
          <draw:frame draw:z-index="0" draw:style-name="gr1" draw:text-style-name="P1" svg:width="44.18cm" svg:height="24.251cm" svg:x="6.799cm" svg:y="5.153cm">
            <draw:object draw:notify-on-update-of-ranges="log1.C1:log1.C22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6.369" calcext:value-type="float">
            <text:p>46.369</text:p>
          </table:table-cell>
          <table:table-cell table:formula="of:=[.A1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46.415" calcext:value-type="float">
            <text:p>46.415</text:p>
          </table:table-cell>
          <table:table-cell table:formula="of:=[.A2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46.423" calcext:value-type="float">
            <text:p>46.423</text:p>
          </table:table-cell>
          <table:table-cell table:formula="of:=[.A3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6.427" calcext:value-type="float">
            <text:p>46.427</text:p>
          </table:table-cell>
          <table:table-cell table:formula="of:=[.A4]/65535/[.$D$4]" office:value-type="float" office:value="0.0806438630401656" calcext:value-type="float">
            <text:p>0.0806438630401656</text:p>
          </table:table-cell>
          <table:table-cell table:formula="of:=7.3/(AVERAGE([.A1:.A44])/65535)" office:value-type="float" office:value="9.51448291448201" calcext:value-type="float">
            <text:p>9.51448291448201</text:p>
          </table:table-cell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46.43" calcext:value-type="float">
            <text:p>46.43</text:p>
          </table:table-cell>
          <table:table-cell table:formula="of:=[.A5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6.437" calcext:value-type="float">
            <text:p>46.437</text:p>
          </table:table-cell>
          <table:table-cell table:formula="of:=[.A6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6.457" calcext:value-type="float">
            <text:p>46.457</text:p>
          </table:table-cell>
          <table:table-cell table:formula="of:=[.A7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46.478" calcext:value-type="float">
            <text:p>46.478</text:p>
          </table:table-cell>
          <table:table-cell table:formula="of:=[.A8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46.497" calcext:value-type="float">
            <text:p>46.497</text:p>
          </table:table-cell>
          <table:table-cell table:formula="of:=[.A9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6.518" calcext:value-type="float">
            <text:p>46.518</text:p>
          </table:table-cell>
          <table:table-cell table:formula="of:=[.A10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6.539" calcext:value-type="float">
            <text:p>46.539</text:p>
          </table:table-cell>
          <table:table-cell table:formula="of:=[.A11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6.559" calcext:value-type="float">
            <text:p>46.559</text:p>
          </table:table-cell>
          <table:table-cell table:formula="of:=[.A12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46.578" calcext:value-type="float">
            <text:p>46.578</text:p>
          </table:table-cell>
          <table:table-cell table:formula="of:=[.A13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46.598" calcext:value-type="float">
            <text:p>46.598</text:p>
          </table:table-cell>
          <table:table-cell table:formula="of:=[.A14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46.618" calcext:value-type="float">
            <text:p>46.618</text:p>
          </table:table-cell>
          <table:table-cell table:formula="of:=[.A15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6.637" calcext:value-type="float">
            <text:p>46.637</text:p>
          </table:table-cell>
          <table:table-cell table:formula="of:=[.A16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46.657" calcext:value-type="float">
            <text:p>46.657</text:p>
          </table:table-cell>
          <table:table-cell table:formula="of:=[.A17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46.679" calcext:value-type="float">
            <text:p>46.679</text:p>
          </table:table-cell>
          <table:table-cell table:formula="of:=[.A18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46.698" calcext:value-type="float">
            <text:p>46.698</text:p>
          </table:table-cell>
          <table:table-cell table:formula="of:=[.A19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46.718" calcext:value-type="float">
            <text:p>46.718</text:p>
          </table:table-cell>
          <table:table-cell table:formula="of:=[.A20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46.737" calcext:value-type="float">
            <text:p>46.737</text:p>
          </table:table-cell>
          <table:table-cell table:formula="of:=[.A21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46.759" calcext:value-type="float">
            <text:p>46.759</text:p>
          </table:table-cell>
          <table:table-cell table:formula="of:=[.A22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6.778" calcext:value-type="float">
            <text:p>46.778</text:p>
          </table:table-cell>
          <table:table-cell table:formula="of:=[.A23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6.798" calcext:value-type="float">
            <text:p>46.798</text:p>
          </table:table-cell>
          <table:table-cell table:formula="of:=[.A24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460" calcext:value-type="float">
            <text:p>50460</text:p>
          </table:table-cell>
          <table:table-cell office:value-type="float" office:value="46.818" calcext:value-type="float">
            <text:p>46.818</text:p>
          </table:table-cell>
          <table:table-cell table:formula="of:=[.A25]/65535/[.$D$4]" office:value-type="float" office:value="0.0809261261834133" calcext:value-type="float">
            <text:p>0.0809261261834133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46.838" calcext:value-type="float">
            <text:p>46.838</text:p>
          </table:table-cell>
          <table:table-cell table:formula="of:=[.A26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6.857" calcext:value-type="float">
            <text:p>46.857</text:p>
          </table:table-cell>
          <table:table-cell table:formula="of:=[.A27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46.877" calcext:value-type="float">
            <text:p>46.877</text:p>
          </table:table-cell>
          <table:table-cell table:formula="of:=[.A28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46.898" calcext:value-type="float">
            <text:p>46.898</text:p>
          </table:table-cell>
          <table:table-cell table:formula="of:=[.A29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46.919" calcext:value-type="float">
            <text:p>46.919</text:p>
          </table:table-cell>
          <table:table-cell table:formula="of:=[.A30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6.937" calcext:value-type="float">
            <text:p>46.937</text:p>
          </table:table-cell>
          <table:table-cell table:formula="of:=[.A31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46.958" calcext:value-type="float">
            <text:p>46.958</text:p>
          </table:table-cell>
          <table:table-cell table:formula="of:=[.A32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48" calcext:value-type="float">
            <text:p>50348</text:p>
          </table:table-cell>
          <table:table-cell office:value-type="float" office:value="46.978" calcext:value-type="float">
            <text:p>46.978</text:p>
          </table:table-cell>
          <table:table-cell table:formula="of:=[.A33]/65535/[.$D$4]" office:value-type="float" office:value="0.0807465041831648" calcext:value-type="float">
            <text:p>0.080746504183164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46.997" calcext:value-type="float">
            <text:p>46.997</text:p>
          </table:table-cell>
          <table:table-cell table:formula="of:=[.A34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47.017" calcext:value-type="float">
            <text:p>47.017</text:p>
          </table:table-cell>
          <table:table-cell table:formula="of:=[.A35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47.039" calcext:value-type="float">
            <text:p>47.039</text:p>
          </table:table-cell>
          <table:table-cell table:formula="of:=[.A36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7.059" calcext:value-type="float">
            <text:p>47.059</text:p>
          </table:table-cell>
          <table:table-cell table:formula="of:=[.A37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47.077" calcext:value-type="float">
            <text:p>47.077</text:p>
          </table:table-cell>
          <table:table-cell table:formula="of:=[.A38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7.097" calcext:value-type="float">
            <text:p>47.097</text:p>
          </table:table-cell>
          <table:table-cell table:formula="of:=[.A39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47.118" calcext:value-type="float">
            <text:p>47.118</text:p>
          </table:table-cell>
          <table:table-cell table:formula="of:=[.A40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47.137" calcext:value-type="float">
            <text:p>47.137</text:p>
          </table:table-cell>
          <table:table-cell table:formula="of:=[.A41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47.157" calcext:value-type="float">
            <text:p>47.157</text:p>
          </table:table-cell>
          <table:table-cell table:formula="of:=[.A42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47.178" calcext:value-type="float">
            <text:p>47.178</text:p>
          </table:table-cell>
          <table:table-cell table:formula="of:=[.A43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47.199" calcext:value-type="float">
            <text:p>47.199</text:p>
          </table:table-cell>
          <table:table-cell table:formula="of:=[.A44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47.218" calcext:value-type="float">
            <text:p>47.218</text:p>
          </table:table-cell>
          <table:table-cell table:formula="of:=[.A45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7.237" calcext:value-type="float">
            <text:p>47.237</text:p>
          </table:table-cell>
          <table:table-cell table:formula="of:=[.A46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47.259" calcext:value-type="float">
            <text:p>47.259</text:p>
          </table:table-cell>
          <table:table-cell table:formula="of:=[.A47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47.277" calcext:value-type="float">
            <text:p>47.277</text:p>
          </table:table-cell>
          <table:table-cell table:formula="of:=[.A48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7.297" calcext:value-type="float">
            <text:p>47.297</text:p>
          </table:table-cell>
          <table:table-cell table:formula="of:=[.A49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47.318" calcext:value-type="float">
            <text:p>47.318</text:p>
          </table:table-cell>
          <table:table-cell table:formula="of:=[.A50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47.339" calcext:value-type="float">
            <text:p>47.339</text:p>
          </table:table-cell>
          <table:table-cell table:formula="of:=[.A51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20" calcext:value-type="float">
            <text:p>50220</text:p>
          </table:table-cell>
          <table:table-cell office:value-type="float" office:value="47.357" calcext:value-type="float">
            <text:p>47.357</text:p>
          </table:table-cell>
          <table:table-cell table:formula="of:=[.A52]/65535/[.$D$4]" office:value-type="float" office:value="0.0805412218971664" calcext:value-type="float">
            <text:p>0.0805412218971664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47.377" calcext:value-type="float">
            <text:p>47.377</text:p>
          </table:table-cell>
          <table:table-cell table:formula="of:=[.A53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7.398" calcext:value-type="float">
            <text:p>47.398</text:p>
          </table:table-cell>
          <table:table-cell table:formula="of:=[.A54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47.419" calcext:value-type="float">
            <text:p>47.419</text:p>
          </table:table-cell>
          <table:table-cell table:formula="of:=[.A55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47.437" calcext:value-type="float">
            <text:p>47.437</text:p>
          </table:table-cell>
          <table:table-cell table:formula="of:=[.A56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47.458" calcext:value-type="float">
            <text:p>47.458</text:p>
          </table:table-cell>
          <table:table-cell table:formula="of:=[.A57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7.478" calcext:value-type="float">
            <text:p>47.478</text:p>
          </table:table-cell>
          <table:table-cell table:formula="of:=[.A58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47.497" calcext:value-type="float">
            <text:p>47.497</text:p>
          </table:table-cell>
          <table:table-cell table:formula="of:=[.A59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7.518" calcext:value-type="float">
            <text:p>47.518</text:p>
          </table:table-cell>
          <table:table-cell table:formula="of:=[.A60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47.539" calcext:value-type="float">
            <text:p>47.539</text:p>
          </table:table-cell>
          <table:table-cell table:formula="of:=[.A61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47.559" calcext:value-type="float">
            <text:p>47.559</text:p>
          </table:table-cell>
          <table:table-cell table:formula="of:=[.A62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47.578" calcext:value-type="float">
            <text:p>47.578</text:p>
          </table:table-cell>
          <table:table-cell table:formula="of:=[.A63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47.598" calcext:value-type="float">
            <text:p>47.598</text:p>
          </table:table-cell>
          <table:table-cell table:formula="of:=[.A64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47.618" calcext:value-type="float">
            <text:p>47.618</text:p>
          </table:table-cell>
          <table:table-cell table:formula="of:=[.A65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47.638" calcext:value-type="float">
            <text:p>47.638</text:p>
          </table:table-cell>
          <table:table-cell table:formula="of:=[.A66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47.657" calcext:value-type="float">
            <text:p>47.657</text:p>
          </table:table-cell>
          <table:table-cell table:formula="of:=[.A67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7.679" calcext:value-type="float">
            <text:p>47.679</text:p>
          </table:table-cell>
          <table:table-cell table:formula="of:=[.A68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47.699" calcext:value-type="float">
            <text:p>47.699</text:p>
          </table:table-cell>
          <table:table-cell table:formula="of:=[.A69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47.717" calcext:value-type="float">
            <text:p>47.717</text:p>
          </table:table-cell>
          <table:table-cell table:formula="of:=[.A70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7.737" calcext:value-type="float">
            <text:p>47.737</text:p>
          </table:table-cell>
          <table:table-cell table:formula="of:=[.A71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47.758" calcext:value-type="float">
            <text:p>47.758</text:p>
          </table:table-cell>
          <table:table-cell table:formula="of:=[.A72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49740" calcext:value-type="float">
            <text:p>49740</text:p>
          </table:table-cell>
          <table:table-cell office:value-type="float" office:value="47.777" calcext:value-type="float">
            <text:p>47.777</text:p>
          </table:table-cell>
          <table:table-cell table:formula="of:=[.A73]/65535/[.$D$4]" office:value-type="float" office:value="0.0797714133246726" calcext:value-type="float">
            <text:p>0.079771413324672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47.797" calcext:value-type="float">
            <text:p>47.797</text:p>
          </table:table-cell>
          <table:table-cell table:formula="of:=[.A74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7.818" calcext:value-type="float">
            <text:p>47.818</text:p>
          </table:table-cell>
          <table:table-cell table:formula="of:=[.A75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47.838" calcext:value-type="float">
            <text:p>47.838</text:p>
          </table:table-cell>
          <table:table-cell table:formula="of:=[.A76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47.857" calcext:value-type="float">
            <text:p>47.857</text:p>
          </table:table-cell>
          <table:table-cell table:formula="of:=[.A77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47.877" calcext:value-type="float">
            <text:p>47.877</text:p>
          </table:table-cell>
          <table:table-cell table:formula="of:=[.A78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47.898" calcext:value-type="float">
            <text:p>47.898</text:p>
          </table:table-cell>
          <table:table-cell table:formula="of:=[.A79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47.918" calcext:value-type="float">
            <text:p>47.918</text:p>
          </table:table-cell>
          <table:table-cell table:formula="of:=[.A80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47.938" calcext:value-type="float">
            <text:p>47.938</text:p>
          </table:table-cell>
          <table:table-cell table:formula="of:=[.A81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47.958" calcext:value-type="float">
            <text:p>47.958</text:p>
          </table:table-cell>
          <table:table-cell table:formula="of:=[.A82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47.978" calcext:value-type="float">
            <text:p>47.978</text:p>
          </table:table-cell>
          <table:table-cell table:formula="of:=[.A83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47.997" calcext:value-type="float">
            <text:p>47.997</text:p>
          </table:table-cell>
          <table:table-cell table:formula="of:=[.A84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396" calcext:value-type="float">
            <text:p>50396</text:p>
          </table:table-cell>
          <table:table-cell office:value-type="float" office:value="48.018" calcext:value-type="float">
            <text:p>48.018</text:p>
          </table:table-cell>
          <table:table-cell table:formula="of:=[.A85]/65535/[.$D$4]" office:value-type="float" office:value="0.0808234850404142" calcext:value-type="float">
            <text:p>0.0808234850404142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48.039" calcext:value-type="float">
            <text:p>48.039</text:p>
          </table:table-cell>
          <table:table-cell table:formula="of:=[.A86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48.058" calcext:value-type="float">
            <text:p>48.058</text:p>
          </table:table-cell>
          <table:table-cell table:formula="of:=[.A87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8.078" calcext:value-type="float">
            <text:p>48.078</text:p>
          </table:table-cell>
          <table:table-cell table:formula="of:=[.A88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8.098" calcext:value-type="float">
            <text:p>48.098</text:p>
          </table:table-cell>
          <table:table-cell table:formula="of:=[.A89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48.118" calcext:value-type="float">
            <text:p>48.118</text:p>
          </table:table-cell>
          <table:table-cell table:formula="of:=[.A90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48.137" calcext:value-type="float">
            <text:p>48.137</text:p>
          </table:table-cell>
          <table:table-cell table:formula="of:=[.A91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48.158" calcext:value-type="float">
            <text:p>48.158</text:p>
          </table:table-cell>
          <table:table-cell table:formula="of:=[.A92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48.179" calcext:value-type="float">
            <text:p>48.179</text:p>
          </table:table-cell>
          <table:table-cell table:formula="of:=[.A93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48.198" calcext:value-type="float">
            <text:p>48.198</text:p>
          </table:table-cell>
          <table:table-cell table:formula="of:=[.A94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8.218" calcext:value-type="float">
            <text:p>48.218</text:p>
          </table:table-cell>
          <table:table-cell table:formula="of:=[.A95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48.237" calcext:value-type="float">
            <text:p>48.237</text:p>
          </table:table-cell>
          <table:table-cell table:formula="of:=[.A96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48.259" calcext:value-type="float">
            <text:p>48.259</text:p>
          </table:table-cell>
          <table:table-cell table:formula="of:=[.A97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48.278" calcext:value-type="float">
            <text:p>48.278</text:p>
          </table:table-cell>
          <table:table-cell table:formula="of:=[.A98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48.298" calcext:value-type="float">
            <text:p>48.298</text:p>
          </table:table-cell>
          <table:table-cell table:formula="of:=[.A99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348" calcext:value-type="float">
            <text:p>50348</text:p>
          </table:table-cell>
          <table:table-cell office:value-type="float" office:value="48.317" calcext:value-type="float">
            <text:p>48.317</text:p>
          </table:table-cell>
          <table:table-cell table:formula="of:=[.A100]/65535/[.$D$4]" office:value-type="float" office:value="0.0807465041831648" calcext:value-type="float">
            <text:p>0.080746504183164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8.338" calcext:value-type="float">
            <text:p>48.338</text:p>
          </table:table-cell>
          <table:table-cell table:formula="of:=[.A101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8.357" calcext:value-type="float">
            <text:p>48.357</text:p>
          </table:table-cell>
          <table:table-cell table:formula="of:=[.A102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8.377" calcext:value-type="float">
            <text:p>48.377</text:p>
          </table:table-cell>
          <table:table-cell table:formula="of:=[.A103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96" calcext:value-type="float">
            <text:p>50396</text:p>
          </table:table-cell>
          <table:table-cell office:value-type="float" office:value="48.398" calcext:value-type="float">
            <text:p>48.398</text:p>
          </table:table-cell>
          <table:table-cell table:formula="of:=[.A104]/65535/[.$D$4]" office:value-type="float" office:value="0.0808234850404142" calcext:value-type="float">
            <text:p>0.0808234850404142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48.419" calcext:value-type="float">
            <text:p>48.419</text:p>
          </table:table-cell>
          <table:table-cell table:formula="of:=[.A105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48.437" calcext:value-type="float">
            <text:p>48.437</text:p>
          </table:table-cell>
          <table:table-cell table:formula="of:=[.A106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48.458" calcext:value-type="float">
            <text:p>48.458</text:p>
          </table:table-cell>
          <table:table-cell table:formula="of:=[.A107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48.478" calcext:value-type="float">
            <text:p>48.478</text:p>
          </table:table-cell>
          <table:table-cell table:formula="of:=[.A108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48.497" calcext:value-type="float">
            <text:p>48.497</text:p>
          </table:table-cell>
          <table:table-cell table:formula="of:=[.A109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48.518" calcext:value-type="float">
            <text:p>48.518</text:p>
          </table:table-cell>
          <table:table-cell table:formula="of:=[.A110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48.539" calcext:value-type="float">
            <text:p>48.539</text:p>
          </table:table-cell>
          <table:table-cell table:formula="of:=[.A111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48.559" calcext:value-type="float">
            <text:p>48.559</text:p>
          </table:table-cell>
          <table:table-cell table:formula="of:=[.A112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64" calcext:value-type="float">
            <text:p>50364</text:p>
          </table:table-cell>
          <table:table-cell office:value-type="float" office:value="48.578" calcext:value-type="float">
            <text:p>48.578</text:p>
          </table:table-cell>
          <table:table-cell table:formula="of:=[.A113]/65535/[.$D$4]" office:value-type="float" office:value="0.0807721644689146" calcext:value-type="float">
            <text:p>0.080772164468914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48.598" calcext:value-type="float">
            <text:p>48.598</text:p>
          </table:table-cell>
          <table:table-cell table:formula="of:=[.A114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8.618" calcext:value-type="float">
            <text:p>48.618</text:p>
          </table:table-cell>
          <table:table-cell table:formula="of:=[.A115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48.637" calcext:value-type="float">
            <text:p>48.637</text:p>
          </table:table-cell>
          <table:table-cell table:formula="of:=[.A116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8.657" calcext:value-type="float">
            <text:p>48.657</text:p>
          </table:table-cell>
          <table:table-cell table:formula="of:=[.A117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8.679" calcext:value-type="float">
            <text:p>48.679</text:p>
          </table:table-cell>
          <table:table-cell table:formula="of:=[.A118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8.698" calcext:value-type="float">
            <text:p>48.698</text:p>
          </table:table-cell>
          <table:table-cell table:formula="of:=[.A119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8.717" calcext:value-type="float">
            <text:p>48.717</text:p>
          </table:table-cell>
          <table:table-cell table:formula="of:=[.A120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48.738" calcext:value-type="float">
            <text:p>48.738</text:p>
          </table:table-cell>
          <table:table-cell table:formula="of:=[.A121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220" calcext:value-type="float">
            <text:p>50220</text:p>
          </table:table-cell>
          <table:table-cell office:value-type="float" office:value="48.759" calcext:value-type="float">
            <text:p>48.759</text:p>
          </table:table-cell>
          <table:table-cell table:formula="of:=[.A122]/65535/[.$D$4]" office:value-type="float" office:value="0.0805412218971664" calcext:value-type="float">
            <text:p>0.0805412218971664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8.778" calcext:value-type="float">
            <text:p>48.778</text:p>
          </table:table-cell>
          <table:table-cell table:formula="of:=[.A123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48.798" calcext:value-type="float">
            <text:p>48.798</text:p>
          </table:table-cell>
          <table:table-cell table:formula="of:=[.A124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48.818" calcext:value-type="float">
            <text:p>48.818</text:p>
          </table:table-cell>
          <table:table-cell table:formula="of:=[.A125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48.838" calcext:value-type="float">
            <text:p>48.838</text:p>
          </table:table-cell>
          <table:table-cell table:formula="of:=[.A126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8.857" calcext:value-type="float">
            <text:p>48.857</text:p>
          </table:table-cell>
          <table:table-cell table:formula="of:=[.A127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8.877" calcext:value-type="float">
            <text:p>48.877</text:p>
          </table:table-cell>
          <table:table-cell table:formula="of:=[.A128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48.898" calcext:value-type="float">
            <text:p>48.898</text:p>
          </table:table-cell>
          <table:table-cell table:formula="of:=[.A129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48.919" calcext:value-type="float">
            <text:p>48.919</text:p>
          </table:table-cell>
          <table:table-cell table:formula="of:=[.A130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48.937" calcext:value-type="float">
            <text:p>48.937</text:p>
          </table:table-cell>
          <table:table-cell table:formula="of:=[.A131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48.957" calcext:value-type="float">
            <text:p>48.957</text:p>
          </table:table-cell>
          <table:table-cell table:formula="of:=[.A132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8.979" calcext:value-type="float">
            <text:p>48.979</text:p>
          </table:table-cell>
          <table:table-cell table:formula="of:=[.A133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8.997" calcext:value-type="float">
            <text:p>48.997</text:p>
          </table:table-cell>
          <table:table-cell table:formula="of:=[.A134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49.018" calcext:value-type="float">
            <text:p>49.018</text:p>
          </table:table-cell>
          <table:table-cell table:formula="of:=[.A135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80" calcext:value-type="float">
            <text:p>50380</text:p>
          </table:table-cell>
          <table:table-cell office:value-type="float" office:value="49.039" calcext:value-type="float">
            <text:p>49.039</text:p>
          </table:table-cell>
          <table:table-cell table:formula="of:=[.A136]/65535/[.$D$4]" office:value-type="float" office:value="0.0807978247546644" calcext:value-type="float">
            <text:p>0.0807978247546644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49.059" calcext:value-type="float">
            <text:p>49.059</text:p>
          </table:table-cell>
          <table:table-cell table:formula="of:=[.A137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9.077" calcext:value-type="float">
            <text:p>49.077</text:p>
          </table:table-cell>
          <table:table-cell table:formula="of:=[.A138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49.098" calcext:value-type="float">
            <text:p>49.098</text:p>
          </table:table-cell>
          <table:table-cell table:formula="of:=[.A139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49.118" calcext:value-type="float">
            <text:p>49.118</text:p>
          </table:table-cell>
          <table:table-cell table:formula="of:=[.A140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9.137" calcext:value-type="float">
            <text:p>49.137</text:p>
          </table:table-cell>
          <table:table-cell table:formula="of:=[.A141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49.158" calcext:value-type="float">
            <text:p>49.158</text:p>
          </table:table-cell>
          <table:table-cell table:formula="of:=[.A142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9.178" calcext:value-type="float">
            <text:p>49.178</text:p>
          </table:table-cell>
          <table:table-cell table:formula="of:=[.A143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49.199" calcext:value-type="float">
            <text:p>49.199</text:p>
          </table:table-cell>
          <table:table-cell table:formula="of:=[.A144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49.218" calcext:value-type="float">
            <text:p>49.218</text:p>
          </table:table-cell>
          <table:table-cell table:formula="of:=[.A145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49.237" calcext:value-type="float">
            <text:p>49.237</text:p>
          </table:table-cell>
          <table:table-cell table:formula="of:=[.A146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49.259" calcext:value-type="float">
            <text:p>49.259</text:p>
          </table:table-cell>
          <table:table-cell table:formula="of:=[.A147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49.277" calcext:value-type="float">
            <text:p>49.277</text:p>
          </table:table-cell>
          <table:table-cell table:formula="of:=[.A148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9.298" calcext:value-type="float">
            <text:p>49.298</text:p>
          </table:table-cell>
          <table:table-cell table:formula="of:=[.A149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9.317" calcext:value-type="float">
            <text:p>49.317</text:p>
          </table:table-cell>
          <table:table-cell table:formula="of:=[.A150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49.338" calcext:value-type="float">
            <text:p>49.338</text:p>
          </table:table-cell>
          <table:table-cell table:formula="of:=[.A151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9.357" calcext:value-type="float">
            <text:p>49.357</text:p>
          </table:table-cell>
          <table:table-cell table:formula="of:=[.A152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49.377" calcext:value-type="float">
            <text:p>49.377</text:p>
          </table:table-cell>
          <table:table-cell table:formula="of:=[.A153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9.398" calcext:value-type="float">
            <text:p>49.398</text:p>
          </table:table-cell>
          <table:table-cell table:formula="of:=[.A154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49.418" calcext:value-type="float">
            <text:p>49.418</text:p>
          </table:table-cell>
          <table:table-cell table:formula="of:=[.A155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49.437" calcext:value-type="float">
            <text:p>49.437</text:p>
          </table:table-cell>
          <table:table-cell table:formula="of:=[.A156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9.458" calcext:value-type="float">
            <text:p>49.458</text:p>
          </table:table-cell>
          <table:table-cell table:formula="of:=[.A157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49.478" calcext:value-type="float">
            <text:p>49.478</text:p>
          </table:table-cell>
          <table:table-cell table:formula="of:=[.A158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49.498" calcext:value-type="float">
            <text:p>49.498</text:p>
          </table:table-cell>
          <table:table-cell table:formula="of:=[.A159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49.518" calcext:value-type="float">
            <text:p>49.518</text:p>
          </table:table-cell>
          <table:table-cell table:formula="of:=[.A160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49.539" calcext:value-type="float">
            <text:p>49.539</text:p>
          </table:table-cell>
          <table:table-cell table:formula="of:=[.A161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49.559" calcext:value-type="float">
            <text:p>49.559</text:p>
          </table:table-cell>
          <table:table-cell table:formula="of:=[.A162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9.578" calcext:value-type="float">
            <text:p>49.578</text:p>
          </table:table-cell>
          <table:table-cell table:formula="of:=[.A163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9.598" calcext:value-type="float">
            <text:p>49.598</text:p>
          </table:table-cell>
          <table:table-cell table:formula="of:=[.A164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49.618" calcext:value-type="float">
            <text:p>49.618</text:p>
          </table:table-cell>
          <table:table-cell table:formula="of:=[.A165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9.637" calcext:value-type="float">
            <text:p>49.637</text:p>
          </table:table-cell>
          <table:table-cell table:formula="of:=[.A166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49.657" calcext:value-type="float">
            <text:p>49.657</text:p>
          </table:table-cell>
          <table:table-cell table:formula="of:=[.A167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9.679" calcext:value-type="float">
            <text:p>49.679</text:p>
          </table:table-cell>
          <table:table-cell table:formula="of:=[.A168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49.698" calcext:value-type="float">
            <text:p>49.698</text:p>
          </table:table-cell>
          <table:table-cell table:formula="of:=[.A169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9.718" calcext:value-type="float">
            <text:p>49.718</text:p>
          </table:table-cell>
          <table:table-cell table:formula="of:=[.A170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9.737" calcext:value-type="float">
            <text:p>49.737</text:p>
          </table:table-cell>
          <table:table-cell table:formula="of:=[.A171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49.759" calcext:value-type="float">
            <text:p>49.759</text:p>
          </table:table-cell>
          <table:table-cell table:formula="of:=[.A172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49.778" calcext:value-type="float">
            <text:p>49.778</text:p>
          </table:table-cell>
          <table:table-cell table:formula="of:=[.A173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9.798" calcext:value-type="float">
            <text:p>49.798</text:p>
          </table:table-cell>
          <table:table-cell table:formula="of:=[.A174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49.818" calcext:value-type="float">
            <text:p>49.818</text:p>
          </table:table-cell>
          <table:table-cell table:formula="of:=[.A175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49.838" calcext:value-type="float">
            <text:p>49.838</text:p>
          </table:table-cell>
          <table:table-cell table:formula="of:=[.A176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49.857" calcext:value-type="float">
            <text:p>49.857</text:p>
          </table:table-cell>
          <table:table-cell table:formula="of:=[.A177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49.877" calcext:value-type="float">
            <text:p>49.877</text:p>
          </table:table-cell>
          <table:table-cell table:formula="of:=[.A178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49.898" calcext:value-type="float">
            <text:p>49.898</text:p>
          </table:table-cell>
          <table:table-cell table:formula="of:=[.A179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49.919" calcext:value-type="float">
            <text:p>49.919</text:p>
          </table:table-cell>
          <table:table-cell table:formula="of:=[.A180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49.937" calcext:value-type="float">
            <text:p>49.937</text:p>
          </table:table-cell>
          <table:table-cell table:formula="of:=[.A181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49.958" calcext:value-type="float">
            <text:p>49.958</text:p>
          </table:table-cell>
          <table:table-cell table:formula="of:=[.A182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49.979" calcext:value-type="float">
            <text:p>49.979</text:p>
          </table:table-cell>
          <table:table-cell table:formula="of:=[.A183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49.997" calcext:value-type="float">
            <text:p>49.997</text:p>
          </table:table-cell>
          <table:table-cell table:formula="of:=[.A184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50.017" calcext:value-type="float">
            <text:p>50.017</text:p>
          </table:table-cell>
          <table:table-cell table:formula="of:=[.A185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50.039" calcext:value-type="float">
            <text:p>50.039</text:p>
          </table:table-cell>
          <table:table-cell table:formula="of:=[.A186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50.059" calcext:value-type="float">
            <text:p>50.059</text:p>
          </table:table-cell>
          <table:table-cell table:formula="of:=[.A187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50.078" calcext:value-type="float">
            <text:p>50.078</text:p>
          </table:table-cell>
          <table:table-cell table:formula="of:=[.A188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0.098" calcext:value-type="float">
            <text:p>50.098</text:p>
          </table:table-cell>
          <table:table-cell table:formula="of:=[.A189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0.118" calcext:value-type="float">
            <text:p>50.118</text:p>
          </table:table-cell>
          <table:table-cell table:formula="of:=[.A190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0.137" calcext:value-type="float">
            <text:p>50.137</text:p>
          </table:table-cell>
          <table:table-cell table:formula="of:=[.A191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50.158" calcext:value-type="float">
            <text:p>50.158</text:p>
          </table:table-cell>
          <table:table-cell table:formula="of:=[.A192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50.178" calcext:value-type="float">
            <text:p>50.178</text:p>
          </table:table-cell>
          <table:table-cell table:formula="of:=[.A193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50.198" calcext:value-type="float">
            <text:p>50.198</text:p>
          </table:table-cell>
          <table:table-cell table:formula="of:=[.A194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50.218" calcext:value-type="float">
            <text:p>50.218</text:p>
          </table:table-cell>
          <table:table-cell table:formula="of:=[.A195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50.237" calcext:value-type="float">
            <text:p>50.237</text:p>
          </table:table-cell>
          <table:table-cell table:formula="of:=[.A196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0.259" calcext:value-type="float">
            <text:p>50.259</text:p>
          </table:table-cell>
          <table:table-cell table:formula="of:=[.A197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0.278" calcext:value-type="float">
            <text:p>50.278</text:p>
          </table:table-cell>
          <table:table-cell table:formula="of:=[.A198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50.298" calcext:value-type="float">
            <text:p>50.298</text:p>
          </table:table-cell>
          <table:table-cell table:formula="of:=[.A199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0.317" calcext:value-type="float">
            <text:p>50.317</text:p>
          </table:table-cell>
          <table:table-cell table:formula="of:=[.A200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50.338" calcext:value-type="float">
            <text:p>50.338</text:p>
          </table:table-cell>
          <table:table-cell table:formula="of:=[.A201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0.357" calcext:value-type="float">
            <text:p>50.357</text:p>
          </table:table-cell>
          <table:table-cell table:formula="of:=[.A202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0.377" calcext:value-type="float">
            <text:p>50.377</text:p>
          </table:table-cell>
          <table:table-cell table:formula="of:=[.A203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0.398" calcext:value-type="float">
            <text:p>50.398</text:p>
          </table:table-cell>
          <table:table-cell table:formula="of:=[.A204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50.419" calcext:value-type="float">
            <text:p>50.419</text:p>
          </table:table-cell>
          <table:table-cell table:formula="of:=[.A205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0.437" calcext:value-type="float">
            <text:p>50.437</text:p>
          </table:table-cell>
          <table:table-cell table:formula="of:=[.A206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64" calcext:value-type="float">
            <text:p>50364</text:p>
          </table:table-cell>
          <table:table-cell office:value-type="float" office:value="50.457" calcext:value-type="float">
            <text:p>50.457</text:p>
          </table:table-cell>
          <table:table-cell table:formula="of:=[.A207]/65535/[.$D$4]" office:value-type="float" office:value="0.0807721644689146" calcext:value-type="float">
            <text:p>0.0807721644689146</text:p>
          </table:table-cell>
          <table:table-cell/>
        </table:table-row>
        <table:table-row table:style-name="ro1">
          <table:table-cell office:value-type="float" office:value="50380" calcext:value-type="float">
            <text:p>50380</text:p>
          </table:table-cell>
          <table:table-cell office:value-type="float" office:value="50.479" calcext:value-type="float">
            <text:p>50.479</text:p>
          </table:table-cell>
          <table:table-cell table:formula="of:=[.A208]/65535/[.$D$4]" office:value-type="float" office:value="0.0807978247546644" calcext:value-type="float">
            <text:p>0.0807978247546644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0.498" calcext:value-type="float">
            <text:p>50.498</text:p>
          </table:table-cell>
          <table:table-cell table:formula="of:=[.A209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80" calcext:value-type="float">
            <text:p>50380</text:p>
          </table:table-cell>
          <table:table-cell office:value-type="float" office:value="50.518" calcext:value-type="float">
            <text:p>50.518</text:p>
          </table:table-cell>
          <table:table-cell table:formula="of:=[.A210]/65535/[.$D$4]" office:value-type="float" office:value="0.0807978247546644" calcext:value-type="float">
            <text:p>0.0807978247546644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0.539" calcext:value-type="float">
            <text:p>50.539</text:p>
          </table:table-cell>
          <table:table-cell table:formula="of:=[.A211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0.559" calcext:value-type="float">
            <text:p>50.559</text:p>
          </table:table-cell>
          <table:table-cell table:formula="of:=[.A212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0.578" calcext:value-type="float">
            <text:p>50.578</text:p>
          </table:table-cell>
          <table:table-cell table:formula="of:=[.A213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0.598" calcext:value-type="float">
            <text:p>50.598</text:p>
          </table:table-cell>
          <table:table-cell table:formula="of:=[.A214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49692" calcext:value-type="float">
            <text:p>49692</text:p>
          </table:table-cell>
          <table:table-cell office:value-type="float" office:value="50.618" calcext:value-type="float">
            <text:p>50.618</text:p>
          </table:table-cell>
          <table:table-cell table:formula="of:=[.A215]/65535/[.$D$4]" office:value-type="float" office:value="0.0796944324674232" calcext:value-type="float">
            <text:p>0.079694432467423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0.638" calcext:value-type="float">
            <text:p>50.638</text:p>
          </table:table-cell>
          <table:table-cell table:formula="of:=[.A216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0.657" calcext:value-type="float">
            <text:p>50.657</text:p>
          </table:table-cell>
          <table:table-cell table:formula="of:=[.A217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0.679" calcext:value-type="float">
            <text:p>50.679</text:p>
          </table:table-cell>
          <table:table-cell table:formula="of:=[.A218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0.698" calcext:value-type="float">
            <text:p>50.698</text:p>
          </table:table-cell>
          <table:table-cell table:formula="of:=[.A219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0.718" calcext:value-type="float">
            <text:p>50.718</text:p>
          </table:table-cell>
          <table:table-cell table:formula="of:=[.A220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156" calcext:value-type="float">
            <text:p>50156</text:p>
          </table:table-cell>
          <table:table-cell office:value-type="float" office:value="50.737" calcext:value-type="float">
            <text:p>50.737</text:p>
          </table:table-cell>
          <table:table-cell table:formula="of:=[.A221]/65535/[.$D$4]" office:value-type="float" office:value="0.0804385807541672" calcext:value-type="float">
            <text:p>0.080438580754167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0.758" calcext:value-type="float">
            <text:p>50.758</text:p>
          </table:table-cell>
          <table:table-cell table:formula="of:=[.A222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0.778" calcext:value-type="float">
            <text:p>50.778</text:p>
          </table:table-cell>
          <table:table-cell table:formula="of:=[.A223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50.797" calcext:value-type="float">
            <text:p>50.797</text:p>
          </table:table-cell>
          <table:table-cell table:formula="of:=[.A224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50.818" calcext:value-type="float">
            <text:p>50.818</text:p>
          </table:table-cell>
          <table:table-cell table:formula="of:=[.A225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50.838" calcext:value-type="float">
            <text:p>50.838</text:p>
          </table:table-cell>
          <table:table-cell table:formula="of:=[.A226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0.857" calcext:value-type="float">
            <text:p>50.857</text:p>
          </table:table-cell>
          <table:table-cell table:formula="of:=[.A227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50.877" calcext:value-type="float">
            <text:p>50.877</text:p>
          </table:table-cell>
          <table:table-cell table:formula="of:=[.A228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0.898" calcext:value-type="float">
            <text:p>50.898</text:p>
          </table:table-cell>
          <table:table-cell table:formula="of:=[.A229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0.919" calcext:value-type="float">
            <text:p>50.919</text:p>
          </table:table-cell>
          <table:table-cell table:formula="of:=[.A230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012" calcext:value-type="float">
            <text:p>50012</text:p>
          </table:table-cell>
          <table:table-cell office:value-type="float" office:value="50.937" calcext:value-type="float">
            <text:p>50.937</text:p>
          </table:table-cell>
          <table:table-cell table:formula="of:=[.A231]/65535/[.$D$4]" office:value-type="float" office:value="0.0802076381824191" calcext:value-type="float">
            <text:p>0.0802076381824191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50.957" calcext:value-type="float">
            <text:p>50.957</text:p>
          </table:table-cell>
          <table:table-cell table:formula="of:=[.A232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0.979" calcext:value-type="float">
            <text:p>50.979</text:p>
          </table:table-cell>
          <table:table-cell table:formula="of:=[.A233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50.997" calcext:value-type="float">
            <text:p>50.997</text:p>
          </table:table-cell>
          <table:table-cell table:formula="of:=[.A234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51.018" calcext:value-type="float">
            <text:p>51.018</text:p>
          </table:table-cell>
          <table:table-cell table:formula="of:=[.A235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1.039" calcext:value-type="float">
            <text:p>51.039</text:p>
          </table:table-cell>
          <table:table-cell table:formula="of:=[.A236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1.059" calcext:value-type="float">
            <text:p>51.059</text:p>
          </table:table-cell>
          <table:table-cell table:formula="of:=[.A237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1.077" calcext:value-type="float">
            <text:p>51.077</text:p>
          </table:table-cell>
          <table:table-cell table:formula="of:=[.A238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1.097" calcext:value-type="float">
            <text:p>51.097</text:p>
          </table:table-cell>
          <table:table-cell table:formula="of:=[.A239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1.118" calcext:value-type="float">
            <text:p>51.118</text:p>
          </table:table-cell>
          <table:table-cell table:formula="of:=[.A240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51.137" calcext:value-type="float">
            <text:p>51.137</text:p>
          </table:table-cell>
          <table:table-cell table:formula="of:=[.A241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1.158" calcext:value-type="float">
            <text:p>51.158</text:p>
          </table:table-cell>
          <table:table-cell table:formula="of:=[.A242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1.178" calcext:value-type="float">
            <text:p>51.178</text:p>
          </table:table-cell>
          <table:table-cell table:formula="of:=[.A243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1.199" calcext:value-type="float">
            <text:p>51.199</text:p>
          </table:table-cell>
          <table:table-cell table:formula="of:=[.A244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1.218" calcext:value-type="float">
            <text:p>51.218</text:p>
          </table:table-cell>
          <table:table-cell table:formula="of:=[.A245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1.237" calcext:value-type="float">
            <text:p>51.237</text:p>
          </table:table-cell>
          <table:table-cell table:formula="of:=[.A246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51.259" calcext:value-type="float">
            <text:p>51.259</text:p>
          </table:table-cell>
          <table:table-cell table:formula="of:=[.A247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1.278" calcext:value-type="float">
            <text:p>51.278</text:p>
          </table:table-cell>
          <table:table-cell table:formula="of:=[.A248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20" calcext:value-type="float">
            <text:p>50220</text:p>
          </table:table-cell>
          <table:table-cell office:value-type="float" office:value="51.298" calcext:value-type="float">
            <text:p>51.298</text:p>
          </table:table-cell>
          <table:table-cell table:formula="of:=[.A249]/65535/[.$D$4]" office:value-type="float" office:value="0.0805412218971664" calcext:value-type="float">
            <text:p>0.0805412218971664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51.317" calcext:value-type="float">
            <text:p>51.317</text:p>
          </table:table-cell>
          <table:table-cell table:formula="of:=[.A250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1.338" calcext:value-type="float">
            <text:p>51.338</text:p>
          </table:table-cell>
          <table:table-cell table:formula="of:=[.A251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51.358" calcext:value-type="float">
            <text:p>51.358</text:p>
          </table:table-cell>
          <table:table-cell table:formula="of:=[.A252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1.377" calcext:value-type="float">
            <text:p>51.377</text:p>
          </table:table-cell>
          <table:table-cell table:formula="of:=[.A253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1.398" calcext:value-type="float">
            <text:p>51.398</text:p>
          </table:table-cell>
          <table:table-cell table:formula="of:=[.A254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51.418" calcext:value-type="float">
            <text:p>51.418</text:p>
          </table:table-cell>
          <table:table-cell table:formula="of:=[.A255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51.437" calcext:value-type="float">
            <text:p>51.437</text:p>
          </table:table-cell>
          <table:table-cell table:formula="of:=[.A256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1.458" calcext:value-type="float">
            <text:p>51.458</text:p>
          </table:table-cell>
          <table:table-cell table:formula="of:=[.A257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140" calcext:value-type="float">
            <text:p>50140</text:p>
          </table:table-cell>
          <table:table-cell office:value-type="float" office:value="51.479" calcext:value-type="float">
            <text:p>51.479</text:p>
          </table:table-cell>
          <table:table-cell table:formula="of:=[.A258]/65535/[.$D$4]" office:value-type="float" office:value="0.0804129204684174" calcext:value-type="float">
            <text:p>0.0804129204684174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1.497" calcext:value-type="float">
            <text:p>51.497</text:p>
          </table:table-cell>
          <table:table-cell table:formula="of:=[.A259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51.518" calcext:value-type="float">
            <text:p>51.518</text:p>
          </table:table-cell>
          <table:table-cell table:formula="of:=[.A260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51.539" calcext:value-type="float">
            <text:p>51.539</text:p>
          </table:table-cell>
          <table:table-cell table:formula="of:=[.A261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1.559" calcext:value-type="float">
            <text:p>51.559</text:p>
          </table:table-cell>
          <table:table-cell table:formula="of:=[.A262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1228" calcext:value-type="float">
            <text:p>51228</text:p>
          </table:table-cell>
          <table:table-cell office:value-type="float" office:value="51.578" calcext:value-type="float">
            <text:p>51.578</text:p>
          </table:table-cell>
          <table:table-cell table:formula="of:=[.A263]/65535/[.$D$4]" office:value-type="float" office:value="0.0821578198994035" calcext:value-type="float">
            <text:p>0.0821578198994035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51.598" calcext:value-type="float">
            <text:p>51.598</text:p>
          </table:table-cell>
          <table:table-cell table:formula="of:=[.A264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1.618" calcext:value-type="float">
            <text:p>51.618</text:p>
          </table:table-cell>
          <table:table-cell table:formula="of:=[.A265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51.637" calcext:value-type="float">
            <text:p>51.637</text:p>
          </table:table-cell>
          <table:table-cell table:formula="of:=[.A266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1.657" calcext:value-type="float">
            <text:p>51.657</text:p>
          </table:table-cell>
          <table:table-cell table:formula="of:=[.A267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1.679" calcext:value-type="float">
            <text:p>51.679</text:p>
          </table:table-cell>
          <table:table-cell table:formula="of:=[.A268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1.698" calcext:value-type="float">
            <text:p>51.698</text:p>
          </table:table-cell>
          <table:table-cell table:formula="of:=[.A269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1.717" calcext:value-type="float">
            <text:p>51.717</text:p>
          </table:table-cell>
          <table:table-cell table:formula="of:=[.A270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1.737" calcext:value-type="float">
            <text:p>51.737</text:p>
          </table:table-cell>
          <table:table-cell table:formula="of:=[.A271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51.758" calcext:value-type="float">
            <text:p>51.758</text:p>
          </table:table-cell>
          <table:table-cell table:formula="of:=[.A272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1.778" calcext:value-type="float">
            <text:p>51.778</text:p>
          </table:table-cell>
          <table:table-cell table:formula="of:=[.A273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188" calcext:value-type="float">
            <text:p>50188</text:p>
          </table:table-cell>
          <table:table-cell office:value-type="float" office:value="51.798" calcext:value-type="float">
            <text:p>51.798</text:p>
          </table:table-cell>
          <table:table-cell table:formula="of:=[.A274]/65535/[.$D$4]" office:value-type="float" office:value="0.0804899013256668" calcext:value-type="float">
            <text:p>0.0804899013256668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51.818" calcext:value-type="float">
            <text:p>51.818</text:p>
          </table:table-cell>
          <table:table-cell table:formula="of:=[.A275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1.839" calcext:value-type="float">
            <text:p>51.839</text:p>
          </table:table-cell>
          <table:table-cell table:formula="of:=[.A276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508" calcext:value-type="float">
            <text:p>50508</text:p>
          </table:table-cell>
          <table:table-cell office:value-type="float" office:value="51.857" calcext:value-type="float">
            <text:p>51.857</text:p>
          </table:table-cell>
          <table:table-cell table:formula="of:=[.A277]/65535/[.$D$4]" office:value-type="float" office:value="0.0810031070406627" calcext:value-type="float">
            <text:p>0.0810031070406627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51.877" calcext:value-type="float">
            <text:p>51.877</text:p>
          </table:table-cell>
          <table:table-cell table:formula="of:=[.A278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51.898" calcext:value-type="float">
            <text:p>51.898</text:p>
          </table:table-cell>
          <table:table-cell table:formula="of:=[.A279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51.919" calcext:value-type="float">
            <text:p>51.919</text:p>
          </table:table-cell>
          <table:table-cell table:formula="of:=[.A280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1.937" calcext:value-type="float">
            <text:p>51.937</text:p>
          </table:table-cell>
          <table:table-cell table:formula="of:=[.A281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1.958" calcext:value-type="float">
            <text:p>51.958</text:p>
          </table:table-cell>
          <table:table-cell table:formula="of:=[.A282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51.979" calcext:value-type="float">
            <text:p>51.979</text:p>
          </table:table-cell>
          <table:table-cell table:formula="of:=[.A283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1.997" calcext:value-type="float">
            <text:p>51.997</text:p>
          </table:table-cell>
          <table:table-cell table:formula="of:=[.A284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2.017" calcext:value-type="float">
            <text:p>52.017</text:p>
          </table:table-cell>
          <table:table-cell table:formula="of:=[.A285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52.039" calcext:value-type="float">
            <text:p>52.039</text:p>
          </table:table-cell>
          <table:table-cell table:formula="of:=[.A286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52.059" calcext:value-type="float">
            <text:p>52.059</text:p>
          </table:table-cell>
          <table:table-cell table:formula="of:=[.A287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2.077" calcext:value-type="float">
            <text:p>52.077</text:p>
          </table:table-cell>
          <table:table-cell table:formula="of:=[.A288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52.098" calcext:value-type="float">
            <text:p>52.098</text:p>
          </table:table-cell>
          <table:table-cell table:formula="of:=[.A289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2.118" calcext:value-type="float">
            <text:p>52.118</text:p>
          </table:table-cell>
          <table:table-cell table:formula="of:=[.A290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52.137" calcext:value-type="float">
            <text:p>52.137</text:p>
          </table:table-cell>
          <table:table-cell table:formula="of:=[.A291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52.158" calcext:value-type="float">
            <text:p>52.158</text:p>
          </table:table-cell>
          <table:table-cell table:formula="of:=[.A292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2.178" calcext:value-type="float">
            <text:p>52.178</text:p>
          </table:table-cell>
          <table:table-cell table:formula="of:=[.A293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52.199" calcext:value-type="float">
            <text:p>52.199</text:p>
          </table:table-cell>
          <table:table-cell table:formula="of:=[.A294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2.218" calcext:value-type="float">
            <text:p>52.218</text:p>
          </table:table-cell>
          <table:table-cell table:formula="of:=[.A295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52.237" calcext:value-type="float">
            <text:p>52.237</text:p>
          </table:table-cell>
          <table:table-cell table:formula="of:=[.A296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2.259" calcext:value-type="float">
            <text:p>52.259</text:p>
          </table:table-cell>
          <table:table-cell table:formula="of:=[.A297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2.278" calcext:value-type="float">
            <text:p>52.278</text:p>
          </table:table-cell>
          <table:table-cell table:formula="of:=[.A298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2.298" calcext:value-type="float">
            <text:p>52.298</text:p>
          </table:table-cell>
          <table:table-cell table:formula="of:=[.A299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2.317" calcext:value-type="float">
            <text:p>52.317</text:p>
          </table:table-cell>
          <table:table-cell table:formula="of:=[.A300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52.338" calcext:value-type="float">
            <text:p>52.338</text:p>
          </table:table-cell>
          <table:table-cell table:formula="of:=[.A301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52.357" calcext:value-type="float">
            <text:p>52.357</text:p>
          </table:table-cell>
          <table:table-cell table:formula="of:=[.A302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2.377" calcext:value-type="float">
            <text:p>52.377</text:p>
          </table:table-cell>
          <table:table-cell table:formula="of:=[.A303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2.398" calcext:value-type="float">
            <text:p>52.398</text:p>
          </table:table-cell>
          <table:table-cell table:formula="of:=[.A304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52.419" calcext:value-type="float">
            <text:p>52.419</text:p>
          </table:table-cell>
          <table:table-cell table:formula="of:=[.A305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52.437" calcext:value-type="float">
            <text:p>52.437</text:p>
          </table:table-cell>
          <table:table-cell table:formula="of:=[.A306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52.458" calcext:value-type="float">
            <text:p>52.458</text:p>
          </table:table-cell>
          <table:table-cell table:formula="of:=[.A307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2.478" calcext:value-type="float">
            <text:p>52.478</text:p>
          </table:table-cell>
          <table:table-cell table:formula="of:=[.A308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52.497" calcext:value-type="float">
            <text:p>52.497</text:p>
          </table:table-cell>
          <table:table-cell table:formula="of:=[.A309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2.518" calcext:value-type="float">
            <text:p>52.518</text:p>
          </table:table-cell>
          <table:table-cell table:formula="of:=[.A310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2.539" calcext:value-type="float">
            <text:p>52.539</text:p>
          </table:table-cell>
          <table:table-cell table:formula="of:=[.A311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52.559" calcext:value-type="float">
            <text:p>52.559</text:p>
          </table:table-cell>
          <table:table-cell table:formula="of:=[.A312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2.577" calcext:value-type="float">
            <text:p>52.577</text:p>
          </table:table-cell>
          <table:table-cell table:formula="of:=[.A313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52.597" calcext:value-type="float">
            <text:p>52.597</text:p>
          </table:table-cell>
          <table:table-cell table:formula="of:=[.A314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52.618" calcext:value-type="float">
            <text:p>52.618</text:p>
          </table:table-cell>
          <table:table-cell table:formula="of:=[.A315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52.638" calcext:value-type="float">
            <text:p>52.638</text:p>
          </table:table-cell>
          <table:table-cell table:formula="of:=[.A316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52.662" calcext:value-type="float">
            <text:p>52.662</text:p>
          </table:table-cell>
          <table:table-cell table:formula="of:=[.A317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076" calcext:value-type="float">
            <text:p>50076</text:p>
          </table:table-cell>
          <table:table-cell office:value-type="float" office:value="52.678" calcext:value-type="float">
            <text:p>52.678</text:p>
          </table:table-cell>
          <table:table-cell table:formula="of:=[.A318]/65535/[.$D$4]" office:value-type="float" office:value="0.0803102793254183" calcext:value-type="float">
            <text:p>0.0803102793254183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2.699" calcext:value-type="float">
            <text:p>52.699</text:p>
          </table:table-cell>
          <table:table-cell table:formula="of:=[.A319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2.717" calcext:value-type="float">
            <text:p>52.717</text:p>
          </table:table-cell>
          <table:table-cell table:formula="of:=[.A320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20" calcext:value-type="float">
            <text:p>50220</text:p>
          </table:table-cell>
          <table:table-cell office:value-type="float" office:value="52.737" calcext:value-type="float">
            <text:p>52.737</text:p>
          </table:table-cell>
          <table:table-cell table:formula="of:=[.A321]/65535/[.$D$4]" office:value-type="float" office:value="0.0805412218971664" calcext:value-type="float">
            <text:p>0.0805412218971664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2.758" calcext:value-type="float">
            <text:p>52.758</text:p>
          </table:table-cell>
          <table:table-cell table:formula="of:=[.A322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20" calcext:value-type="float">
            <text:p>50220</text:p>
          </table:table-cell>
          <table:table-cell office:value-type="float" office:value="52.778" calcext:value-type="float">
            <text:p>52.778</text:p>
          </table:table-cell>
          <table:table-cell table:formula="of:=[.A323]/65535/[.$D$4]" office:value-type="float" office:value="0.0805412218971664" calcext:value-type="float">
            <text:p>0.0805412218971664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2.798" calcext:value-type="float">
            <text:p>52.798</text:p>
          </table:table-cell>
          <table:table-cell table:formula="of:=[.A324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2.818" calcext:value-type="float">
            <text:p>52.818</text:p>
          </table:table-cell>
          <table:table-cell table:formula="of:=[.A325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2.838" calcext:value-type="float">
            <text:p>52.838</text:p>
          </table:table-cell>
          <table:table-cell table:formula="of:=[.A326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2.857" calcext:value-type="float">
            <text:p>52.857</text:p>
          </table:table-cell>
          <table:table-cell table:formula="of:=[.A327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52.877" calcext:value-type="float">
            <text:p>52.877</text:p>
          </table:table-cell>
          <table:table-cell table:formula="of:=[.A328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52.898" calcext:value-type="float">
            <text:p>52.898</text:p>
          </table:table-cell>
          <table:table-cell table:formula="of:=[.A329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52.919" calcext:value-type="float">
            <text:p>52.919</text:p>
          </table:table-cell>
          <table:table-cell table:formula="of:=[.A330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2.937" calcext:value-type="float">
            <text:p>52.937</text:p>
          </table:table-cell>
          <table:table-cell table:formula="of:=[.A331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52.957" calcext:value-type="float">
            <text:p>52.957</text:p>
          </table:table-cell>
          <table:table-cell table:formula="of:=[.A332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52.979" calcext:value-type="float">
            <text:p>52.979</text:p>
          </table:table-cell>
          <table:table-cell table:formula="of:=[.A333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52.997" calcext:value-type="float">
            <text:p>52.997</text:p>
          </table:table-cell>
          <table:table-cell table:formula="of:=[.A334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3.018" calcext:value-type="float">
            <text:p>53.018</text:p>
          </table:table-cell>
          <table:table-cell table:formula="of:=[.A335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53.039" calcext:value-type="float">
            <text:p>53.039</text:p>
          </table:table-cell>
          <table:table-cell table:formula="of:=[.A336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3.059" calcext:value-type="float">
            <text:p>53.059</text:p>
          </table:table-cell>
          <table:table-cell table:formula="of:=[.A337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3.078" calcext:value-type="float">
            <text:p>53.078</text:p>
          </table:table-cell>
          <table:table-cell table:formula="of:=[.A338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3.098" calcext:value-type="float">
            <text:p>53.098</text:p>
          </table:table-cell>
          <table:table-cell table:formula="of:=[.A339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53.118" calcext:value-type="float">
            <text:p>53.118</text:p>
          </table:table-cell>
          <table:table-cell table:formula="of:=[.A340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3.137" calcext:value-type="float">
            <text:p>53.137</text:p>
          </table:table-cell>
          <table:table-cell table:formula="of:=[.A341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3.157" calcext:value-type="float">
            <text:p>53.157</text:p>
          </table:table-cell>
          <table:table-cell table:formula="of:=[.A342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3.178" calcext:value-type="float">
            <text:p>53.178</text:p>
          </table:table-cell>
          <table:table-cell table:formula="of:=[.A343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3.198" calcext:value-type="float">
            <text:p>53.198</text:p>
          </table:table-cell>
          <table:table-cell table:formula="of:=[.A344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3.218" calcext:value-type="float">
            <text:p>53.218</text:p>
          </table:table-cell>
          <table:table-cell table:formula="of:=[.A345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3.237" calcext:value-type="float">
            <text:p>53.237</text:p>
          </table:table-cell>
          <table:table-cell table:formula="of:=[.A346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3.259" calcext:value-type="float">
            <text:p>53.259</text:p>
          </table:table-cell>
          <table:table-cell table:formula="of:=[.A347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3.278" calcext:value-type="float">
            <text:p>53.278</text:p>
          </table:table-cell>
          <table:table-cell table:formula="of:=[.A348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3.298" calcext:value-type="float">
            <text:p>53.298</text:p>
          </table:table-cell>
          <table:table-cell table:formula="of:=[.A349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3.317" calcext:value-type="float">
            <text:p>53.317</text:p>
          </table:table-cell>
          <table:table-cell table:formula="of:=[.A350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3.338" calcext:value-type="float">
            <text:p>53.338</text:p>
          </table:table-cell>
          <table:table-cell table:formula="of:=[.A351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53.357" calcext:value-type="float">
            <text:p>53.357</text:p>
          </table:table-cell>
          <table:table-cell table:formula="of:=[.A352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3.377" calcext:value-type="float">
            <text:p>53.377</text:p>
          </table:table-cell>
          <table:table-cell table:formula="of:=[.A353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3.398" calcext:value-type="float">
            <text:p>53.398</text:p>
          </table:table-cell>
          <table:table-cell table:formula="of:=[.A354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3.419" calcext:value-type="float">
            <text:p>53.419</text:p>
          </table:table-cell>
          <table:table-cell table:formula="of:=[.A355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3.437" calcext:value-type="float">
            <text:p>53.437</text:p>
          </table:table-cell>
          <table:table-cell table:formula="of:=[.A356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476" calcext:value-type="float">
            <text:p>50476</text:p>
          </table:table-cell>
          <table:table-cell office:value-type="float" office:value="53.458" calcext:value-type="float">
            <text:p>53.458</text:p>
          </table:table-cell>
          <table:table-cell table:formula="of:=[.A357]/65535/[.$D$4]" office:value-type="float" office:value="0.0809517864691631" calcext:value-type="float">
            <text:p>0.0809517864691631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53.478" calcext:value-type="float">
            <text:p>53.478</text:p>
          </table:table-cell>
          <table:table-cell table:formula="of:=[.A358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53.497" calcext:value-type="float">
            <text:p>53.497</text:p>
          </table:table-cell>
          <table:table-cell table:formula="of:=[.A359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3.517" calcext:value-type="float">
            <text:p>53.517</text:p>
          </table:table-cell>
          <table:table-cell table:formula="of:=[.A360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3.538" calcext:value-type="float">
            <text:p>53.538</text:p>
          </table:table-cell>
          <table:table-cell table:formula="of:=[.A361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3.558" calcext:value-type="float">
            <text:p>53.558</text:p>
          </table:table-cell>
          <table:table-cell table:formula="of:=[.A362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3.577" calcext:value-type="float">
            <text:p>53.577</text:p>
          </table:table-cell>
          <table:table-cell table:formula="of:=[.A363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53.597" calcext:value-type="float">
            <text:p>53.597</text:p>
          </table:table-cell>
          <table:table-cell table:formula="of:=[.A364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53.618" calcext:value-type="float">
            <text:p>53.618</text:p>
          </table:table-cell>
          <table:table-cell table:formula="of:=[.A365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53.638" calcext:value-type="float">
            <text:p>53.638</text:p>
          </table:table-cell>
          <table:table-cell table:formula="of:=[.A366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53.657" calcext:value-type="float">
            <text:p>53.657</text:p>
          </table:table-cell>
          <table:table-cell table:formula="of:=[.A367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3.679" calcext:value-type="float">
            <text:p>53.679</text:p>
          </table:table-cell>
          <table:table-cell table:formula="of:=[.A368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53.698" calcext:value-type="float">
            <text:p>53.698</text:p>
          </table:table-cell>
          <table:table-cell table:formula="of:=[.A369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3.718" calcext:value-type="float">
            <text:p>53.718</text:p>
          </table:table-cell>
          <table:table-cell table:formula="of:=[.A370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3.737" calcext:value-type="float">
            <text:p>53.737</text:p>
          </table:table-cell>
          <table:table-cell table:formula="of:=[.A371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3.758" calcext:value-type="float">
            <text:p>53.758</text:p>
          </table:table-cell>
          <table:table-cell table:formula="of:=[.A372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3.778" calcext:value-type="float">
            <text:p>53.778</text:p>
          </table:table-cell>
          <table:table-cell table:formula="of:=[.A373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3.798" calcext:value-type="float">
            <text:p>53.798</text:p>
          </table:table-cell>
          <table:table-cell table:formula="of:=[.A374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3.818" calcext:value-type="float">
            <text:p>53.818</text:p>
          </table:table-cell>
          <table:table-cell table:formula="of:=[.A375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53.838" calcext:value-type="float">
            <text:p>53.838</text:p>
          </table:table-cell>
          <table:table-cell table:formula="of:=[.A376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53.857" calcext:value-type="float">
            <text:p>53.857</text:p>
          </table:table-cell>
          <table:table-cell table:formula="of:=[.A377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20" calcext:value-type="float">
            <text:p>50220</text:p>
          </table:table-cell>
          <table:table-cell office:value-type="float" office:value="53.877" calcext:value-type="float">
            <text:p>53.877</text:p>
          </table:table-cell>
          <table:table-cell table:formula="of:=[.A378]/65535/[.$D$4]" office:value-type="float" office:value="0.0805412218971664" calcext:value-type="float">
            <text:p>0.0805412218971664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53.898" calcext:value-type="float">
            <text:p>53.898</text:p>
          </table:table-cell>
          <table:table-cell table:formula="of:=[.A379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3.919" calcext:value-type="float">
            <text:p>53.919</text:p>
          </table:table-cell>
          <table:table-cell table:formula="of:=[.A380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412" calcext:value-type="float">
            <text:p>50412</text:p>
          </table:table-cell>
          <table:table-cell office:value-type="float" office:value="53.937" calcext:value-type="float">
            <text:p>53.937</text:p>
          </table:table-cell>
          <table:table-cell table:formula="of:=[.A381]/65535/[.$D$4]" office:value-type="float" office:value="0.080849145326164" calcext:value-type="float">
            <text:p>0.080849145326164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53.957" calcext:value-type="float">
            <text:p>53.957</text:p>
          </table:table-cell>
          <table:table-cell table:formula="of:=[.A382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3.979" calcext:value-type="float">
            <text:p>53.979</text:p>
          </table:table-cell>
          <table:table-cell table:formula="of:=[.A383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53.997" calcext:value-type="float">
            <text:p>53.997</text:p>
          </table:table-cell>
          <table:table-cell table:formula="of:=[.A384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4.017" calcext:value-type="float">
            <text:p>54.017</text:p>
          </table:table-cell>
          <table:table-cell table:formula="of:=[.A385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4.039" calcext:value-type="float">
            <text:p>54.039</text:p>
          </table:table-cell>
          <table:table-cell table:formula="of:=[.A386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4.059" calcext:value-type="float">
            <text:p>54.059</text:p>
          </table:table-cell>
          <table:table-cell table:formula="of:=[.A387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54.077" calcext:value-type="float">
            <text:p>54.077</text:p>
          </table:table-cell>
          <table:table-cell table:formula="of:=[.A388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54.097" calcext:value-type="float">
            <text:p>54.097</text:p>
          </table:table-cell>
          <table:table-cell table:formula="of:=[.A389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4.118" calcext:value-type="float">
            <text:p>54.118</text:p>
          </table:table-cell>
          <table:table-cell table:formula="of:=[.A390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4.137" calcext:value-type="float">
            <text:p>54.137</text:p>
          </table:table-cell>
          <table:table-cell table:formula="of:=[.A391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54.158" calcext:value-type="float">
            <text:p>54.158</text:p>
          </table:table-cell>
          <table:table-cell table:formula="of:=[.A392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4.178" calcext:value-type="float">
            <text:p>54.178</text:p>
          </table:table-cell>
          <table:table-cell table:formula="of:=[.A393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4.198" calcext:value-type="float">
            <text:p>54.198</text:p>
          </table:table-cell>
          <table:table-cell table:formula="of:=[.A394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54.217" calcext:value-type="float">
            <text:p>54.217</text:p>
          </table:table-cell>
          <table:table-cell table:formula="of:=[.A395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20" calcext:value-type="float">
            <text:p>50220</text:p>
          </table:table-cell>
          <table:table-cell office:value-type="float" office:value="54.237" calcext:value-type="float">
            <text:p>54.237</text:p>
          </table:table-cell>
          <table:table-cell table:formula="of:=[.A396]/65535/[.$D$4]" office:value-type="float" office:value="0.0805412218971664" calcext:value-type="float">
            <text:p>0.0805412218971664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54.258" calcext:value-type="float">
            <text:p>54.258</text:p>
          </table:table-cell>
          <table:table-cell table:formula="of:=[.A397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54.278" calcext:value-type="float">
            <text:p>54.278</text:p>
          </table:table-cell>
          <table:table-cell table:formula="of:=[.A398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4.298" calcext:value-type="float">
            <text:p>54.298</text:p>
          </table:table-cell>
          <table:table-cell table:formula="of:=[.A399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4.317" calcext:value-type="float">
            <text:p>54.317</text:p>
          </table:table-cell>
          <table:table-cell table:formula="of:=[.A400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4.338" calcext:value-type="float">
            <text:p>54.338</text:p>
          </table:table-cell>
          <table:table-cell table:formula="of:=[.A401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4.357" calcext:value-type="float">
            <text:p>54.357</text:p>
          </table:table-cell>
          <table:table-cell table:formula="of:=[.A402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04" calcext:value-type="float">
            <text:p>50204</text:p>
          </table:table-cell>
          <table:table-cell office:value-type="float" office:value="54.377" calcext:value-type="float">
            <text:p>54.377</text:p>
          </table:table-cell>
          <table:table-cell table:formula="of:=[.A403]/65535/[.$D$4]" office:value-type="float" office:value="0.0805155616114166" calcext:value-type="float">
            <text:p>0.08051556161141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4.398" calcext:value-type="float">
            <text:p>54.398</text:p>
          </table:table-cell>
          <table:table-cell table:formula="of:=[.A404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4.417" calcext:value-type="float">
            <text:p>54.417</text:p>
          </table:table-cell>
          <table:table-cell table:formula="of:=[.A405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54.437" calcext:value-type="float">
            <text:p>54.437</text:p>
          </table:table-cell>
          <table:table-cell table:formula="of:=[.A406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4.458" calcext:value-type="float">
            <text:p>54.458</text:p>
          </table:table-cell>
          <table:table-cell table:formula="of:=[.A407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54.478" calcext:value-type="float">
            <text:p>54.478</text:p>
          </table:table-cell>
          <table:table-cell table:formula="of:=[.A408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54.497" calcext:value-type="float">
            <text:p>54.497</text:p>
          </table:table-cell>
          <table:table-cell table:formula="of:=[.A409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4.518" calcext:value-type="float">
            <text:p>54.518</text:p>
          </table:table-cell>
          <table:table-cell table:formula="of:=[.A410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4.539" calcext:value-type="float">
            <text:p>54.539</text:p>
          </table:table-cell>
          <table:table-cell table:formula="of:=[.A411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4.557" calcext:value-type="float">
            <text:p>54.557</text:p>
          </table:table-cell>
          <table:table-cell table:formula="of:=[.A412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4.577" calcext:value-type="float">
            <text:p>54.577</text:p>
          </table:table-cell>
          <table:table-cell table:formula="of:=[.A413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54.598" calcext:value-type="float">
            <text:p>54.598</text:p>
          </table:table-cell>
          <table:table-cell table:formula="of:=[.A414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54.618" calcext:value-type="float">
            <text:p>54.618</text:p>
          </table:table-cell>
          <table:table-cell table:formula="of:=[.A415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4.638" calcext:value-type="float">
            <text:p>54.638</text:p>
          </table:table-cell>
          <table:table-cell table:formula="of:=[.A416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4.657" calcext:value-type="float">
            <text:p>54.657</text:p>
          </table:table-cell>
          <table:table-cell table:formula="of:=[.A417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54.678" calcext:value-type="float">
            <text:p>54.678</text:p>
          </table:table-cell>
          <table:table-cell table:formula="of:=[.A418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4.697" calcext:value-type="float">
            <text:p>54.697</text:p>
          </table:table-cell>
          <table:table-cell table:formula="of:=[.A419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4.718" calcext:value-type="float">
            <text:p>54.718</text:p>
          </table:table-cell>
          <table:table-cell table:formula="of:=[.A420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4.737" calcext:value-type="float">
            <text:p>54.737</text:p>
          </table:table-cell>
          <table:table-cell table:formula="of:=[.A421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20" calcext:value-type="float">
            <text:p>50220</text:p>
          </table:table-cell>
          <table:table-cell office:value-type="float" office:value="54.758" calcext:value-type="float">
            <text:p>54.758</text:p>
          </table:table-cell>
          <table:table-cell table:formula="of:=[.A422]/65535/[.$D$4]" office:value-type="float" office:value="0.0805412218971664" calcext:value-type="float">
            <text:p>0.0805412218971664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4.778" calcext:value-type="float">
            <text:p>54.778</text:p>
          </table:table-cell>
          <table:table-cell table:formula="of:=[.A423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54.798" calcext:value-type="float">
            <text:p>54.798</text:p>
          </table:table-cell>
          <table:table-cell table:formula="of:=[.A424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4.818" calcext:value-type="float">
            <text:p>54.818</text:p>
          </table:table-cell>
          <table:table-cell table:formula="of:=[.A425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4.838" calcext:value-type="float">
            <text:p>54.838</text:p>
          </table:table-cell>
          <table:table-cell table:formula="of:=[.A426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4.857" calcext:value-type="float">
            <text:p>54.857</text:p>
          </table:table-cell>
          <table:table-cell table:formula="of:=[.A427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4.877" calcext:value-type="float">
            <text:p>54.877</text:p>
          </table:table-cell>
          <table:table-cell table:formula="of:=[.A428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4.898" calcext:value-type="float">
            <text:p>54.898</text:p>
          </table:table-cell>
          <table:table-cell table:formula="of:=[.A429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4.917" calcext:value-type="float">
            <text:p>54.917</text:p>
          </table:table-cell>
          <table:table-cell table:formula="of:=[.A430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54.937" calcext:value-type="float">
            <text:p>54.937</text:p>
          </table:table-cell>
          <table:table-cell table:formula="of:=[.A431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54.957" calcext:value-type="float">
            <text:p>54.957</text:p>
          </table:table-cell>
          <table:table-cell table:formula="of:=[.A432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54.979" calcext:value-type="float">
            <text:p>54.979</text:p>
          </table:table-cell>
          <table:table-cell table:formula="of:=[.A433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4.997" calcext:value-type="float">
            <text:p>54.997</text:p>
          </table:table-cell>
          <table:table-cell table:formula="of:=[.A434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5.017" calcext:value-type="float">
            <text:p>55.017</text:p>
          </table:table-cell>
          <table:table-cell table:formula="of:=[.A435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5.038" calcext:value-type="float">
            <text:p>55.038</text:p>
          </table:table-cell>
          <table:table-cell table:formula="of:=[.A436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55.058" calcext:value-type="float">
            <text:p>55.058</text:p>
          </table:table-cell>
          <table:table-cell table:formula="of:=[.A437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5.077" calcext:value-type="float">
            <text:p>55.077</text:p>
          </table:table-cell>
          <table:table-cell table:formula="of:=[.A438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5.097" calcext:value-type="float">
            <text:p>55.097</text:p>
          </table:table-cell>
          <table:table-cell table:formula="of:=[.A439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5.118" calcext:value-type="float">
            <text:p>55.118</text:p>
          </table:table-cell>
          <table:table-cell table:formula="of:=[.A440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55.138" calcext:value-type="float">
            <text:p>55.138</text:p>
          </table:table-cell>
          <table:table-cell table:formula="of:=[.A441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5.157" calcext:value-type="float">
            <text:p>55.157</text:p>
          </table:table-cell>
          <table:table-cell table:formula="of:=[.A442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5.179" calcext:value-type="float">
            <text:p>55.179</text:p>
          </table:table-cell>
          <table:table-cell table:formula="of:=[.A443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55.198" calcext:value-type="float">
            <text:p>55.198</text:p>
          </table:table-cell>
          <table:table-cell table:formula="of:=[.A444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5.218" calcext:value-type="float">
            <text:p>55.218</text:p>
          </table:table-cell>
          <table:table-cell table:formula="of:=[.A445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5.237" calcext:value-type="float">
            <text:p>55.237</text:p>
          </table:table-cell>
          <table:table-cell table:formula="of:=[.A446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5.258" calcext:value-type="float">
            <text:p>55.258</text:p>
          </table:table-cell>
          <table:table-cell table:formula="of:=[.A447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55.278" calcext:value-type="float">
            <text:p>55.278</text:p>
          </table:table-cell>
          <table:table-cell table:formula="of:=[.A448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5.297" calcext:value-type="float">
            <text:p>55.297</text:p>
          </table:table-cell>
          <table:table-cell table:formula="of:=[.A449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55.317" calcext:value-type="float">
            <text:p>55.317</text:p>
          </table:table-cell>
          <table:table-cell table:formula="of:=[.A450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55.338" calcext:value-type="float">
            <text:p>55.338</text:p>
          </table:table-cell>
          <table:table-cell table:formula="of:=[.A451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5.357" calcext:value-type="float">
            <text:p>55.357</text:p>
          </table:table-cell>
          <table:table-cell table:formula="of:=[.A452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588" calcext:value-type="float">
            <text:p>50588</text:p>
          </table:table-cell>
          <table:table-cell office:value-type="float" office:value="55.377" calcext:value-type="float">
            <text:p>55.377</text:p>
          </table:table-cell>
          <table:table-cell table:formula="of:=[.A453]/65535/[.$D$4]" office:value-type="float" office:value="0.0811314084694117" calcext:value-type="float">
            <text:p>0.0811314084694117</text:p>
          </table:table-cell>
          <table:table-cell/>
        </table:table-row>
        <table:table-row table:style-name="ro1">
          <table:table-cell office:value-type="float" office:value="50188" calcext:value-type="float">
            <text:p>50188</text:p>
          </table:table-cell>
          <table:table-cell office:value-type="float" office:value="55.398" calcext:value-type="float">
            <text:p>55.398</text:p>
          </table:table-cell>
          <table:table-cell table:formula="of:=[.A454]/65535/[.$D$4]" office:value-type="float" office:value="0.0804899013256668" calcext:value-type="float">
            <text:p>0.080489901325666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5.417" calcext:value-type="float">
            <text:p>55.417</text:p>
          </table:table-cell>
          <table:table-cell table:formula="of:=[.A455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55.437" calcext:value-type="float">
            <text:p>55.437</text:p>
          </table:table-cell>
          <table:table-cell table:formula="of:=[.A456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5.458" calcext:value-type="float">
            <text:p>55.458</text:p>
          </table:table-cell>
          <table:table-cell table:formula="of:=[.A457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55.478" calcext:value-type="float">
            <text:p>55.478</text:p>
          </table:table-cell>
          <table:table-cell table:formula="of:=[.A458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5.497" calcext:value-type="float">
            <text:p>55.497</text:p>
          </table:table-cell>
          <table:table-cell table:formula="of:=[.A459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5.518" calcext:value-type="float">
            <text:p>55.518</text:p>
          </table:table-cell>
          <table:table-cell table:formula="of:=[.A460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5.539" calcext:value-type="float">
            <text:p>55.539</text:p>
          </table:table-cell>
          <table:table-cell table:formula="of:=[.A461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5.557" calcext:value-type="float">
            <text:p>55.557</text:p>
          </table:table-cell>
          <table:table-cell table:formula="of:=[.A462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55.578" calcext:value-type="float">
            <text:p>55.578</text:p>
          </table:table-cell>
          <table:table-cell table:formula="of:=[.A463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5.598" calcext:value-type="float">
            <text:p>55.598</text:p>
          </table:table-cell>
          <table:table-cell table:formula="of:=[.A464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5.618" calcext:value-type="float">
            <text:p>55.618</text:p>
          </table:table-cell>
          <table:table-cell table:formula="of:=[.A465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55.637" calcext:value-type="float">
            <text:p>55.637</text:p>
          </table:table-cell>
          <table:table-cell table:formula="of:=[.A466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5.657" calcext:value-type="float">
            <text:p>55.657</text:p>
          </table:table-cell>
          <table:table-cell table:formula="of:=[.A467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5.679" calcext:value-type="float">
            <text:p>55.679</text:p>
          </table:table-cell>
          <table:table-cell table:formula="of:=[.A468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55.697" calcext:value-type="float">
            <text:p>55.697</text:p>
          </table:table-cell>
          <table:table-cell table:formula="of:=[.A469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55.718" calcext:value-type="float">
            <text:p>55.718</text:p>
          </table:table-cell>
          <table:table-cell table:formula="of:=[.A470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5.738" calcext:value-type="float">
            <text:p>55.738</text:p>
          </table:table-cell>
          <table:table-cell table:formula="of:=[.A471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55.758" calcext:value-type="float">
            <text:p>55.758</text:p>
          </table:table-cell>
          <table:table-cell table:formula="of:=[.A472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5.777" calcext:value-type="float">
            <text:p>55.777</text:p>
          </table:table-cell>
          <table:table-cell table:formula="of:=[.A473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55.797" calcext:value-type="float">
            <text:p>55.797</text:p>
          </table:table-cell>
          <table:table-cell table:formula="of:=[.A474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55.818" calcext:value-type="float">
            <text:p>55.818</text:p>
          </table:table-cell>
          <table:table-cell table:formula="of:=[.A475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5.838" calcext:value-type="float">
            <text:p>55.838</text:p>
          </table:table-cell>
          <table:table-cell table:formula="of:=[.A476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5.857" calcext:value-type="float">
            <text:p>55.857</text:p>
          </table:table-cell>
          <table:table-cell table:formula="of:=[.A477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5.877" calcext:value-type="float">
            <text:p>55.877</text:p>
          </table:table-cell>
          <table:table-cell table:formula="of:=[.A478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092" calcext:value-type="float">
            <text:p>50092</text:p>
          </table:table-cell>
          <table:table-cell office:value-type="float" office:value="55.898" calcext:value-type="float">
            <text:p>55.898</text:p>
          </table:table-cell>
          <table:table-cell table:formula="of:=[.A479]/65535/[.$D$4]" office:value-type="float" office:value="0.0803359396111681" calcext:value-type="float">
            <text:p>0.0803359396111681</text:p>
          </table:table-cell>
          <table:table-cell/>
        </table:table-row>
        <table:table-row table:style-name="ro1">
          <table:table-cell office:value-type="float" office:value="50348" calcext:value-type="float">
            <text:p>50348</text:p>
          </table:table-cell>
          <table:table-cell office:value-type="float" office:value="55.917" calcext:value-type="float">
            <text:p>55.917</text:p>
          </table:table-cell>
          <table:table-cell table:formula="of:=[.A480]/65535/[.$D$4]" office:value-type="float" office:value="0.0807465041831648" calcext:value-type="float">
            <text:p>0.080746504183164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5.938" calcext:value-type="float">
            <text:p>55.938</text:p>
          </table:table-cell>
          <table:table-cell table:formula="of:=[.A481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55.957" calcext:value-type="float">
            <text:p>55.957</text:p>
          </table:table-cell>
          <table:table-cell table:formula="of:=[.A482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55.979" calcext:value-type="float">
            <text:p>55.979</text:p>
          </table:table-cell>
          <table:table-cell table:formula="of:=[.A483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55.997" calcext:value-type="float">
            <text:p>55.997</text:p>
          </table:table-cell>
          <table:table-cell table:formula="of:=[.A484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6.017" calcext:value-type="float">
            <text:p>56.017</text:p>
          </table:table-cell>
          <table:table-cell table:formula="of:=[.A485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56.039" calcext:value-type="float">
            <text:p>56.039</text:p>
          </table:table-cell>
          <table:table-cell table:formula="of:=[.A486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56.057" calcext:value-type="float">
            <text:p>56.057</text:p>
          </table:table-cell>
          <table:table-cell table:formula="of:=[.A487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412" calcext:value-type="float">
            <text:p>50412</text:p>
          </table:table-cell>
          <table:table-cell office:value-type="float" office:value="56.077" calcext:value-type="float">
            <text:p>56.077</text:p>
          </table:table-cell>
          <table:table-cell table:formula="of:=[.A488]/65535/[.$D$4]" office:value-type="float" office:value="0.080849145326164" calcext:value-type="float">
            <text:p>0.080849145326164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6.098" calcext:value-type="float">
            <text:p>56.098</text:p>
          </table:table-cell>
          <table:table-cell table:formula="of:=[.A489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6.118" calcext:value-type="float">
            <text:p>56.118</text:p>
          </table:table-cell>
          <table:table-cell table:formula="of:=[.A490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64" calcext:value-type="float">
            <text:p>50364</text:p>
          </table:table-cell>
          <table:table-cell office:value-type="float" office:value="56.137" calcext:value-type="float">
            <text:p>56.137</text:p>
          </table:table-cell>
          <table:table-cell table:formula="of:=[.A491]/65535/[.$D$4]" office:value-type="float" office:value="0.0807721644689146" calcext:value-type="float">
            <text:p>0.080772164468914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6.158" calcext:value-type="float">
            <text:p>56.158</text:p>
          </table:table-cell>
          <table:table-cell table:formula="of:=[.A492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56.178" calcext:value-type="float">
            <text:p>56.178</text:p>
          </table:table-cell>
          <table:table-cell table:formula="of:=[.A493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6.197" calcext:value-type="float">
            <text:p>56.197</text:p>
          </table:table-cell>
          <table:table-cell table:formula="of:=[.A494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6.218" calcext:value-type="float">
            <text:p>56.218</text:p>
          </table:table-cell>
          <table:table-cell table:formula="of:=[.A495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56.237" calcext:value-type="float">
            <text:p>56.237</text:p>
          </table:table-cell>
          <table:table-cell table:formula="of:=[.A496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56.259" calcext:value-type="float">
            <text:p>56.259</text:p>
          </table:table-cell>
          <table:table-cell table:formula="of:=[.A497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6.277" calcext:value-type="float">
            <text:p>56.277</text:p>
          </table:table-cell>
          <table:table-cell table:formula="of:=[.A498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56.298" calcext:value-type="float">
            <text:p>56.298</text:p>
          </table:table-cell>
          <table:table-cell table:formula="of:=[.A499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56.317" calcext:value-type="float">
            <text:p>56.317</text:p>
          </table:table-cell>
          <table:table-cell table:formula="of:=[.A500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56.338" calcext:value-type="float">
            <text:p>56.338</text:p>
          </table:table-cell>
          <table:table-cell table:formula="of:=[.A501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6.363" calcext:value-type="float">
            <text:p>56.363</text:p>
          </table:table-cell>
          <table:table-cell table:formula="of:=[.A502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56.378" calcext:value-type="float">
            <text:p>56.378</text:p>
          </table:table-cell>
          <table:table-cell table:formula="of:=[.A503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6.398" calcext:value-type="float">
            <text:p>56.398</text:p>
          </table:table-cell>
          <table:table-cell table:formula="of:=[.A504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56.418" calcext:value-type="float">
            <text:p>56.418</text:p>
          </table:table-cell>
          <table:table-cell table:formula="of:=[.A505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6.437" calcext:value-type="float">
            <text:p>56.437</text:p>
          </table:table-cell>
          <table:table-cell table:formula="of:=[.A506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6.458" calcext:value-type="float">
            <text:p>56.458</text:p>
          </table:table-cell>
          <table:table-cell table:formula="of:=[.A507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6.478" calcext:value-type="float">
            <text:p>56.478</text:p>
          </table:table-cell>
          <table:table-cell table:formula="of:=[.A508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56.497" calcext:value-type="float">
            <text:p>56.497</text:p>
          </table:table-cell>
          <table:table-cell table:formula="of:=[.A509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56.518" calcext:value-type="float">
            <text:p>56.518</text:p>
          </table:table-cell>
          <table:table-cell table:formula="of:=[.A510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6.539" calcext:value-type="float">
            <text:p>56.539</text:p>
          </table:table-cell>
          <table:table-cell table:formula="of:=[.A511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56.557" calcext:value-type="float">
            <text:p>56.557</text:p>
          </table:table-cell>
          <table:table-cell table:formula="of:=[.A512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156" calcext:value-type="float">
            <text:p>50156</text:p>
          </table:table-cell>
          <table:table-cell office:value-type="float" office:value="56.578" calcext:value-type="float">
            <text:p>56.578</text:p>
          </table:table-cell>
          <table:table-cell table:formula="of:=[.A513]/65535/[.$D$4]" office:value-type="float" office:value="0.0804385807541672" calcext:value-type="float">
            <text:p>0.0804385807541672</text:p>
          </table:table-cell>
          <table:table-cell/>
        </table:table-row>
        <table:table-row table:style-name="ro1">
          <table:table-cell office:value-type="float" office:value="50140" calcext:value-type="float">
            <text:p>50140</text:p>
          </table:table-cell>
          <table:table-cell office:value-type="float" office:value="56.597" calcext:value-type="float">
            <text:p>56.597</text:p>
          </table:table-cell>
          <table:table-cell table:formula="of:=[.A514]/65535/[.$D$4]" office:value-type="float" office:value="0.0804129204684174" calcext:value-type="float">
            <text:p>0.0804129204684174</text:p>
          </table:table-cell>
          <table:table-cell/>
        </table:table-row>
        <table:table-row table:style-name="ro1">
          <table:table-cell office:value-type="float" office:value="50076" calcext:value-type="float">
            <text:p>50076</text:p>
          </table:table-cell>
          <table:table-cell office:value-type="float" office:value="56.618" calcext:value-type="float">
            <text:p>56.618</text:p>
          </table:table-cell>
          <table:table-cell table:formula="of:=[.A515]/65535/[.$D$4]" office:value-type="float" office:value="0.0803102793254183" calcext:value-type="float">
            <text:p>0.0803102793254183</text:p>
          </table:table-cell>
          <table:table-cell/>
        </table:table-row>
        <table:table-row table:style-name="ro1">
          <table:table-cell office:value-type="float" office:value="49948" calcext:value-type="float">
            <text:p>49948</text:p>
          </table:table-cell>
          <table:table-cell office:value-type="float" office:value="56.638" calcext:value-type="float">
            <text:p>56.638</text:p>
          </table:table-cell>
          <table:table-cell table:formula="of:=[.A516]/65535/[.$D$4]" office:value-type="float" office:value="0.0801049970394199" calcext:value-type="float">
            <text:p>0.0801049970394199</text:p>
          </table:table-cell>
          <table:table-cell/>
        </table:table-row>
        <table:table-row table:style-name="ro1">
          <table:table-cell office:value-type="float" office:value="49708" calcext:value-type="float">
            <text:p>49708</text:p>
          </table:table-cell>
          <table:table-cell office:value-type="float" office:value="56.657" calcext:value-type="float">
            <text:p>56.657</text:p>
          </table:table-cell>
          <table:table-cell table:formula="of:=[.A517]/65535/[.$D$4]" office:value-type="float" office:value="0.079720092753173" calcext:value-type="float">
            <text:p>0.079720092753173</text:p>
          </table:table-cell>
          <table:table-cell/>
        </table:table-row>
        <table:table-row table:style-name="ro1">
          <table:table-cell office:value-type="float" office:value="49436" calcext:value-type="float">
            <text:p>49436</text:p>
          </table:table-cell>
          <table:table-cell office:value-type="float" office:value="56.679" calcext:value-type="float">
            <text:p>56.679</text:p>
          </table:table-cell>
          <table:table-cell table:formula="of:=[.A518]/65535/[.$D$4]" office:value-type="float" office:value="0.0792838678954265" calcext:value-type="float">
            <text:p>0.0792838678954265</text:p>
          </table:table-cell>
          <table:table-cell/>
        </table:table-row>
        <table:table-row table:style-name="ro1">
          <table:table-cell office:value-type="float" office:value="49067" calcext:value-type="float">
            <text:p>49067</text:p>
          </table:table-cell>
          <table:table-cell office:value-type="float" office:value="56.698" calcext:value-type="float">
            <text:p>56.698</text:p>
          </table:table-cell>
          <table:table-cell table:formula="of:=[.A519]/65535/[.$D$4]" office:value-type="float" office:value="0.0786920775553219" calcext:value-type="float">
            <text:p>0.0786920775553219</text:p>
          </table:table-cell>
          <table:table-cell/>
        </table:table-row>
        <table:table-row table:style-name="ro1">
          <table:table-cell office:value-type="float" office:value="48587" calcext:value-type="float">
            <text:p>48587</text:p>
          </table:table-cell>
          <table:table-cell office:value-type="float" office:value="56.718" calcext:value-type="float">
            <text:p>56.718</text:p>
          </table:table-cell>
          <table:table-cell table:formula="of:=[.A520]/65535/[.$D$4]" office:value-type="float" office:value="0.0779222689828281" calcext:value-type="float">
            <text:p>0.0779222689828281</text:p>
          </table:table-cell>
          <table:table-cell/>
        </table:table-row>
        <table:table-row table:style-name="ro1">
          <table:table-cell office:value-type="float" office:value="47851" calcext:value-type="float">
            <text:p>47851</text:p>
          </table:table-cell>
          <table:table-cell office:value-type="float" office:value="56.737" calcext:value-type="float">
            <text:p>56.737</text:p>
          </table:table-cell>
          <table:table-cell table:formula="of:=[.A521]/65535/[.$D$4]" office:value-type="float" office:value="0.0767418958383375" calcext:value-type="float">
            <text:p>0.0767418958383375</text:p>
          </table:table-cell>
          <table:table-cell/>
        </table:table-row>
        <table:table-row table:style-name="ro1">
          <table:table-cell office:value-type="float" office:value="46923" calcext:value-type="float">
            <text:p>46923</text:p>
          </table:table-cell>
          <table:table-cell office:value-type="float" office:value="56.759" calcext:value-type="float">
            <text:p>56.759</text:p>
          </table:table-cell>
          <table:table-cell table:formula="of:=[.A522]/65535/[.$D$4]" office:value-type="float" office:value="0.0752535992648495" calcext:value-type="float">
            <text:p>0.0752535992648495</text:p>
          </table:table-cell>
          <table:table-cell/>
        </table:table-row>
        <table:table-row table:style-name="ro1">
          <table:table-cell office:value-type="float" office:value="45963" calcext:value-type="float">
            <text:p>45963</text:p>
          </table:table-cell>
          <table:table-cell office:value-type="float" office:value="56.778" calcext:value-type="float">
            <text:p>56.778</text:p>
          </table:table-cell>
          <table:table-cell table:formula="of:=[.A523]/65535/[.$D$4]" office:value-type="float" office:value="0.0737139821198618" calcext:value-type="float">
            <text:p>0.0737139821198618</text:p>
          </table:table-cell>
          <table:table-cell/>
        </table:table-row>
        <table:table-row table:style-name="ro1">
          <table:table-cell office:value-type="float" office:value="44506" calcext:value-type="float">
            <text:p>44506</text:p>
          </table:table-cell>
          <table:table-cell office:value-type="float" office:value="56.798" calcext:value-type="float">
            <text:p>56.798</text:p>
          </table:table-cell>
          <table:table-cell table:formula="of:=[.A524]/65535/[.$D$4]" office:value-type="float" office:value="0.0713772923487712" calcext:value-type="float">
            <text:p>0.0713772923487712</text:p>
          </table:table-cell>
          <table:table-cell/>
        </table:table-row>
        <table:table-row table:style-name="ro1">
          <table:table-cell office:value-type="float" office:value="43018" calcext:value-type="float">
            <text:p>43018</text:p>
          </table:table-cell>
          <table:table-cell office:value-type="float" office:value="56.817" calcext:value-type="float">
            <text:p>56.817</text:p>
          </table:table-cell>
          <table:table-cell table:formula="of:=[.A525]/65535/[.$D$4]" office:value-type="float" office:value="0.0689908857740403" calcext:value-type="float">
            <text:p>0.0689908857740403</text:p>
          </table:table-cell>
          <table:table-cell/>
        </table:table-row>
        <table:table-row table:style-name="ro1">
          <table:table-cell office:value-type="float" office:value="41610" calcext:value-type="float">
            <text:p>41610</text:p>
          </table:table-cell>
          <table:table-cell office:value-type="float" office:value="56.839" calcext:value-type="float">
            <text:p>56.839</text:p>
          </table:table-cell>
          <table:table-cell table:formula="of:=[.A526]/65535/[.$D$4]" office:value-type="float" office:value="0.0667327806280584" calcext:value-type="float">
            <text:p>0.0667327806280584</text:p>
          </table:table-cell>
          <table:table-cell/>
        </table:table-row>
        <table:table-row table:style-name="ro1">
          <table:table-cell office:value-type="float" office:value="40970" calcext:value-type="float">
            <text:p>40970</text:p>
          </table:table-cell>
          <table:table-cell office:value-type="float" office:value="56.857" calcext:value-type="float">
            <text:p>56.857</text:p>
          </table:table-cell>
          <table:table-cell table:formula="of:=[.A527]/65535/[.$D$4]" office:value-type="float" office:value="0.0657063691980667" calcext:value-type="float">
            <text:p>0.0657063691980667</text:p>
          </table:table-cell>
          <table:table-cell/>
        </table:table-row>
        <table:table-row table:style-name="ro1">
          <table:table-cell office:value-type="float" office:value="40585" calcext:value-type="float">
            <text:p>40585</text:p>
          </table:table-cell>
          <table:table-cell office:value-type="float" office:value="56.877" calcext:value-type="float">
            <text:p>56.877</text:p>
          </table:table-cell>
          <table:table-cell table:formula="of:=[.A528]/65535/[.$D$4]" office:value-type="float" office:value="0.0650889185722123" calcext:value-type="float">
            <text:p>0.0650889185722123</text:p>
          </table:table-cell>
          <table:table-cell/>
        </table:table-row>
        <table:table-row table:style-name="ro1">
          <table:table-cell office:value-type="float" office:value="40137" calcext:value-type="float">
            <text:p>40137</text:p>
          </table:table-cell>
          <table:table-cell office:value-type="float" office:value="56.898" calcext:value-type="float">
            <text:p>56.898</text:p>
          </table:table-cell>
          <table:table-cell table:formula="of:=[.A529]/65535/[.$D$4]" office:value-type="float" office:value="0.064370430571218" calcext:value-type="float">
            <text:p>0.064370430571218</text:p>
          </table:table-cell>
          <table:table-cell/>
        </table:table-row>
        <table:table-row table:style-name="ro1">
          <table:table-cell office:value-type="float" office:value="39609" calcext:value-type="float">
            <text:p>39609</text:p>
          </table:table-cell>
          <table:table-cell office:value-type="float" office:value="56.917" calcext:value-type="float">
            <text:p>56.917</text:p>
          </table:table-cell>
          <table:table-cell table:formula="of:=[.A530]/65535/[.$D$4]" office:value-type="float" office:value="0.0635236411414748" calcext:value-type="float">
            <text:p>0.0635236411414748</text:p>
          </table:table-cell>
          <table:table-cell/>
        </table:table-row>
        <table:table-row table:style-name="ro1">
          <table:table-cell office:value-type="float" office:value="39305" calcext:value-type="float">
            <text:p>39305</text:p>
          </table:table-cell>
          <table:table-cell office:value-type="float" office:value="56.937" calcext:value-type="float">
            <text:p>56.937</text:p>
          </table:table-cell>
          <table:table-cell table:formula="of:=[.A531]/65535/[.$D$4]" office:value-type="float" office:value="0.0630360957122287" calcext:value-type="float">
            <text:p>0.0630360957122287</text:p>
          </table:table-cell>
          <table:table-cell/>
        </table:table-row>
        <table:table-row table:style-name="ro1">
          <table:table-cell office:value-type="float" office:value="39177" calcext:value-type="float">
            <text:p>39177</text:p>
          </table:table-cell>
          <table:table-cell office:value-type="float" office:value="56.958" calcext:value-type="float">
            <text:p>56.958</text:p>
          </table:table-cell>
          <table:table-cell table:formula="of:=[.A532]/65535/[.$D$4]" office:value-type="float" office:value="0.0628308134262304" calcext:value-type="float">
            <text:p>0.0628308134262304</text:p>
          </table:table-cell>
          <table:table-cell/>
        </table:table-row>
        <table:table-row table:style-name="ro1">
          <table:table-cell office:value-type="float" office:value="39257" calcext:value-type="float">
            <text:p>39257</text:p>
          </table:table-cell>
          <table:table-cell office:value-type="float" office:value="56.979" calcext:value-type="float">
            <text:p>56.979</text:p>
          </table:table-cell>
          <table:table-cell table:formula="of:=[.A533]/65535/[.$D$4]" office:value-type="float" office:value="0.0629591148549793" calcext:value-type="float">
            <text:p>0.0629591148549793</text:p>
          </table:table-cell>
          <table:table-cell/>
        </table:table-row>
        <table:table-row table:style-name="ro1">
          <table:table-cell office:value-type="float" office:value="39401" calcext:value-type="float">
            <text:p>39401</text:p>
          </table:table-cell>
          <table:table-cell office:value-type="float" office:value="56.997" calcext:value-type="float">
            <text:p>56.997</text:p>
          </table:table-cell>
          <table:table-cell table:formula="of:=[.A534]/65535/[.$D$4]" office:value-type="float" office:value="0.0631900574267275" calcext:value-type="float">
            <text:p>0.0631900574267275</text:p>
          </table:table-cell>
          <table:table-cell/>
        </table:table-row>
        <table:table-row table:style-name="ro1">
          <table:table-cell office:value-type="float" office:value="39833" calcext:value-type="float">
            <text:p>39833</text:p>
          </table:table-cell>
          <table:table-cell office:value-type="float" office:value="57.017" calcext:value-type="float">
            <text:p>57.017</text:p>
          </table:table-cell>
          <table:table-cell table:formula="of:=[.A535]/65535/[.$D$4]" office:value-type="float" office:value="0.0638828851419719" calcext:value-type="float">
            <text:p>0.0638828851419719</text:p>
          </table:table-cell>
          <table:table-cell/>
        </table:table-row>
        <table:table-row table:style-name="ro1">
          <table:table-cell office:value-type="float" office:value="40089" calcext:value-type="float">
            <text:p>40089</text:p>
          </table:table-cell>
          <table:table-cell office:value-type="float" office:value="57.039" calcext:value-type="float">
            <text:p>57.039</text:p>
          </table:table-cell>
          <table:table-cell table:formula="of:=[.A536]/65535/[.$D$4]" office:value-type="float" office:value="0.0642934497139686" calcext:value-type="float">
            <text:p>0.0642934497139686</text:p>
          </table:table-cell>
          <table:table-cell/>
        </table:table-row>
        <table:table-row table:style-name="ro1">
          <table:table-cell office:value-type="float" office:value="40457" calcext:value-type="float">
            <text:p>40457</text:p>
          </table:table-cell>
          <table:table-cell office:value-type="float" office:value="57.057" calcext:value-type="float">
            <text:p>57.057</text:p>
          </table:table-cell>
          <table:table-cell table:formula="of:=[.A537]/65535/[.$D$4]" office:value-type="float" office:value="0.0648836362862139" calcext:value-type="float">
            <text:p>0.0648836362862139</text:p>
          </table:table-cell>
          <table:table-cell/>
        </table:table-row>
        <table:table-row table:style-name="ro1">
          <table:table-cell office:value-type="float" office:value="40953" calcext:value-type="float">
            <text:p>40953</text:p>
          </table:table-cell>
          <table:table-cell office:value-type="float" office:value="57.077" calcext:value-type="float">
            <text:p>57.077</text:p>
          </table:table-cell>
          <table:table-cell table:formula="of:=[.A538]/65535/[.$D$4]" office:value-type="float" office:value="0.0656791051444575" calcext:value-type="float">
            <text:p>0.0656791051444575</text:p>
          </table:table-cell>
          <table:table-cell/>
        </table:table-row>
        <table:table-row table:style-name="ro1">
          <table:table-cell office:value-type="float" office:value="41866" calcext:value-type="float">
            <text:p>41866</text:p>
          </table:table-cell>
          <table:table-cell office:value-type="float" office:value="57.097" calcext:value-type="float">
            <text:p>57.097</text:p>
          </table:table-cell>
          <table:table-cell table:formula="of:=[.A539]/65535/[.$D$4]" office:value-type="float" office:value="0.0671433452000551" calcext:value-type="float">
            <text:p>0.0671433452000551</text:p>
          </table:table-cell>
          <table:table-cell/>
        </table:table-row>
        <table:table-row table:style-name="ro1">
          <table:table-cell office:value-type="float" office:value="43274" calcext:value-type="float">
            <text:p>43274</text:p>
          </table:table-cell>
          <table:table-cell office:value-type="float" office:value="57.118" calcext:value-type="float">
            <text:p>57.118</text:p>
          </table:table-cell>
          <table:table-cell table:formula="of:=[.A540]/65535/[.$D$4]" office:value-type="float" office:value="0.069401450346037" calcext:value-type="float">
            <text:p>0.069401450346037</text:p>
          </table:table-cell>
          <table:table-cell/>
        </table:table-row>
        <table:table-row table:style-name="ro1">
          <table:table-cell office:value-type="float" office:value="44730" calcext:value-type="float">
            <text:p>44730</text:p>
          </table:table-cell>
          <table:table-cell office:value-type="float" office:value="57.137" calcext:value-type="float">
            <text:p>57.137</text:p>
          </table:table-cell>
          <table:table-cell table:formula="of:=[.A541]/65535/[.$D$4]" office:value-type="float" office:value="0.0717365363492683" calcext:value-type="float">
            <text:p>0.0717365363492683</text:p>
          </table:table-cell>
          <table:table-cell/>
        </table:table-row>
        <table:table-row table:style-name="ro1">
          <table:table-cell office:value-type="float" office:value="46043" calcext:value-type="float">
            <text:p>46043</text:p>
          </table:table-cell>
          <table:table-cell office:value-type="float" office:value="57.158" calcext:value-type="float">
            <text:p>57.158</text:p>
          </table:table-cell>
          <table:table-cell table:formula="of:=[.A542]/65535/[.$D$4]" office:value-type="float" office:value="0.0738422835486108" calcext:value-type="float">
            <text:p>0.0738422835486108</text:p>
          </table:table-cell>
          <table:table-cell/>
        </table:table-row>
        <table:table-row table:style-name="ro1">
          <table:table-cell office:value-type="float" office:value="47083" calcext:value-type="float">
            <text:p>47083</text:p>
          </table:table-cell>
          <table:table-cell office:value-type="float" office:value="57.178" calcext:value-type="float">
            <text:p>57.178</text:p>
          </table:table-cell>
          <table:table-cell table:formula="of:=[.A543]/65535/[.$D$4]" office:value-type="float" office:value="0.0755102021223474" calcext:value-type="float">
            <text:p>0.0755102021223474</text:p>
          </table:table-cell>
          <table:table-cell/>
        </table:table-row>
        <table:table-row table:style-name="ro1">
          <table:table-cell office:value-type="float" office:value="47803" calcext:value-type="float">
            <text:p>47803</text:p>
          </table:table-cell>
          <table:table-cell office:value-type="float" office:value="57.197" calcext:value-type="float">
            <text:p>57.197</text:p>
          </table:table-cell>
          <table:table-cell table:formula="of:=[.A544]/65535/[.$D$4]" office:value-type="float" office:value="0.0766649149810881" calcext:value-type="float">
            <text:p>0.0766649149810881</text:p>
          </table:table-cell>
          <table:table-cell/>
        </table:table-row>
        <table:table-row table:style-name="ro1">
          <table:table-cell office:value-type="float" office:value="48443" calcext:value-type="float">
            <text:p>48443</text:p>
          </table:table-cell>
          <table:table-cell office:value-type="float" office:value="57.218" calcext:value-type="float">
            <text:p>57.218</text:p>
          </table:table-cell>
          <table:table-cell table:formula="of:=[.A545]/65535/[.$D$4]" office:value-type="float" office:value="0.0776913264110799" calcext:value-type="float">
            <text:p>0.0776913264110799</text:p>
          </table:table-cell>
          <table:table-cell/>
        </table:table-row>
        <table:table-row table:style-name="ro1">
          <table:table-cell office:value-type="float" office:value="48971" calcext:value-type="float">
            <text:p>48971</text:p>
          </table:table-cell>
          <table:table-cell office:value-type="float" office:value="57.237" calcext:value-type="float">
            <text:p>57.237</text:p>
          </table:table-cell>
          <table:table-cell table:formula="of:=[.A546]/65535/[.$D$4]" office:value-type="float" office:value="0.0785381158408231" calcext:value-type="float">
            <text:p>0.0785381158408231</text:p>
          </table:table-cell>
          <table:table-cell/>
        </table:table-row>
        <table:table-row table:style-name="ro1">
          <table:table-cell office:value-type="float" office:value="49340" calcext:value-type="float">
            <text:p>49340</text:p>
          </table:table-cell>
          <table:table-cell office:value-type="float" office:value="57.259" calcext:value-type="float">
            <text:p>57.259</text:p>
          </table:table-cell>
          <table:table-cell table:formula="of:=[.A547]/65535/[.$D$4]" office:value-type="float" office:value="0.0791299061809277" calcext:value-type="float">
            <text:p>0.0791299061809277</text:p>
          </table:table-cell>
          <table:table-cell/>
        </table:table-row>
        <table:table-row table:style-name="ro1">
          <table:table-cell office:value-type="float" office:value="49580" calcext:value-type="float">
            <text:p>49580</text:p>
          </table:table-cell>
          <table:table-cell office:value-type="float" office:value="57.277" calcext:value-type="float">
            <text:p>57.277</text:p>
          </table:table-cell>
          <table:table-cell table:formula="of:=[.A548]/65535/[.$D$4]" office:value-type="float" office:value="0.0795148104671747" calcext:value-type="float">
            <text:p>0.0795148104671747</text:p>
          </table:table-cell>
          <table:table-cell/>
        </table:table-row>
        <table:table-row table:style-name="ro1">
          <table:table-cell office:value-type="float" office:value="49836" calcext:value-type="float">
            <text:p>49836</text:p>
          </table:table-cell>
          <table:table-cell office:value-type="float" office:value="57.298" calcext:value-type="float">
            <text:p>57.298</text:p>
          </table:table-cell>
          <table:table-cell table:formula="of:=[.A549]/65535/[.$D$4]" office:value-type="float" office:value="0.0799253750391714" calcext:value-type="float">
            <text:p>0.0799253750391714</text:p>
          </table:table-cell>
          <table:table-cell/>
        </table:table-row>
        <table:table-row table:style-name="ro1">
          <table:table-cell office:value-type="float" office:value="49996" calcext:value-type="float">
            <text:p>49996</text:p>
          </table:table-cell>
          <table:table-cell office:value-type="float" office:value="57.317" calcext:value-type="float">
            <text:p>57.317</text:p>
          </table:table-cell>
          <table:table-cell table:formula="of:=[.A550]/65535/[.$D$4]" office:value-type="float" office:value="0.0801819778966693" calcext:value-type="float">
            <text:p>0.0801819778966693</text:p>
          </table:table-cell>
          <table:table-cell/>
        </table:table-row>
        <table:table-row table:style-name="ro1">
          <table:table-cell office:value-type="float" office:value="50108" calcext:value-type="float">
            <text:p>50108</text:p>
          </table:table-cell>
          <table:table-cell office:value-type="float" office:value="57.338" calcext:value-type="float">
            <text:p>57.338</text:p>
          </table:table-cell>
          <table:table-cell table:formula="of:=[.A551]/65535/[.$D$4]" office:value-type="float" office:value="0.0803615998969179" calcext:value-type="float">
            <text:p>0.0803615998969179</text:p>
          </table:table-cell>
          <table:table-cell/>
        </table:table-row>
        <table:table-row table:style-name="ro1">
          <table:table-cell office:value-type="float" office:value="50140" calcext:value-type="float">
            <text:p>50140</text:p>
          </table:table-cell>
          <table:table-cell office:value-type="float" office:value="57.357" calcext:value-type="float">
            <text:p>57.357</text:p>
          </table:table-cell>
          <table:table-cell table:formula="of:=[.A552]/65535/[.$D$4]" office:value-type="float" office:value="0.0804129204684174" calcext:value-type="float">
            <text:p>0.0804129204684174</text:p>
          </table:table-cell>
          <table:table-cell/>
        </table:table-row>
        <table:table-row table:style-name="ro1">
          <table:table-cell office:value-type="float" office:value="50188" calcext:value-type="float">
            <text:p>50188</text:p>
          </table:table-cell>
          <table:table-cell office:value-type="float" office:value="57.377" calcext:value-type="float">
            <text:p>57.377</text:p>
          </table:table-cell>
          <table:table-cell table:formula="of:=[.A553]/65535/[.$D$4]" office:value-type="float" office:value="0.0804899013256668" calcext:value-type="float">
            <text:p>0.0804899013256668</text:p>
          </table:table-cell>
          <table:table-cell/>
        </table:table-row>
        <table:table-row table:style-name="ro1">
          <table:table-cell office:value-type="float" office:value="50380" calcext:value-type="float">
            <text:p>50380</text:p>
          </table:table-cell>
          <table:table-cell office:value-type="float" office:value="57.398" calcext:value-type="float">
            <text:p>57.398</text:p>
          </table:table-cell>
          <table:table-cell table:formula="of:=[.A554]/65535/[.$D$4]" office:value-type="float" office:value="0.0807978247546644" calcext:value-type="float">
            <text:p>0.0807978247546644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7.417" calcext:value-type="float">
            <text:p>57.417</text:p>
          </table:table-cell>
          <table:table-cell table:formula="of:=[.A555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57.438" calcext:value-type="float">
            <text:p>57.438</text:p>
          </table:table-cell>
          <table:table-cell table:formula="of:=[.A556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7.457" calcext:value-type="float">
            <text:p>57.457</text:p>
          </table:table-cell>
          <table:table-cell table:formula="of:=[.A557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57.479" calcext:value-type="float">
            <text:p>57.479</text:p>
          </table:table-cell>
          <table:table-cell table:formula="of:=[.A558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7.497" calcext:value-type="float">
            <text:p>57.497</text:p>
          </table:table-cell>
          <table:table-cell table:formula="of:=[.A559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57.518" calcext:value-type="float">
            <text:p>57.518</text:p>
          </table:table-cell>
          <table:table-cell table:formula="of:=[.A560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57.539" calcext:value-type="float">
            <text:p>57.539</text:p>
          </table:table-cell>
          <table:table-cell table:formula="of:=[.A561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57.557" calcext:value-type="float">
            <text:p>57.557</text:p>
          </table:table-cell>
          <table:table-cell table:formula="of:=[.A562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348" calcext:value-type="float">
            <text:p>50348</text:p>
          </table:table-cell>
          <table:table-cell office:value-type="float" office:value="57.577" calcext:value-type="float">
            <text:p>57.577</text:p>
          </table:table-cell>
          <table:table-cell table:formula="of:=[.A563]/65535/[.$D$4]" office:value-type="float" office:value="0.0807465041831648" calcext:value-type="float">
            <text:p>0.0807465041831648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57.598" calcext:value-type="float">
            <text:p>57.598</text:p>
          </table:table-cell>
          <table:table-cell table:formula="of:=[.A564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57.618" calcext:value-type="float">
            <text:p>57.618</text:p>
          </table:table-cell>
          <table:table-cell table:formula="of:=[.A565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57.637" calcext:value-type="float">
            <text:p>57.637</text:p>
          </table:table-cell>
          <table:table-cell table:formula="of:=[.A566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57.657" calcext:value-type="float">
            <text:p>57.657</text:p>
          </table:table-cell>
          <table:table-cell table:formula="of:=[.A567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57.679" calcext:value-type="float">
            <text:p>57.679</text:p>
          </table:table-cell>
          <table:table-cell table:formula="of:=[.A568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57.697" calcext:value-type="float">
            <text:p>57.697</text:p>
          </table:table-cell>
          <table:table-cell table:formula="of:=[.A569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57.718" calcext:value-type="float">
            <text:p>57.718</text:p>
          </table:table-cell>
          <table:table-cell table:formula="of:=[.A570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57.737" calcext:value-type="float">
            <text:p>57.737</text:p>
          </table:table-cell>
          <table:table-cell table:formula="of:=[.A571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7.758" calcext:value-type="float">
            <text:p>57.758</text:p>
          </table:table-cell>
          <table:table-cell table:formula="of:=[.A572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7.778" calcext:value-type="float">
            <text:p>57.778</text:p>
          </table:table-cell>
          <table:table-cell table:formula="of:=[.A573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7.798" calcext:value-type="float">
            <text:p>57.798</text:p>
          </table:table-cell>
          <table:table-cell table:formula="of:=[.A574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57.818" calcext:value-type="float">
            <text:p>57.818</text:p>
          </table:table-cell>
          <table:table-cell table:formula="of:=[.A575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7.838" calcext:value-type="float">
            <text:p>57.838</text:p>
          </table:table-cell>
          <table:table-cell table:formula="of:=[.A576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20" calcext:value-type="float">
            <text:p>50220</text:p>
          </table:table-cell>
          <table:table-cell office:value-type="float" office:value="57.857" calcext:value-type="float">
            <text:p>57.857</text:p>
          </table:table-cell>
          <table:table-cell table:formula="of:=[.A577]/65535/[.$D$4]" office:value-type="float" office:value="0.0805412218971664" calcext:value-type="float">
            <text:p>0.0805412218971664</text:p>
          </table:table-cell>
          <table:table-cell/>
        </table:table-row>
        <table:table-row table:style-name="ro1">
          <table:table-cell office:value-type="float" office:value="50188" calcext:value-type="float">
            <text:p>50188</text:p>
          </table:table-cell>
          <table:table-cell office:value-type="float" office:value="57.877" calcext:value-type="float">
            <text:p>57.877</text:p>
          </table:table-cell>
          <table:table-cell table:formula="of:=[.A578]/65535/[.$D$4]" office:value-type="float" office:value="0.0804899013256668" calcext:value-type="float">
            <text:p>0.0804899013256668</text:p>
          </table:table-cell>
          <table:table-cell/>
        </table:table-row>
        <table:table-row table:style-name="ro1">
          <table:table-cell office:value-type="float" office:value="50092" calcext:value-type="float">
            <text:p>50092</text:p>
          </table:table-cell>
          <table:table-cell office:value-type="float" office:value="57.898" calcext:value-type="float">
            <text:p>57.898</text:p>
          </table:table-cell>
          <table:table-cell table:formula="of:=[.A579]/65535/[.$D$4]" office:value-type="float" office:value="0.0803359396111681" calcext:value-type="float">
            <text:p>0.0803359396111681</text:p>
          </table:table-cell>
          <table:table-cell/>
        </table:table-row>
        <table:table-row table:style-name="ro1">
          <table:table-cell office:value-type="float" office:value="50076" calcext:value-type="float">
            <text:p>50076</text:p>
          </table:table-cell>
          <table:table-cell office:value-type="float" office:value="57.917" calcext:value-type="float">
            <text:p>57.917</text:p>
          </table:table-cell>
          <table:table-cell table:formula="of:=[.A580]/65535/[.$D$4]" office:value-type="float" office:value="0.0803102793254183" calcext:value-type="float">
            <text:p>0.0803102793254183</text:p>
          </table:table-cell>
          <table:table-cell/>
        </table:table-row>
        <table:table-row table:style-name="ro1">
          <table:table-cell office:value-type="float" office:value="49628" calcext:value-type="float">
            <text:p>49628</text:p>
          </table:table-cell>
          <table:table-cell office:value-type="float" office:value="57.937" calcext:value-type="float">
            <text:p>57.937</text:p>
          </table:table-cell>
          <table:table-cell table:formula="of:=[.A581]/65535/[.$D$4]" office:value-type="float" office:value="0.079591791324424" calcext:value-type="float">
            <text:p>0.079591791324424</text:p>
          </table:table-cell>
          <table:table-cell/>
        </table:table-row>
        <table:table-row table:style-name="ro1">
          <table:table-cell office:value-type="float" office:value="49564" calcext:value-type="float">
            <text:p>49564</text:p>
          </table:table-cell>
          <table:table-cell office:value-type="float" office:value="57.958" calcext:value-type="float">
            <text:p>57.958</text:p>
          </table:table-cell>
          <table:table-cell table:formula="of:=[.A582]/65535/[.$D$4]" office:value-type="float" office:value="0.0794891501814249" calcext:value-type="float">
            <text:p>0.0794891501814249</text:p>
          </table:table-cell>
          <table:table-cell/>
        </table:table-row>
        <table:table-row table:style-name="ro1">
          <table:table-cell office:value-type="float" office:value="49244" calcext:value-type="float">
            <text:p>49244</text:p>
          </table:table-cell>
          <table:table-cell office:value-type="float" office:value="57.978" calcext:value-type="float">
            <text:p>57.978</text:p>
          </table:table-cell>
          <table:table-cell table:formula="of:=[.A583]/65535/[.$D$4]" office:value-type="float" office:value="0.078975944466429" calcext:value-type="float">
            <text:p>0.078975944466429</text:p>
          </table:table-cell>
          <table:table-cell/>
        </table:table-row>
        <table:table-row table:style-name="ro1">
          <table:table-cell office:value-type="float" office:value="48811" calcext:value-type="float">
            <text:p>48811</text:p>
          </table:table-cell>
          <table:table-cell office:value-type="float" office:value="57.997" calcext:value-type="float">
            <text:p>57.997</text:p>
          </table:table-cell>
          <table:table-cell table:formula="of:=[.A584]/65535/[.$D$4]" office:value-type="float" office:value="0.0782815129833252" calcext:value-type="float">
            <text:p>0.0782815129833252</text:p>
          </table:table-cell>
          <table:table-cell/>
        </table:table-row>
        <table:table-row table:style-name="ro1">
          <table:table-cell office:value-type="float" office:value="48107" calcext:value-type="float">
            <text:p>48107</text:p>
          </table:table-cell>
          <table:table-cell office:value-type="float" office:value="58.017" calcext:value-type="float">
            <text:p>58.017</text:p>
          </table:table-cell>
          <table:table-cell table:formula="of:=[.A585]/65535/[.$D$4]" office:value-type="float" office:value="0.0771524604103342" calcext:value-type="float">
            <text:p>0.0771524604103342</text:p>
          </table:table-cell>
          <table:table-cell/>
        </table:table-row>
        <table:table-row table:style-name="ro1">
          <table:table-cell office:value-type="float" office:value="47067" calcext:value-type="float">
            <text:p>47067</text:p>
          </table:table-cell>
          <table:table-cell office:value-type="float" office:value="58.039" calcext:value-type="float">
            <text:p>58.039</text:p>
          </table:table-cell>
          <table:table-cell table:formula="of:=[.A586]/65535/[.$D$4]" office:value-type="float" office:value="0.0754845418365976" calcext:value-type="float">
            <text:p>0.0754845418365976</text:p>
          </table:table-cell>
          <table:table-cell/>
        </table:table-row>
        <table:table-row table:style-name="ro1">
          <table:table-cell office:value-type="float" office:value="46411" calcext:value-type="float">
            <text:p>46411</text:p>
          </table:table-cell>
          <table:table-cell office:value-type="float" office:value="58.057" calcext:value-type="float">
            <text:p>58.057</text:p>
          </table:table-cell>
          <table:table-cell table:formula="of:=[.A587]/65535/[.$D$4]" office:value-type="float" office:value="0.0744324701208561" calcext:value-type="float">
            <text:p>0.0744324701208561</text:p>
          </table:table-cell>
          <table:table-cell/>
        </table:table-row>
        <table:table-row table:style-name="ro1">
          <table:table-cell office:value-type="float" office:value="46139" calcext:value-type="float">
            <text:p>46139</text:p>
          </table:table-cell>
          <table:table-cell office:value-type="float" office:value="58.077" calcext:value-type="float">
            <text:p>58.077</text:p>
          </table:table-cell>
          <table:table-cell table:formula="of:=[.A588]/65535/[.$D$4]" office:value-type="float" office:value="0.0739962452631096" calcext:value-type="float">
            <text:p>0.0739962452631096</text:p>
          </table:table-cell>
          <table:table-cell/>
        </table:table-row>
        <table:table-row table:style-name="ro1">
          <table:table-cell office:value-type="float" office:value="46155" calcext:value-type="float">
            <text:p>46155</text:p>
          </table:table-cell>
          <table:table-cell office:value-type="float" office:value="58.097" calcext:value-type="float">
            <text:p>58.097</text:p>
          </table:table-cell>
          <table:table-cell table:formula="of:=[.A589]/65535/[.$D$4]" office:value-type="float" office:value="0.0740219055488594" calcext:value-type="float">
            <text:p>0.0740219055488594</text:p>
          </table:table-cell>
          <table:table-cell/>
        </table:table-row>
        <table:table-row table:style-name="ro1">
          <table:table-cell office:value-type="float" office:value="46267" calcext:value-type="float">
            <text:p>46267</text:p>
          </table:table-cell>
          <table:table-cell office:value-type="float" office:value="58.118" calcext:value-type="float">
            <text:p>58.118</text:p>
          </table:table-cell>
          <table:table-cell table:formula="of:=[.A590]/65535/[.$D$4]" office:value-type="float" office:value="0.0742015275491079" calcext:value-type="float">
            <text:p>0.0742015275491079</text:p>
          </table:table-cell>
          <table:table-cell/>
        </table:table-row>
        <table:table-row table:style-name="ro1">
          <table:table-cell office:value-type="float" office:value="46267" calcext:value-type="float">
            <text:p>46267</text:p>
          </table:table-cell>
          <table:table-cell office:value-type="float" office:value="58.137" calcext:value-type="float">
            <text:p>58.137</text:p>
          </table:table-cell>
          <table:table-cell table:formula="of:=[.A591]/65535/[.$D$4]" office:value-type="float" office:value="0.0742015275491079" calcext:value-type="float">
            <text:p>0.0742015275491079</text:p>
          </table:table-cell>
          <table:table-cell/>
        </table:table-row>
        <table:table-row table:style-name="ro1">
          <table:table-cell office:value-type="float" office:value="46139" calcext:value-type="float">
            <text:p>46139</text:p>
          </table:table-cell>
          <table:table-cell office:value-type="float" office:value="58.158" calcext:value-type="float">
            <text:p>58.158</text:p>
          </table:table-cell>
          <table:table-cell table:formula="of:=[.A592]/65535/[.$D$4]" office:value-type="float" office:value="0.0739962452631096" calcext:value-type="float">
            <text:p>0.0739962452631096</text:p>
          </table:table-cell>
          <table:table-cell/>
        </table:table-row>
        <table:table-row table:style-name="ro1">
          <table:table-cell office:value-type="float" office:value="45979" calcext:value-type="float">
            <text:p>45979</text:p>
          </table:table-cell>
          <table:table-cell office:value-type="float" office:value="58.178" calcext:value-type="float">
            <text:p>58.178</text:p>
          </table:table-cell>
          <table:table-cell table:formula="of:=[.A593]/65535/[.$D$4]" office:value-type="float" office:value="0.0737396424056116" calcext:value-type="float">
            <text:p>0.0737396424056116</text:p>
          </table:table-cell>
          <table:table-cell/>
        </table:table-row>
        <table:table-row table:style-name="ro1">
          <table:table-cell office:value-type="float" office:value="45835" calcext:value-type="float">
            <text:p>45835</text:p>
          </table:table-cell>
          <table:table-cell office:value-type="float" office:value="58.197" calcext:value-type="float">
            <text:p>58.197</text:p>
          </table:table-cell>
          <table:table-cell table:formula="of:=[.A594]/65535/[.$D$4]" office:value-type="float" office:value="0.0735086998338635" calcext:value-type="float">
            <text:p>0.0735086998338635</text:p>
          </table:table-cell>
          <table:table-cell/>
        </table:table-row>
        <table:table-row table:style-name="ro1">
          <table:table-cell office:value-type="float" office:value="45883" calcext:value-type="float">
            <text:p>45883</text:p>
          </table:table-cell>
          <table:table-cell office:value-type="float" office:value="58.217" calcext:value-type="float">
            <text:p>58.217</text:p>
          </table:table-cell>
          <table:table-cell table:formula="of:=[.A595]/65535/[.$D$4]" office:value-type="float" office:value="0.0735856806911128" calcext:value-type="float">
            <text:p>0.0735856806911128</text:p>
          </table:table-cell>
          <table:table-cell/>
        </table:table-row>
        <table:table-row table:style-name="ro1">
          <table:table-cell office:value-type="float" office:value="45867" calcext:value-type="float">
            <text:p>45867</text:p>
          </table:table-cell>
          <table:table-cell office:value-type="float" office:value="58.237" calcext:value-type="float">
            <text:p>58.237</text:p>
          </table:table-cell>
          <table:table-cell table:formula="of:=[.A596]/65535/[.$D$4]" office:value-type="float" office:value="0.073560020405363" calcext:value-type="float">
            <text:p>0.073560020405363</text:p>
          </table:table-cell>
          <table:table-cell/>
        </table:table-row>
        <table:table-row table:style-name="ro1">
          <table:table-cell office:value-type="float" office:value="45963" calcext:value-type="float">
            <text:p>45963</text:p>
          </table:table-cell>
          <table:table-cell office:value-type="float" office:value="58.258" calcext:value-type="float">
            <text:p>58.258</text:p>
          </table:table-cell>
          <table:table-cell table:formula="of:=[.A597]/65535/[.$D$4]" office:value-type="float" office:value="0.0737139821198618" calcext:value-type="float">
            <text:p>0.0737139821198618</text:p>
          </table:table-cell>
          <table:table-cell/>
        </table:table-row>
        <table:table-row table:style-name="ro1">
          <table:table-cell office:value-type="float" office:value="45995" calcext:value-type="float">
            <text:p>45995</text:p>
          </table:table-cell>
          <table:table-cell office:value-type="float" office:value="58.278" calcext:value-type="float">
            <text:p>58.278</text:p>
          </table:table-cell>
          <table:table-cell table:formula="of:=[.A598]/65535/[.$D$4]" office:value-type="float" office:value="0.0737653026913614" calcext:value-type="float">
            <text:p>0.0737653026913614</text:p>
          </table:table-cell>
          <table:table-cell/>
        </table:table-row>
        <table:table-row table:style-name="ro1">
          <table:table-cell office:value-type="float" office:value="45947" calcext:value-type="float">
            <text:p>45947</text:p>
          </table:table-cell>
          <table:table-cell office:value-type="float" office:value="58.298" calcext:value-type="float">
            <text:p>58.298</text:p>
          </table:table-cell>
          <table:table-cell table:formula="of:=[.A599]/65535/[.$D$4]" office:value-type="float" office:value="0.073688321834112" calcext:value-type="float">
            <text:p>0.073688321834112</text:p>
          </table:table-cell>
          <table:table-cell/>
        </table:table-row>
        <table:table-row table:style-name="ro1">
          <table:table-cell office:value-type="float" office:value="46171" calcext:value-type="float">
            <text:p>46171</text:p>
          </table:table-cell>
          <table:table-cell office:value-type="float" office:value="58.317" calcext:value-type="float">
            <text:p>58.317</text:p>
          </table:table-cell>
          <table:table-cell table:formula="of:=[.A600]/65535/[.$D$4]" office:value-type="float" office:value="0.0740475658346091" calcext:value-type="float">
            <text:p>0.0740475658346091</text:p>
          </table:table-cell>
          <table:table-cell/>
        </table:table-row>
        <table:table-row table:style-name="ro1">
          <table:table-cell office:value-type="float" office:value="46571" calcext:value-type="float">
            <text:p>46571</text:p>
          </table:table-cell>
          <table:table-cell office:value-type="float" office:value="58.338" calcext:value-type="float">
            <text:p>58.338</text:p>
          </table:table-cell>
          <table:table-cell table:formula="of:=[.A601]/65535/[.$D$4]" office:value-type="float" office:value="0.074689072978354" calcext:value-type="float">
            <text:p>0.074689072978354</text:p>
          </table:table-cell>
          <table:table-cell/>
        </table:table-row>
        <table:table-row table:style-name="ro1">
          <table:table-cell office:value-type="float" office:value="47275" calcext:value-type="float">
            <text:p>47275</text:p>
          </table:table-cell>
          <table:table-cell office:value-type="float" office:value="58.357" calcext:value-type="float">
            <text:p>58.357</text:p>
          </table:table-cell>
          <table:table-cell table:formula="of:=[.A602]/65535/[.$D$4]" office:value-type="float" office:value="0.0758181255513449" calcext:value-type="float">
            <text:p>0.0758181255513449</text:p>
          </table:table-cell>
          <table:table-cell/>
        </table:table-row>
        <table:table-row table:style-name="ro1">
          <table:table-cell office:value-type="float" office:value="48043" calcext:value-type="float">
            <text:p>48043</text:p>
          </table:table-cell>
          <table:table-cell office:value-type="float" office:value="58.377" calcext:value-type="float">
            <text:p>58.377</text:p>
          </table:table-cell>
          <table:table-cell table:formula="of:=[.A603]/65535/[.$D$4]" office:value-type="float" office:value="0.0770498192673351" calcext:value-type="float">
            <text:p>0.0770498192673351</text:p>
          </table:table-cell>
          <table:table-cell/>
        </table:table-row>
        <table:table-row table:style-name="ro1">
          <table:table-cell office:value-type="float" office:value="48635" calcext:value-type="float">
            <text:p>48635</text:p>
          </table:table-cell>
          <table:table-cell office:value-type="float" office:value="58.398" calcext:value-type="float">
            <text:p>58.398</text:p>
          </table:table-cell>
          <table:table-cell table:formula="of:=[.A604]/65535/[.$D$4]" office:value-type="float" office:value="0.0779992498400774" calcext:value-type="float">
            <text:p>0.0779992498400774</text:p>
          </table:table-cell>
          <table:table-cell/>
        </table:table-row>
        <table:table-row table:style-name="ro1">
          <table:table-cell office:value-type="float" office:value="49099" calcext:value-type="float">
            <text:p>49099</text:p>
          </table:table-cell>
          <table:table-cell office:value-type="float" office:value="58.418" calcext:value-type="float">
            <text:p>58.418</text:p>
          </table:table-cell>
          <table:table-cell table:formula="of:=[.A605]/65535/[.$D$4]" office:value-type="float" office:value="0.0787433981268215" calcext:value-type="float">
            <text:p>0.0787433981268215</text:p>
          </table:table-cell>
          <table:table-cell/>
        </table:table-row>
        <table:table-row table:style-name="ro1">
          <table:table-cell office:value-type="float" office:value="49372" calcext:value-type="float">
            <text:p>49372</text:p>
          </table:table-cell>
          <table:table-cell office:value-type="float" office:value="58.437" calcext:value-type="float">
            <text:p>58.437</text:p>
          </table:table-cell>
          <table:table-cell table:formula="of:=[.A606]/65535/[.$D$4]" office:value-type="float" office:value="0.0791812267524273" calcext:value-type="float">
            <text:p>0.0791812267524273</text:p>
          </table:table-cell>
          <table:table-cell/>
        </table:table-row>
        <table:table-row table:style-name="ro1">
          <table:table-cell office:value-type="float" office:value="49660" calcext:value-type="float">
            <text:p>49660</text:p>
          </table:table-cell>
          <table:table-cell office:value-type="float" office:value="58.458" calcext:value-type="float">
            <text:p>58.458</text:p>
          </table:table-cell>
          <table:table-cell table:formula="of:=[.A607]/65535/[.$D$4]" office:value-type="float" office:value="0.0796431118959236" calcext:value-type="float">
            <text:p>0.0796431118959236</text:p>
          </table:table-cell>
          <table:table-cell/>
        </table:table-row>
        <table:table-row table:style-name="ro1">
          <table:table-cell office:value-type="float" office:value="49820" calcext:value-type="float">
            <text:p>49820</text:p>
          </table:table-cell>
          <table:table-cell office:value-type="float" office:value="58.478" calcext:value-type="float">
            <text:p>58.478</text:p>
          </table:table-cell>
          <table:table-cell table:formula="of:=[.A608]/65535/[.$D$4]" office:value-type="float" office:value="0.0798997147534216" calcext:value-type="float">
            <text:p>0.0798997147534216</text:p>
          </table:table-cell>
          <table:table-cell/>
        </table:table-row>
        <table:table-row table:style-name="ro1">
          <table:table-cell office:value-type="float" office:value="49964" calcext:value-type="float">
            <text:p>49964</text:p>
          </table:table-cell>
          <table:table-cell office:value-type="float" office:value="58.497" calcext:value-type="float">
            <text:p>58.497</text:p>
          </table:table-cell>
          <table:table-cell table:formula="of:=[.A609]/65535/[.$D$4]" office:value-type="float" office:value="0.0801306573251697" calcext:value-type="float">
            <text:p>0.0801306573251697</text:p>
          </table:table-cell>
          <table:table-cell/>
        </table:table-row>
        <table:table-row table:style-name="ro1">
          <table:table-cell office:value-type="float" office:value="50060" calcext:value-type="float">
            <text:p>50060</text:p>
          </table:table-cell>
          <table:table-cell office:value-type="float" office:value="58.518" calcext:value-type="float">
            <text:p>58.518</text:p>
          </table:table-cell>
          <table:table-cell table:formula="of:=[.A610]/65535/[.$D$4]" office:value-type="float" office:value="0.0802846190396685" calcext:value-type="float">
            <text:p>0.0802846190396685</text:p>
          </table:table-cell>
          <table:table-cell/>
        </table:table-row>
        <table:table-row table:style-name="ro1">
          <table:table-cell office:value-type="float" office:value="50140" calcext:value-type="float">
            <text:p>50140</text:p>
          </table:table-cell>
          <table:table-cell office:value-type="float" office:value="58.539" calcext:value-type="float">
            <text:p>58.539</text:p>
          </table:table-cell>
          <table:table-cell table:formula="of:=[.A611]/65535/[.$D$4]" office:value-type="float" office:value="0.0804129204684174" calcext:value-type="float">
            <text:p>0.0804129204684174</text:p>
          </table:table-cell>
          <table:table-cell/>
        </table:table-row>
        <table:table-row table:style-name="ro1">
          <table:table-cell office:value-type="float" office:value="50204" calcext:value-type="float">
            <text:p>50204</text:p>
          </table:table-cell>
          <table:table-cell office:value-type="float" office:value="58.557" calcext:value-type="float">
            <text:p>58.557</text:p>
          </table:table-cell>
          <table:table-cell table:formula="of:=[.A612]/65535/[.$D$4]" office:value-type="float" office:value="0.0805155616114166" calcext:value-type="float">
            <text:p>0.0805155616114166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58.578" calcext:value-type="float">
            <text:p>58.578</text:p>
          </table:table-cell>
          <table:table-cell table:formula="of:=[.A613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8.598" calcext:value-type="float">
            <text:p>58.598</text:p>
          </table:table-cell>
          <table:table-cell table:formula="of:=[.A614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58.618" calcext:value-type="float">
            <text:p>58.618</text:p>
          </table:table-cell>
          <table:table-cell table:formula="of:=[.A615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348" calcext:value-type="float">
            <text:p>50348</text:p>
          </table:table-cell>
          <table:table-cell office:value-type="float" office:value="58.638" calcext:value-type="float">
            <text:p>58.638</text:p>
          </table:table-cell>
          <table:table-cell table:formula="of:=[.A616]/65535/[.$D$4]" office:value-type="float" office:value="0.0807465041831648" calcext:value-type="float">
            <text:p>0.080746504183164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8.657" calcext:value-type="float">
            <text:p>58.657</text:p>
          </table:table-cell>
          <table:table-cell table:formula="of:=[.A617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58.679" calcext:value-type="float">
            <text:p>58.679</text:p>
          </table:table-cell>
          <table:table-cell table:formula="of:=[.A618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58.698" calcext:value-type="float">
            <text:p>58.698</text:p>
          </table:table-cell>
          <table:table-cell table:formula="of:=[.A619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58.718" calcext:value-type="float">
            <text:p>58.718</text:p>
          </table:table-cell>
          <table:table-cell table:formula="of:=[.A620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8.737" calcext:value-type="float">
            <text:p>58.737</text:p>
          </table:table-cell>
          <table:table-cell table:formula="of:=[.A621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48" calcext:value-type="float">
            <text:p>50348</text:p>
          </table:table-cell>
          <table:table-cell office:value-type="float" office:value="58.758" calcext:value-type="float">
            <text:p>58.758</text:p>
          </table:table-cell>
          <table:table-cell table:formula="of:=[.A622]/65535/[.$D$4]" office:value-type="float" office:value="0.0807465041831648" calcext:value-type="float">
            <text:p>0.0807465041831648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58.778" calcext:value-type="float">
            <text:p>58.778</text:p>
          </table:table-cell>
          <table:table-cell table:formula="of:=[.A623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58.798" calcext:value-type="float">
            <text:p>58.798</text:p>
          </table:table-cell>
          <table:table-cell table:formula="of:=[.A624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8.818" calcext:value-type="float">
            <text:p>58.818</text:p>
          </table:table-cell>
          <table:table-cell table:formula="of:=[.A625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58.838" calcext:value-type="float">
            <text:p>58.838</text:p>
          </table:table-cell>
          <table:table-cell table:formula="of:=[.A626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64" calcext:value-type="float">
            <text:p>50364</text:p>
          </table:table-cell>
          <table:table-cell office:value-type="float" office:value="58.857" calcext:value-type="float">
            <text:p>58.857</text:p>
          </table:table-cell>
          <table:table-cell table:formula="of:=[.A627]/65535/[.$D$4]" office:value-type="float" office:value="0.0807721644689146" calcext:value-type="float">
            <text:p>0.080772164468914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8.877" calcext:value-type="float">
            <text:p>58.877</text:p>
          </table:table-cell>
          <table:table-cell table:formula="of:=[.A628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58.898" calcext:value-type="float">
            <text:p>58.898</text:p>
          </table:table-cell>
          <table:table-cell table:formula="of:=[.A629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172" calcext:value-type="float">
            <text:p>50172</text:p>
          </table:table-cell>
          <table:table-cell office:value-type="float" office:value="58.917" calcext:value-type="float">
            <text:p>58.917</text:p>
          </table:table-cell>
          <table:table-cell table:formula="of:=[.A630]/65535/[.$D$4]" office:value-type="float" office:value="0.080464241039917" calcext:value-type="float">
            <text:p>0.080464241039917</text:p>
          </table:table-cell>
          <table:table-cell/>
        </table:table-row>
        <table:table-row table:style-name="ro1">
          <table:table-cell office:value-type="float" office:value="50108" calcext:value-type="float">
            <text:p>50108</text:p>
          </table:table-cell>
          <table:table-cell office:value-type="float" office:value="58.937" calcext:value-type="float">
            <text:p>58.937</text:p>
          </table:table-cell>
          <table:table-cell table:formula="of:=[.A631]/65535/[.$D$4]" office:value-type="float" office:value="0.0803615998969179" calcext:value-type="float">
            <text:p>0.0803615998969179</text:p>
          </table:table-cell>
          <table:table-cell/>
        </table:table-row>
        <table:table-row table:style-name="ro1">
          <table:table-cell office:value-type="float" office:value="49932" calcext:value-type="float">
            <text:p>49932</text:p>
          </table:table-cell>
          <table:table-cell office:value-type="float" office:value="58.96" calcext:value-type="float">
            <text:p>58.96</text:p>
          </table:table-cell>
          <table:table-cell table:formula="of:=[.A632]/65535/[.$D$4]" office:value-type="float" office:value="0.0800793367536701" calcext:value-type="float">
            <text:p>0.0800793367536701</text:p>
          </table:table-cell>
          <table:table-cell/>
        </table:table-row>
        <table:table-row table:style-name="ro1">
          <table:table-cell office:value-type="float" office:value="49756" calcext:value-type="float">
            <text:p>49756</text:p>
          </table:table-cell>
          <table:table-cell office:value-type="float" office:value="58.979" calcext:value-type="float">
            <text:p>58.979</text:p>
          </table:table-cell>
          <table:table-cell table:formula="of:=[.A633]/65535/[.$D$4]" office:value-type="float" office:value="0.0797970736104224" calcext:value-type="float">
            <text:p>0.0797970736104224</text:p>
          </table:table-cell>
          <table:table-cell/>
        </table:table-row>
        <table:table-row table:style-name="ro1">
          <table:table-cell office:value-type="float" office:value="49324" calcext:value-type="float">
            <text:p>49324</text:p>
          </table:table-cell>
          <table:table-cell office:value-type="float" office:value="58.998" calcext:value-type="float">
            <text:p>58.998</text:p>
          </table:table-cell>
          <table:table-cell table:formula="of:=[.A634]/65535/[.$D$4]" office:value-type="float" office:value="0.079104245895178" calcext:value-type="float">
            <text:p>0.079104245895178</text:p>
          </table:table-cell>
          <table:table-cell/>
        </table:table-row>
        <table:table-row table:style-name="ro1">
          <table:table-cell office:value-type="float" office:value="48747" calcext:value-type="float">
            <text:p>48747</text:p>
          </table:table-cell>
          <table:table-cell office:value-type="float" office:value="59.017" calcext:value-type="float">
            <text:p>59.017</text:p>
          </table:table-cell>
          <table:table-cell table:formula="of:=[.A635]/65535/[.$D$4]" office:value-type="float" office:value="0.078178871840326" calcext:value-type="float">
            <text:p>0.078178871840326</text:p>
          </table:table-cell>
          <table:table-cell/>
        </table:table-row>
        <table:table-row table:style-name="ro1">
          <table:table-cell office:value-type="float" office:value="47755" calcext:value-type="float">
            <text:p>47755</text:p>
          </table:table-cell>
          <table:table-cell office:value-type="float" office:value="59.039" calcext:value-type="float">
            <text:p>59.039</text:p>
          </table:table-cell>
          <table:table-cell table:formula="of:=[.A636]/65535/[.$D$4]" office:value-type="float" office:value="0.0765879341238388" calcext:value-type="float">
            <text:p>0.0765879341238388</text:p>
          </table:table-cell>
          <table:table-cell/>
        </table:table-row>
        <table:table-row table:style-name="ro1">
          <table:table-cell office:value-type="float" office:value="46507" calcext:value-type="float">
            <text:p>46507</text:p>
          </table:table-cell>
          <table:table-cell office:value-type="float" office:value="59.057" calcext:value-type="float">
            <text:p>59.057</text:p>
          </table:table-cell>
          <table:table-cell table:formula="of:=[.A637]/65535/[.$D$4]" office:value-type="float" office:value="0.0745864318353548" calcext:value-type="float">
            <text:p>0.0745864318353548</text:p>
          </table:table-cell>
          <table:table-cell/>
        </table:table-row>
        <table:table-row table:style-name="ro1">
          <table:table-cell office:value-type="float" office:value="44842" calcext:value-type="float">
            <text:p>44842</text:p>
          </table:table-cell>
          <table:table-cell office:value-type="float" office:value="59.077" calcext:value-type="float">
            <text:p>59.077</text:p>
          </table:table-cell>
          <table:table-cell table:formula="of:=[.A638]/65535/[.$D$4]" office:value-type="float" office:value="0.0719161583495169" calcext:value-type="float">
            <text:p>0.0719161583495169</text:p>
          </table:table-cell>
          <table:table-cell/>
        </table:table-row>
        <table:table-row table:style-name="ro1">
          <table:table-cell office:value-type="float" office:value="42762" calcext:value-type="float">
            <text:p>42762</text:p>
          </table:table-cell>
          <table:table-cell office:value-type="float" office:value="59.097" calcext:value-type="float">
            <text:p>59.097</text:p>
          </table:table-cell>
          <table:table-cell table:formula="of:=[.A639]/65535/[.$D$4]" office:value-type="float" office:value="0.0685803212020436" calcext:value-type="float">
            <text:p>0.0685803212020436</text:p>
          </table:table-cell>
          <table:table-cell/>
        </table:table-row>
        <table:table-row table:style-name="ro1">
          <table:table-cell office:value-type="float" office:value="40137" calcext:value-type="float">
            <text:p>40137</text:p>
          </table:table-cell>
          <table:table-cell office:value-type="float" office:value="59.118" calcext:value-type="float">
            <text:p>59.118</text:p>
          </table:table-cell>
          <table:table-cell table:formula="of:=[.A640]/65535/[.$D$4]" office:value-type="float" office:value="0.064370430571218" calcext:value-type="float">
            <text:p>0.064370430571218</text:p>
          </table:table-cell>
          <table:table-cell/>
        </table:table-row>
        <table:table-row table:style-name="ro1">
          <table:table-cell office:value-type="float" office:value="37305" calcext:value-type="float">
            <text:p>37305</text:p>
          </table:table-cell>
          <table:table-cell office:value-type="float" office:value="59.137" calcext:value-type="float">
            <text:p>59.137</text:p>
          </table:table-cell>
          <table:table-cell table:formula="of:=[.A641]/65535/[.$D$4]" office:value-type="float" office:value="0.0598285599935044" calcext:value-type="float">
            <text:p>0.0598285599935044</text:p>
          </table:table-cell>
          <table:table-cell/>
        </table:table-row>
        <table:table-row table:style-name="ro1">
          <table:table-cell office:value-type="float" office:value="33592" calcext:value-type="float">
            <text:p>33592</text:p>
          </table:table-cell>
          <table:table-cell office:value-type="float" office:value="59.158" calcext:value-type="float">
            <text:p>59.158</text:p>
          </table:table-cell>
          <table:table-cell table:formula="of:=[.A642]/65535/[.$D$4]" office:value-type="float" office:value="0.0538737699316928" calcext:value-type="float">
            <text:p>0.0538737699316928</text:p>
          </table:table-cell>
          <table:table-cell/>
        </table:table-row>
        <table:table-row table:style-name="ro1">
          <table:table-cell office:value-type="float" office:value="29671" calcext:value-type="float">
            <text:p>29671</text:p>
          </table:table-cell>
          <table:table-cell office:value-type="float" office:value="59.178" calcext:value-type="float">
            <text:p>59.178</text:p>
          </table:table-cell>
          <table:table-cell table:formula="of:=[.A643]/65535/[.$D$4]" office:value-type="float" office:value="0.0475853961551339" calcext:value-type="float">
            <text:p>0.0475853961551339</text:p>
          </table:table-cell>
          <table:table-cell/>
        </table:table-row>
        <table:table-row table:style-name="ro1">
          <table:table-cell office:value-type="float" office:value="26246" calcext:value-type="float">
            <text:p>26246</text:p>
          </table:table-cell>
          <table:table-cell office:value-type="float" office:value="59.197" calcext:value-type="float">
            <text:p>59.197</text:p>
          </table:table-cell>
          <table:table-cell table:formula="of:=[.A644]/65535/[.$D$4]" office:value-type="float" office:value="0.0420924912368186" calcext:value-type="float">
            <text:p>0.0420924912368186</text:p>
          </table:table-cell>
          <table:table-cell/>
        </table:table-row>
        <table:table-row table:style-name="ro1">
          <table:table-cell office:value-type="float" office:value="23557" calcext:value-type="float">
            <text:p>23557</text:p>
          </table:table-cell>
          <table:table-cell office:value-type="float" office:value="59.218" calcext:value-type="float">
            <text:p>59.218</text:p>
          </table:table-cell>
          <table:table-cell table:formula="of:=[.A645]/65535/[.$D$4]" office:value-type="float" office:value="0.0377799594629938" calcext:value-type="float">
            <text:p>0.0377799594629938</text:p>
          </table:table-cell>
          <table:table-cell/>
        </table:table-row>
        <table:table-row table:style-name="ro1">
          <table:table-cell office:value-type="float" office:value="21269" calcext:value-type="float">
            <text:p>21269</text:p>
          </table:table-cell>
          <table:table-cell office:value-type="float" office:value="59.237" calcext:value-type="float">
            <text:p>59.237</text:p>
          </table:table-cell>
          <table:table-cell table:formula="of:=[.A646]/65535/[.$D$4]" office:value-type="float" office:value="0.0341105386007732" calcext:value-type="float">
            <text:p>0.0341105386007732</text:p>
          </table:table-cell>
          <table:table-cell/>
        </table:table-row>
        <table:table-row table:style-name="ro1">
          <table:table-cell office:value-type="float" office:value="19732" calcext:value-type="float">
            <text:p>19732</text:p>
          </table:table-cell>
          <table:table-cell office:value-type="float" office:value="59.259" calcext:value-type="float">
            <text:p>59.259</text:p>
          </table:table-cell>
          <table:table-cell table:formula="of:=[.A647]/65535/[.$D$4]" office:value-type="float" office:value="0.0316455474009336" calcext:value-type="float">
            <text:p>0.0316455474009336</text:p>
          </table:table-cell>
          <table:table-cell/>
        </table:table-row>
        <table:table-row table:style-name="ro1">
          <table:table-cell office:value-type="float" office:value="19044" calcext:value-type="float">
            <text:p>19044</text:p>
          </table:table-cell>
          <table:table-cell office:value-type="float" office:value="59.278" calcext:value-type="float">
            <text:p>59.278</text:p>
          </table:table-cell>
          <table:table-cell table:formula="of:=[.A648]/65535/[.$D$4]" office:value-type="float" office:value="0.0305421551136925" calcext:value-type="float">
            <text:p>0.0305421551136925</text:p>
          </table:table-cell>
          <table:table-cell/>
        </table:table-row>
        <table:table-row table:style-name="ro1">
          <table:table-cell office:value-type="float" office:value="18580" calcext:value-type="float">
            <text:p>18580</text:p>
          </table:table-cell>
          <table:table-cell office:value-type="float" office:value="59.298" calcext:value-type="float">
            <text:p>59.298</text:p>
          </table:table-cell>
          <table:table-cell table:formula="of:=[.A649]/65535/[.$D$4]" office:value-type="float" office:value="0.0297980068269485" calcext:value-type="float">
            <text:p>0.0297980068269485</text:p>
          </table:table-cell>
          <table:table-cell/>
        </table:table-row>
        <table:table-row table:style-name="ro1">
          <table:table-cell office:value-type="float" office:value="18340" calcext:value-type="float">
            <text:p>18340</text:p>
          </table:table-cell>
          <table:table-cell office:value-type="float" office:value="59.317" calcext:value-type="float">
            <text:p>59.317</text:p>
          </table:table-cell>
          <table:table-cell table:formula="of:=[.A650]/65535/[.$D$4]" office:value-type="float" office:value="0.0294131025407016" calcext:value-type="float">
            <text:p>0.0294131025407016</text:p>
          </table:table-cell>
          <table:table-cell/>
        </table:table-row>
        <table:table-row table:style-name="ro1">
          <table:table-cell office:value-type="float" office:value="17812" calcext:value-type="float">
            <text:p>17812</text:p>
          </table:table-cell>
          <table:table-cell office:value-type="float" office:value="59.338" calcext:value-type="float">
            <text:p>59.338</text:p>
          </table:table-cell>
          <table:table-cell table:formula="of:=[.A651]/65535/[.$D$4]" office:value-type="float" office:value="0.0285663131109583" calcext:value-type="float">
            <text:p>0.0285663131109583</text:p>
          </table:table-cell>
          <table:table-cell/>
        </table:table-row>
        <table:table-row table:style-name="ro1">
          <table:table-cell office:value-type="float" office:value="18308" calcext:value-type="float">
            <text:p>18308</text:p>
          </table:table-cell>
          <table:table-cell office:value-type="float" office:value="59.357" calcext:value-type="float">
            <text:p>59.357</text:p>
          </table:table-cell>
          <table:table-cell table:formula="of:=[.A652]/65535/[.$D$4]" office:value-type="float" office:value="0.029361781969202" calcext:value-type="float">
            <text:p>0.029361781969202</text:p>
          </table:table-cell>
          <table:table-cell/>
        </table:table-row>
        <table:table-row table:style-name="ro1">
          <table:table-cell office:value-type="float" office:value="18628" calcext:value-type="float">
            <text:p>18628</text:p>
          </table:table-cell>
          <table:table-cell office:value-type="float" office:value="59.377" calcext:value-type="float">
            <text:p>59.377</text:p>
          </table:table-cell>
          <table:table-cell table:formula="of:=[.A653]/65535/[.$D$4]" office:value-type="float" office:value="0.0298749876841979" calcext:value-type="float">
            <text:p>0.0298749876841979</text:p>
          </table:table-cell>
          <table:table-cell/>
        </table:table-row>
        <table:table-row table:style-name="ro1">
          <table:table-cell office:value-type="float" office:value="18916" calcext:value-type="float">
            <text:p>18916</text:p>
          </table:table-cell>
          <table:table-cell office:value-type="float" office:value="59.398" calcext:value-type="float">
            <text:p>59.398</text:p>
          </table:table-cell>
          <table:table-cell table:formula="of:=[.A654]/65535/[.$D$4]" office:value-type="float" office:value="0.0303368728276941" calcext:value-type="float">
            <text:p>0.0303368728276941</text:p>
          </table:table-cell>
          <table:table-cell/>
        </table:table-row>
        <table:table-row table:style-name="ro1">
          <table:table-cell office:value-type="float" office:value="19636" calcext:value-type="float">
            <text:p>19636</text:p>
          </table:table-cell>
          <table:table-cell office:value-type="float" office:value="59.417" calcext:value-type="float">
            <text:p>59.417</text:p>
          </table:table-cell>
          <table:table-cell table:formula="of:=[.A655]/65535/[.$D$4]" office:value-type="float" office:value="0.0314915856864349" calcext:value-type="float">
            <text:p>0.0314915856864349</text:p>
          </table:table-cell>
          <table:table-cell/>
        </table:table-row>
        <table:table-row table:style-name="ro1">
          <table:table-cell office:value-type="float" office:value="20741" calcext:value-type="float">
            <text:p>20741</text:p>
          </table:table-cell>
          <table:table-cell office:value-type="float" office:value="59.437" calcext:value-type="float">
            <text:p>59.437</text:p>
          </table:table-cell>
          <table:table-cell table:formula="of:=[.A656]/65535/[.$D$4]" office:value-type="float" office:value="0.03326374917103" calcext:value-type="float">
            <text:p>0.03326374917103</text:p>
          </table:table-cell>
          <table:table-cell/>
        </table:table-row>
        <table:table-row table:style-name="ro1">
          <table:table-cell office:value-type="float" office:value="22869" calcext:value-type="float">
            <text:p>22869</text:p>
          </table:table-cell>
          <table:table-cell office:value-type="float" office:value="59.458" calcext:value-type="float">
            <text:p>59.458</text:p>
          </table:table-cell>
          <table:table-cell table:formula="of:=[.A657]/65535/[.$D$4]" office:value-type="float" office:value="0.0366765671757527" calcext:value-type="float">
            <text:p>0.0366765671757527</text:p>
          </table:table-cell>
          <table:table-cell/>
        </table:table-row>
        <table:table-row table:style-name="ro1">
          <table:table-cell office:value-type="float" office:value="25526" calcext:value-type="float">
            <text:p>25526</text:p>
          </table:table-cell>
          <table:table-cell office:value-type="float" office:value="59.478" calcext:value-type="float">
            <text:p>59.478</text:p>
          </table:table-cell>
          <table:table-cell table:formula="of:=[.A658]/65535/[.$D$4]" office:value-type="float" office:value="0.0409377783780779" calcext:value-type="float">
            <text:p>0.0409377783780779</text:p>
          </table:table-cell>
          <table:table-cell/>
        </table:table-row>
        <table:table-row table:style-name="ro1">
          <table:table-cell office:value-type="float" office:value="29799" calcext:value-type="float">
            <text:p>29799</text:p>
          </table:table-cell>
          <table:table-cell office:value-type="float" office:value="59.497" calcext:value-type="float">
            <text:p>59.497</text:p>
          </table:table-cell>
          <table:table-cell table:formula="of:=[.A659]/65535/[.$D$4]" office:value-type="float" office:value="0.0477906784411323" calcext:value-type="float">
            <text:p>0.0477906784411323</text:p>
          </table:table-cell>
          <table:table-cell/>
        </table:table-row>
        <table:table-row table:style-name="ro1">
          <table:table-cell office:value-type="float" office:value="34616" calcext:value-type="float">
            <text:p>34616</text:p>
          </table:table-cell>
          <table:table-cell office:value-type="float" office:value="59.518" calcext:value-type="float">
            <text:p>59.518</text:p>
          </table:table-cell>
          <table:table-cell table:formula="of:=[.A660]/65535/[.$D$4]" office:value-type="float" office:value="0.0555160282196797" calcext:value-type="float">
            <text:p>0.0555160282196797</text:p>
          </table:table-cell>
          <table:table-cell/>
        </table:table-row>
        <table:table-row table:style-name="ro1">
          <table:table-cell office:value-type="float" office:value="37897" calcext:value-type="float">
            <text:p>37897</text:p>
          </table:table-cell>
          <table:table-cell office:value-type="float" office:value="59.539" calcext:value-type="float">
            <text:p>59.539</text:p>
          </table:table-cell>
          <table:table-cell table:formula="of:=[.A661]/65535/[.$D$4]" office:value-type="float" office:value="0.0607779905662468" calcext:value-type="float">
            <text:p>0.0607779905662468</text:p>
          </table:table-cell>
          <table:table-cell/>
        </table:table-row>
        <table:table-row table:style-name="ro1">
          <table:table-cell office:value-type="float" office:value="40761" calcext:value-type="float">
            <text:p>40761</text:p>
          </table:table-cell>
          <table:table-cell office:value-type="float" office:value="59.557" calcext:value-type="float">
            <text:p>59.557</text:p>
          </table:table-cell>
          <table:table-cell table:formula="of:=[.A662]/65535/[.$D$4]" office:value-type="float" office:value="0.06537118171546" calcext:value-type="float">
            <text:p>0.06537118171546</text:p>
          </table:table-cell>
          <table:table-cell/>
        </table:table-row>
        <table:table-row table:style-name="ro1">
          <table:table-cell office:value-type="float" office:value="43018" calcext:value-type="float">
            <text:p>43018</text:p>
          </table:table-cell>
          <table:table-cell office:value-type="float" office:value="59.578" calcext:value-type="float">
            <text:p>59.578</text:p>
          </table:table-cell>
          <table:table-cell table:formula="of:=[.A663]/65535/[.$D$4]" office:value-type="float" office:value="0.0689908857740403" calcext:value-type="float">
            <text:p>0.0689908857740403</text:p>
          </table:table-cell>
          <table:table-cell/>
        </table:table-row>
        <table:table-row table:style-name="ro1">
          <table:table-cell office:value-type="float" office:value="45034" calcext:value-type="float">
            <text:p>45034</text:p>
          </table:table-cell>
          <table:table-cell office:value-type="float" office:value="59.598" calcext:value-type="float">
            <text:p>59.598</text:p>
          </table:table-cell>
          <table:table-cell table:formula="of:=[.A664]/65535/[.$D$4]" office:value-type="float" office:value="0.0722240817785144" calcext:value-type="float">
            <text:p>0.0722240817785144</text:p>
          </table:table-cell>
          <table:table-cell/>
        </table:table-row>
        <table:table-row table:style-name="ro1">
          <table:table-cell office:value-type="float" office:value="46443" calcext:value-type="float">
            <text:p>46443</text:p>
          </table:table-cell>
          <table:table-cell office:value-type="float" office:value="59.618" calcext:value-type="float">
            <text:p>59.618</text:p>
          </table:table-cell>
          <table:table-cell table:formula="of:=[.A665]/65535/[.$D$4]" office:value-type="float" office:value="0.0744837906923556" calcext:value-type="float">
            <text:p>0.0744837906923556</text:p>
          </table:table-cell>
          <table:table-cell/>
        </table:table-row>
        <table:table-row table:style-name="ro1">
          <table:table-cell office:value-type="float" office:value="47707" calcext:value-type="float">
            <text:p>47707</text:p>
          </table:table-cell>
          <table:table-cell office:value-type="float" office:value="59.637" calcext:value-type="float">
            <text:p>59.637</text:p>
          </table:table-cell>
          <table:table-cell table:formula="of:=[.A666]/65535/[.$D$4]" office:value-type="float" office:value="0.0765109532665894" calcext:value-type="float">
            <text:p>0.0765109532665894</text:p>
          </table:table-cell>
          <table:table-cell/>
        </table:table-row>
        <table:table-row table:style-name="ro1">
          <table:table-cell office:value-type="float" office:value="48587" calcext:value-type="float">
            <text:p>48587</text:p>
          </table:table-cell>
          <table:table-cell office:value-type="float" office:value="59.657" calcext:value-type="float">
            <text:p>59.657</text:p>
          </table:table-cell>
          <table:table-cell table:formula="of:=[.A667]/65535/[.$D$4]" office:value-type="float" office:value="0.0779222689828281" calcext:value-type="float">
            <text:p>0.0779222689828281</text:p>
          </table:table-cell>
          <table:table-cell/>
        </table:table-row>
        <table:table-row table:style-name="ro1">
          <table:table-cell office:value-type="float" office:value="49292" calcext:value-type="float">
            <text:p>49292</text:p>
          </table:table-cell>
          <table:table-cell office:value-type="float" office:value="59.679" calcext:value-type="float">
            <text:p>59.679</text:p>
          </table:table-cell>
          <table:table-cell table:formula="of:=[.A668]/65535/[.$D$4]" office:value-type="float" office:value="0.0790529253236784" calcext:value-type="float">
            <text:p>0.0790529253236784</text:p>
          </table:table-cell>
          <table:table-cell/>
        </table:table-row>
        <table:table-row table:style-name="ro1">
          <table:table-cell office:value-type="float" office:value="49596" calcext:value-type="float">
            <text:p>49596</text:p>
          </table:table-cell>
          <table:table-cell office:value-type="float" office:value="59.697" calcext:value-type="float">
            <text:p>59.697</text:p>
          </table:table-cell>
          <table:table-cell table:formula="of:=[.A669]/65535/[.$D$4]" office:value-type="float" office:value="0.0795404707529245" calcext:value-type="float">
            <text:p>0.0795404707529245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59.718" calcext:value-type="float">
            <text:p>59.718</text:p>
          </table:table-cell>
          <table:table-cell table:formula="of:=[.A670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49980" calcext:value-type="float">
            <text:p>49980</text:p>
          </table:table-cell>
          <table:table-cell office:value-type="float" office:value="59.737" calcext:value-type="float">
            <text:p>59.737</text:p>
          </table:table-cell>
          <table:table-cell table:formula="of:=[.A671]/65535/[.$D$4]" office:value-type="float" office:value="0.0801563176109195" calcext:value-type="float">
            <text:p>0.0801563176109195</text:p>
          </table:table-cell>
          <table:table-cell/>
        </table:table-row>
        <table:table-row table:style-name="ro1">
          <table:table-cell office:value-type="float" office:value="50124" calcext:value-type="float">
            <text:p>50124</text:p>
          </table:table-cell>
          <table:table-cell office:value-type="float" office:value="59.759" calcext:value-type="float">
            <text:p>59.759</text:p>
          </table:table-cell>
          <table:table-cell table:formula="of:=[.A672]/65535/[.$D$4]" office:value-type="float" office:value="0.0803872601826677" calcext:value-type="float">
            <text:p>0.0803872601826677</text:p>
          </table:table-cell>
          <table:table-cell/>
        </table:table-row>
        <table:table-row table:style-name="ro1">
          <table:table-cell office:value-type="float" office:value="50204" calcext:value-type="float">
            <text:p>50204</text:p>
          </table:table-cell>
          <table:table-cell office:value-type="float" office:value="59.777" calcext:value-type="float">
            <text:p>59.777</text:p>
          </table:table-cell>
          <table:table-cell table:formula="of:=[.A673]/65535/[.$D$4]" office:value-type="float" office:value="0.0805155616114166" calcext:value-type="float">
            <text:p>0.0805155616114166</text:p>
          </table:table-cell>
          <table:table-cell/>
        </table:table-row>
        <table:table-row table:style-name="ro1">
          <table:table-cell office:value-type="float" office:value="50204" calcext:value-type="float">
            <text:p>50204</text:p>
          </table:table-cell>
          <table:table-cell office:value-type="float" office:value="59.797" calcext:value-type="float">
            <text:p>59.797</text:p>
          </table:table-cell>
          <table:table-cell table:formula="of:=[.A674]/65535/[.$D$4]" office:value-type="float" office:value="0.0805155616114166" calcext:value-type="float">
            <text:p>0.08051556161141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59.818" calcext:value-type="float">
            <text:p>59.818</text:p>
          </table:table-cell>
          <table:table-cell table:formula="of:=[.A675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59.839" calcext:value-type="float">
            <text:p>59.839</text:p>
          </table:table-cell>
          <table:table-cell table:formula="of:=[.A676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59.857" calcext:value-type="float">
            <text:p>59.857</text:p>
          </table:table-cell>
          <table:table-cell table:formula="of:=[.A677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9.877" calcext:value-type="float">
            <text:p>59.877</text:p>
          </table:table-cell>
          <table:table-cell table:formula="of:=[.A678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59.898" calcext:value-type="float">
            <text:p>59.898</text:p>
          </table:table-cell>
          <table:table-cell table:formula="of:=[.A679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59.917" calcext:value-type="float">
            <text:p>59.917</text:p>
          </table:table-cell>
          <table:table-cell table:formula="of:=[.A680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59.937" calcext:value-type="float">
            <text:p>59.937</text:p>
          </table:table-cell>
          <table:table-cell table:formula="of:=[.A681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59.958" calcext:value-type="float">
            <text:p>59.958</text:p>
          </table:table-cell>
          <table:table-cell table:formula="of:=[.A682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9.978" calcext:value-type="float">
            <text:p>59.978</text:p>
          </table:table-cell>
          <table:table-cell table:formula="of:=[.A683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59.998" calcext:value-type="float">
            <text:p>59.998</text:p>
          </table:table-cell>
          <table:table-cell table:formula="of:=[.A684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60.018" calcext:value-type="float">
            <text:p>60.018</text:p>
          </table:table-cell>
          <table:table-cell table:formula="of:=[.A685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0.039" calcext:value-type="float">
            <text:p>60.039</text:p>
          </table:table-cell>
          <table:table-cell table:formula="of:=[.A686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60.057" calcext:value-type="float">
            <text:p>60.057</text:p>
          </table:table-cell>
          <table:table-cell table:formula="of:=[.A687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60.077" calcext:value-type="float">
            <text:p>60.077</text:p>
          </table:table-cell>
          <table:table-cell table:formula="of:=[.A688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0.097" calcext:value-type="float">
            <text:p>60.097</text:p>
          </table:table-cell>
          <table:table-cell table:formula="of:=[.A689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60.118" calcext:value-type="float">
            <text:p>60.118</text:p>
          </table:table-cell>
          <table:table-cell table:formula="of:=[.A690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0.137" calcext:value-type="float">
            <text:p>60.137</text:p>
          </table:table-cell>
          <table:table-cell table:formula="of:=[.A691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60.158" calcext:value-type="float">
            <text:p>60.158</text:p>
          </table:table-cell>
          <table:table-cell table:formula="of:=[.A692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0.178" calcext:value-type="float">
            <text:p>60.178</text:p>
          </table:table-cell>
          <table:table-cell table:formula="of:=[.A693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60.197" calcext:value-type="float">
            <text:p>60.197</text:p>
          </table:table-cell>
          <table:table-cell table:formula="of:=[.A694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60.218" calcext:value-type="float">
            <text:p>60.218</text:p>
          </table:table-cell>
          <table:table-cell table:formula="of:=[.A695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60.237" calcext:value-type="float">
            <text:p>60.237</text:p>
          </table:table-cell>
          <table:table-cell table:formula="of:=[.A696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60.259" calcext:value-type="float">
            <text:p>60.259</text:p>
          </table:table-cell>
          <table:table-cell table:formula="of:=[.A697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0.278" calcext:value-type="float">
            <text:p>60.278</text:p>
          </table:table-cell>
          <table:table-cell table:formula="of:=[.A698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60.298" calcext:value-type="float">
            <text:p>60.298</text:p>
          </table:table-cell>
          <table:table-cell table:formula="of:=[.A699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348" calcext:value-type="float">
            <text:p>50348</text:p>
          </table:table-cell>
          <table:table-cell office:value-type="float" office:value="60.317" calcext:value-type="float">
            <text:p>60.317</text:p>
          </table:table-cell>
          <table:table-cell table:formula="of:=[.A700]/65535/[.$D$4]" office:value-type="float" office:value="0.0807465041831648" calcext:value-type="float">
            <text:p>0.0807465041831648</text:p>
          </table:table-cell>
          <table:table-cell/>
        </table:table-row>
        <table:table-row table:style-name="ro1">
          <table:table-cell office:value-type="float" office:value="50156" calcext:value-type="float">
            <text:p>50156</text:p>
          </table:table-cell>
          <table:table-cell office:value-type="float" office:value="60.338" calcext:value-type="float">
            <text:p>60.338</text:p>
          </table:table-cell>
          <table:table-cell table:formula="of:=[.A701]/65535/[.$D$4]" office:value-type="float" office:value="0.0804385807541672" calcext:value-type="float">
            <text:p>0.0804385807541672</text:p>
          </table:table-cell>
          <table:table-cell/>
        </table:table-row>
        <table:table-row table:style-name="ro1">
          <table:table-cell office:value-type="float" office:value="50204" calcext:value-type="float">
            <text:p>50204</text:p>
          </table:table-cell>
          <table:table-cell office:value-type="float" office:value="60.357" calcext:value-type="float">
            <text:p>60.357</text:p>
          </table:table-cell>
          <table:table-cell table:formula="of:=[.A702]/65535/[.$D$4]" office:value-type="float" office:value="0.0805155616114166" calcext:value-type="float">
            <text:p>0.0805155616114166</text:p>
          </table:table-cell>
          <table:table-cell/>
        </table:table-row>
        <table:table-row table:style-name="ro1">
          <table:table-cell office:value-type="float" office:value="50140" calcext:value-type="float">
            <text:p>50140</text:p>
          </table:table-cell>
          <table:table-cell office:value-type="float" office:value="60.377" calcext:value-type="float">
            <text:p>60.377</text:p>
          </table:table-cell>
          <table:table-cell table:formula="of:=[.A703]/65535/[.$D$4]" office:value-type="float" office:value="0.0804129204684174" calcext:value-type="float">
            <text:p>0.0804129204684174</text:p>
          </table:table-cell>
          <table:table-cell/>
        </table:table-row>
        <table:table-row table:style-name="ro1">
          <table:table-cell office:value-type="float" office:value="49996" calcext:value-type="float">
            <text:p>49996</text:p>
          </table:table-cell>
          <table:table-cell office:value-type="float" office:value="60.398" calcext:value-type="float">
            <text:p>60.398</text:p>
          </table:table-cell>
          <table:table-cell table:formula="of:=[.A704]/65535/[.$D$4]" office:value-type="float" office:value="0.0801819778966693" calcext:value-type="float">
            <text:p>0.0801819778966693</text:p>
          </table:table-cell>
          <table:table-cell/>
        </table:table-row>
        <table:table-row table:style-name="ro1">
          <table:table-cell office:value-type="float" office:value="49836" calcext:value-type="float">
            <text:p>49836</text:p>
          </table:table-cell>
          <table:table-cell office:value-type="float" office:value="60.417" calcext:value-type="float">
            <text:p>60.417</text:p>
          </table:table-cell>
          <table:table-cell table:formula="of:=[.A705]/65535/[.$D$4]" office:value-type="float" office:value="0.0799253750391714" calcext:value-type="float">
            <text:p>0.0799253750391714</text:p>
          </table:table-cell>
          <table:table-cell/>
        </table:table-row>
        <table:table-row table:style-name="ro1">
          <table:table-cell office:value-type="float" office:value="49548" calcext:value-type="float">
            <text:p>49548</text:p>
          </table:table-cell>
          <table:table-cell office:value-type="float" office:value="60.437" calcext:value-type="float">
            <text:p>60.437</text:p>
          </table:table-cell>
          <table:table-cell table:formula="of:=[.A706]/65535/[.$D$4]" office:value-type="float" office:value="0.0794634898956751" calcext:value-type="float">
            <text:p>0.0794634898956751</text:p>
          </table:table-cell>
          <table:table-cell/>
        </table:table-row>
        <table:table-row table:style-name="ro1">
          <table:table-cell office:value-type="float" office:value="49196" calcext:value-type="float">
            <text:p>49196</text:p>
          </table:table-cell>
          <table:table-cell office:value-type="float" office:value="60.458" calcext:value-type="float">
            <text:p>60.458</text:p>
          </table:table-cell>
          <table:table-cell table:formula="of:=[.A707]/65535/[.$D$4]" office:value-type="float" office:value="0.0788989636091796" calcext:value-type="float">
            <text:p>0.0788989636091796</text:p>
          </table:table-cell>
          <table:table-cell/>
        </table:table-row>
        <table:table-row table:style-name="ro1">
          <table:table-cell office:value-type="float" office:value="48795" calcext:value-type="float">
            <text:p>48795</text:p>
          </table:table-cell>
          <table:table-cell office:value-type="float" office:value="60.478" calcext:value-type="float">
            <text:p>60.478</text:p>
          </table:table-cell>
          <table:table-cell table:formula="of:=[.A708]/65535/[.$D$4]" office:value-type="float" office:value="0.0782558526975754" calcext:value-type="float">
            <text:p>0.0782558526975754</text:p>
          </table:table-cell>
          <table:table-cell/>
        </table:table-row>
        <table:table-row table:style-name="ro1">
          <table:table-cell office:value-type="float" office:value="48203" calcext:value-type="float">
            <text:p>48203</text:p>
          </table:table-cell>
          <table:table-cell office:value-type="float" office:value="60.497" calcext:value-type="float">
            <text:p>60.497</text:p>
          </table:table-cell>
          <table:table-cell table:formula="of:=[.A709]/65535/[.$D$4]" office:value-type="float" office:value="0.077306422124833" calcext:value-type="float">
            <text:p>0.077306422124833</text:p>
          </table:table-cell>
          <table:table-cell/>
        </table:table-row>
        <table:table-row table:style-name="ro1">
          <table:table-cell office:value-type="float" office:value="47371" calcext:value-type="float">
            <text:p>47371</text:p>
          </table:table-cell>
          <table:table-cell office:value-type="float" office:value="60.518" calcext:value-type="float">
            <text:p>60.518</text:p>
          </table:table-cell>
          <table:table-cell table:formula="of:=[.A710]/65535/[.$D$4]" office:value-type="float" office:value="0.0759720872658437" calcext:value-type="float">
            <text:p>0.0759720872658437</text:p>
          </table:table-cell>
          <table:table-cell/>
        </table:table-row>
        <table:table-row table:style-name="ro1">
          <table:table-cell office:value-type="float" office:value="46363" calcext:value-type="float">
            <text:p>46363</text:p>
          </table:table-cell>
          <table:table-cell office:value-type="float" office:value="60.539" calcext:value-type="float">
            <text:p>60.539</text:p>
          </table:table-cell>
          <table:table-cell table:formula="of:=[.A711]/65535/[.$D$4]" office:value-type="float" office:value="0.0743554892636067" calcext:value-type="float">
            <text:p>0.0743554892636067</text:p>
          </table:table-cell>
          <table:table-cell/>
        </table:table-row>
        <table:table-row table:style-name="ro1">
          <table:table-cell office:value-type="float" office:value="45050" calcext:value-type="float">
            <text:p>45050</text:p>
          </table:table-cell>
          <table:table-cell office:value-type="float" office:value="60.557" calcext:value-type="float">
            <text:p>60.557</text:p>
          </table:table-cell>
          <table:table-cell table:formula="of:=[.A712]/65535/[.$D$4]" office:value-type="float" office:value="0.0722497420642642" calcext:value-type="float">
            <text:p>0.0722497420642642</text:p>
          </table:table-cell>
          <table:table-cell/>
        </table:table-row>
        <table:table-row table:style-name="ro1">
          <table:table-cell office:value-type="float" office:value="43802" calcext:value-type="float">
            <text:p>43802</text:p>
          </table:table-cell>
          <table:table-cell office:value-type="float" office:value="60.577" calcext:value-type="float">
            <text:p>60.577</text:p>
          </table:table-cell>
          <table:table-cell table:formula="of:=[.A713]/65535/[.$D$4]" office:value-type="float" office:value="0.0702482397757802" calcext:value-type="float">
            <text:p>0.0702482397757802</text:p>
          </table:table-cell>
          <table:table-cell/>
        </table:table-row>
        <table:table-row table:style-name="ro1">
          <table:table-cell office:value-type="float" office:value="42346" calcext:value-type="float">
            <text:p>42346</text:p>
          </table:table-cell>
          <table:table-cell office:value-type="float" office:value="60.598" calcext:value-type="float">
            <text:p>60.598</text:p>
          </table:table-cell>
          <table:table-cell table:formula="of:=[.A714]/65535/[.$D$4]" office:value-type="float" office:value="0.067913153772549" calcext:value-type="float">
            <text:p>0.067913153772549</text:p>
          </table:table-cell>
          <table:table-cell/>
        </table:table-row>
        <table:table-row table:style-name="ro1">
          <table:table-cell office:value-type="float" office:value="41466" calcext:value-type="float">
            <text:p>41466</text:p>
          </table:table-cell>
          <table:table-cell office:value-type="float" office:value="60.618" calcext:value-type="float">
            <text:p>60.618</text:p>
          </table:table-cell>
          <table:table-cell table:formula="of:=[.A715]/65535/[.$D$4]" office:value-type="float" office:value="0.0665018380563103" calcext:value-type="float">
            <text:p>0.0665018380563103</text:p>
          </table:table-cell>
          <table:table-cell/>
        </table:table-row>
        <table:table-row table:style-name="ro1">
          <table:table-cell office:value-type="float" office:value="40953" calcext:value-type="float">
            <text:p>40953</text:p>
          </table:table-cell>
          <table:table-cell office:value-type="float" office:value="60.637" calcext:value-type="float">
            <text:p>60.637</text:p>
          </table:table-cell>
          <table:table-cell table:formula="of:=[.A716]/65535/[.$D$4]" office:value-type="float" office:value="0.0656791051444575" calcext:value-type="float">
            <text:p>0.0656791051444575</text:p>
          </table:table-cell>
          <table:table-cell/>
        </table:table-row>
        <table:table-row table:style-name="ro1">
          <table:table-cell office:value-type="float" office:value="40473" calcext:value-type="float">
            <text:p>40473</text:p>
          </table:table-cell>
          <table:table-cell office:value-type="float" office:value="60.657" calcext:value-type="float">
            <text:p>60.657</text:p>
          </table:table-cell>
          <table:table-cell table:formula="of:=[.A717]/65535/[.$D$4]" office:value-type="float" office:value="0.0649092965719637" calcext:value-type="float">
            <text:p>0.0649092965719637</text:p>
          </table:table-cell>
          <table:table-cell/>
        </table:table-row>
        <table:table-row table:style-name="ro1">
          <table:table-cell office:value-type="float" office:value="39897" calcext:value-type="float">
            <text:p>39897</text:p>
          </table:table-cell>
          <table:table-cell office:value-type="float" office:value="60.679" calcext:value-type="float">
            <text:p>60.679</text:p>
          </table:table-cell>
          <table:table-cell table:formula="of:=[.A718]/65535/[.$D$4]" office:value-type="float" office:value="0.0639855262849711" calcext:value-type="float">
            <text:p>0.0639855262849711</text:p>
          </table:table-cell>
          <table:table-cell/>
        </table:table-row>
        <table:table-row table:style-name="ro1">
          <table:table-cell office:value-type="float" office:value="39561" calcext:value-type="float">
            <text:p>39561</text:p>
          </table:table-cell>
          <table:table-cell office:value-type="float" office:value="60.697" calcext:value-type="float">
            <text:p>60.697</text:p>
          </table:table-cell>
          <table:table-cell table:formula="of:=[.A719]/65535/[.$D$4]" office:value-type="float" office:value="0.0634466602842254" calcext:value-type="float">
            <text:p>0.0634466602842254</text:p>
          </table:table-cell>
          <table:table-cell/>
        </table:table-row>
        <table:table-row table:style-name="ro1">
          <table:table-cell office:value-type="float" office:value="39401" calcext:value-type="float">
            <text:p>39401</text:p>
          </table:table-cell>
          <table:table-cell office:value-type="float" office:value="60.718" calcext:value-type="float">
            <text:p>60.718</text:p>
          </table:table-cell>
          <table:table-cell table:formula="of:=[.A720]/65535/[.$D$4]" office:value-type="float" office:value="0.0631900574267275" calcext:value-type="float">
            <text:p>0.0631900574267275</text:p>
          </table:table-cell>
          <table:table-cell/>
        </table:table-row>
        <table:table-row table:style-name="ro1">
          <table:table-cell office:value-type="float" office:value="39321" calcext:value-type="float">
            <text:p>39321</text:p>
          </table:table-cell>
          <table:table-cell office:value-type="float" office:value="60.737" calcext:value-type="float">
            <text:p>60.737</text:p>
          </table:table-cell>
          <table:table-cell table:formula="of:=[.A721]/65535/[.$D$4]" office:value-type="float" office:value="0.0630617559979785" calcext:value-type="float">
            <text:p>0.0630617559979785</text:p>
          </table:table-cell>
          <table:table-cell/>
        </table:table-row>
        <table:table-row table:style-name="ro1">
          <table:table-cell office:value-type="float" office:value="39401" calcext:value-type="float">
            <text:p>39401</text:p>
          </table:table-cell>
          <table:table-cell office:value-type="float" office:value="60.758" calcext:value-type="float">
            <text:p>60.758</text:p>
          </table:table-cell>
          <table:table-cell table:formula="of:=[.A722]/65535/[.$D$4]" office:value-type="float" office:value="0.0631900574267275" calcext:value-type="float">
            <text:p>0.0631900574267275</text:p>
          </table:table-cell>
          <table:table-cell/>
        </table:table-row>
        <table:table-row table:style-name="ro1">
          <table:table-cell office:value-type="float" office:value="39625" calcext:value-type="float">
            <text:p>39625</text:p>
          </table:table-cell>
          <table:table-cell office:value-type="float" office:value="60.778" calcext:value-type="float">
            <text:p>60.778</text:p>
          </table:table-cell>
          <table:table-cell table:formula="of:=[.A723]/65535/[.$D$4]" office:value-type="float" office:value="0.0635493014272246" calcext:value-type="float">
            <text:p>0.0635493014272246</text:p>
          </table:table-cell>
          <table:table-cell/>
        </table:table-row>
        <table:table-row table:style-name="ro1">
          <table:table-cell office:value-type="float" office:value="40073" calcext:value-type="float">
            <text:p>40073</text:p>
          </table:table-cell>
          <table:table-cell office:value-type="float" office:value="60.798" calcext:value-type="float">
            <text:p>60.798</text:p>
          </table:table-cell>
          <table:table-cell table:formula="of:=[.A724]/65535/[.$D$4]" office:value-type="float" office:value="0.0642677894282188" calcext:value-type="float">
            <text:p>0.0642677894282188</text:p>
          </table:table-cell>
          <table:table-cell/>
        </table:table-row>
        <table:table-row table:style-name="ro1">
          <table:table-cell office:value-type="float" office:value="40409" calcext:value-type="float">
            <text:p>40409</text:p>
          </table:table-cell>
          <table:table-cell office:value-type="float" office:value="60.818" calcext:value-type="float">
            <text:p>60.818</text:p>
          </table:table-cell>
          <table:table-cell table:formula="of:=[.A725]/65535/[.$D$4]" office:value-type="float" office:value="0.0648066554289645" calcext:value-type="float">
            <text:p>0.0648066554289645</text:p>
          </table:table-cell>
          <table:table-cell/>
        </table:table-row>
        <table:table-row table:style-name="ro1">
          <table:table-cell office:value-type="float" office:value="40697" calcext:value-type="float">
            <text:p>40697</text:p>
          </table:table-cell>
          <table:table-cell office:value-type="float" office:value="60.838" calcext:value-type="float">
            <text:p>60.838</text:p>
          </table:table-cell>
          <table:table-cell table:formula="of:=[.A726]/65535/[.$D$4]" office:value-type="float" office:value="0.0652685405724608" calcext:value-type="float">
            <text:p>0.0652685405724608</text:p>
          </table:table-cell>
          <table:table-cell/>
        </table:table-row>
        <table:table-row table:style-name="ro1">
          <table:table-cell office:value-type="float" office:value="41178" calcext:value-type="float">
            <text:p>41178</text:p>
          </table:table-cell>
          <table:table-cell office:value-type="float" office:value="60.857" calcext:value-type="float">
            <text:p>60.857</text:p>
          </table:table-cell>
          <table:table-cell table:formula="of:=[.A727]/65535/[.$D$4]" office:value-type="float" office:value="0.066039952912814" calcext:value-type="float">
            <text:p>0.066039952912814</text:p>
          </table:table-cell>
          <table:table-cell/>
        </table:table-row>
        <table:table-row table:style-name="ro1">
          <table:table-cell office:value-type="float" office:value="42394" calcext:value-type="float">
            <text:p>42394</text:p>
          </table:table-cell>
          <table:table-cell office:value-type="float" office:value="60.877" calcext:value-type="float">
            <text:p>60.877</text:p>
          </table:table-cell>
          <table:table-cell table:formula="of:=[.A728]/65535/[.$D$4]" office:value-type="float" office:value="0.0679901346297984" calcext:value-type="float">
            <text:p>0.0679901346297984</text:p>
          </table:table-cell>
          <table:table-cell/>
        </table:table-row>
        <table:table-row table:style-name="ro1">
          <table:table-cell office:value-type="float" office:value="43994" calcext:value-type="float">
            <text:p>43994</text:p>
          </table:table-cell>
          <table:table-cell office:value-type="float" office:value="60.898" calcext:value-type="float">
            <text:p>60.898</text:p>
          </table:table-cell>
          <table:table-cell table:formula="of:=[.A729]/65535/[.$D$4]" office:value-type="float" office:value="0.0705561632047778" calcext:value-type="float">
            <text:p>0.0705561632047778</text:p>
          </table:table-cell>
          <table:table-cell/>
        </table:table-row>
        <table:table-row table:style-name="ro1">
          <table:table-cell office:value-type="float" office:value="45163" calcext:value-type="float">
            <text:p>45163</text:p>
          </table:table-cell>
          <table:table-cell office:value-type="float" office:value="60.917" calcext:value-type="float">
            <text:p>60.917</text:p>
          </table:table-cell>
          <table:table-cell table:formula="of:=[.A730]/65535/[.$D$4]" office:value-type="float" office:value="0.0724309678323721" calcext:value-type="float">
            <text:p>0.0724309678323721</text:p>
          </table:table-cell>
          <table:table-cell/>
        </table:table-row>
        <table:table-row table:style-name="ro1">
          <table:table-cell office:value-type="float" office:value="46315" calcext:value-type="float">
            <text:p>46315</text:p>
          </table:table-cell>
          <table:table-cell office:value-type="float" office:value="60.937" calcext:value-type="float">
            <text:p>60.937</text:p>
          </table:table-cell>
          <table:table-cell table:formula="of:=[.A731]/65535/[.$D$4]" office:value-type="float" office:value="0.0742785084063573" calcext:value-type="float">
            <text:p>0.0742785084063573</text:p>
          </table:table-cell>
          <table:table-cell/>
        </table:table-row>
        <table:table-row table:style-name="ro1">
          <table:table-cell office:value-type="float" office:value="47259" calcext:value-type="float">
            <text:p>47259</text:p>
          </table:table-cell>
          <table:table-cell office:value-type="float" office:value="60.958" calcext:value-type="float">
            <text:p>60.958</text:p>
          </table:table-cell>
          <table:table-cell table:formula="of:=[.A732]/65535/[.$D$4]" office:value-type="float" office:value="0.0757924652655951" calcext:value-type="float">
            <text:p>0.0757924652655951</text:p>
          </table:table-cell>
          <table:table-cell/>
        </table:table-row>
        <table:table-row table:style-name="ro1">
          <table:table-cell office:value-type="float" office:value="48059" calcext:value-type="float">
            <text:p>48059</text:p>
          </table:table-cell>
          <table:table-cell office:value-type="float" office:value="60.979" calcext:value-type="float">
            <text:p>60.979</text:p>
          </table:table-cell>
          <table:table-cell table:formula="of:=[.A733]/65535/[.$D$4]" office:value-type="float" office:value="0.0770754795530848" calcext:value-type="float">
            <text:p>0.0770754795530848</text:p>
          </table:table-cell>
          <table:table-cell/>
        </table:table-row>
        <table:table-row table:style-name="ro1">
          <table:table-cell office:value-type="float" office:value="48683" calcext:value-type="float">
            <text:p>48683</text:p>
          </table:table-cell>
          <table:table-cell office:value-type="float" office:value="60.998" calcext:value-type="float">
            <text:p>60.998</text:p>
          </table:table-cell>
          <table:table-cell table:formula="of:=[.A734]/65535/[.$D$4]" office:value-type="float" office:value="0.0780762306973268" calcext:value-type="float">
            <text:p>0.0780762306973268</text:p>
          </table:table-cell>
          <table:table-cell/>
        </table:table-row>
        <table:table-row table:style-name="ro1">
          <table:table-cell office:value-type="float" office:value="48987" calcext:value-type="float">
            <text:p>48987</text:p>
          </table:table-cell>
          <table:table-cell office:value-type="float" office:value="61.017" calcext:value-type="float">
            <text:p>61.017</text:p>
          </table:table-cell>
          <table:table-cell table:formula="of:=[.A735]/65535/[.$D$4]" office:value-type="float" office:value="0.0785637761265729" calcext:value-type="float">
            <text:p>0.0785637761265729</text:p>
          </table:table-cell>
          <table:table-cell/>
        </table:table-row>
        <table:table-row table:style-name="ro1">
          <table:table-cell office:value-type="float" office:value="49436" calcext:value-type="float">
            <text:p>49436</text:p>
          </table:table-cell>
          <table:table-cell office:value-type="float" office:value="61.039" calcext:value-type="float">
            <text:p>61.039</text:p>
          </table:table-cell>
          <table:table-cell table:formula="of:=[.A736]/65535/[.$D$4]" office:value-type="float" office:value="0.0792838678954265" calcext:value-type="float">
            <text:p>0.0792838678954265</text:p>
          </table:table-cell>
          <table:table-cell/>
        </table:table-row>
        <table:table-row table:style-name="ro1">
          <table:table-cell office:value-type="float" office:value="49628" calcext:value-type="float">
            <text:p>49628</text:p>
          </table:table-cell>
          <table:table-cell office:value-type="float" office:value="61.057" calcext:value-type="float">
            <text:p>61.057</text:p>
          </table:table-cell>
          <table:table-cell table:formula="of:=[.A737]/65535/[.$D$4]" office:value-type="float" office:value="0.079591791324424" calcext:value-type="float">
            <text:p>0.079591791324424</text:p>
          </table:table-cell>
          <table:table-cell/>
        </table:table-row>
        <table:table-row table:style-name="ro1">
          <table:table-cell office:value-type="float" office:value="49884" calcext:value-type="float">
            <text:p>49884</text:p>
          </table:table-cell>
          <table:table-cell office:value-type="float" office:value="61.077" calcext:value-type="float">
            <text:p>61.077</text:p>
          </table:table-cell>
          <table:table-cell table:formula="of:=[.A738]/65535/[.$D$4]" office:value-type="float" office:value="0.0800023558964207" calcext:value-type="float">
            <text:p>0.0800023558964207</text:p>
          </table:table-cell>
          <table:table-cell/>
        </table:table-row>
        <table:table-row table:style-name="ro1">
          <table:table-cell office:value-type="float" office:value="49996" calcext:value-type="float">
            <text:p>49996</text:p>
          </table:table-cell>
          <table:table-cell office:value-type="float" office:value="61.097" calcext:value-type="float">
            <text:p>61.097</text:p>
          </table:table-cell>
          <table:table-cell table:formula="of:=[.A739]/65535/[.$D$4]" office:value-type="float" office:value="0.0801819778966693" calcext:value-type="float">
            <text:p>0.0801819778966693</text:p>
          </table:table-cell>
          <table:table-cell/>
        </table:table-row>
        <table:table-row table:style-name="ro1">
          <table:table-cell office:value-type="float" office:value="50156" calcext:value-type="float">
            <text:p>50156</text:p>
          </table:table-cell>
          <table:table-cell office:value-type="float" office:value="61.118" calcext:value-type="float">
            <text:p>61.118</text:p>
          </table:table-cell>
          <table:table-cell table:formula="of:=[.A740]/65535/[.$D$4]" office:value-type="float" office:value="0.0804385807541672" calcext:value-type="float">
            <text:p>0.0804385807541672</text:p>
          </table:table-cell>
          <table:table-cell/>
        </table:table-row>
        <table:table-row table:style-name="ro1">
          <table:table-cell office:value-type="float" office:value="50172" calcext:value-type="float">
            <text:p>50172</text:p>
          </table:table-cell>
          <table:table-cell office:value-type="float" office:value="61.137" calcext:value-type="float">
            <text:p>61.137</text:p>
          </table:table-cell>
          <table:table-cell table:formula="of:=[.A741]/65535/[.$D$4]" office:value-type="float" office:value="0.080464241039917" calcext:value-type="float">
            <text:p>0.080464241039917</text:p>
          </table:table-cell>
          <table:table-cell/>
        </table:table-row>
        <table:table-row table:style-name="ro1">
          <table:table-cell office:value-type="float" office:value="50156" calcext:value-type="float">
            <text:p>50156</text:p>
          </table:table-cell>
          <table:table-cell office:value-type="float" office:value="61.158" calcext:value-type="float">
            <text:p>61.158</text:p>
          </table:table-cell>
          <table:table-cell table:formula="of:=[.A742]/65535/[.$D$4]" office:value-type="float" office:value="0.0804385807541672" calcext:value-type="float">
            <text:p>0.0804385807541672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61.179" calcext:value-type="float">
            <text:p>61.179</text:p>
          </table:table-cell>
          <table:table-cell table:formula="of:=[.A743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188" calcext:value-type="float">
            <text:p>50188</text:p>
          </table:table-cell>
          <table:table-cell office:value-type="float" office:value="61.197" calcext:value-type="float">
            <text:p>61.197</text:p>
          </table:table-cell>
          <table:table-cell table:formula="of:=[.A744]/65535/[.$D$4]" office:value-type="float" office:value="0.0804899013256668" calcext:value-type="float">
            <text:p>0.080489901325666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1.218" calcext:value-type="float">
            <text:p>61.218</text:p>
          </table:table-cell>
          <table:table-cell table:formula="of:=[.A745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1.237" calcext:value-type="float">
            <text:p>61.237</text:p>
          </table:table-cell>
          <table:table-cell table:formula="of:=[.A746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61.259" calcext:value-type="float">
            <text:p>61.259</text:p>
          </table:table-cell>
          <table:table-cell table:formula="of:=[.A747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060" calcext:value-type="float">
            <text:p>50060</text:p>
          </table:table-cell>
          <table:table-cell office:value-type="float" office:value="61.278" calcext:value-type="float">
            <text:p>61.278</text:p>
          </table:table-cell>
          <table:table-cell table:formula="of:=[.A748]/65535/[.$D$4]" office:value-type="float" office:value="0.0802846190396685" calcext:value-type="float">
            <text:p>0.0802846190396685</text:p>
          </table:table-cell>
          <table:table-cell/>
        </table:table-row>
        <table:table-row table:style-name="ro1">
          <table:table-cell office:value-type="float" office:value="50364" calcext:value-type="float">
            <text:p>50364</text:p>
          </table:table-cell>
          <table:table-cell office:value-type="float" office:value="61.298" calcext:value-type="float">
            <text:p>61.298</text:p>
          </table:table-cell>
          <table:table-cell table:formula="of:=[.A749]/65535/[.$D$4]" office:value-type="float" office:value="0.0807721644689146" calcext:value-type="float">
            <text:p>0.0807721644689146</text:p>
          </table:table-cell>
          <table:table-cell/>
        </table:table-row>
        <table:table-row table:style-name="ro1">
          <table:table-cell office:value-type="float" office:value="50124" calcext:value-type="float">
            <text:p>50124</text:p>
          </table:table-cell>
          <table:table-cell office:value-type="float" office:value="61.317" calcext:value-type="float">
            <text:p>61.317</text:p>
          </table:table-cell>
          <table:table-cell table:formula="of:=[.A750]/65535/[.$D$4]" office:value-type="float" office:value="0.0803872601826677" calcext:value-type="float">
            <text:p>0.0803872601826677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61.339" calcext:value-type="float">
            <text:p>61.339</text:p>
          </table:table-cell>
          <table:table-cell table:formula="of:=[.A751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61.364" calcext:value-type="float">
            <text:p>61.364</text:p>
          </table:table-cell>
          <table:table-cell table:formula="of:=[.A752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348" calcext:value-type="float">
            <text:p>50348</text:p>
          </table:table-cell>
          <table:table-cell office:value-type="float" office:value="61.377" calcext:value-type="float">
            <text:p>61.377</text:p>
          </table:table-cell>
          <table:table-cell table:formula="of:=[.A753]/65535/[.$D$4]" office:value-type="float" office:value="0.0807465041831648" calcext:value-type="float">
            <text:p>0.0807465041831648</text:p>
          </table:table-cell>
          <table:table-cell/>
        </table:table-row>
        <table:table-row table:style-name="ro1">
          <table:table-cell office:value-type="float" office:value="50348" calcext:value-type="float">
            <text:p>50348</text:p>
          </table:table-cell>
          <table:table-cell office:value-type="float" office:value="61.398" calcext:value-type="float">
            <text:p>61.398</text:p>
          </table:table-cell>
          <table:table-cell table:formula="of:=[.A754]/65535/[.$D$4]" office:value-type="float" office:value="0.0807465041831648" calcext:value-type="float">
            <text:p>0.0807465041831648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61.418" calcext:value-type="float">
            <text:p>61.418</text:p>
          </table:table-cell>
          <table:table-cell table:formula="of:=[.A755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61.437" calcext:value-type="float">
            <text:p>61.437</text:p>
          </table:table-cell>
          <table:table-cell table:formula="of:=[.A756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61.458" calcext:value-type="float">
            <text:p>61.458</text:p>
          </table:table-cell>
          <table:table-cell table:formula="of:=[.A757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1.478" calcext:value-type="float">
            <text:p>61.478</text:p>
          </table:table-cell>
          <table:table-cell table:formula="of:=[.A758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61.497" calcext:value-type="float">
            <text:p>61.497</text:p>
          </table:table-cell>
          <table:table-cell table:formula="of:=[.A759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61.518" calcext:value-type="float">
            <text:p>61.518</text:p>
          </table:table-cell>
          <table:table-cell table:formula="of:=[.A760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1.539" calcext:value-type="float">
            <text:p>61.539</text:p>
          </table:table-cell>
          <table:table-cell table:formula="of:=[.A761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1.557" calcext:value-type="float">
            <text:p>61.557</text:p>
          </table:table-cell>
          <table:table-cell table:formula="of:=[.A762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61.577" calcext:value-type="float">
            <text:p>61.577</text:p>
          </table:table-cell>
          <table:table-cell table:formula="of:=[.A763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1.598" calcext:value-type="float">
            <text:p>61.598</text:p>
          </table:table-cell>
          <table:table-cell table:formula="of:=[.A764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1.618" calcext:value-type="float">
            <text:p>61.618</text:p>
          </table:table-cell>
          <table:table-cell table:formula="of:=[.A765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61.638" calcext:value-type="float">
            <text:p>61.638</text:p>
          </table:table-cell>
          <table:table-cell table:formula="of:=[.A766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61.657" calcext:value-type="float">
            <text:p>61.657</text:p>
          </table:table-cell>
          <table:table-cell table:formula="of:=[.A767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1.679" calcext:value-type="float">
            <text:p>61.679</text:p>
          </table:table-cell>
          <table:table-cell table:formula="of:=[.A768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80" calcext:value-type="float">
            <text:p>50380</text:p>
          </table:table-cell>
          <table:table-cell office:value-type="float" office:value="61.697" calcext:value-type="float">
            <text:p>61.697</text:p>
          </table:table-cell>
          <table:table-cell table:formula="of:=[.A769]/65535/[.$D$4]" office:value-type="float" office:value="0.0807978247546644" calcext:value-type="float">
            <text:p>0.0807978247546644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61.718" calcext:value-type="float">
            <text:p>61.718</text:p>
          </table:table-cell>
          <table:table-cell table:formula="of:=[.A770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61.737" calcext:value-type="float">
            <text:p>61.737</text:p>
          </table:table-cell>
          <table:table-cell table:formula="of:=[.A771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61.758" calcext:value-type="float">
            <text:p>61.758</text:p>
          </table:table-cell>
          <table:table-cell table:formula="of:=[.A772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61.778" calcext:value-type="float">
            <text:p>61.778</text:p>
          </table:table-cell>
          <table:table-cell table:formula="of:=[.A773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20" calcext:value-type="float">
            <text:p>50220</text:p>
          </table:table-cell>
          <table:table-cell office:value-type="float" office:value="61.798" calcext:value-type="float">
            <text:p>61.798</text:p>
          </table:table-cell>
          <table:table-cell table:formula="of:=[.A774]/65535/[.$D$4]" office:value-type="float" office:value="0.0805412218971664" calcext:value-type="float">
            <text:p>0.0805412218971664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61.818" calcext:value-type="float">
            <text:p>61.818</text:p>
          </table:table-cell>
          <table:table-cell table:formula="of:=[.A775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1.838" calcext:value-type="float">
            <text:p>61.838</text:p>
          </table:table-cell>
          <table:table-cell table:formula="of:=[.A776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61.857" calcext:value-type="float">
            <text:p>61.857</text:p>
          </table:table-cell>
          <table:table-cell table:formula="of:=[.A777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61.877" calcext:value-type="float">
            <text:p>61.877</text:p>
          </table:table-cell>
          <table:table-cell table:formula="of:=[.A778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61.898" calcext:value-type="float">
            <text:p>61.898</text:p>
          </table:table-cell>
          <table:table-cell table:formula="of:=[.A779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1.917" calcext:value-type="float">
            <text:p>61.917</text:p>
          </table:table-cell>
          <table:table-cell table:formula="of:=[.A780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1.937" calcext:value-type="float">
            <text:p>61.937</text:p>
          </table:table-cell>
          <table:table-cell table:formula="of:=[.A781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61.958" calcext:value-type="float">
            <text:p>61.958</text:p>
          </table:table-cell>
          <table:table-cell table:formula="of:=[.A782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61.979" calcext:value-type="float">
            <text:p>61.979</text:p>
          </table:table-cell>
          <table:table-cell table:formula="of:=[.A783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61.997" calcext:value-type="float">
            <text:p>61.997</text:p>
          </table:table-cell>
          <table:table-cell table:formula="of:=[.A784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62.017" calcext:value-type="float">
            <text:p>62.017</text:p>
          </table:table-cell>
          <table:table-cell table:formula="of:=[.A785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62.038" calcext:value-type="float">
            <text:p>62.038</text:p>
          </table:table-cell>
          <table:table-cell table:formula="of:=[.A786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2.058" calcext:value-type="float">
            <text:p>62.058</text:p>
          </table:table-cell>
          <table:table-cell table:formula="of:=[.A787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62.077" calcext:value-type="float">
            <text:p>62.077</text:p>
          </table:table-cell>
          <table:table-cell table:formula="of:=[.A788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62.097" calcext:value-type="float">
            <text:p>62.097</text:p>
          </table:table-cell>
          <table:table-cell table:formula="of:=[.A789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62.118" calcext:value-type="float">
            <text:p>62.118</text:p>
          </table:table-cell>
          <table:table-cell table:formula="of:=[.A790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62.137" calcext:value-type="float">
            <text:p>62.137</text:p>
          </table:table-cell>
          <table:table-cell table:formula="of:=[.A791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62.158" calcext:value-type="float">
            <text:p>62.158</text:p>
          </table:table-cell>
          <table:table-cell table:formula="of:=[.A792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2.178" calcext:value-type="float">
            <text:p>62.178</text:p>
          </table:table-cell>
          <table:table-cell table:formula="of:=[.A793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62.197" calcext:value-type="float">
            <text:p>62.197</text:p>
          </table:table-cell>
          <table:table-cell table:formula="of:=[.A794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62.218" calcext:value-type="float">
            <text:p>62.218</text:p>
          </table:table-cell>
          <table:table-cell table:formula="of:=[.A795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2.237" calcext:value-type="float">
            <text:p>62.237</text:p>
          </table:table-cell>
          <table:table-cell table:formula="of:=[.A796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62.259" calcext:value-type="float">
            <text:p>62.259</text:p>
          </table:table-cell>
          <table:table-cell table:formula="of:=[.A797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62.277" calcext:value-type="float">
            <text:p>62.277</text:p>
          </table:table-cell>
          <table:table-cell table:formula="of:=[.A798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62.298" calcext:value-type="float">
            <text:p>62.298</text:p>
          </table:table-cell>
          <table:table-cell table:formula="of:=[.A799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62.317" calcext:value-type="float">
            <text:p>62.317</text:p>
          </table:table-cell>
          <table:table-cell table:formula="of:=[.A800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48" calcext:value-type="float">
            <text:p>50348</text:p>
          </table:table-cell>
          <table:table-cell office:value-type="float" office:value="62.338" calcext:value-type="float">
            <text:p>62.338</text:p>
          </table:table-cell>
          <table:table-cell table:formula="of:=[.A801]/65535/[.$D$4]" office:value-type="float" office:value="0.0807465041831648" calcext:value-type="float">
            <text:p>0.0807465041831648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62.357" calcext:value-type="float">
            <text:p>62.357</text:p>
          </table:table-cell>
          <table:table-cell table:formula="of:=[.A802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1004" calcext:value-type="float">
            <text:p>51004</text:p>
          </table:table-cell>
          <table:table-cell office:value-type="float" office:value="62.377" calcext:value-type="float">
            <text:p>62.377</text:p>
          </table:table-cell>
          <table:table-cell table:formula="of:=[.A803]/65535/[.$D$4]" office:value-type="float" office:value="0.0817985758989063" calcext:value-type="float">
            <text:p>0.0817985758989063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2.398" calcext:value-type="float">
            <text:p>62.398</text:p>
          </table:table-cell>
          <table:table-cell table:formula="of:=[.A804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2.417" calcext:value-type="float">
            <text:p>62.417</text:p>
          </table:table-cell>
          <table:table-cell table:formula="of:=[.A805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62.437" calcext:value-type="float">
            <text:p>62.437</text:p>
          </table:table-cell>
          <table:table-cell table:formula="of:=[.A806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62.458" calcext:value-type="float">
            <text:p>62.458</text:p>
          </table:table-cell>
          <table:table-cell table:formula="of:=[.A807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62.478" calcext:value-type="float">
            <text:p>62.478</text:p>
          </table:table-cell>
          <table:table-cell table:formula="of:=[.A808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2.497" calcext:value-type="float">
            <text:p>62.497</text:p>
          </table:table-cell>
          <table:table-cell table:formula="of:=[.A809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20" calcext:value-type="float">
            <text:p>50220</text:p>
          </table:table-cell>
          <table:table-cell office:value-type="float" office:value="62.518" calcext:value-type="float">
            <text:p>62.518</text:p>
          </table:table-cell>
          <table:table-cell table:formula="of:=[.A810]/65535/[.$D$4]" office:value-type="float" office:value="0.0805412218971664" calcext:value-type="float">
            <text:p>0.0805412218971664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62.539" calcext:value-type="float">
            <text:p>62.539</text:p>
          </table:table-cell>
          <table:table-cell table:formula="of:=[.A811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62.557" calcext:value-type="float">
            <text:p>62.557</text:p>
          </table:table-cell>
          <table:table-cell table:formula="of:=[.A812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2.578" calcext:value-type="float">
            <text:p>62.578</text:p>
          </table:table-cell>
          <table:table-cell table:formula="of:=[.A813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62.598" calcext:value-type="float">
            <text:p>62.598</text:p>
          </table:table-cell>
          <table:table-cell table:formula="of:=[.A814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20" calcext:value-type="float">
            <text:p>50220</text:p>
          </table:table-cell>
          <table:table-cell office:value-type="float" office:value="62.618" calcext:value-type="float">
            <text:p>62.618</text:p>
          </table:table-cell>
          <table:table-cell table:formula="of:=[.A815]/65535/[.$D$4]" office:value-type="float" office:value="0.0805412218971664" calcext:value-type="float">
            <text:p>0.0805412218971664</text:p>
          </table:table-cell>
          <table:table-cell/>
        </table:table-row>
        <table:table-row table:style-name="ro1">
          <table:table-cell office:value-type="float" office:value="50156" calcext:value-type="float">
            <text:p>50156</text:p>
          </table:table-cell>
          <table:table-cell office:value-type="float" office:value="62.638" calcext:value-type="float">
            <text:p>62.638</text:p>
          </table:table-cell>
          <table:table-cell table:formula="of:=[.A816]/65535/[.$D$4]" office:value-type="float" office:value="0.0804385807541672" calcext:value-type="float">
            <text:p>0.0804385807541672</text:p>
          </table:table-cell>
          <table:table-cell/>
        </table:table-row>
        <table:table-row table:style-name="ro1">
          <table:table-cell office:value-type="float" office:value="50076" calcext:value-type="float">
            <text:p>50076</text:p>
          </table:table-cell>
          <table:table-cell office:value-type="float" office:value="62.657" calcext:value-type="float">
            <text:p>62.657</text:p>
          </table:table-cell>
          <table:table-cell table:formula="of:=[.A817]/65535/[.$D$4]" office:value-type="float" office:value="0.0803102793254183" calcext:value-type="float">
            <text:p>0.0803102793254183</text:p>
          </table:table-cell>
          <table:table-cell/>
        </table:table-row>
        <table:table-row table:style-name="ro1">
          <table:table-cell office:value-type="float" office:value="50012" calcext:value-type="float">
            <text:p>50012</text:p>
          </table:table-cell>
          <table:table-cell office:value-type="float" office:value="62.679" calcext:value-type="float">
            <text:p>62.679</text:p>
          </table:table-cell>
          <table:table-cell table:formula="of:=[.A818]/65535/[.$D$4]" office:value-type="float" office:value="0.0802076381824191" calcext:value-type="float">
            <text:p>0.0802076381824191</text:p>
          </table:table-cell>
          <table:table-cell/>
        </table:table-row>
        <table:table-row table:style-name="ro1">
          <table:table-cell office:value-type="float" office:value="49852" calcext:value-type="float">
            <text:p>49852</text:p>
          </table:table-cell>
          <table:table-cell office:value-type="float" office:value="62.698" calcext:value-type="float">
            <text:p>62.698</text:p>
          </table:table-cell>
          <table:table-cell table:formula="of:=[.A819]/65535/[.$D$4]" office:value-type="float" office:value="0.0799510353249212" calcext:value-type="float">
            <text:p>0.0799510353249212</text:p>
          </table:table-cell>
          <table:table-cell/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float" office:value="62.718" calcext:value-type="float">
            <text:p>62.718</text:p>
          </table:table-cell>
          <table:table-cell table:formula="of:=[.A820]/65535/[.$D$4]" office:value-type="float" office:value="0.0793865090384257" calcext:value-type="float">
            <text:p>0.0793865090384257</text:p>
          </table:table-cell>
          <table:table-cell/>
        </table:table-row>
        <table:table-row table:style-name="ro1">
          <table:table-cell office:value-type="float" office:value="48907" calcext:value-type="float">
            <text:p>48907</text:p>
          </table:table-cell>
          <table:table-cell office:value-type="float" office:value="62.737" calcext:value-type="float">
            <text:p>62.737</text:p>
          </table:table-cell>
          <table:table-cell table:formula="of:=[.A821]/65535/[.$D$4]" office:value-type="float" office:value="0.0784354746978239" calcext:value-type="float">
            <text:p>0.0784354746978239</text:p>
          </table:table-cell>
          <table:table-cell/>
        </table:table-row>
        <table:table-row table:style-name="ro1">
          <table:table-cell office:value-type="float" office:value="48187" calcext:value-type="float">
            <text:p>48187</text:p>
          </table:table-cell>
          <table:table-cell office:value-type="float" office:value="62.758" calcext:value-type="float">
            <text:p>62.758</text:p>
          </table:table-cell>
          <table:table-cell table:formula="of:=[.A822]/65535/[.$D$4]" office:value-type="float" office:value="0.0772807618390832" calcext:value-type="float">
            <text:p>0.0772807618390832</text:p>
          </table:table-cell>
          <table:table-cell/>
        </table:table-row>
        <table:table-row table:style-name="ro1">
          <table:table-cell office:value-type="float" office:value="46907" calcext:value-type="float">
            <text:p>46907</text:p>
          </table:table-cell>
          <table:table-cell office:value-type="float" office:value="62.778" calcext:value-type="float">
            <text:p>62.778</text:p>
          </table:table-cell>
          <table:table-cell table:formula="of:=[.A823]/65535/[.$D$4]" office:value-type="float" office:value="0.0752279389790997" calcext:value-type="float">
            <text:p>0.0752279389790997</text:p>
          </table:table-cell>
          <table:table-cell/>
        </table:table-row>
        <table:table-row table:style-name="ro1">
          <table:table-cell office:value-type="float" office:value="45339" calcext:value-type="float">
            <text:p>45339</text:p>
          </table:table-cell>
          <table:table-cell office:value-type="float" office:value="62.797" calcext:value-type="float">
            <text:p>62.797</text:p>
          </table:table-cell>
          <table:table-cell table:formula="of:=[.A824]/65535/[.$D$4]" office:value-type="float" office:value="0.0727132309756198" calcext:value-type="float">
            <text:p>0.0727132309756198</text:p>
          </table:table-cell>
          <table:table-cell/>
        </table:table-row>
        <table:table-row table:style-name="ro1">
          <table:table-cell office:value-type="float" office:value="43450" calcext:value-type="float">
            <text:p>43450</text:p>
          </table:table-cell>
          <table:table-cell office:value-type="float" office:value="62.818" calcext:value-type="float">
            <text:p>62.818</text:p>
          </table:table-cell>
          <table:table-cell table:formula="of:=[.A825]/65535/[.$D$4]" office:value-type="float" office:value="0.0696837134892848" calcext:value-type="float">
            <text:p>0.0696837134892848</text:p>
          </table:table-cell>
          <table:table-cell/>
        </table:table-row>
        <table:table-row table:style-name="ro1">
          <table:table-cell office:value-type="float" office:value="40986" calcext:value-type="float">
            <text:p>40986</text:p>
          </table:table-cell>
          <table:table-cell office:value-type="float" office:value="62.838" calcext:value-type="float">
            <text:p>62.838</text:p>
          </table:table-cell>
          <table:table-cell table:formula="of:=[.A826]/65535/[.$D$4]" office:value-type="float" office:value="0.0657320294838165" calcext:value-type="float">
            <text:p>0.0657320294838165</text:p>
          </table:table-cell>
          <table:table-cell/>
        </table:table-row>
        <table:table-row table:style-name="ro1">
          <table:table-cell office:value-type="float" office:value="38537" calcext:value-type="float">
            <text:p>38537</text:p>
          </table:table-cell>
          <table:table-cell office:value-type="float" office:value="62.857" calcext:value-type="float">
            <text:p>62.857</text:p>
          </table:table-cell>
          <table:table-cell table:formula="of:=[.A827]/65535/[.$D$4]" office:value-type="float" office:value="0.0618044019962386" calcext:value-type="float">
            <text:p>0.0618044019962386</text:p>
          </table:table-cell>
          <table:table-cell/>
        </table:table-row>
        <table:table-row table:style-name="ro1">
          <table:table-cell office:value-type="float" office:value="34488" calcext:value-type="float">
            <text:p>34488</text:p>
          </table:table-cell>
          <table:table-cell office:value-type="float" office:value="62.877" calcext:value-type="float">
            <text:p>62.877</text:p>
          </table:table-cell>
          <table:table-cell table:formula="of:=[.A828]/65535/[.$D$4]" office:value-type="float" office:value="0.0553107459336813" calcext:value-type="float">
            <text:p>0.0553107459336813</text:p>
          </table:table-cell>
          <table:table-cell/>
        </table:table-row>
        <table:table-row table:style-name="ro1">
          <table:table-cell office:value-type="float" office:value="30583" calcext:value-type="float">
            <text:p>30583</text:p>
          </table:table-cell>
          <table:table-cell office:value-type="float" office:value="62.898" calcext:value-type="float">
            <text:p>62.898</text:p>
          </table:table-cell>
          <table:table-cell table:formula="of:=[.A829]/65535/[.$D$4]" office:value-type="float" office:value="0.0490480324428722" calcext:value-type="float">
            <text:p>0.0490480324428722</text:p>
          </table:table-cell>
          <table:table-cell/>
        </table:table-row>
        <table:table-row table:style-name="ro1">
          <table:table-cell office:value-type="float" office:value="26886" calcext:value-type="float">
            <text:p>26886</text:p>
          </table:table-cell>
          <table:table-cell office:value-type="float" office:value="62.917" calcext:value-type="float">
            <text:p>62.917</text:p>
          </table:table-cell>
          <table:table-cell table:formula="of:=[.A830]/65535/[.$D$4]" office:value-type="float" office:value="0.0431189026668104" calcext:value-type="float">
            <text:p>0.0431189026668104</text:p>
          </table:table-cell>
          <table:table-cell/>
        </table:table-row>
        <table:table-row table:style-name="ro1">
          <table:table-cell office:value-type="float" office:value="24165" calcext:value-type="float">
            <text:p>24165</text:p>
          </table:table-cell>
          <table:table-cell office:value-type="float" office:value="62.938" calcext:value-type="float">
            <text:p>62.938</text:p>
          </table:table-cell>
          <table:table-cell table:formula="of:=[.A831]/65535/[.$D$4]" office:value-type="float" office:value="0.038755050321486" calcext:value-type="float">
            <text:p>0.038755050321486</text:p>
          </table:table-cell>
          <table:table-cell/>
        </table:table-row>
        <table:table-row table:style-name="ro1">
          <table:table-cell office:value-type="float" office:value="21909" calcext:value-type="float">
            <text:p>21909</text:p>
          </table:table-cell>
          <table:table-cell office:value-type="float" office:value="62.957" calcext:value-type="float">
            <text:p>62.957</text:p>
          </table:table-cell>
          <table:table-cell table:formula="of:=[.A832]/65535/[.$D$4]" office:value-type="float" office:value="0.035136950030765" calcext:value-type="float">
            <text:p>0.035136950030765</text:p>
          </table:table-cell>
          <table:table-cell/>
        </table:table-row>
        <table:table-row table:style-name="ro1">
          <table:table-cell office:value-type="float" office:value="20148" calcext:value-type="float">
            <text:p>20148</text:p>
          </table:table-cell>
          <table:table-cell office:value-type="float" office:value="62.979" calcext:value-type="float">
            <text:p>62.979</text:p>
          </table:table-cell>
          <table:table-cell table:formula="of:=[.A833]/65535/[.$D$4]" office:value-type="float" office:value="0.0323127148304283" calcext:value-type="float">
            <text:p>0.0323127148304283</text:p>
          </table:table-cell>
          <table:table-cell/>
        </table:table-row>
        <table:table-row table:style-name="ro1">
          <table:table-cell office:value-type="float" office:value="19412" calcext:value-type="float">
            <text:p>19412</text:p>
          </table:table-cell>
          <table:table-cell office:value-type="float" office:value="62.997" calcext:value-type="float">
            <text:p>62.997</text:p>
          </table:table-cell>
          <table:table-cell table:formula="of:=[.A834]/65535/[.$D$4]" office:value-type="float" office:value="0.0311323416859378" calcext:value-type="float">
            <text:p>0.0311323416859378</text:p>
          </table:table-cell>
          <table:table-cell/>
        </table:table-row>
        <table:table-row table:style-name="ro1">
          <table:table-cell office:value-type="float" office:value="18772" calcext:value-type="float">
            <text:p>18772</text:p>
          </table:table-cell>
          <table:table-cell office:value-type="float" office:value="63.017" calcext:value-type="float">
            <text:p>63.017</text:p>
          </table:table-cell>
          <table:table-cell table:formula="of:=[.A835]/65535/[.$D$4]" office:value-type="float" office:value="0.030105930255946" calcext:value-type="float">
            <text:p>0.030105930255946</text:p>
          </table:table-cell>
          <table:table-cell/>
        </table:table-row>
        <table:table-row table:style-name="ro1">
          <table:table-cell office:value-type="float" office:value="18372" calcext:value-type="float">
            <text:p>18372</text:p>
          </table:table-cell>
          <table:table-cell office:value-type="float" office:value="63.039" calcext:value-type="float">
            <text:p>63.039</text:p>
          </table:table-cell>
          <table:table-cell table:formula="of:=[.A836]/65535/[.$D$4]" office:value-type="float" office:value="0.0294644231122011" calcext:value-type="float">
            <text:p>0.0294644231122011</text:p>
          </table:table-cell>
          <table:table-cell/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float" office:value="63.057" calcext:value-type="float">
            <text:p>63.057</text:p>
          </table:table-cell>
          <table:table-cell table:formula="of:=[.A837]/65535/[.$D$4]" office:value-type="float" office:value="0.0292848011119526" calcext:value-type="float">
            <text:p>0.0292848011119526</text:p>
          </table:table-cell>
          <table:table-cell/>
        </table:table-row>
        <table:table-row table:style-name="ro1">
          <table:table-cell office:value-type="float" office:value="18228" calcext:value-type="float">
            <text:p>18228</text:p>
          </table:table-cell>
          <table:table-cell office:value-type="float" office:value="63.078" calcext:value-type="float">
            <text:p>63.078</text:p>
          </table:table-cell>
          <table:table-cell table:formula="of:=[.A838]/65535/[.$D$4]" office:value-type="float" office:value="0.029233480540453" calcext:value-type="float">
            <text:p>0.029233480540453</text:p>
          </table:table-cell>
          <table:table-cell/>
        </table:table-row>
        <table:table-row table:style-name="ro1">
          <table:table-cell office:value-type="float" office:value="18292" calcext:value-type="float">
            <text:p>18292</text:p>
          </table:table-cell>
          <table:table-cell office:value-type="float" office:value="63.098" calcext:value-type="float">
            <text:p>63.098</text:p>
          </table:table-cell>
          <table:table-cell table:formula="of:=[.A839]/65535/[.$D$4]" office:value-type="float" office:value="0.0293361216834522" calcext:value-type="float">
            <text:p>0.0293361216834522</text:p>
          </table:table-cell>
          <table:table-cell/>
        </table:table-row>
        <table:table-row table:style-name="ro1">
          <table:table-cell office:value-type="float" office:value="18596" calcext:value-type="float">
            <text:p>18596</text:p>
          </table:table-cell>
          <table:table-cell office:value-type="float" office:value="63.118" calcext:value-type="float">
            <text:p>63.118</text:p>
          </table:table-cell>
          <table:table-cell table:formula="of:=[.A840]/65535/[.$D$4]" office:value-type="float" office:value="0.0298236671126983" calcext:value-type="float">
            <text:p>0.0298236671126983</text:p>
          </table:table-cell>
          <table:table-cell/>
        </table:table-row>
        <table:table-row table:style-name="ro1">
          <table:table-cell office:value-type="float" office:value="19092" calcext:value-type="float">
            <text:p>19092</text:p>
          </table:table-cell>
          <table:table-cell office:value-type="float" office:value="63.137" calcext:value-type="float">
            <text:p>63.137</text:p>
          </table:table-cell>
          <table:table-cell table:formula="of:=[.A841]/65535/[.$D$4]" office:value-type="float" office:value="0.0306191359709419" calcext:value-type="float">
            <text:p>0.0306191359709419</text:p>
          </table:table-cell>
          <table:table-cell/>
        </table:table-row>
        <table:table-row table:style-name="ro1">
          <table:table-cell office:value-type="float" office:value="19924" calcext:value-type="float">
            <text:p>19924</text:p>
          </table:table-cell>
          <table:table-cell office:value-type="float" office:value="63.158" calcext:value-type="float">
            <text:p>63.158</text:p>
          </table:table-cell>
          <table:table-cell table:formula="of:=[.A842]/65535/[.$D$4]" office:value-type="float" office:value="0.0319534708299312" calcext:value-type="float">
            <text:p>0.0319534708299312</text:p>
          </table:table-cell>
          <table:table-cell/>
        </table:table-row>
        <table:table-row table:style-name="ro1">
          <table:table-cell office:value-type="float" office:value="21573" calcext:value-type="float">
            <text:p>21573</text:p>
          </table:table-cell>
          <table:table-cell office:value-type="float" office:value="63.178" calcext:value-type="float">
            <text:p>63.178</text:p>
          </table:table-cell>
          <table:table-cell table:formula="of:=[.A843]/65535/[.$D$4]" office:value-type="float" office:value="0.0345980840300193" calcext:value-type="float">
            <text:p>0.0345980840300193</text:p>
          </table:table-cell>
          <table:table-cell/>
        </table:table-row>
        <table:table-row table:style-name="ro1">
          <table:table-cell office:value-type="float" office:value="24021" calcext:value-type="float">
            <text:p>24021</text:p>
          </table:table-cell>
          <table:table-cell office:value-type="float" office:value="63.199" calcext:value-type="float">
            <text:p>63.199</text:p>
          </table:table-cell>
          <table:table-cell table:formula="of:=[.A844]/65535/[.$D$4]" office:value-type="float" office:value="0.0385241077497378" calcext:value-type="float">
            <text:p>0.0385241077497378</text:p>
          </table:table-cell>
          <table:table-cell/>
        </table:table-row>
        <table:table-row table:style-name="ro1">
          <table:table-cell office:value-type="float" office:value="27718" calcext:value-type="float">
            <text:p>27718</text:p>
          </table:table-cell>
          <table:table-cell office:value-type="float" office:value="63.218" calcext:value-type="float">
            <text:p>63.218</text:p>
          </table:table-cell>
          <table:table-cell table:formula="of:=[.A845]/65535/[.$D$4]" office:value-type="float" office:value="0.0444532375257997" calcext:value-type="float">
            <text:p>0.0444532375257997</text:p>
          </table:table-cell>
          <table:table-cell/>
        </table:table-row>
        <table:table-row table:style-name="ro1">
          <table:table-cell office:value-type="float" office:value="31319" calcext:value-type="float">
            <text:p>31319</text:p>
          </table:table-cell>
          <table:table-cell office:value-type="float" office:value="63.237" calcext:value-type="float">
            <text:p>63.237</text:p>
          </table:table-cell>
          <table:table-cell table:formula="of:=[.A846]/65535/[.$D$4]" office:value-type="float" office:value="0.0502284055873627" calcext:value-type="float">
            <text:p>0.0502284055873627</text:p>
          </table:table-cell>
          <table:table-cell/>
        </table:table-row>
        <table:table-row table:style-name="ro1">
          <table:table-cell office:value-type="float" office:value="35800" calcext:value-type="float">
            <text:p>35800</text:p>
          </table:table-cell>
          <table:table-cell office:value-type="float" office:value="63.259" calcext:value-type="float">
            <text:p>63.259</text:p>
          </table:table-cell>
          <table:table-cell table:formula="of:=[.A847]/65535/[.$D$4]" office:value-type="float" office:value="0.0574148893651644" calcext:value-type="float">
            <text:p>0.0574148893651644</text:p>
          </table:table-cell>
          <table:table-cell/>
        </table:table-row>
        <table:table-row table:style-name="ro1">
          <table:table-cell office:value-type="float" office:value="38297" calcext:value-type="float">
            <text:p>38297</text:p>
          </table:table-cell>
          <table:table-cell office:value-type="float" office:value="63.277" calcext:value-type="float">
            <text:p>63.277</text:p>
          </table:table-cell>
          <table:table-cell table:formula="of:=[.A848]/65535/[.$D$4]" office:value-type="float" office:value="0.0614194977099917" calcext:value-type="float">
            <text:p>0.0614194977099917</text:p>
          </table:table-cell>
          <table:table-cell/>
        </table:table-row>
        <table:table-row table:style-name="ro1">
          <table:table-cell office:value-type="float" office:value="41130" calcext:value-type="float">
            <text:p>41130</text:p>
          </table:table-cell>
          <table:table-cell office:value-type="float" office:value="63.298" calcext:value-type="float">
            <text:p>63.298</text:p>
          </table:table-cell>
          <table:table-cell table:formula="of:=[.A849]/65535/[.$D$4]" office:value-type="float" office:value="0.0659629720555646" calcext:value-type="float">
            <text:p>0.0659629720555646</text:p>
          </table:table-cell>
          <table:table-cell/>
        </table:table-row>
        <table:table-row table:style-name="ro1">
          <table:table-cell office:value-type="float" office:value="43274" calcext:value-type="float">
            <text:p>43274</text:p>
          </table:table-cell>
          <table:table-cell office:value-type="float" office:value="63.317" calcext:value-type="float">
            <text:p>63.317</text:p>
          </table:table-cell>
          <table:table-cell table:formula="of:=[.A850]/65535/[.$D$4]" office:value-type="float" office:value="0.069401450346037" calcext:value-type="float">
            <text:p>0.069401450346037</text:p>
          </table:table-cell>
          <table:table-cell/>
        </table:table-row>
        <table:table-row table:style-name="ro1">
          <table:table-cell office:value-type="float" office:value="45275" calcext:value-type="float">
            <text:p>45275</text:p>
          </table:table-cell>
          <table:table-cell office:value-type="float" office:value="63.338" calcext:value-type="float">
            <text:p>63.338</text:p>
          </table:table-cell>
          <table:table-cell table:formula="of:=[.A851]/65535/[.$D$4]" office:value-type="float" office:value="0.0726105898326207" calcext:value-type="float">
            <text:p>0.0726105898326207</text:p>
          </table:table-cell>
          <table:table-cell/>
        </table:table-row>
        <table:table-row table:style-name="ro1">
          <table:table-cell office:value-type="float" office:value="46731" calcext:value-type="float">
            <text:p>46731</text:p>
          </table:table-cell>
          <table:table-cell office:value-type="float" office:value="63.357" calcext:value-type="float">
            <text:p>63.357</text:p>
          </table:table-cell>
          <table:table-cell table:formula="of:=[.A852]/65535/[.$D$4]" office:value-type="float" office:value="0.0749456758358519" calcext:value-type="float">
            <text:p>0.0749456758358519</text:p>
          </table:table-cell>
          <table:table-cell/>
        </table:table-row>
        <table:table-row table:style-name="ro1">
          <table:table-cell office:value-type="float" office:value="47867" calcext:value-type="float">
            <text:p>47867</text:p>
          </table:table-cell>
          <table:table-cell office:value-type="float" office:value="63.377" calcext:value-type="float">
            <text:p>63.377</text:p>
          </table:table-cell>
          <table:table-cell table:formula="of:=[.A853]/65535/[.$D$4]" office:value-type="float" office:value="0.0767675561240873" calcext:value-type="float">
            <text:p>0.0767675561240873</text:p>
          </table:table-cell>
          <table:table-cell/>
        </table:table-row>
        <table:table-row table:style-name="ro1">
          <table:table-cell office:value-type="float" office:value="48731" calcext:value-type="float">
            <text:p>48731</text:p>
          </table:table-cell>
          <table:table-cell office:value-type="float" office:value="63.398" calcext:value-type="float">
            <text:p>63.398</text:p>
          </table:table-cell>
          <table:table-cell table:formula="of:=[.A854]/65535/[.$D$4]" office:value-type="float" office:value="0.0781532115545762" calcext:value-type="float">
            <text:p>0.0781532115545762</text:p>
          </table:table-cell>
          <table:table-cell/>
        </table:table-row>
        <table:table-row table:style-name="ro1">
          <table:table-cell office:value-type="float" office:value="49292" calcext:value-type="float">
            <text:p>49292</text:p>
          </table:table-cell>
          <table:table-cell office:value-type="float" office:value="63.418" calcext:value-type="float">
            <text:p>63.418</text:p>
          </table:table-cell>
          <table:table-cell table:formula="of:=[.A855]/65535/[.$D$4]" office:value-type="float" office:value="0.0790529253236784" calcext:value-type="float">
            <text:p>0.0790529253236784</text:p>
          </table:table-cell>
          <table:table-cell/>
        </table:table-row>
        <table:table-row table:style-name="ro1">
          <table:table-cell office:value-type="float" office:value="49708" calcext:value-type="float">
            <text:p>49708</text:p>
          </table:table-cell>
          <table:table-cell office:value-type="float" office:value="63.437" calcext:value-type="float">
            <text:p>63.437</text:p>
          </table:table-cell>
          <table:table-cell table:formula="of:=[.A856]/65535/[.$D$4]" office:value-type="float" office:value="0.079720092753173" calcext:value-type="float">
            <text:p>0.079720092753173</text:p>
          </table:table-cell>
          <table:table-cell/>
        </table:table-row>
        <table:table-row table:style-name="ro1">
          <table:table-cell office:value-type="float" office:value="49884" calcext:value-type="float">
            <text:p>49884</text:p>
          </table:table-cell>
          <table:table-cell office:value-type="float" office:value="63.458" calcext:value-type="float">
            <text:p>63.458</text:p>
          </table:table-cell>
          <table:table-cell table:formula="of:=[.A857]/65535/[.$D$4]" office:value-type="float" office:value="0.0800023558964207" calcext:value-type="float">
            <text:p>0.0800023558964207</text:p>
          </table:table-cell>
          <table:table-cell/>
        </table:table-row>
        <table:table-row table:style-name="ro1">
          <table:table-cell office:value-type="float" office:value="50044" calcext:value-type="float">
            <text:p>50044</text:p>
          </table:table-cell>
          <table:table-cell office:value-type="float" office:value="63.478" calcext:value-type="float">
            <text:p>63.478</text:p>
          </table:table-cell>
          <table:table-cell table:formula="of:=[.A858]/65535/[.$D$4]" office:value-type="float" office:value="0.0802589587539187" calcext:value-type="float">
            <text:p>0.0802589587539187</text:p>
          </table:table-cell>
          <table:table-cell/>
        </table:table-row>
        <table:table-row table:style-name="ro1">
          <table:table-cell office:value-type="float" office:value="50140" calcext:value-type="float">
            <text:p>50140</text:p>
          </table:table-cell>
          <table:table-cell office:value-type="float" office:value="63.497" calcext:value-type="float">
            <text:p>63.497</text:p>
          </table:table-cell>
          <table:table-cell table:formula="of:=[.A859]/65535/[.$D$4]" office:value-type="float" office:value="0.0804129204684174" calcext:value-type="float">
            <text:p>0.0804129204684174</text:p>
          </table:table-cell>
          <table:table-cell/>
        </table:table-row>
        <table:table-row table:style-name="ro1">
          <table:table-cell office:value-type="float" office:value="50188" calcext:value-type="float">
            <text:p>50188</text:p>
          </table:table-cell>
          <table:table-cell office:value-type="float" office:value="63.518" calcext:value-type="float">
            <text:p>63.518</text:p>
          </table:table-cell>
          <table:table-cell table:formula="of:=[.A860]/65535/[.$D$4]" office:value-type="float" office:value="0.0804899013256668" calcext:value-type="float">
            <text:p>0.0804899013256668</text:p>
          </table:table-cell>
          <table:table-cell/>
        </table:table-row>
        <table:table-row table:style-name="ro1">
          <table:table-cell office:value-type="float" office:value="50204" calcext:value-type="float">
            <text:p>50204</text:p>
          </table:table-cell>
          <table:table-cell office:value-type="float" office:value="63.539" calcext:value-type="float">
            <text:p>63.539</text:p>
          </table:table-cell>
          <table:table-cell table:formula="of:=[.A861]/65535/[.$D$4]" office:value-type="float" office:value="0.0805155616114166" calcext:value-type="float">
            <text:p>0.0805155616114166</text:p>
          </table:table-cell>
          <table:table-cell/>
        </table:table-row>
        <table:table-row table:style-name="ro1">
          <table:table-cell office:value-type="float" office:value="50220" calcext:value-type="float">
            <text:p>50220</text:p>
          </table:table-cell>
          <table:table-cell office:value-type="float" office:value="63.557" calcext:value-type="float">
            <text:p>63.557</text:p>
          </table:table-cell>
          <table:table-cell table:formula="of:=[.A862]/65535/[.$D$4]" office:value-type="float" office:value="0.0805412218971664" calcext:value-type="float">
            <text:p>0.0805412218971664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63.578" calcext:value-type="float">
            <text:p>63.578</text:p>
          </table:table-cell>
          <table:table-cell table:formula="of:=[.A863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63.598" calcext:value-type="float">
            <text:p>63.598</text:p>
          </table:table-cell>
          <table:table-cell table:formula="of:=[.A864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63.618" calcext:value-type="float">
            <text:p>63.618</text:p>
          </table:table-cell>
          <table:table-cell table:formula="of:=[.A865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3.638" calcext:value-type="float">
            <text:p>63.638</text:p>
          </table:table-cell>
          <table:table-cell table:formula="of:=[.A866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20" calcext:value-type="float">
            <text:p>50220</text:p>
          </table:table-cell>
          <table:table-cell office:value-type="float" office:value="63.657" calcext:value-type="float">
            <text:p>63.657</text:p>
          </table:table-cell>
          <table:table-cell table:formula="of:=[.A867]/65535/[.$D$4]" office:value-type="float" office:value="0.0805412218971664" calcext:value-type="float">
            <text:p>0.0805412218971664</text:p>
          </table:table-cell>
          <table:table-cell/>
        </table:table-row>
        <table:table-row table:style-name="ro1">
          <table:table-cell office:value-type="float" office:value="50364" calcext:value-type="float">
            <text:p>50364</text:p>
          </table:table-cell>
          <table:table-cell office:value-type="float" office:value="63.678" calcext:value-type="float">
            <text:p>63.678</text:p>
          </table:table-cell>
          <table:table-cell table:formula="of:=[.A868]/65535/[.$D$4]" office:value-type="float" office:value="0.0807721644689146" calcext:value-type="float">
            <text:p>0.080772164468914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63.699" calcext:value-type="float">
            <text:p>63.699</text:p>
          </table:table-cell>
          <table:table-cell table:formula="of:=[.A869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63.717" calcext:value-type="float">
            <text:p>63.717</text:p>
          </table:table-cell>
          <table:table-cell table:formula="of:=[.A870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108" calcext:value-type="float">
            <text:p>50108</text:p>
          </table:table-cell>
          <table:table-cell office:value-type="float" office:value="63.737" calcext:value-type="float">
            <text:p>63.737</text:p>
          </table:table-cell>
          <table:table-cell table:formula="of:=[.A871]/65535/[.$D$4]" office:value-type="float" office:value="0.0803615998969179" calcext:value-type="float">
            <text:p>0.0803615998969179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3.758" calcext:value-type="float">
            <text:p>63.758</text:p>
          </table:table-cell>
          <table:table-cell table:formula="of:=[.A872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63.778" calcext:value-type="float">
            <text:p>63.778</text:p>
          </table:table-cell>
          <table:table-cell table:formula="of:=[.A873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48" calcext:value-type="float">
            <text:p>50348</text:p>
          </table:table-cell>
          <table:table-cell office:value-type="float" office:value="63.797" calcext:value-type="float">
            <text:p>63.797</text:p>
          </table:table-cell>
          <table:table-cell table:formula="of:=[.A874]/65535/[.$D$4]" office:value-type="float" office:value="0.0807465041831648" calcext:value-type="float">
            <text:p>0.0807465041831648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63.818" calcext:value-type="float">
            <text:p>63.818</text:p>
          </table:table-cell>
          <table:table-cell table:formula="of:=[.A875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63.838" calcext:value-type="float">
            <text:p>63.838</text:p>
          </table:table-cell>
          <table:table-cell table:formula="of:=[.A876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3.857" calcext:value-type="float">
            <text:p>63.857</text:p>
          </table:table-cell>
          <table:table-cell table:formula="of:=[.A877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20" calcext:value-type="float">
            <text:p>50220</text:p>
          </table:table-cell>
          <table:table-cell office:value-type="float" office:value="63.877" calcext:value-type="float">
            <text:p>63.877</text:p>
          </table:table-cell>
          <table:table-cell table:formula="of:=[.A878]/65535/[.$D$4]" office:value-type="float" office:value="0.0805412218971664" calcext:value-type="float">
            <text:p>0.0805412218971664</text:p>
          </table:table-cell>
          <table:table-cell/>
        </table:table-row>
        <table:table-row table:style-name="ro1">
          <table:table-cell office:value-type="float" office:value="50188" calcext:value-type="float">
            <text:p>50188</text:p>
          </table:table-cell>
          <table:table-cell office:value-type="float" office:value="63.898" calcext:value-type="float">
            <text:p>63.898</text:p>
          </table:table-cell>
          <table:table-cell table:formula="of:=[.A879]/65535/[.$D$4]" office:value-type="float" office:value="0.0804899013256668" calcext:value-type="float">
            <text:p>0.0804899013256668</text:p>
          </table:table-cell>
          <table:table-cell/>
        </table:table-row>
        <table:table-row table:style-name="ro1">
          <table:table-cell office:value-type="float" office:value="50092" calcext:value-type="float">
            <text:p>50092</text:p>
          </table:table-cell>
          <table:table-cell office:value-type="float" office:value="63.917" calcext:value-type="float">
            <text:p>63.917</text:p>
          </table:table-cell>
          <table:table-cell table:formula="of:=[.A880]/65535/[.$D$4]" office:value-type="float" office:value="0.0803359396111681" calcext:value-type="float">
            <text:p>0.0803359396111681</text:p>
          </table:table-cell>
          <table:table-cell/>
        </table:table-row>
        <table:table-row table:style-name="ro1">
          <table:table-cell office:value-type="float" office:value="49980" calcext:value-type="float">
            <text:p>49980</text:p>
          </table:table-cell>
          <table:table-cell office:value-type="float" office:value="63.937" calcext:value-type="float">
            <text:p>63.937</text:p>
          </table:table-cell>
          <table:table-cell table:formula="of:=[.A881]/65535/[.$D$4]" office:value-type="float" office:value="0.0801563176109195" calcext:value-type="float">
            <text:p>0.0801563176109195</text:p>
          </table:table-cell>
          <table:table-cell/>
        </table:table-row>
        <table:table-row table:style-name="ro1">
          <table:table-cell office:value-type="float" office:value="49740" calcext:value-type="float">
            <text:p>49740</text:p>
          </table:table-cell>
          <table:table-cell office:value-type="float" office:value="63.958" calcext:value-type="float">
            <text:p>63.958</text:p>
          </table:table-cell>
          <table:table-cell table:formula="of:=[.A882]/65535/[.$D$4]" office:value-type="float" office:value="0.0797714133246726" calcext:value-type="float">
            <text:p>0.0797714133246726</text:p>
          </table:table-cell>
          <table:table-cell/>
        </table:table-row>
        <table:table-row table:style-name="ro1">
          <table:table-cell office:value-type="float" office:value="49596" calcext:value-type="float">
            <text:p>49596</text:p>
          </table:table-cell>
          <table:table-cell office:value-type="float" office:value="63.979" calcext:value-type="float">
            <text:p>63.979</text:p>
          </table:table-cell>
          <table:table-cell table:formula="of:=[.A883]/65535/[.$D$4]" office:value-type="float" office:value="0.0795404707529245" calcext:value-type="float">
            <text:p>0.0795404707529245</text:p>
          </table:table-cell>
          <table:table-cell/>
        </table:table-row>
        <table:table-row table:style-name="ro1">
          <table:table-cell office:value-type="float" office:value="49340" calcext:value-type="float">
            <text:p>49340</text:p>
          </table:table-cell>
          <table:table-cell office:value-type="float" office:value="63.997" calcext:value-type="float">
            <text:p>63.997</text:p>
          </table:table-cell>
          <table:table-cell table:formula="of:=[.A884]/65535/[.$D$4]" office:value-type="float" office:value="0.0791299061809277" calcext:value-type="float">
            <text:p>0.0791299061809277</text:p>
          </table:table-cell>
          <table:table-cell/>
        </table:table-row>
        <table:table-row table:style-name="ro1">
          <table:table-cell office:value-type="float" office:value="48955" calcext:value-type="float">
            <text:p>48955</text:p>
          </table:table-cell>
          <table:table-cell office:value-type="float" office:value="64.017" calcext:value-type="float">
            <text:p>64.017</text:p>
          </table:table-cell>
          <table:table-cell table:formula="of:=[.A885]/65535/[.$D$4]" office:value-type="float" office:value="0.0785124555550733" calcext:value-type="float">
            <text:p>0.0785124555550733</text:p>
          </table:table-cell>
          <table:table-cell/>
        </table:table-row>
        <table:table-row table:style-name="ro1">
          <table:table-cell office:value-type="float" office:value="48267" calcext:value-type="float">
            <text:p>48267</text:p>
          </table:table-cell>
          <table:table-cell office:value-type="float" office:value="64.039" calcext:value-type="float">
            <text:p>64.039</text:p>
          </table:table-cell>
          <table:table-cell table:formula="of:=[.A886]/65535/[.$D$4]" office:value-type="float" office:value="0.0774090632678322" calcext:value-type="float">
            <text:p>0.0774090632678322</text:p>
          </table:table-cell>
          <table:table-cell/>
        </table:table-row>
        <table:table-row table:style-name="ro1">
          <table:table-cell office:value-type="float" office:value="47259" calcext:value-type="float">
            <text:p>47259</text:p>
          </table:table-cell>
          <table:table-cell office:value-type="float" office:value="64.059" calcext:value-type="float">
            <text:p>64.059</text:p>
          </table:table-cell>
          <table:table-cell table:formula="of:=[.A887]/65535/[.$D$4]" office:value-type="float" office:value="0.0757924652655951" calcext:value-type="float">
            <text:p>0.0757924652655951</text:p>
          </table:table-cell>
          <table:table-cell/>
        </table:table-row>
        <table:table-row table:style-name="ro1">
          <table:table-cell office:value-type="float" office:value="46475" calcext:value-type="float">
            <text:p>46475</text:p>
          </table:table-cell>
          <table:table-cell office:value-type="float" office:value="64.077" calcext:value-type="float">
            <text:p>64.077</text:p>
          </table:table-cell>
          <table:table-cell table:formula="of:=[.A888]/65535/[.$D$4]" office:value-type="float" office:value="0.0745351112638552" calcext:value-type="float">
            <text:p>0.0745351112638552</text:p>
          </table:table-cell>
          <table:table-cell/>
        </table:table-row>
        <table:table-row table:style-name="ro1">
          <table:table-cell office:value-type="float" office:value="46203" calcext:value-type="float">
            <text:p>46203</text:p>
          </table:table-cell>
          <table:table-cell office:value-type="float" office:value="64.099" calcext:value-type="float">
            <text:p>64.099</text:p>
          </table:table-cell>
          <table:table-cell table:formula="of:=[.A889]/65535/[.$D$4]" office:value-type="float" office:value="0.0740988864061087" calcext:value-type="float">
            <text:p>0.0740988864061087</text:p>
          </table:table-cell>
          <table:table-cell/>
        </table:table-row>
        <table:table-row table:style-name="ro1">
          <table:table-cell office:value-type="float" office:value="46235" calcext:value-type="float">
            <text:p>46235</text:p>
          </table:table-cell>
          <table:table-cell office:value-type="float" office:value="64.118" calcext:value-type="float">
            <text:p>64.118</text:p>
          </table:table-cell>
          <table:table-cell table:formula="of:=[.A890]/65535/[.$D$4]" office:value-type="float" office:value="0.0741502069776083" calcext:value-type="float">
            <text:p>0.0741502069776083</text:p>
          </table:table-cell>
          <table:table-cell/>
        </table:table-row>
        <table:table-row table:style-name="ro1">
          <table:table-cell office:value-type="float" office:value="46155" calcext:value-type="float">
            <text:p>46155</text:p>
          </table:table-cell>
          <table:table-cell office:value-type="float" office:value="64.138" calcext:value-type="float">
            <text:p>64.138</text:p>
          </table:table-cell>
          <table:table-cell table:formula="of:=[.A891]/65535/[.$D$4]" office:value-type="float" office:value="0.0740219055488594" calcext:value-type="float">
            <text:p>0.0740219055488594</text:p>
          </table:table-cell>
          <table:table-cell/>
        </table:table-row>
        <table:table-row table:style-name="ro1">
          <table:table-cell office:value-type="float" office:value="46219" calcext:value-type="float">
            <text:p>46219</text:p>
          </table:table-cell>
          <table:table-cell office:value-type="float" office:value="64.158" calcext:value-type="float">
            <text:p>64.158</text:p>
          </table:table-cell>
          <table:table-cell table:formula="of:=[.A892]/65535/[.$D$4]" office:value-type="float" office:value="0.0741245466918585" calcext:value-type="float">
            <text:p>0.0741245466918585</text:p>
          </table:table-cell>
          <table:table-cell/>
        </table:table-row>
        <table:table-row table:style-name="ro1">
          <table:table-cell office:value-type="float" office:value="46027" calcext:value-type="float">
            <text:p>46027</text:p>
          </table:table-cell>
          <table:table-cell office:value-type="float" office:value="64.178" calcext:value-type="float">
            <text:p>64.178</text:p>
          </table:table-cell>
          <table:table-cell table:formula="of:=[.A893]/65535/[.$D$4]" office:value-type="float" office:value="0.073816623262861" calcext:value-type="float">
            <text:p>0.073816623262861</text:p>
          </table:table-cell>
          <table:table-cell/>
        </table:table-row>
        <table:table-row table:style-name="ro1">
          <table:table-cell office:value-type="float" office:value="45803" calcext:value-type="float">
            <text:p>45803</text:p>
          </table:table-cell>
          <table:table-cell office:value-type="float" office:value="64.198" calcext:value-type="float">
            <text:p>64.198</text:p>
          </table:table-cell>
          <table:table-cell table:formula="of:=[.A894]/65535/[.$D$4]" office:value-type="float" office:value="0.0734573792623639" calcext:value-type="float">
            <text:p>0.0734573792623639</text:p>
          </table:table-cell>
          <table:table-cell/>
        </table:table-row>
        <table:table-row table:style-name="ro1">
          <table:table-cell office:value-type="float" office:value="45787" calcext:value-type="float">
            <text:p>45787</text:p>
          </table:table-cell>
          <table:table-cell office:value-type="float" office:value="64.218" calcext:value-type="float">
            <text:p>64.218</text:p>
          </table:table-cell>
          <table:table-cell table:formula="of:=[.A895]/65535/[.$D$4]" office:value-type="float" office:value="0.0734317189766141" calcext:value-type="float">
            <text:p>0.0734317189766141</text:p>
          </table:table-cell>
          <table:table-cell/>
        </table:table-row>
        <table:table-row table:style-name="ro1">
          <table:table-cell office:value-type="float" office:value="45915" calcext:value-type="float">
            <text:p>45915</text:p>
          </table:table-cell>
          <table:table-cell office:value-type="float" office:value="64.237" calcext:value-type="float">
            <text:p>64.237</text:p>
          </table:table-cell>
          <table:table-cell table:formula="of:=[.A896]/65535/[.$D$4]" office:value-type="float" office:value="0.0736370012626124" calcext:value-type="float">
            <text:p>0.0736370012626124</text:p>
          </table:table-cell>
          <table:table-cell/>
        </table:table-row>
        <table:table-row table:style-name="ro1">
          <table:table-cell office:value-type="float" office:value="45915" calcext:value-type="float">
            <text:p>45915</text:p>
          </table:table-cell>
          <table:table-cell office:value-type="float" office:value="64.259" calcext:value-type="float">
            <text:p>64.259</text:p>
          </table:table-cell>
          <table:table-cell table:formula="of:=[.A897]/65535/[.$D$4]" office:value-type="float" office:value="0.0736370012626124" calcext:value-type="float">
            <text:p>0.0736370012626124</text:p>
          </table:table-cell>
          <table:table-cell/>
        </table:table-row>
        <table:table-row table:style-name="ro1">
          <table:table-cell office:value-type="float" office:value="45931" calcext:value-type="float">
            <text:p>45931</text:p>
          </table:table-cell>
          <table:table-cell office:value-type="float" office:value="64.278" calcext:value-type="float">
            <text:p>64.278</text:p>
          </table:table-cell>
          <table:table-cell table:formula="of:=[.A898]/65535/[.$D$4]" office:value-type="float" office:value="0.0736626615483622" calcext:value-type="float">
            <text:p>0.0736626615483622</text:p>
          </table:table-cell>
          <table:table-cell/>
        </table:table-row>
        <table:table-row table:style-name="ro1">
          <table:table-cell office:value-type="float" office:value="45867" calcext:value-type="float">
            <text:p>45867</text:p>
          </table:table-cell>
          <table:table-cell office:value-type="float" office:value="64.298" calcext:value-type="float">
            <text:p>64.298</text:p>
          </table:table-cell>
          <table:table-cell table:formula="of:=[.A899]/65535/[.$D$4]" office:value-type="float" office:value="0.073560020405363" calcext:value-type="float">
            <text:p>0.073560020405363</text:p>
          </table:table-cell>
          <table:table-cell/>
        </table:table-row>
        <table:table-row table:style-name="ro1">
          <table:table-cell office:value-type="float" office:value="45947" calcext:value-type="float">
            <text:p>45947</text:p>
          </table:table-cell>
          <table:table-cell office:value-type="float" office:value="64.318" calcext:value-type="float">
            <text:p>64.318</text:p>
          </table:table-cell>
          <table:table-cell table:formula="of:=[.A900]/65535/[.$D$4]" office:value-type="float" office:value="0.073688321834112" calcext:value-type="float">
            <text:p>0.073688321834112</text:p>
          </table:table-cell>
          <table:table-cell/>
        </table:table-row>
        <table:table-row table:style-name="ro1">
          <table:table-cell office:value-type="float" office:value="46283" calcext:value-type="float">
            <text:p>46283</text:p>
          </table:table-cell>
          <table:table-cell office:value-type="float" office:value="64.338" calcext:value-type="float">
            <text:p>64.338</text:p>
          </table:table-cell>
          <table:table-cell table:formula="of:=[.A901]/65535/[.$D$4]" office:value-type="float" office:value="0.0742271878348577" calcext:value-type="float">
            <text:p>0.0742271878348577</text:p>
          </table:table-cell>
          <table:table-cell/>
        </table:table-row>
        <table:table-row table:style-name="ro1">
          <table:table-cell office:value-type="float" office:value="46827" calcext:value-type="float">
            <text:p>46827</text:p>
          </table:table-cell>
          <table:table-cell office:value-type="float" office:value="64.357" calcext:value-type="float">
            <text:p>64.357</text:p>
          </table:table-cell>
          <table:table-cell table:formula="of:=[.A902]/65535/[.$D$4]" office:value-type="float" office:value="0.0750996375503507" calcext:value-type="float">
            <text:p>0.0750996375503507</text:p>
          </table:table-cell>
          <table:table-cell/>
        </table:table-row>
        <table:table-row table:style-name="ro1">
          <table:table-cell office:value-type="float" office:value="47675" calcext:value-type="float">
            <text:p>47675</text:p>
          </table:table-cell>
          <table:table-cell office:value-type="float" office:value="64.379" calcext:value-type="float">
            <text:p>64.379</text:p>
          </table:table-cell>
          <table:table-cell table:formula="of:=[.A903]/65535/[.$D$4]" office:value-type="float" office:value="0.0764596326950898" calcext:value-type="float">
            <text:p>0.0764596326950898</text:p>
          </table:table-cell>
          <table:table-cell/>
        </table:table-row>
        <table:table-row table:style-name="ro1">
          <table:table-cell office:value-type="float" office:value="48363" calcext:value-type="float">
            <text:p>48363</text:p>
          </table:table-cell>
          <table:table-cell office:value-type="float" office:value="64.397" calcext:value-type="float">
            <text:p>64.397</text:p>
          </table:table-cell>
          <table:table-cell table:formula="of:=[.A904]/65535/[.$D$4]" office:value-type="float" office:value="0.0775630249823309" calcext:value-type="float">
            <text:p>0.0775630249823309</text:p>
          </table:table-cell>
          <table:table-cell/>
        </table:table-row>
        <table:table-row table:style-name="ro1">
          <table:table-cell office:value-type="float" office:value="48859" calcext:value-type="float">
            <text:p>48859</text:p>
          </table:table-cell>
          <table:table-cell office:value-type="float" office:value="64.417" calcext:value-type="float">
            <text:p>64.417</text:p>
          </table:table-cell>
          <table:table-cell table:formula="of:=[.A905]/65535/[.$D$4]" office:value-type="float" office:value="0.0783584938405746" calcext:value-type="float">
            <text:p>0.0783584938405746</text:p>
          </table:table-cell>
          <table:table-cell/>
        </table:table-row>
        <table:table-row table:style-name="ro1">
          <table:table-cell office:value-type="float" office:value="49244" calcext:value-type="float">
            <text:p>49244</text:p>
          </table:table-cell>
          <table:table-cell office:value-type="float" office:value="64.438" calcext:value-type="float">
            <text:p>64.438</text:p>
          </table:table-cell>
          <table:table-cell table:formula="of:=[.A906]/65535/[.$D$4]" office:value-type="float" office:value="0.078975944466429" calcext:value-type="float">
            <text:p>0.078975944466429</text:p>
          </table:table-cell>
          <table:table-cell/>
        </table:table-row>
        <table:table-row table:style-name="ro1">
          <table:table-cell office:value-type="float" office:value="49516" calcext:value-type="float">
            <text:p>49516</text:p>
          </table:table-cell>
          <table:table-cell office:value-type="float" office:value="64.458" calcext:value-type="float">
            <text:p>64.458</text:p>
          </table:table-cell>
          <table:table-cell table:formula="of:=[.A907]/65535/[.$D$4]" office:value-type="float" office:value="0.0794121693241755" calcext:value-type="float">
            <text:p>0.0794121693241755</text:p>
          </table:table-cell>
          <table:table-cell/>
        </table:table-row>
        <table:table-row table:style-name="ro1">
          <table:table-cell office:value-type="float" office:value="49756" calcext:value-type="float">
            <text:p>49756</text:p>
          </table:table-cell>
          <table:table-cell office:value-type="float" office:value="64.478" calcext:value-type="float">
            <text:p>64.478</text:p>
          </table:table-cell>
          <table:table-cell table:formula="of:=[.A908]/65535/[.$D$4]" office:value-type="float" office:value="0.0797970736104224" calcext:value-type="float">
            <text:p>0.0797970736104224</text:p>
          </table:table-cell>
          <table:table-cell/>
        </table:table-row>
        <table:table-row table:style-name="ro1">
          <table:table-cell office:value-type="float" office:value="49900" calcext:value-type="float">
            <text:p>49900</text:p>
          </table:table-cell>
          <table:table-cell office:value-type="float" office:value="64.499" calcext:value-type="float">
            <text:p>64.499</text:p>
          </table:table-cell>
          <table:table-cell table:formula="of:=[.A909]/65535/[.$D$4]" office:value-type="float" office:value="0.0800280161821705" calcext:value-type="float">
            <text:p>0.0800280161821705</text:p>
          </table:table-cell>
          <table:table-cell/>
        </table:table-row>
        <table:table-row table:style-name="ro1">
          <table:table-cell office:value-type="float" office:value="50012" calcext:value-type="float">
            <text:p>50012</text:p>
          </table:table-cell>
          <table:table-cell office:value-type="float" office:value="64.518" calcext:value-type="float">
            <text:p>64.518</text:p>
          </table:table-cell>
          <table:table-cell table:formula="of:=[.A910]/65535/[.$D$4]" office:value-type="float" office:value="0.0802076381824191" calcext:value-type="float">
            <text:p>0.0802076381824191</text:p>
          </table:table-cell>
          <table:table-cell/>
        </table:table-row>
        <table:table-row table:style-name="ro1">
          <table:table-cell office:value-type="float" office:value="50156" calcext:value-type="float">
            <text:p>50156</text:p>
          </table:table-cell>
          <table:table-cell office:value-type="float" office:value="64.539" calcext:value-type="float">
            <text:p>64.539</text:p>
          </table:table-cell>
          <table:table-cell table:formula="of:=[.A911]/65535/[.$D$4]" office:value-type="float" office:value="0.0804385807541672" calcext:value-type="float">
            <text:p>0.0804385807541672</text:p>
          </table:table-cell>
          <table:table-cell/>
        </table:table-row>
        <table:table-row table:style-name="ro1">
          <table:table-cell office:value-type="float" office:value="50188" calcext:value-type="float">
            <text:p>50188</text:p>
          </table:table-cell>
          <table:table-cell office:value-type="float" office:value="64.559" calcext:value-type="float">
            <text:p>64.559</text:p>
          </table:table-cell>
          <table:table-cell table:formula="of:=[.A912]/65535/[.$D$4]" office:value-type="float" office:value="0.0804899013256668" calcext:value-type="float">
            <text:p>0.0804899013256668</text:p>
          </table:table-cell>
          <table:table-cell/>
        </table:table-row>
        <table:table-row table:style-name="ro1">
          <table:table-cell office:value-type="float" office:value="50172" calcext:value-type="float">
            <text:p>50172</text:p>
          </table:table-cell>
          <table:table-cell office:value-type="float" office:value="64.577" calcext:value-type="float">
            <text:p>64.577</text:p>
          </table:table-cell>
          <table:table-cell table:formula="of:=[.A913]/65535/[.$D$4]" office:value-type="float" office:value="0.080464241039917" calcext:value-type="float">
            <text:p>0.080464241039917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64.598" calcext:value-type="float">
            <text:p>64.598</text:p>
          </table:table-cell>
          <table:table-cell table:formula="of:=[.A914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64.618" calcext:value-type="float">
            <text:p>64.618</text:p>
          </table:table-cell>
          <table:table-cell table:formula="of:=[.A915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4.637" calcext:value-type="float">
            <text:p>64.637</text:p>
          </table:table-cell>
          <table:table-cell table:formula="of:=[.A916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64.658" calcext:value-type="float">
            <text:p>64.658</text:p>
          </table:table-cell>
          <table:table-cell table:formula="of:=[.A917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4.677" calcext:value-type="float">
            <text:p>64.677</text:p>
          </table:table-cell>
          <table:table-cell table:formula="of:=[.A918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64.698" calcext:value-type="float">
            <text:p>64.698</text:p>
          </table:table-cell>
          <table:table-cell table:formula="of:=[.A919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64.718" calcext:value-type="float">
            <text:p>64.718</text:p>
          </table:table-cell>
          <table:table-cell table:formula="of:=[.A920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4.737" calcext:value-type="float">
            <text:p>64.737</text:p>
          </table:table-cell>
          <table:table-cell table:formula="of:=[.A921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188" calcext:value-type="float">
            <text:p>50188</text:p>
          </table:table-cell>
          <table:table-cell office:value-type="float" office:value="64.758" calcext:value-type="float">
            <text:p>64.758</text:p>
          </table:table-cell>
          <table:table-cell table:formula="of:=[.A922]/65535/[.$D$4]" office:value-type="float" office:value="0.0804899013256668" calcext:value-type="float">
            <text:p>0.0804899013256668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64.778" calcext:value-type="float">
            <text:p>64.778</text:p>
          </table:table-cell>
          <table:table-cell table:formula="of:=[.A923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64.798" calcext:value-type="float">
            <text:p>64.798</text:p>
          </table:table-cell>
          <table:table-cell table:formula="of:=[.A924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64.818" calcext:value-type="float">
            <text:p>64.818</text:p>
          </table:table-cell>
          <table:table-cell table:formula="of:=[.A925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64.838" calcext:value-type="float">
            <text:p>64.838</text:p>
          </table:table-cell>
          <table:table-cell table:formula="of:=[.A926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64.857" calcext:value-type="float">
            <text:p>64.857</text:p>
          </table:table-cell>
          <table:table-cell table:formula="of:=[.A927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64.879" calcext:value-type="float">
            <text:p>64.879</text:p>
          </table:table-cell>
          <table:table-cell table:formula="of:=[.A928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4.898" calcext:value-type="float">
            <text:p>64.898</text:p>
          </table:table-cell>
          <table:table-cell table:formula="of:=[.A929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64.917" calcext:value-type="float">
            <text:p>64.917</text:p>
          </table:table-cell>
          <table:table-cell table:formula="of:=[.A930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64.938" calcext:value-type="float">
            <text:p>64.938</text:p>
          </table:table-cell>
          <table:table-cell table:formula="of:=[.A931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64.958" calcext:value-type="float">
            <text:p>64.958</text:p>
          </table:table-cell>
          <table:table-cell table:formula="of:=[.A932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64.979" calcext:value-type="float">
            <text:p>64.979</text:p>
          </table:table-cell>
          <table:table-cell table:formula="of:=[.A933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64.998" calcext:value-type="float">
            <text:p>64.998</text:p>
          </table:table-cell>
          <table:table-cell table:formula="of:=[.A934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65.017" calcext:value-type="float">
            <text:p>65.017</text:p>
          </table:table-cell>
          <table:table-cell table:formula="of:=[.A935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65.039" calcext:value-type="float">
            <text:p>65.039</text:p>
          </table:table-cell>
          <table:table-cell table:formula="of:=[.A936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5.059" calcext:value-type="float">
            <text:p>65.059</text:p>
          </table:table-cell>
          <table:table-cell table:formula="of:=[.A937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65.077" calcext:value-type="float">
            <text:p>65.077</text:p>
          </table:table-cell>
          <table:table-cell table:formula="of:=[.A938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65.098" calcext:value-type="float">
            <text:p>65.098</text:p>
          </table:table-cell>
          <table:table-cell table:formula="of:=[.A939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65.118" calcext:value-type="float">
            <text:p>65.118</text:p>
          </table:table-cell>
          <table:table-cell table:formula="of:=[.A940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188" calcext:value-type="float">
            <text:p>50188</text:p>
          </table:table-cell>
          <table:table-cell office:value-type="float" office:value="65.137" calcext:value-type="float">
            <text:p>65.137</text:p>
          </table:table-cell>
          <table:table-cell table:formula="of:=[.A941]/65535/[.$D$4]" office:value-type="float" office:value="0.0804899013256668" calcext:value-type="float">
            <text:p>0.0804899013256668</text:p>
          </table:table-cell>
          <table:table-cell/>
        </table:table-row>
        <table:table-row table:style-name="ro1">
          <table:table-cell office:value-type="float" office:value="50012" calcext:value-type="float">
            <text:p>50012</text:p>
          </table:table-cell>
          <table:table-cell office:value-type="float" office:value="65.158" calcext:value-type="float">
            <text:p>65.158</text:p>
          </table:table-cell>
          <table:table-cell table:formula="of:=[.A942]/65535/[.$D$4]" office:value-type="float" office:value="0.0802076381824191" calcext:value-type="float">
            <text:p>0.0802076381824191</text:p>
          </table:table-cell>
          <table:table-cell/>
        </table:table-row>
        <table:table-row table:style-name="ro1">
          <table:table-cell office:value-type="float" office:value="49820" calcext:value-type="float">
            <text:p>49820</text:p>
          </table:table-cell>
          <table:table-cell office:value-type="float" office:value="65.178" calcext:value-type="float">
            <text:p>65.178</text:p>
          </table:table-cell>
          <table:table-cell table:formula="of:=[.A943]/65535/[.$D$4]" office:value-type="float" office:value="0.0798997147534216" calcext:value-type="float">
            <text:p>0.0798997147534216</text:p>
          </table:table-cell>
          <table:table-cell/>
        </table:table-row>
        <table:table-row table:style-name="ro1">
          <table:table-cell office:value-type="float" office:value="49692" calcext:value-type="float">
            <text:p>49692</text:p>
          </table:table-cell>
          <table:table-cell office:value-type="float" office:value="65.198" calcext:value-type="float">
            <text:p>65.198</text:p>
          </table:table-cell>
          <table:table-cell table:formula="of:=[.A944]/65535/[.$D$4]" office:value-type="float" office:value="0.0796944324674232" calcext:value-type="float">
            <text:p>0.0796944324674232</text:p>
          </table:table-cell>
          <table:table-cell/>
        </table:table-row>
        <table:table-row table:style-name="ro1">
          <table:table-cell office:value-type="float" office:value="49196" calcext:value-type="float">
            <text:p>49196</text:p>
          </table:table-cell>
          <table:table-cell office:value-type="float" office:value="65.218" calcext:value-type="float">
            <text:p>65.218</text:p>
          </table:table-cell>
          <table:table-cell table:formula="of:=[.A945]/65535/[.$D$4]" office:value-type="float" office:value="0.0788989636091796" calcext:value-type="float">
            <text:p>0.0788989636091796</text:p>
          </table:table-cell>
          <table:table-cell/>
        </table:table-row>
        <table:table-row table:style-name="ro1">
          <table:table-cell office:value-type="float" office:value="48715" calcext:value-type="float">
            <text:p>48715</text:p>
          </table:table-cell>
          <table:table-cell office:value-type="float" office:value="65.237" calcext:value-type="float">
            <text:p>65.237</text:p>
          </table:table-cell>
          <table:table-cell table:formula="of:=[.A946]/65535/[.$D$4]" office:value-type="float" office:value="0.0781275512688264" calcext:value-type="float">
            <text:p>0.0781275512688264</text:p>
          </table:table-cell>
          <table:table-cell/>
        </table:table-row>
        <table:table-row table:style-name="ro1">
          <table:table-cell office:value-type="float" office:value="47931" calcext:value-type="float">
            <text:p>47931</text:p>
          </table:table-cell>
          <table:table-cell office:value-type="float" office:value="65.261" calcext:value-type="float">
            <text:p>65.261</text:p>
          </table:table-cell>
          <table:table-cell table:formula="of:=[.A947]/65535/[.$D$4]" office:value-type="float" office:value="0.0768701972670865" calcext:value-type="float">
            <text:p>0.0768701972670865</text:p>
          </table:table-cell>
          <table:table-cell/>
        </table:table-row>
        <table:table-row table:style-name="ro1">
          <table:table-cell office:value-type="float" office:value="47211" calcext:value-type="float">
            <text:p>47211</text:p>
          </table:table-cell>
          <table:table-cell office:value-type="float" office:value="65.278" calcext:value-type="float">
            <text:p>65.278</text:p>
          </table:table-cell>
          <table:table-cell table:formula="of:=[.A948]/65535/[.$D$4]" office:value-type="float" office:value="0.0757154844083458" calcext:value-type="float">
            <text:p>0.0757154844083458</text:p>
          </table:table-cell>
          <table:table-cell/>
        </table:table-row>
        <table:table-row table:style-name="ro1">
          <table:table-cell office:value-type="float" office:value="46155" calcext:value-type="float">
            <text:p>46155</text:p>
          </table:table-cell>
          <table:table-cell office:value-type="float" office:value="65.297" calcext:value-type="float">
            <text:p>65.297</text:p>
          </table:table-cell>
          <table:table-cell table:formula="of:=[.A949]/65535/[.$D$4]" office:value-type="float" office:value="0.0740219055488594" calcext:value-type="float">
            <text:p>0.0740219055488594</text:p>
          </table:table-cell>
          <table:table-cell/>
        </table:table-row>
        <table:table-row table:style-name="ro1">
          <table:table-cell office:value-type="float" office:value="44810" calcext:value-type="float">
            <text:p>44810</text:p>
          </table:table-cell>
          <table:table-cell office:value-type="float" office:value="65.318" calcext:value-type="float">
            <text:p>65.318</text:p>
          </table:table-cell>
          <table:table-cell table:formula="of:=[.A950]/65535/[.$D$4]" office:value-type="float" office:value="0.0718648377780173" calcext:value-type="float">
            <text:p>0.0718648377780173</text:p>
          </table:table-cell>
          <table:table-cell/>
        </table:table-row>
        <table:table-row table:style-name="ro1">
          <table:table-cell office:value-type="float" office:value="43530" calcext:value-type="float">
            <text:p>43530</text:p>
          </table:table-cell>
          <table:table-cell office:value-type="float" office:value="65.338" calcext:value-type="float">
            <text:p>65.338</text:p>
          </table:table-cell>
          <table:table-cell table:formula="of:=[.A951]/65535/[.$D$4]" office:value-type="float" office:value="0.0698120149180337" calcext:value-type="float">
            <text:p>0.0698120149180337</text:p>
          </table:table-cell>
          <table:table-cell/>
        </table:table-row>
        <table:table-row table:style-name="ro1">
          <table:table-cell office:value-type="float" office:value="42282" calcext:value-type="float">
            <text:p>42282</text:p>
          </table:table-cell>
          <table:table-cell office:value-type="float" office:value="65.357" calcext:value-type="float">
            <text:p>65.357</text:p>
          </table:table-cell>
          <table:table-cell table:formula="of:=[.A952]/65535/[.$D$4]" office:value-type="float" office:value="0.0678105126295498" calcext:value-type="float">
            <text:p>0.0678105126295498</text:p>
          </table:table-cell>
          <table:table-cell/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float" office:value="65.379" calcext:value-type="float">
            <text:p>65.379</text:p>
          </table:table-cell>
          <table:table-cell table:formula="of:=[.A953]/65535/[.$D$4]" office:value-type="float" office:value="0.0661169337700634" calcext:value-type="float">
            <text:p>0.0661169337700634</text:p>
          </table:table-cell>
          <table:table-cell/>
        </table:table-row>
        <table:table-row table:style-name="ro1">
          <table:table-cell office:value-type="float" office:value="40793" calcext:value-type="float">
            <text:p>40793</text:p>
          </table:table-cell>
          <table:table-cell office:value-type="float" office:value="65.397" calcext:value-type="float">
            <text:p>65.397</text:p>
          </table:table-cell>
          <table:table-cell table:formula="of:=[.A954]/65535/[.$D$4]" office:value-type="float" office:value="0.0654225022869596" calcext:value-type="float">
            <text:p>0.0654225022869596</text:p>
          </table:table-cell>
          <table:table-cell/>
        </table:table-row>
        <table:table-row table:style-name="ro1">
          <table:table-cell office:value-type="float" office:value="40297" calcext:value-type="float">
            <text:p>40297</text:p>
          </table:table-cell>
          <table:table-cell office:value-type="float" office:value="65.417" calcext:value-type="float">
            <text:p>65.417</text:p>
          </table:table-cell>
          <table:table-cell table:formula="of:=[.A955]/65535/[.$D$4]" office:value-type="float" office:value="0.064627033428716" calcext:value-type="float">
            <text:p>0.064627033428716</text:p>
          </table:table-cell>
          <table:table-cell/>
        </table:table-row>
        <table:table-row table:style-name="ro1">
          <table:table-cell office:value-type="float" office:value="39881" calcext:value-type="float">
            <text:p>39881</text:p>
          </table:table-cell>
          <table:table-cell office:value-type="float" office:value="65.438" calcext:value-type="float">
            <text:p>65.438</text:p>
          </table:table-cell>
          <table:table-cell table:formula="of:=[.A956]/65535/[.$D$4]" office:value-type="float" office:value="0.0639598659992213" calcext:value-type="float">
            <text:p>0.0639598659992213</text:p>
          </table:table-cell>
          <table:table-cell/>
        </table:table-row>
        <table:table-row table:style-name="ro1">
          <table:table-cell office:value-type="float" office:value="39609" calcext:value-type="float">
            <text:p>39609</text:p>
          </table:table-cell>
          <table:table-cell office:value-type="float" office:value="65.458" calcext:value-type="float">
            <text:p>65.458</text:p>
          </table:table-cell>
          <table:table-cell table:formula="of:=[.A957]/65535/[.$D$4]" office:value-type="float" office:value="0.0635236411414748" calcext:value-type="float">
            <text:p>0.0635236411414748</text:p>
          </table:table-cell>
          <table:table-cell/>
        </table:table-row>
        <table:table-row table:style-name="ro1">
          <table:table-cell office:value-type="float" office:value="39193" calcext:value-type="float">
            <text:p>39193</text:p>
          </table:table-cell>
          <table:table-cell office:value-type="float" office:value="65.478" calcext:value-type="float">
            <text:p>65.478</text:p>
          </table:table-cell>
          <table:table-cell table:formula="of:=[.A958]/65535/[.$D$4]" office:value-type="float" office:value="0.0628564737119802" calcext:value-type="float">
            <text:p>0.0628564737119802</text:p>
          </table:table-cell>
          <table:table-cell/>
        </table:table-row>
        <table:table-row table:style-name="ro1">
          <table:table-cell office:value-type="float" office:value="39081" calcext:value-type="float">
            <text:p>39081</text:p>
          </table:table-cell>
          <table:table-cell office:value-type="float" office:value="65.498" calcext:value-type="float">
            <text:p>65.498</text:p>
          </table:table-cell>
          <table:table-cell table:formula="of:=[.A959]/65535/[.$D$4]" office:value-type="float" office:value="0.0626768517117316" calcext:value-type="float">
            <text:p>0.0626768517117316</text:p>
          </table:table-cell>
          <table:table-cell/>
        </table:table-row>
        <table:table-row table:style-name="ro1">
          <table:table-cell office:value-type="float" office:value="39241" calcext:value-type="float">
            <text:p>39241</text:p>
          </table:table-cell>
          <table:table-cell office:value-type="float" office:value="65.518" calcext:value-type="float">
            <text:p>65.518</text:p>
          </table:table-cell>
          <table:table-cell table:formula="of:=[.A960]/65535/[.$D$4]" office:value-type="float" office:value="0.0629334545692295" calcext:value-type="float">
            <text:p>0.0629334545692295</text:p>
          </table:table-cell>
          <table:table-cell/>
        </table:table-row>
        <table:table-row table:style-name="ro1">
          <table:table-cell office:value-type="float" office:value="39609" calcext:value-type="float">
            <text:p>39609</text:p>
          </table:table-cell>
          <table:table-cell office:value-type="float" office:value="65.539" calcext:value-type="float">
            <text:p>65.539</text:p>
          </table:table-cell>
          <table:table-cell table:formula="of:=[.A961]/65535/[.$D$4]" office:value-type="float" office:value="0.0635236411414748" calcext:value-type="float">
            <text:p>0.0635236411414748</text:p>
          </table:table-cell>
          <table:table-cell/>
        </table:table-row>
        <table:table-row table:style-name="ro1">
          <table:table-cell office:value-type="float" office:value="40041" calcext:value-type="float">
            <text:p>40041</text:p>
          </table:table-cell>
          <table:table-cell office:value-type="float" office:value="65.559" calcext:value-type="float">
            <text:p>65.559</text:p>
          </table:table-cell>
          <table:table-cell table:formula="of:=[.A962]/65535/[.$D$4]" office:value-type="float" office:value="0.0642164688567193" calcext:value-type="float">
            <text:p>0.0642164688567193</text:p>
          </table:table-cell>
          <table:table-cell/>
        </table:table-row>
        <table:table-row table:style-name="ro1">
          <table:table-cell office:value-type="float" office:value="40457" calcext:value-type="float">
            <text:p>40457</text:p>
          </table:table-cell>
          <table:table-cell office:value-type="float" office:value="65.578" calcext:value-type="float">
            <text:p>65.578</text:p>
          </table:table-cell>
          <table:table-cell table:formula="of:=[.A963]/65535/[.$D$4]" office:value-type="float" office:value="0.0648836362862139" calcext:value-type="float">
            <text:p>0.0648836362862139</text:p>
          </table:table-cell>
          <table:table-cell/>
        </table:table-row>
        <table:table-row table:style-name="ro1">
          <table:table-cell office:value-type="float" office:value="40761" calcext:value-type="float">
            <text:p>40761</text:p>
          </table:table-cell>
          <table:table-cell office:value-type="float" office:value="65.598" calcext:value-type="float">
            <text:p>65.598</text:p>
          </table:table-cell>
          <table:table-cell table:formula="of:=[.A964]/65535/[.$D$4]" office:value-type="float" office:value="0.06537118171546" calcext:value-type="float">
            <text:p>0.06537118171546</text:p>
          </table:table-cell>
          <table:table-cell/>
        </table:table-row>
        <table:table-row table:style-name="ro1">
          <table:table-cell office:value-type="float" office:value="41386" calcext:value-type="float">
            <text:p>41386</text:p>
          </table:table-cell>
          <table:table-cell office:value-type="float" office:value="65.618" calcext:value-type="float">
            <text:p>65.618</text:p>
          </table:table-cell>
          <table:table-cell table:formula="of:=[.A965]/65535/[.$D$4]" office:value-type="float" office:value="0.0663735366275613" calcext:value-type="float">
            <text:p>0.0663735366275613</text:p>
          </table:table-cell>
          <table:table-cell/>
        </table:table-row>
        <table:table-row table:style-name="ro1">
          <table:table-cell office:value-type="float" office:value="42730" calcext:value-type="float">
            <text:p>42730</text:p>
          </table:table-cell>
          <table:table-cell office:value-type="float" office:value="65.637" calcext:value-type="float">
            <text:p>65.637</text:p>
          </table:table-cell>
          <table:table-cell table:formula="of:=[.A966]/65535/[.$D$4]" office:value-type="float" office:value="0.068529000630544" calcext:value-type="float">
            <text:p>0.068529000630544</text:p>
          </table:table-cell>
          <table:table-cell/>
        </table:table-row>
        <table:table-row table:style-name="ro1">
          <table:table-cell office:value-type="float" office:value="44618" calcext:value-type="float">
            <text:p>44618</text:p>
          </table:table-cell>
          <table:table-cell office:value-type="float" office:value="65.659" calcext:value-type="float">
            <text:p>65.659</text:p>
          </table:table-cell>
          <table:table-cell table:formula="of:=[.A967]/65535/[.$D$4]" office:value-type="float" office:value="0.0715569143490197" calcext:value-type="float">
            <text:p>0.0715569143490197</text:p>
          </table:table-cell>
          <table:table-cell/>
        </table:table-row>
        <table:table-row table:style-name="ro1">
          <table:table-cell office:value-type="float" office:value="45707" calcext:value-type="float">
            <text:p>45707</text:p>
          </table:table-cell>
          <table:table-cell office:value-type="float" office:value="65.677" calcext:value-type="float">
            <text:p>65.677</text:p>
          </table:table-cell>
          <table:table-cell table:formula="of:=[.A968]/65535/[.$D$4]" office:value-type="float" office:value="0.0733034175478651" calcext:value-type="float">
            <text:p>0.0733034175478651</text:p>
          </table:table-cell>
          <table:table-cell/>
        </table:table-row>
        <table:table-row table:style-name="ro1">
          <table:table-cell office:value-type="float" office:value="46763" calcext:value-type="float">
            <text:p>46763</text:p>
          </table:table-cell>
          <table:table-cell office:value-type="float" office:value="65.698" calcext:value-type="float">
            <text:p>65.698</text:p>
          </table:table-cell>
          <table:table-cell table:formula="of:=[.A969]/65535/[.$D$4]" office:value-type="float" office:value="0.0749969964073515" calcext:value-type="float">
            <text:p>0.0749969964073515</text:p>
          </table:table-cell>
          <table:table-cell/>
        </table:table-row>
        <table:table-row table:style-name="ro1">
          <table:table-cell office:value-type="float" office:value="47643" calcext:value-type="float">
            <text:p>47643</text:p>
          </table:table-cell>
          <table:table-cell office:value-type="float" office:value="65.718" calcext:value-type="float">
            <text:p>65.718</text:p>
          </table:table-cell>
          <table:table-cell table:formula="of:=[.A970]/65535/[.$D$4]" office:value-type="float" office:value="0.0764083121235902" calcext:value-type="float">
            <text:p>0.0764083121235902</text:p>
          </table:table-cell>
          <table:table-cell/>
        </table:table-row>
        <table:table-row table:style-name="ro1">
          <table:table-cell office:value-type="float" office:value="48267" calcext:value-type="float">
            <text:p>48267</text:p>
          </table:table-cell>
          <table:table-cell office:value-type="float" office:value="65.737" calcext:value-type="float">
            <text:p>65.737</text:p>
          </table:table-cell>
          <table:table-cell table:formula="of:=[.A971]/65535/[.$D$4]" office:value-type="float" office:value="0.0774090632678322" calcext:value-type="float">
            <text:p>0.0774090632678322</text:p>
          </table:table-cell>
          <table:table-cell/>
        </table:table-row>
        <table:table-row table:style-name="ro1">
          <table:table-cell office:value-type="float" office:value="48843" calcext:value-type="float">
            <text:p>48843</text:p>
          </table:table-cell>
          <table:table-cell office:value-type="float" office:value="65.758" calcext:value-type="float">
            <text:p>65.758</text:p>
          </table:table-cell>
          <table:table-cell table:formula="of:=[.A972]/65535/[.$D$4]" office:value-type="float" office:value="0.0783328335548248" calcext:value-type="float">
            <text:p>0.0783328335548248</text:p>
          </table:table-cell>
          <table:table-cell/>
        </table:table-row>
        <table:table-row table:style-name="ro1">
          <table:table-cell office:value-type="float" office:value="49244" calcext:value-type="float">
            <text:p>49244</text:p>
          </table:table-cell>
          <table:table-cell office:value-type="float" office:value="65.778" calcext:value-type="float">
            <text:p>65.778</text:p>
          </table:table-cell>
          <table:table-cell table:formula="of:=[.A973]/65535/[.$D$4]" office:value-type="float" office:value="0.078975944466429" calcext:value-type="float">
            <text:p>0.078975944466429</text:p>
          </table:table-cell>
          <table:table-cell/>
        </table:table-row>
        <table:table-row table:style-name="ro1">
          <table:table-cell office:value-type="float" office:value="49580" calcext:value-type="float">
            <text:p>49580</text:p>
          </table:table-cell>
          <table:table-cell office:value-type="float" office:value="65.798" calcext:value-type="float">
            <text:p>65.798</text:p>
          </table:table-cell>
          <table:table-cell table:formula="of:=[.A974]/65535/[.$D$4]" office:value-type="float" office:value="0.0795148104671747" calcext:value-type="float">
            <text:p>0.0795148104671747</text:p>
          </table:table-cell>
          <table:table-cell/>
        </table:table-row>
        <table:table-row table:style-name="ro1">
          <table:table-cell office:value-type="float" office:value="49740" calcext:value-type="float">
            <text:p>49740</text:p>
          </table:table-cell>
          <table:table-cell office:value-type="float" office:value="65.818" calcext:value-type="float">
            <text:p>65.818</text:p>
          </table:table-cell>
          <table:table-cell table:formula="of:=[.A975]/65535/[.$D$4]" office:value-type="float" office:value="0.0797714133246726" calcext:value-type="float">
            <text:p>0.0797714133246726</text:p>
          </table:table-cell>
          <table:table-cell/>
        </table:table-row>
        <table:table-row table:style-name="ro1">
          <table:table-cell office:value-type="float" office:value="49948" calcext:value-type="float">
            <text:p>49948</text:p>
          </table:table-cell>
          <table:table-cell office:value-type="float" office:value="65.838" calcext:value-type="float">
            <text:p>65.838</text:p>
          </table:table-cell>
          <table:table-cell table:formula="of:=[.A976]/65535/[.$D$4]" office:value-type="float" office:value="0.0801049970394199" calcext:value-type="float">
            <text:p>0.0801049970394199</text:p>
          </table:table-cell>
          <table:table-cell/>
        </table:table-row>
        <table:table-row table:style-name="ro1">
          <table:table-cell office:value-type="float" office:value="50028" calcext:value-type="float">
            <text:p>50028</text:p>
          </table:table-cell>
          <table:table-cell office:value-type="float" office:value="65.857" calcext:value-type="float">
            <text:p>65.857</text:p>
          </table:table-cell>
          <table:table-cell table:formula="of:=[.A977]/65535/[.$D$4]" office:value-type="float" office:value="0.0802332984681689" calcext:value-type="float">
            <text:p>0.0802332984681689</text:p>
          </table:table-cell>
          <table:table-cell/>
        </table:table-row>
        <table:table-row table:style-name="ro1">
          <table:table-cell office:value-type="float" office:value="50124" calcext:value-type="float">
            <text:p>50124</text:p>
          </table:table-cell>
          <table:table-cell office:value-type="float" office:value="65.879" calcext:value-type="float">
            <text:p>65.879</text:p>
          </table:table-cell>
          <table:table-cell table:formula="of:=[.A978]/65535/[.$D$4]" office:value-type="float" office:value="0.0803872601826677" calcext:value-type="float">
            <text:p>0.0803872601826677</text:p>
          </table:table-cell>
          <table:table-cell/>
        </table:table-row>
        <table:table-row table:style-name="ro1">
          <table:table-cell office:value-type="float" office:value="50140" calcext:value-type="float">
            <text:p>50140</text:p>
          </table:table-cell>
          <table:table-cell office:value-type="float" office:value="65.897" calcext:value-type="float">
            <text:p>65.897</text:p>
          </table:table-cell>
          <table:table-cell table:formula="of:=[.A979]/65535/[.$D$4]" office:value-type="float" office:value="0.0804129204684174" calcext:value-type="float">
            <text:p>0.0804129204684174</text:p>
          </table:table-cell>
          <table:table-cell/>
        </table:table-row>
        <table:table-row table:style-name="ro1">
          <table:table-cell office:value-type="float" office:value="50188" calcext:value-type="float">
            <text:p>50188</text:p>
          </table:table-cell>
          <table:table-cell office:value-type="float" office:value="65.917" calcext:value-type="float">
            <text:p>65.917</text:p>
          </table:table-cell>
          <table:table-cell table:formula="of:=[.A980]/65535/[.$D$4]" office:value-type="float" office:value="0.0804899013256668" calcext:value-type="float">
            <text:p>0.0804899013256668</text:p>
          </table:table-cell>
          <table:table-cell/>
        </table:table-row>
        <table:table-row table:style-name="ro1">
          <table:table-cell office:value-type="float" office:value="50204" calcext:value-type="float">
            <text:p>50204</text:p>
          </table:table-cell>
          <table:table-cell office:value-type="float" office:value="65.938" calcext:value-type="float">
            <text:p>65.938</text:p>
          </table:table-cell>
          <table:table-cell table:formula="of:=[.A981]/65535/[.$D$4]" office:value-type="float" office:value="0.0805155616114166" calcext:value-type="float">
            <text:p>0.0805155616114166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65.957" calcext:value-type="float">
            <text:p>65.957</text:p>
          </table:table-cell>
          <table:table-cell table:formula="of:=[.A982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65.979" calcext:value-type="float">
            <text:p>65.979</text:p>
          </table:table-cell>
          <table:table-cell table:formula="of:=[.A983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65.998" calcext:value-type="float">
            <text:p>65.998</text:p>
          </table:table-cell>
          <table:table-cell table:formula="of:=[.A984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66.018" calcext:value-type="float">
            <text:p>66.018</text:p>
          </table:table-cell>
          <table:table-cell table:formula="of:=[.A985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66.039" calcext:value-type="float">
            <text:p>66.039</text:p>
          </table:table-cell>
          <table:table-cell table:formula="of:=[.A986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66.059" calcext:value-type="float">
            <text:p>66.059</text:p>
          </table:table-cell>
          <table:table-cell table:formula="of:=[.A987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66.077" calcext:value-type="float">
            <text:p>66.077</text:p>
          </table:table-cell>
          <table:table-cell table:formula="of:=[.A988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66.098" calcext:value-type="float">
            <text:p>66.098</text:p>
          </table:table-cell>
          <table:table-cell table:formula="of:=[.A989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66.118" calcext:value-type="float">
            <text:p>66.118</text:p>
          </table:table-cell>
          <table:table-cell table:formula="of:=[.A990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48" calcext:value-type="float">
            <text:p>50348</text:p>
          </table:table-cell>
          <table:table-cell office:value-type="float" office:value="66.137" calcext:value-type="float">
            <text:p>66.137</text:p>
          </table:table-cell>
          <table:table-cell table:formula="of:=[.A991]/65535/[.$D$4]" office:value-type="float" office:value="0.0807465041831648" calcext:value-type="float">
            <text:p>0.080746504183164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66.158" calcext:value-type="float">
            <text:p>66.158</text:p>
          </table:table-cell>
          <table:table-cell table:formula="of:=[.A992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6.178" calcext:value-type="float">
            <text:p>66.178</text:p>
          </table:table-cell>
          <table:table-cell table:formula="of:=[.A993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6.199" calcext:value-type="float">
            <text:p>66.199</text:p>
          </table:table-cell>
          <table:table-cell table:formula="of:=[.A994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6.218" calcext:value-type="float">
            <text:p>66.218</text:p>
          </table:table-cell>
          <table:table-cell table:formula="of:=[.A995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6.237" calcext:value-type="float">
            <text:p>66.237</text:p>
          </table:table-cell>
          <table:table-cell table:formula="of:=[.A996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96" calcext:value-type="float">
            <text:p>50396</text:p>
          </table:table-cell>
          <table:table-cell office:value-type="float" office:value="66.258" calcext:value-type="float">
            <text:p>66.258</text:p>
          </table:table-cell>
          <table:table-cell table:formula="of:=[.A997]/65535/[.$D$4]" office:value-type="float" office:value="0.0808234850404142" calcext:value-type="float">
            <text:p>0.0808234850404142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66.278" calcext:value-type="float">
            <text:p>66.278</text:p>
          </table:table-cell>
          <table:table-cell table:formula="of:=[.A998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66.298" calcext:value-type="float">
            <text:p>66.298</text:p>
          </table:table-cell>
          <table:table-cell table:formula="of:=[.A999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66.318" calcext:value-type="float">
            <text:p>66.318</text:p>
          </table:table-cell>
          <table:table-cell table:formula="of:=[.A1000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66.338" calcext:value-type="float">
            <text:p>66.338</text:p>
          </table:table-cell>
          <table:table-cell table:formula="of:=[.A1001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66.363" calcext:value-type="float">
            <text:p>66.363</text:p>
          </table:table-cell>
          <table:table-cell table:formula="of:=[.A1002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108" calcext:value-type="float">
            <text:p>50108</text:p>
          </table:table-cell>
          <table:table-cell office:value-type="float" office:value="66.378" calcext:value-type="float">
            <text:p>66.378</text:p>
          </table:table-cell>
          <table:table-cell table:formula="of:=[.A1003]/65535/[.$D$4]" office:value-type="float" office:value="0.0803615998969179" calcext:value-type="float">
            <text:p>0.0803615998969179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66.398" calcext:value-type="float">
            <text:p>66.398</text:p>
          </table:table-cell>
          <table:table-cell table:formula="of:=[.A1004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6.418" calcext:value-type="float">
            <text:p>66.418</text:p>
          </table:table-cell>
          <table:table-cell table:formula="of:=[.A1005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66.438" calcext:value-type="float">
            <text:p>66.438</text:p>
          </table:table-cell>
          <table:table-cell table:formula="of:=[.A1006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66.458" calcext:value-type="float">
            <text:p>66.458</text:p>
          </table:table-cell>
          <table:table-cell table:formula="of:=[.A1007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66.478" calcext:value-type="float">
            <text:p>66.478</text:p>
          </table:table-cell>
          <table:table-cell table:formula="of:=[.A1008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66.499" calcext:value-type="float">
            <text:p>66.499</text:p>
          </table:table-cell>
          <table:table-cell table:formula="of:=[.A1009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66.518" calcext:value-type="float">
            <text:p>66.518</text:p>
          </table:table-cell>
          <table:table-cell table:formula="of:=[.A1010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66.539" calcext:value-type="float">
            <text:p>66.539</text:p>
          </table:table-cell>
          <table:table-cell table:formula="of:=[.A1011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6.559" calcext:value-type="float">
            <text:p>66.559</text:p>
          </table:table-cell>
          <table:table-cell table:formula="of:=[.A1012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64" calcext:value-type="float">
            <text:p>50364</text:p>
          </table:table-cell>
          <table:table-cell office:value-type="float" office:value="66.578" calcext:value-type="float">
            <text:p>66.578</text:p>
          </table:table-cell>
          <table:table-cell table:formula="of:=[.A1013]/65535/[.$D$4]" office:value-type="float" office:value="0.0807721644689146" calcext:value-type="float">
            <text:p>0.080772164468914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6.598" calcext:value-type="float">
            <text:p>66.598</text:p>
          </table:table-cell>
          <table:table-cell table:formula="of:=[.A1014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6.618" calcext:value-type="float">
            <text:p>66.618</text:p>
          </table:table-cell>
          <table:table-cell table:formula="of:=[.A1015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66.638" calcext:value-type="float">
            <text:p>66.638</text:p>
          </table:table-cell>
          <table:table-cell table:formula="of:=[.A1016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66.659" calcext:value-type="float">
            <text:p>66.659</text:p>
          </table:table-cell>
          <table:table-cell table:formula="of:=[.A1017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076" calcext:value-type="float">
            <text:p>50076</text:p>
          </table:table-cell>
          <table:table-cell office:value-type="float" office:value="66.677" calcext:value-type="float">
            <text:p>66.677</text:p>
          </table:table-cell>
          <table:table-cell table:formula="of:=[.A1018]/65535/[.$D$4]" office:value-type="float" office:value="0.0803102793254183" calcext:value-type="float">
            <text:p>0.0803102793254183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66.698" calcext:value-type="float">
            <text:p>66.698</text:p>
          </table:table-cell>
          <table:table-cell table:formula="of:=[.A1019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66.718" calcext:value-type="float">
            <text:p>66.718</text:p>
          </table:table-cell>
          <table:table-cell table:formula="of:=[.A1020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66.737" calcext:value-type="float">
            <text:p>66.737</text:p>
          </table:table-cell>
          <table:table-cell table:formula="of:=[.A1021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6.758" calcext:value-type="float">
            <text:p>66.758</text:p>
          </table:table-cell>
          <table:table-cell table:formula="of:=[.A1022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6.778" calcext:value-type="float">
            <text:p>66.778</text:p>
          </table:table-cell>
          <table:table-cell table:formula="of:=[.A1023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6.798" calcext:value-type="float">
            <text:p>66.798</text:p>
          </table:table-cell>
          <table:table-cell table:formula="of:=[.A1024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6.818" calcext:value-type="float">
            <text:p>66.818</text:p>
          </table:table-cell>
          <table:table-cell table:formula="of:=[.A1025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66.838" calcext:value-type="float">
            <text:p>66.838</text:p>
          </table:table-cell>
          <table:table-cell table:formula="of:=[.A1026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6.857" calcext:value-type="float">
            <text:p>66.857</text:p>
          </table:table-cell>
          <table:table-cell table:formula="of:=[.A1027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66.879" calcext:value-type="float">
            <text:p>66.879</text:p>
          </table:table-cell>
          <table:table-cell table:formula="of:=[.A1028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66.897" calcext:value-type="float">
            <text:p>66.897</text:p>
          </table:table-cell>
          <table:table-cell table:formula="of:=[.A1029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6.917" calcext:value-type="float">
            <text:p>66.917</text:p>
          </table:table-cell>
          <table:table-cell table:formula="of:=[.A1030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66.938" calcext:value-type="float">
            <text:p>66.938</text:p>
          </table:table-cell>
          <table:table-cell table:formula="of:=[.A1031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66.957" calcext:value-type="float">
            <text:p>66.957</text:p>
          </table:table-cell>
          <table:table-cell table:formula="of:=[.A1032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66.979" calcext:value-type="float">
            <text:p>66.979</text:p>
          </table:table-cell>
          <table:table-cell table:formula="of:=[.A1033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6.998" calcext:value-type="float">
            <text:p>66.998</text:p>
          </table:table-cell>
          <table:table-cell table:formula="of:=[.A1034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67.018" calcext:value-type="float">
            <text:p>67.018</text:p>
          </table:table-cell>
          <table:table-cell table:formula="of:=[.A1035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67.039" calcext:value-type="float">
            <text:p>67.039</text:p>
          </table:table-cell>
          <table:table-cell table:formula="of:=[.A1036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67.059" calcext:value-type="float">
            <text:p>67.059</text:p>
          </table:table-cell>
          <table:table-cell table:formula="of:=[.A1037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67.077" calcext:value-type="float">
            <text:p>67.077</text:p>
          </table:table-cell>
          <table:table-cell table:formula="of:=[.A1038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7.098" calcext:value-type="float">
            <text:p>67.098</text:p>
          </table:table-cell>
          <table:table-cell table:formula="of:=[.A1039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67.118" calcext:value-type="float">
            <text:p>67.118</text:p>
          </table:table-cell>
          <table:table-cell table:formula="of:=[.A1040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67.137" calcext:value-type="float">
            <text:p>67.137</text:p>
          </table:table-cell>
          <table:table-cell table:formula="of:=[.A1041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7.158" calcext:value-type="float">
            <text:p>67.158</text:p>
          </table:table-cell>
          <table:table-cell table:formula="of:=[.A1042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67.178" calcext:value-type="float">
            <text:p>67.178</text:p>
          </table:table-cell>
          <table:table-cell table:formula="of:=[.A1043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7.199" calcext:value-type="float">
            <text:p>67.199</text:p>
          </table:table-cell>
          <table:table-cell table:formula="of:=[.A1044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7.218" calcext:value-type="float">
            <text:p>67.218</text:p>
          </table:table-cell>
          <table:table-cell table:formula="of:=[.A1045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7.237" calcext:value-type="float">
            <text:p>67.237</text:p>
          </table:table-cell>
          <table:table-cell table:formula="of:=[.A1046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67.259" calcext:value-type="float">
            <text:p>67.259</text:p>
          </table:table-cell>
          <table:table-cell table:formula="of:=[.A1047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67.278" calcext:value-type="float">
            <text:p>67.278</text:p>
          </table:table-cell>
          <table:table-cell table:formula="of:=[.A1048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67.298" calcext:value-type="float">
            <text:p>67.298</text:p>
          </table:table-cell>
          <table:table-cell table:formula="of:=[.A1049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67.318" calcext:value-type="float">
            <text:p>67.318</text:p>
          </table:table-cell>
          <table:table-cell table:formula="of:=[.A1050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04" calcext:value-type="float">
            <text:p>50204</text:p>
          </table:table-cell>
          <table:table-cell office:value-type="float" office:value="67.338" calcext:value-type="float">
            <text:p>67.338</text:p>
          </table:table-cell>
          <table:table-cell table:formula="of:=[.A1051]/65535/[.$D$4]" office:value-type="float" office:value="0.0805155616114166" calcext:value-type="float">
            <text:p>0.0805155616114166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67.357" calcext:value-type="float">
            <text:p>67.357</text:p>
          </table:table-cell>
          <table:table-cell table:formula="of:=[.A1052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67.379" calcext:value-type="float">
            <text:p>67.379</text:p>
          </table:table-cell>
          <table:table-cell table:formula="of:=[.A1053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7.397" calcext:value-type="float">
            <text:p>67.397</text:p>
          </table:table-cell>
          <table:table-cell table:formula="of:=[.A1054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7.417" calcext:value-type="float">
            <text:p>67.417</text:p>
          </table:table-cell>
          <table:table-cell table:formula="of:=[.A1055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7.438" calcext:value-type="float">
            <text:p>67.438</text:p>
          </table:table-cell>
          <table:table-cell table:formula="of:=[.A1056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67.458" calcext:value-type="float">
            <text:p>67.458</text:p>
          </table:table-cell>
          <table:table-cell table:formula="of:=[.A1057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7.478" calcext:value-type="float">
            <text:p>67.478</text:p>
          </table:table-cell>
          <table:table-cell table:formula="of:=[.A1058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67.499" calcext:value-type="float">
            <text:p>67.499</text:p>
          </table:table-cell>
          <table:table-cell table:formula="of:=[.A1059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67.518" calcext:value-type="float">
            <text:p>67.518</text:p>
          </table:table-cell>
          <table:table-cell table:formula="of:=[.A1060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67.539" calcext:value-type="float">
            <text:p>67.539</text:p>
          </table:table-cell>
          <table:table-cell table:formula="of:=[.A1061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67.559" calcext:value-type="float">
            <text:p>67.559</text:p>
          </table:table-cell>
          <table:table-cell table:formula="of:=[.A1062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67.578" calcext:value-type="float">
            <text:p>67.578</text:p>
          </table:table-cell>
          <table:table-cell table:formula="of:=[.A1063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67.598" calcext:value-type="float">
            <text:p>67.598</text:p>
          </table:table-cell>
          <table:table-cell table:formula="of:=[.A1064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492" calcext:value-type="float">
            <text:p>50492</text:p>
          </table:table-cell>
          <table:table-cell office:value-type="float" office:value="67.619" calcext:value-type="float">
            <text:p>67.619</text:p>
          </table:table-cell>
          <table:table-cell table:formula="of:=[.A1065]/65535/[.$D$4]" office:value-type="float" office:value="0.0809774467549129" calcext:value-type="float">
            <text:p>0.0809774467549129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7.638" calcext:value-type="float">
            <text:p>67.638</text:p>
          </table:table-cell>
          <table:table-cell table:formula="of:=[.A1066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7.658" calcext:value-type="float">
            <text:p>67.658</text:p>
          </table:table-cell>
          <table:table-cell table:formula="of:=[.A1067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7.678" calcext:value-type="float">
            <text:p>67.678</text:p>
          </table:table-cell>
          <table:table-cell table:formula="of:=[.A1068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67.698" calcext:value-type="float">
            <text:p>67.698</text:p>
          </table:table-cell>
          <table:table-cell table:formula="of:=[.A1069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7.718" calcext:value-type="float">
            <text:p>67.718</text:p>
          </table:table-cell>
          <table:table-cell table:formula="of:=[.A1070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67.737" calcext:value-type="float">
            <text:p>67.737</text:p>
          </table:table-cell>
          <table:table-cell table:formula="of:=[.A1071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67.759" calcext:value-type="float">
            <text:p>67.759</text:p>
          </table:table-cell>
          <table:table-cell table:formula="of:=[.A1072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67.778" calcext:value-type="float">
            <text:p>67.778</text:p>
          </table:table-cell>
          <table:table-cell table:formula="of:=[.A1073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67.798" calcext:value-type="float">
            <text:p>67.798</text:p>
          </table:table-cell>
          <table:table-cell table:formula="of:=[.A1074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67.818" calcext:value-type="float">
            <text:p>67.818</text:p>
          </table:table-cell>
          <table:table-cell table:formula="of:=[.A1075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7.838" calcext:value-type="float">
            <text:p>67.838</text:p>
          </table:table-cell>
          <table:table-cell table:formula="of:=[.A1076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67.857" calcext:value-type="float">
            <text:p>67.857</text:p>
          </table:table-cell>
          <table:table-cell table:formula="of:=[.A1077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67.879" calcext:value-type="float">
            <text:p>67.879</text:p>
          </table:table-cell>
          <table:table-cell table:formula="of:=[.A1078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492" calcext:value-type="float">
            <text:p>50492</text:p>
          </table:table-cell>
          <table:table-cell office:value-type="float" office:value="67.898" calcext:value-type="float">
            <text:p>67.898</text:p>
          </table:table-cell>
          <table:table-cell table:formula="of:=[.A1079]/65535/[.$D$4]" office:value-type="float" office:value="0.0809774467549129" calcext:value-type="float">
            <text:p>0.0809774467549129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67.917" calcext:value-type="float">
            <text:p>67.917</text:p>
          </table:table-cell>
          <table:table-cell table:formula="of:=[.A1080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67.938" calcext:value-type="float">
            <text:p>67.938</text:p>
          </table:table-cell>
          <table:table-cell table:formula="of:=[.A1081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7.958" calcext:value-type="float">
            <text:p>67.958</text:p>
          </table:table-cell>
          <table:table-cell table:formula="of:=[.A1082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67.979" calcext:value-type="float">
            <text:p>67.979</text:p>
          </table:table-cell>
          <table:table-cell table:formula="of:=[.A1083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7.998" calcext:value-type="float">
            <text:p>67.998</text:p>
          </table:table-cell>
          <table:table-cell table:formula="of:=[.A1084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8.017" calcext:value-type="float">
            <text:p>68.017</text:p>
          </table:table-cell>
          <table:table-cell table:formula="of:=[.A1085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572" calcext:value-type="float">
            <text:p>50572</text:p>
          </table:table-cell>
          <table:table-cell office:value-type="float" office:value="68.039" calcext:value-type="float">
            <text:p>68.039</text:p>
          </table:table-cell>
          <table:table-cell table:formula="of:=[.A1086]/65535/[.$D$4]" office:value-type="float" office:value="0.0811057481836619" calcext:value-type="float">
            <text:p>0.0811057481836619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68.059" calcext:value-type="float">
            <text:p>68.059</text:p>
          </table:table-cell>
          <table:table-cell table:formula="of:=[.A1087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380" calcext:value-type="float">
            <text:p>50380</text:p>
          </table:table-cell>
          <table:table-cell office:value-type="float" office:value="68.077" calcext:value-type="float">
            <text:p>68.077</text:p>
          </table:table-cell>
          <table:table-cell table:formula="of:=[.A1088]/65535/[.$D$4]" office:value-type="float" office:value="0.0807978247546644" calcext:value-type="float">
            <text:p>0.0807978247546644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68.098" calcext:value-type="float">
            <text:p>68.098</text:p>
          </table:table-cell>
          <table:table-cell table:formula="of:=[.A1089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96" calcext:value-type="float">
            <text:p>50396</text:p>
          </table:table-cell>
          <table:table-cell office:value-type="float" office:value="68.118" calcext:value-type="float">
            <text:p>68.118</text:p>
          </table:table-cell>
          <table:table-cell table:formula="of:=[.A1090]/65535/[.$D$4]" office:value-type="float" office:value="0.0808234850404142" calcext:value-type="float">
            <text:p>0.0808234850404142</text:p>
          </table:table-cell>
          <table:table-cell/>
        </table:table-row>
        <table:table-row table:style-name="ro1">
          <table:table-cell office:value-type="float" office:value="50412" calcext:value-type="float">
            <text:p>50412</text:p>
          </table:table-cell>
          <table:table-cell office:value-type="float" office:value="68.137" calcext:value-type="float">
            <text:p>68.137</text:p>
          </table:table-cell>
          <table:table-cell table:formula="of:=[.A1091]/65535/[.$D$4]" office:value-type="float" office:value="0.080849145326164" calcext:value-type="float">
            <text:p>0.080849145326164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68.158" calcext:value-type="float">
            <text:p>68.158</text:p>
          </table:table-cell>
          <table:table-cell table:formula="of:=[.A1092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68.178" calcext:value-type="float">
            <text:p>68.178</text:p>
          </table:table-cell>
          <table:table-cell table:formula="of:=[.A1093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8.199" calcext:value-type="float">
            <text:p>68.199</text:p>
          </table:table-cell>
          <table:table-cell table:formula="of:=[.A1094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68.218" calcext:value-type="float">
            <text:p>68.218</text:p>
          </table:table-cell>
          <table:table-cell table:formula="of:=[.A1095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68.237" calcext:value-type="float">
            <text:p>68.237</text:p>
          </table:table-cell>
          <table:table-cell table:formula="of:=[.A1096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68.258" calcext:value-type="float">
            <text:p>68.258</text:p>
          </table:table-cell>
          <table:table-cell table:formula="of:=[.A1097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8.278" calcext:value-type="float">
            <text:p>68.278</text:p>
          </table:table-cell>
          <table:table-cell table:formula="of:=[.A1098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68.298" calcext:value-type="float">
            <text:p>68.298</text:p>
          </table:table-cell>
          <table:table-cell table:formula="of:=[.A1099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68.318" calcext:value-type="float">
            <text:p>68.318</text:p>
          </table:table-cell>
          <table:table-cell table:formula="of:=[.A1100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8.338" calcext:value-type="float">
            <text:p>68.338</text:p>
          </table:table-cell>
          <table:table-cell table:formula="of:=[.A1101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68.357" calcext:value-type="float">
            <text:p>68.357</text:p>
          </table:table-cell>
          <table:table-cell table:formula="of:=[.A1102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68.379" calcext:value-type="float">
            <text:p>68.379</text:p>
          </table:table-cell>
          <table:table-cell table:formula="of:=[.A1103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68.398" calcext:value-type="float">
            <text:p>68.398</text:p>
          </table:table-cell>
          <table:table-cell table:formula="of:=[.A1104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68.417" calcext:value-type="float">
            <text:p>68.417</text:p>
          </table:table-cell>
          <table:table-cell table:formula="of:=[.A1105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8.438" calcext:value-type="float">
            <text:p>68.438</text:p>
          </table:table-cell>
          <table:table-cell table:formula="of:=[.A1106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540" calcext:value-type="float">
            <text:p>50540</text:p>
          </table:table-cell>
          <table:table-cell office:value-type="float" office:value="68.458" calcext:value-type="float">
            <text:p>68.458</text:p>
          </table:table-cell>
          <table:table-cell table:formula="of:=[.A1107]/65535/[.$D$4]" office:value-type="float" office:value="0.0810544276121623" calcext:value-type="float">
            <text:p>0.0810544276121623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68.478" calcext:value-type="float">
            <text:p>68.478</text:p>
          </table:table-cell>
          <table:table-cell table:formula="of:=[.A1108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68.499" calcext:value-type="float">
            <text:p>68.499</text:p>
          </table:table-cell>
          <table:table-cell table:formula="of:=[.A1109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68.518" calcext:value-type="float">
            <text:p>68.518</text:p>
          </table:table-cell>
          <table:table-cell table:formula="of:=[.A1110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8.539" calcext:value-type="float">
            <text:p>68.539</text:p>
          </table:table-cell>
          <table:table-cell table:formula="of:=[.A1111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8.559" calcext:value-type="float">
            <text:p>68.559</text:p>
          </table:table-cell>
          <table:table-cell table:formula="of:=[.A1112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8.578" calcext:value-type="float">
            <text:p>68.578</text:p>
          </table:table-cell>
          <table:table-cell table:formula="of:=[.A1113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04" calcext:value-type="float">
            <text:p>50204</text:p>
          </table:table-cell>
          <table:table-cell office:value-type="float" office:value="68.598" calcext:value-type="float">
            <text:p>68.598</text:p>
          </table:table-cell>
          <table:table-cell table:formula="of:=[.A1114]/65535/[.$D$4]" office:value-type="float" office:value="0.0805155616114166" calcext:value-type="float">
            <text:p>0.0805155616114166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68.618" calcext:value-type="float">
            <text:p>68.618</text:p>
          </table:table-cell>
          <table:table-cell table:formula="of:=[.A1115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68.638" calcext:value-type="float">
            <text:p>68.638</text:p>
          </table:table-cell>
          <table:table-cell table:formula="of:=[.A1116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68.659" calcext:value-type="float">
            <text:p>68.659</text:p>
          </table:table-cell>
          <table:table-cell table:formula="of:=[.A1117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68.677" calcext:value-type="float">
            <text:p>68.677</text:p>
          </table:table-cell>
          <table:table-cell table:formula="of:=[.A1118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68.698" calcext:value-type="float">
            <text:p>68.698</text:p>
          </table:table-cell>
          <table:table-cell table:formula="of:=[.A1119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68.718" calcext:value-type="float">
            <text:p>68.718</text:p>
          </table:table-cell>
          <table:table-cell table:formula="of:=[.A1120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8.737" calcext:value-type="float">
            <text:p>68.737</text:p>
          </table:table-cell>
          <table:table-cell table:formula="of:=[.A1121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68.758" calcext:value-type="float">
            <text:p>68.758</text:p>
          </table:table-cell>
          <table:table-cell table:formula="of:=[.A1122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8.778" calcext:value-type="float">
            <text:p>68.778</text:p>
          </table:table-cell>
          <table:table-cell table:formula="of:=[.A1123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8.798" calcext:value-type="float">
            <text:p>68.798</text:p>
          </table:table-cell>
          <table:table-cell table:formula="of:=[.A1124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68.818" calcext:value-type="float">
            <text:p>68.818</text:p>
          </table:table-cell>
          <table:table-cell table:formula="of:=[.A1125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68.838" calcext:value-type="float">
            <text:p>68.838</text:p>
          </table:table-cell>
          <table:table-cell table:formula="of:=[.A1126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172" calcext:value-type="float">
            <text:p>50172</text:p>
          </table:table-cell>
          <table:table-cell office:value-type="float" office:value="68.857" calcext:value-type="float">
            <text:p>68.857</text:p>
          </table:table-cell>
          <table:table-cell table:formula="of:=[.A1127]/65535/[.$D$4]" office:value-type="float" office:value="0.080464241039917" calcext:value-type="float">
            <text:p>0.080464241039917</text:p>
          </table:table-cell>
          <table:table-cell/>
        </table:table-row>
        <table:table-row table:style-name="ro1">
          <table:table-cell office:value-type="float" office:value="50172" calcext:value-type="float">
            <text:p>50172</text:p>
          </table:table-cell>
          <table:table-cell office:value-type="float" office:value="68.879" calcext:value-type="float">
            <text:p>68.879</text:p>
          </table:table-cell>
          <table:table-cell table:formula="of:=[.A1128]/65535/[.$D$4]" office:value-type="float" office:value="0.080464241039917" calcext:value-type="float">
            <text:p>0.080464241039917</text:p>
          </table:table-cell>
          <table:table-cell/>
        </table:table-row>
        <table:table-row table:style-name="ro1">
          <table:table-cell office:value-type="float" office:value="50092" calcext:value-type="float">
            <text:p>50092</text:p>
          </table:table-cell>
          <table:table-cell office:value-type="float" office:value="68.898" calcext:value-type="float">
            <text:p>68.898</text:p>
          </table:table-cell>
          <table:table-cell table:formula="of:=[.A1129]/65535/[.$D$4]" office:value-type="float" office:value="0.0803359396111681" calcext:value-type="float">
            <text:p>0.0803359396111681</text:p>
          </table:table-cell>
          <table:table-cell/>
        </table:table-row>
        <table:table-row table:style-name="ro1">
          <table:table-cell office:value-type="float" office:value="49996" calcext:value-type="float">
            <text:p>49996</text:p>
          </table:table-cell>
          <table:table-cell office:value-type="float" office:value="68.917" calcext:value-type="float">
            <text:p>68.917</text:p>
          </table:table-cell>
          <table:table-cell table:formula="of:=[.A1130]/65535/[.$D$4]" office:value-type="float" office:value="0.0801819778966693" calcext:value-type="float">
            <text:p>0.0801819778966693</text:p>
          </table:table-cell>
          <table:table-cell/>
        </table:table-row>
        <table:table-row table:style-name="ro1">
          <table:table-cell office:value-type="float" office:value="49868" calcext:value-type="float">
            <text:p>49868</text:p>
          </table:table-cell>
          <table:table-cell office:value-type="float" office:value="68.938" calcext:value-type="float">
            <text:p>68.938</text:p>
          </table:table-cell>
          <table:table-cell table:formula="of:=[.A1131]/65535/[.$D$4]" office:value-type="float" office:value="0.0799766956106709" calcext:value-type="float">
            <text:p>0.0799766956106709</text:p>
          </table:table-cell>
          <table:table-cell/>
        </table:table-row>
        <table:table-row table:style-name="ro1">
          <table:table-cell office:value-type="float" office:value="49628" calcext:value-type="float">
            <text:p>49628</text:p>
          </table:table-cell>
          <table:table-cell office:value-type="float" office:value="68.957" calcext:value-type="float">
            <text:p>68.957</text:p>
          </table:table-cell>
          <table:table-cell table:formula="of:=[.A1132]/65535/[.$D$4]" office:value-type="float" office:value="0.079591791324424" calcext:value-type="float">
            <text:p>0.079591791324424</text:p>
          </table:table-cell>
          <table:table-cell/>
        </table:table-row>
        <table:table-row table:style-name="ro1">
          <table:table-cell office:value-type="float" office:value="49324" calcext:value-type="float">
            <text:p>49324</text:p>
          </table:table-cell>
          <table:table-cell office:value-type="float" office:value="68.979" calcext:value-type="float">
            <text:p>68.979</text:p>
          </table:table-cell>
          <table:table-cell table:formula="of:=[.A1133]/65535/[.$D$4]" office:value-type="float" office:value="0.079104245895178" calcext:value-type="float">
            <text:p>0.079104245895178</text:p>
          </table:table-cell>
          <table:table-cell/>
        </table:table-row>
        <table:table-row table:style-name="ro1">
          <table:table-cell office:value-type="float" office:value="48827" calcext:value-type="float">
            <text:p>48827</text:p>
          </table:table-cell>
          <table:table-cell office:value-type="float" office:value="68.998" calcext:value-type="float">
            <text:p>68.998</text:p>
          </table:table-cell>
          <table:table-cell table:formula="of:=[.A1134]/65535/[.$D$4]" office:value-type="float" office:value="0.078307173269075" calcext:value-type="float">
            <text:p>0.078307173269075</text:p>
          </table:table-cell>
          <table:table-cell/>
        </table:table-row>
        <table:table-row table:style-name="ro1">
          <table:table-cell office:value-type="float" office:value="48331" calcext:value-type="float">
            <text:p>48331</text:p>
          </table:table-cell>
          <table:table-cell office:value-type="float" office:value="69.018" calcext:value-type="float">
            <text:p>69.018</text:p>
          </table:table-cell>
          <table:table-cell table:formula="of:=[.A1135]/65535/[.$D$4]" office:value-type="float" office:value="0.0775117044108313" calcext:value-type="float">
            <text:p>0.0775117044108313</text:p>
          </table:table-cell>
          <table:table-cell/>
        </table:table-row>
        <table:table-row table:style-name="ro1">
          <table:table-cell office:value-type="float" office:value="47579" calcext:value-type="float">
            <text:p>47579</text:p>
          </table:table-cell>
          <table:table-cell office:value-type="float" office:value="69.039" calcext:value-type="float">
            <text:p>69.039</text:p>
          </table:table-cell>
          <table:table-cell table:formula="of:=[.A1136]/65535/[.$D$4]" office:value-type="float" office:value="0.076305670980591" calcext:value-type="float">
            <text:p>0.076305670980591</text:p>
          </table:table-cell>
          <table:table-cell/>
        </table:table-row>
        <table:table-row table:style-name="ro1">
          <table:table-cell office:value-type="float" office:value="46619" calcext:value-type="float">
            <text:p>46619</text:p>
          </table:table-cell>
          <table:table-cell office:value-type="float" office:value="69.059" calcext:value-type="float">
            <text:p>69.059</text:p>
          </table:table-cell>
          <table:table-cell table:formula="of:=[.A1137]/65535/[.$D$4]" office:value-type="float" office:value="0.0747660538356034" calcext:value-type="float">
            <text:p>0.0747660538356034</text:p>
          </table:table-cell>
          <table:table-cell/>
        </table:table-row>
        <table:table-row table:style-name="ro1">
          <table:table-cell office:value-type="float" office:value="45355" calcext:value-type="float">
            <text:p>45355</text:p>
          </table:table-cell>
          <table:table-cell office:value-type="float" office:value="69.077" calcext:value-type="float">
            <text:p>69.077</text:p>
          </table:table-cell>
          <table:table-cell table:formula="of:=[.A1138]/65535/[.$D$4]" office:value-type="float" office:value="0.0727388912613696" calcext:value-type="float">
            <text:p>0.0727388912613696</text:p>
          </table:table-cell>
          <table:table-cell/>
        </table:table-row>
        <table:table-row table:style-name="ro1">
          <table:table-cell office:value-type="float" office:value="43722" calcext:value-type="float">
            <text:p>43722</text:p>
          </table:table-cell>
          <table:table-cell office:value-type="float" office:value="69.098" calcext:value-type="float">
            <text:p>69.098</text:p>
          </table:table-cell>
          <table:table-cell table:formula="of:=[.A1139]/65535/[.$D$4]" office:value-type="float" office:value="0.0701199383470313" calcext:value-type="float">
            <text:p>0.0701199383470313</text:p>
          </table:table-cell>
          <table:table-cell/>
        </table:table-row>
        <table:table-row table:style-name="ro1">
          <table:table-cell office:value-type="float" office:value="42154" calcext:value-type="float">
            <text:p>42154</text:p>
          </table:table-cell>
          <table:table-cell office:value-type="float" office:value="69.118" calcext:value-type="float">
            <text:p>69.118</text:p>
          </table:table-cell>
          <table:table-cell table:formula="of:=[.A1140]/65535/[.$D$4]" office:value-type="float" office:value="0.0676052303435514" calcext:value-type="float">
            <text:p>0.0676052303435514</text:p>
          </table:table-cell>
          <table:table-cell/>
        </table:table-row>
        <table:table-row table:style-name="ro1">
          <table:table-cell office:value-type="float" office:value="41370" calcext:value-type="float">
            <text:p>41370</text:p>
          </table:table-cell>
          <table:table-cell office:value-type="float" office:value="69.137" calcext:value-type="float">
            <text:p>69.137</text:p>
          </table:table-cell>
          <table:table-cell table:formula="of:=[.A1141]/65535/[.$D$4]" office:value-type="float" office:value="0.0663478763418115" calcext:value-type="float">
            <text:p>0.0663478763418115</text:p>
          </table:table-cell>
          <table:table-cell/>
        </table:table-row>
        <table:table-row table:style-name="ro1">
          <table:table-cell office:value-type="float" office:value="40953" calcext:value-type="float">
            <text:p>40953</text:p>
          </table:table-cell>
          <table:table-cell office:value-type="float" office:value="69.158" calcext:value-type="float">
            <text:p>69.158</text:p>
          </table:table-cell>
          <table:table-cell table:formula="of:=[.A1142]/65535/[.$D$4]" office:value-type="float" office:value="0.0656791051444575" calcext:value-type="float">
            <text:p>0.0656791051444575</text:p>
          </table:table-cell>
          <table:table-cell/>
        </table:table-row>
        <table:table-row table:style-name="ro1">
          <table:table-cell office:value-type="float" office:value="40665" calcext:value-type="float">
            <text:p>40665</text:p>
          </table:table-cell>
          <table:table-cell office:value-type="float" office:value="69.178" calcext:value-type="float">
            <text:p>69.178</text:p>
          </table:table-cell>
          <table:table-cell table:formula="of:=[.A1143]/65535/[.$D$4]" office:value-type="float" office:value="0.0652172200009612" calcext:value-type="float">
            <text:p>0.0652172200009612</text:p>
          </table:table-cell>
          <table:table-cell/>
        </table:table-row>
        <table:table-row table:style-name="ro1">
          <table:table-cell office:value-type="float" office:value="40089" calcext:value-type="float">
            <text:p>40089</text:p>
          </table:table-cell>
          <table:table-cell office:value-type="float" office:value="69.198" calcext:value-type="float">
            <text:p>69.198</text:p>
          </table:table-cell>
          <table:table-cell table:formula="of:=[.A1144]/65535/[.$D$4]" office:value-type="float" office:value="0.0642934497139686" calcext:value-type="float">
            <text:p>0.0642934497139686</text:p>
          </table:table-cell>
          <table:table-cell/>
        </table:table-row>
        <table:table-row table:style-name="ro1">
          <table:table-cell office:value-type="float" office:value="39529" calcext:value-type="float">
            <text:p>39529</text:p>
          </table:table-cell>
          <table:table-cell office:value-type="float" office:value="69.218" calcext:value-type="float">
            <text:p>69.218</text:p>
          </table:table-cell>
          <table:table-cell table:formula="of:=[.A1145]/65535/[.$D$4]" office:value-type="float" office:value="0.0633953397127258" calcext:value-type="float">
            <text:p>0.0633953397127258</text:p>
          </table:table-cell>
          <table:table-cell/>
        </table:table-row>
        <table:table-row table:style-name="ro1">
          <table:table-cell office:value-type="float" office:value="39257" calcext:value-type="float">
            <text:p>39257</text:p>
          </table:table-cell>
          <table:table-cell office:value-type="float" office:value="69.237" calcext:value-type="float">
            <text:p>69.237</text:p>
          </table:table-cell>
          <table:table-cell table:formula="of:=[.A1146]/65535/[.$D$4]" office:value-type="float" office:value="0.0629591148549793" calcext:value-type="float">
            <text:p>0.0629591148549793</text:p>
          </table:table-cell>
          <table:table-cell/>
        </table:table-row>
        <table:table-row table:style-name="ro1">
          <table:table-cell office:value-type="float" office:value="39193" calcext:value-type="float">
            <text:p>39193</text:p>
          </table:table-cell>
          <table:table-cell office:value-type="float" office:value="69.259" calcext:value-type="float">
            <text:p>69.259</text:p>
          </table:table-cell>
          <table:table-cell table:formula="of:=[.A1147]/65535/[.$D$4]" office:value-type="float" office:value="0.0628564737119802" calcext:value-type="float">
            <text:p>0.0628564737119802</text:p>
          </table:table-cell>
          <table:table-cell/>
        </table:table-row>
        <table:table-row table:style-name="ro1">
          <table:table-cell office:value-type="float" office:value="39129" calcext:value-type="float">
            <text:p>39129</text:p>
          </table:table-cell>
          <table:table-cell office:value-type="float" office:value="69.278" calcext:value-type="float">
            <text:p>69.278</text:p>
          </table:table-cell>
          <table:table-cell table:formula="of:=[.A1148]/65535/[.$D$4]" office:value-type="float" office:value="0.062753832568981" calcext:value-type="float">
            <text:p>0.062753832568981</text:p>
          </table:table-cell>
          <table:table-cell/>
        </table:table-row>
        <table:table-row table:style-name="ro1">
          <table:table-cell office:value-type="float" office:value="39273" calcext:value-type="float">
            <text:p>39273</text:p>
          </table:table-cell>
          <table:table-cell office:value-type="float" office:value="69.298" calcext:value-type="float">
            <text:p>69.298</text:p>
          </table:table-cell>
          <table:table-cell table:formula="of:=[.A1149]/65535/[.$D$4]" office:value-type="float" office:value="0.0629847751407291" calcext:value-type="float">
            <text:p>0.0629847751407291</text:p>
          </table:table-cell>
          <table:table-cell/>
        </table:table-row>
        <table:table-row table:style-name="ro1">
          <table:table-cell office:value-type="float" office:value="39561" calcext:value-type="float">
            <text:p>39561</text:p>
          </table:table-cell>
          <table:table-cell office:value-type="float" office:value="69.318" calcext:value-type="float">
            <text:p>69.318</text:p>
          </table:table-cell>
          <table:table-cell table:formula="of:=[.A1150]/65535/[.$D$4]" office:value-type="float" office:value="0.0634466602842254" calcext:value-type="float">
            <text:p>0.0634466602842254</text:p>
          </table:table-cell>
          <table:table-cell/>
        </table:table-row>
        <table:table-row table:style-name="ro1">
          <table:table-cell office:value-type="float" office:value="40025" calcext:value-type="float">
            <text:p>40025</text:p>
          </table:table-cell>
          <table:table-cell office:value-type="float" office:value="69.338" calcext:value-type="float">
            <text:p>69.338</text:p>
          </table:table-cell>
          <table:table-cell table:formula="of:=[.A1151]/65535/[.$D$4]" office:value-type="float" office:value="0.0641908085709695" calcext:value-type="float">
            <text:p>0.0641908085709695</text:p>
          </table:table-cell>
          <table:table-cell/>
        </table:table-row>
        <table:table-row table:style-name="ro1">
          <table:table-cell office:value-type="float" office:value="40409" calcext:value-type="float">
            <text:p>40409</text:p>
          </table:table-cell>
          <table:table-cell office:value-type="float" office:value="69.357" calcext:value-type="float">
            <text:p>69.357</text:p>
          </table:table-cell>
          <table:table-cell table:formula="of:=[.A1152]/65535/[.$D$4]" office:value-type="float" office:value="0.0648066554289645" calcext:value-type="float">
            <text:p>0.0648066554289645</text:p>
          </table:table-cell>
          <table:table-cell/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float" office:value="69.379" calcext:value-type="float">
            <text:p>69.379</text:p>
          </table:table-cell>
          <table:table-cell table:formula="of:=[.A1153]/65535/[.$D$4]" office:value-type="float" office:value="0.0661169337700634" calcext:value-type="float">
            <text:p>0.0661169337700634</text:p>
          </table:table-cell>
          <table:table-cell/>
        </table:table-row>
        <table:table-row table:style-name="ro1">
          <table:table-cell office:value-type="float" office:value="42346" calcext:value-type="float">
            <text:p>42346</text:p>
          </table:table-cell>
          <table:table-cell office:value-type="float" office:value="69.397" calcext:value-type="float">
            <text:p>69.397</text:p>
          </table:table-cell>
          <table:table-cell table:formula="of:=[.A1154]/65535/[.$D$4]" office:value-type="float" office:value="0.067913153772549" calcext:value-type="float">
            <text:p>0.067913153772549</text:p>
          </table:table-cell>
          <table:table-cell/>
        </table:table-row>
        <table:table-row table:style-name="ro1">
          <table:table-cell office:value-type="float" office:value="44058" calcext:value-type="float">
            <text:p>44058</text:p>
          </table:table-cell>
          <table:table-cell office:value-type="float" office:value="69.417" calcext:value-type="float">
            <text:p>69.417</text:p>
          </table:table-cell>
          <table:table-cell table:formula="of:=[.A1155]/65535/[.$D$4]" office:value-type="float" office:value="0.070658804347777" calcext:value-type="float">
            <text:p>0.070658804347777</text:p>
          </table:table-cell>
          <table:table-cell/>
        </table:table-row>
        <table:table-row table:style-name="ro1">
          <table:table-cell office:value-type="float" office:value="45691" calcext:value-type="float">
            <text:p>45691</text:p>
          </table:table-cell>
          <table:table-cell office:value-type="float" office:value="69.438" calcext:value-type="float">
            <text:p>69.438</text:p>
          </table:table-cell>
          <table:table-cell table:formula="of:=[.A1156]/65535/[.$D$4]" office:value-type="float" office:value="0.0732777572621153" calcext:value-type="float">
            <text:p>0.0732777572621153</text:p>
          </table:table-cell>
          <table:table-cell/>
        </table:table-row>
        <table:table-row table:style-name="ro1">
          <table:table-cell office:value-type="float" office:value="46363" calcext:value-type="float">
            <text:p>46363</text:p>
          </table:table-cell>
          <table:table-cell office:value-type="float" office:value="69.458" calcext:value-type="float">
            <text:p>69.458</text:p>
          </table:table-cell>
          <table:table-cell table:formula="of:=[.A1157]/65535/[.$D$4]" office:value-type="float" office:value="0.0743554892636067" calcext:value-type="float">
            <text:p>0.0743554892636067</text:p>
          </table:table-cell>
          <table:table-cell/>
        </table:table-row>
        <table:table-row table:style-name="ro1">
          <table:table-cell office:value-type="float" office:value="47307" calcext:value-type="float">
            <text:p>47307</text:p>
          </table:table-cell>
          <table:table-cell office:value-type="float" office:value="69.478" calcext:value-type="float">
            <text:p>69.478</text:p>
          </table:table-cell>
          <table:table-cell table:formula="of:=[.A1158]/65535/[.$D$4]" office:value-type="float" office:value="0.0758694461228445" calcext:value-type="float">
            <text:p>0.0758694461228445</text:p>
          </table:table-cell>
          <table:table-cell/>
        </table:table-row>
        <table:table-row table:style-name="ro1">
          <table:table-cell office:value-type="float" office:value="48075" calcext:value-type="float">
            <text:p>48075</text:p>
          </table:table-cell>
          <table:table-cell office:value-type="float" office:value="69.499" calcext:value-type="float">
            <text:p>69.499</text:p>
          </table:table-cell>
          <table:table-cell table:formula="of:=[.A1159]/65535/[.$D$4]" office:value-type="float" office:value="0.0771011398388346" calcext:value-type="float">
            <text:p>0.0771011398388346</text:p>
          </table:table-cell>
          <table:table-cell/>
        </table:table-row>
        <table:table-row table:style-name="ro1">
          <table:table-cell office:value-type="float" office:value="48683" calcext:value-type="float">
            <text:p>48683</text:p>
          </table:table-cell>
          <table:table-cell office:value-type="float" office:value="69.518" calcext:value-type="float">
            <text:p>69.518</text:p>
          </table:table-cell>
          <table:table-cell table:formula="of:=[.A1160]/65535/[.$D$4]" office:value-type="float" office:value="0.0780762306973268" calcext:value-type="float">
            <text:p>0.0780762306973268</text:p>
          </table:table-cell>
          <table:table-cell/>
        </table:table-row>
        <table:table-row table:style-name="ro1">
          <table:table-cell office:value-type="float" office:value="49083" calcext:value-type="float">
            <text:p>49083</text:p>
          </table:table-cell>
          <table:table-cell office:value-type="float" office:value="69.539" calcext:value-type="float">
            <text:p>69.539</text:p>
          </table:table-cell>
          <table:table-cell table:formula="of:=[.A1161]/65535/[.$D$4]" office:value-type="float" office:value="0.0787177378410717" calcext:value-type="float">
            <text:p>0.0787177378410717</text:p>
          </table:table-cell>
          <table:table-cell/>
        </table:table-row>
        <table:table-row table:style-name="ro1">
          <table:table-cell office:value-type="float" office:value="49516" calcext:value-type="float">
            <text:p>49516</text:p>
          </table:table-cell>
          <table:table-cell office:value-type="float" office:value="69.559" calcext:value-type="float">
            <text:p>69.559</text:p>
          </table:table-cell>
          <table:table-cell table:formula="of:=[.A1162]/65535/[.$D$4]" office:value-type="float" office:value="0.0794121693241755" calcext:value-type="float">
            <text:p>0.0794121693241755</text:p>
          </table:table-cell>
          <table:table-cell/>
        </table:table-row>
        <table:table-row table:style-name="ro1">
          <table:table-cell office:value-type="float" office:value="49708" calcext:value-type="float">
            <text:p>49708</text:p>
          </table:table-cell>
          <table:table-cell office:value-type="float" office:value="69.578" calcext:value-type="float">
            <text:p>69.578</text:p>
          </table:table-cell>
          <table:table-cell table:formula="of:=[.A1163]/65535/[.$D$4]" office:value-type="float" office:value="0.079720092753173" calcext:value-type="float">
            <text:p>0.079720092753173</text:p>
          </table:table-cell>
          <table:table-cell/>
        </table:table-row>
        <table:table-row table:style-name="ro1">
          <table:table-cell office:value-type="float" office:value="49884" calcext:value-type="float">
            <text:p>49884</text:p>
          </table:table-cell>
          <table:table-cell office:value-type="float" office:value="69.598" calcext:value-type="float">
            <text:p>69.598</text:p>
          </table:table-cell>
          <table:table-cell table:formula="of:=[.A1164]/65535/[.$D$4]" office:value-type="float" office:value="0.0800023558964207" calcext:value-type="float">
            <text:p>0.0800023558964207</text:p>
          </table:table-cell>
          <table:table-cell/>
        </table:table-row>
        <table:table-row table:style-name="ro1">
          <table:table-cell office:value-type="float" office:value="50044" calcext:value-type="float">
            <text:p>50044</text:p>
          </table:table-cell>
          <table:table-cell office:value-type="float" office:value="69.618" calcext:value-type="float">
            <text:p>69.618</text:p>
          </table:table-cell>
          <table:table-cell table:formula="of:=[.A1165]/65535/[.$D$4]" office:value-type="float" office:value="0.0802589587539187" calcext:value-type="float">
            <text:p>0.0802589587539187</text:p>
          </table:table-cell>
          <table:table-cell/>
        </table:table-row>
        <table:table-row table:style-name="ro1">
          <table:table-cell office:value-type="float" office:value="50140" calcext:value-type="float">
            <text:p>50140</text:p>
          </table:table-cell>
          <table:table-cell office:value-type="float" office:value="69.638" calcext:value-type="float">
            <text:p>69.638</text:p>
          </table:table-cell>
          <table:table-cell table:formula="of:=[.A1166]/65535/[.$D$4]" office:value-type="float" office:value="0.0804129204684174" calcext:value-type="float">
            <text:p>0.0804129204684174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69.659" calcext:value-type="float">
            <text:p>69.659</text:p>
          </table:table-cell>
          <table:table-cell table:formula="of:=[.A1167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69.677" calcext:value-type="float">
            <text:p>69.677</text:p>
          </table:table-cell>
          <table:table-cell table:formula="of:=[.A1168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69.698" calcext:value-type="float">
            <text:p>69.698</text:p>
          </table:table-cell>
          <table:table-cell table:formula="of:=[.A1169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188" calcext:value-type="float">
            <text:p>50188</text:p>
          </table:table-cell>
          <table:table-cell office:value-type="float" office:value="69.718" calcext:value-type="float">
            <text:p>69.718</text:p>
          </table:table-cell>
          <table:table-cell table:formula="of:=[.A1170]/65535/[.$D$4]" office:value-type="float" office:value="0.0804899013256668" calcext:value-type="float">
            <text:p>0.080489901325666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9.737" calcext:value-type="float">
            <text:p>69.737</text:p>
          </table:table-cell>
          <table:table-cell table:formula="of:=[.A1171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69.758" calcext:value-type="float">
            <text:p>69.758</text:p>
          </table:table-cell>
          <table:table-cell table:formula="of:=[.A1172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69.778" calcext:value-type="float">
            <text:p>69.778</text:p>
          </table:table-cell>
          <table:table-cell table:formula="of:=[.A1173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69.798" calcext:value-type="float">
            <text:p>69.798</text:p>
          </table:table-cell>
          <table:table-cell table:formula="of:=[.A1174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69.818" calcext:value-type="float">
            <text:p>69.818</text:p>
          </table:table-cell>
          <table:table-cell table:formula="of:=[.A1175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9.838" calcext:value-type="float">
            <text:p>69.838</text:p>
          </table:table-cell>
          <table:table-cell table:formula="of:=[.A1176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9.857" calcext:value-type="float">
            <text:p>69.857</text:p>
          </table:table-cell>
          <table:table-cell table:formula="of:=[.A1177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69.879" calcext:value-type="float">
            <text:p>69.879</text:p>
          </table:table-cell>
          <table:table-cell table:formula="of:=[.A1178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69.897" calcext:value-type="float">
            <text:p>69.897</text:p>
          </table:table-cell>
          <table:table-cell table:formula="of:=[.A1179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9.917" calcext:value-type="float">
            <text:p>69.917</text:p>
          </table:table-cell>
          <table:table-cell table:formula="of:=[.A1180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69.938" calcext:value-type="float">
            <text:p>69.938</text:p>
          </table:table-cell>
          <table:table-cell table:formula="of:=[.A1181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04" calcext:value-type="float">
            <text:p>50204</text:p>
          </table:table-cell>
          <table:table-cell office:value-type="float" office:value="69.958" calcext:value-type="float">
            <text:p>69.958</text:p>
          </table:table-cell>
          <table:table-cell table:formula="of:=[.A1182]/65535/[.$D$4]" office:value-type="float" office:value="0.0805155616114166" calcext:value-type="float">
            <text:p>0.0805155616114166</text:p>
          </table:table-cell>
          <table:table-cell/>
        </table:table-row>
        <table:table-row table:style-name="ro1">
          <table:table-cell office:value-type="float" office:value="50204" calcext:value-type="float">
            <text:p>50204</text:p>
          </table:table-cell>
          <table:table-cell office:value-type="float" office:value="69.979" calcext:value-type="float">
            <text:p>69.979</text:p>
          </table:table-cell>
          <table:table-cell table:formula="of:=[.A1183]/65535/[.$D$4]" office:value-type="float" office:value="0.0805155616114166" calcext:value-type="float">
            <text:p>0.0805155616114166</text:p>
          </table:table-cell>
          <table:table-cell/>
        </table:table-row>
        <table:table-row table:style-name="ro1">
          <table:table-cell office:value-type="float" office:value="50076" calcext:value-type="float">
            <text:p>50076</text:p>
          </table:table-cell>
          <table:table-cell office:value-type="float" office:value="69.999" calcext:value-type="float">
            <text:p>69.999</text:p>
          </table:table-cell>
          <table:table-cell table:formula="of:=[.A1184]/65535/[.$D$4]" office:value-type="float" office:value="0.0803102793254183" calcext:value-type="float">
            <text:p>0.0803102793254183</text:p>
          </table:table-cell>
          <table:table-cell/>
        </table:table-row>
        <table:table-row table:style-name="ro1">
          <table:table-cell office:value-type="float" office:value="49964" calcext:value-type="float">
            <text:p>49964</text:p>
          </table:table-cell>
          <table:table-cell office:value-type="float" office:value="70.017" calcext:value-type="float">
            <text:p>70.017</text:p>
          </table:table-cell>
          <table:table-cell table:formula="of:=[.A1185]/65535/[.$D$4]" office:value-type="float" office:value="0.0801306573251697" calcext:value-type="float">
            <text:p>0.0801306573251697</text:p>
          </table:table-cell>
          <table:table-cell/>
        </table:table-row>
        <table:table-row table:style-name="ro1">
          <table:table-cell office:value-type="float" office:value="49756" calcext:value-type="float">
            <text:p>49756</text:p>
          </table:table-cell>
          <table:table-cell office:value-type="float" office:value="70.038" calcext:value-type="float">
            <text:p>70.038</text:p>
          </table:table-cell>
          <table:table-cell table:formula="of:=[.A1186]/65535/[.$D$4]" office:value-type="float" office:value="0.0797970736104224" calcext:value-type="float">
            <text:p>0.0797970736104224</text:p>
          </table:table-cell>
          <table:table-cell/>
        </table:table-row>
        <table:table-row table:style-name="ro1">
          <table:table-cell office:value-type="float" office:value="49548" calcext:value-type="float">
            <text:p>49548</text:p>
          </table:table-cell>
          <table:table-cell office:value-type="float" office:value="70.059" calcext:value-type="float">
            <text:p>70.059</text:p>
          </table:table-cell>
          <table:table-cell table:formula="of:=[.A1187]/65535/[.$D$4]" office:value-type="float" office:value="0.0794634898956751" calcext:value-type="float">
            <text:p>0.0794634898956751</text:p>
          </table:table-cell>
          <table:table-cell/>
        </table:table-row>
        <table:table-row table:style-name="ro1">
          <table:table-cell office:value-type="float" office:value="49244" calcext:value-type="float">
            <text:p>49244</text:p>
          </table:table-cell>
          <table:table-cell office:value-type="float" office:value="70.077" calcext:value-type="float">
            <text:p>70.077</text:p>
          </table:table-cell>
          <table:table-cell table:formula="of:=[.A1188]/65535/[.$D$4]" office:value-type="float" office:value="0.078975944466429" calcext:value-type="float">
            <text:p>0.078975944466429</text:p>
          </table:table-cell>
          <table:table-cell/>
        </table:table-row>
        <table:table-row table:style-name="ro1">
          <table:table-cell office:value-type="float" office:value="48731" calcext:value-type="float">
            <text:p>48731</text:p>
          </table:table-cell>
          <table:table-cell office:value-type="float" office:value="70.098" calcext:value-type="float">
            <text:p>70.098</text:p>
          </table:table-cell>
          <table:table-cell table:formula="of:=[.A1189]/65535/[.$D$4]" office:value-type="float" office:value="0.0781532115545762" calcext:value-type="float">
            <text:p>0.0781532115545762</text:p>
          </table:table-cell>
          <table:table-cell/>
        </table:table-row>
        <table:table-row table:style-name="ro1">
          <table:table-cell office:value-type="float" office:value="47931" calcext:value-type="float">
            <text:p>47931</text:p>
          </table:table-cell>
          <table:table-cell office:value-type="float" office:value="70.118" calcext:value-type="float">
            <text:p>70.118</text:p>
          </table:table-cell>
          <table:table-cell table:formula="of:=[.A1190]/65535/[.$D$4]" office:value-type="float" office:value="0.0768701972670865" calcext:value-type="float">
            <text:p>0.0768701972670865</text:p>
          </table:table-cell>
          <table:table-cell/>
        </table:table-row>
        <table:table-row table:style-name="ro1">
          <table:table-cell office:value-type="float" office:value="47035" calcext:value-type="float">
            <text:p>47035</text:p>
          </table:table-cell>
          <table:table-cell office:value-type="float" office:value="70.137" calcext:value-type="float">
            <text:p>70.137</text:p>
          </table:table-cell>
          <table:table-cell table:formula="of:=[.A1191]/65535/[.$D$4]" office:value-type="float" office:value="0.075433221265098" calcext:value-type="float">
            <text:p>0.075433221265098</text:p>
          </table:table-cell>
          <table:table-cell/>
        </table:table-row>
        <table:table-row table:style-name="ro1">
          <table:table-cell office:value-type="float" office:value="46363" calcext:value-type="float">
            <text:p>46363</text:p>
          </table:table-cell>
          <table:table-cell office:value-type="float" office:value="70.158" calcext:value-type="float">
            <text:p>70.158</text:p>
          </table:table-cell>
          <table:table-cell table:formula="of:=[.A1192]/65535/[.$D$4]" office:value-type="float" office:value="0.0743554892636067" calcext:value-type="float">
            <text:p>0.0743554892636067</text:p>
          </table:table-cell>
          <table:table-cell/>
        </table:table-row>
        <table:table-row table:style-name="ro1">
          <table:table-cell office:value-type="float" office:value="46075" calcext:value-type="float">
            <text:p>46075</text:p>
          </table:table-cell>
          <table:table-cell office:value-type="float" office:value="70.178" calcext:value-type="float">
            <text:p>70.178</text:p>
          </table:table-cell>
          <table:table-cell table:formula="of:=[.A1193]/65535/[.$D$4]" office:value-type="float" office:value="0.0738936041201104" calcext:value-type="float">
            <text:p>0.0738936041201104</text:p>
          </table:table-cell>
          <table:table-cell/>
        </table:table-row>
        <table:table-row table:style-name="ro1">
          <table:table-cell office:value-type="float" office:value="45995" calcext:value-type="float">
            <text:p>45995</text:p>
          </table:table-cell>
          <table:table-cell office:value-type="float" office:value="70.198" calcext:value-type="float">
            <text:p>70.198</text:p>
          </table:table-cell>
          <table:table-cell table:formula="of:=[.A1194]/65535/[.$D$4]" office:value-type="float" office:value="0.0737653026913614" calcext:value-type="float">
            <text:p>0.0737653026913614</text:p>
          </table:table-cell>
          <table:table-cell/>
        </table:table-row>
        <table:table-row table:style-name="ro1">
          <table:table-cell office:value-type="float" office:value="46123" calcext:value-type="float">
            <text:p>46123</text:p>
          </table:table-cell>
          <table:table-cell office:value-type="float" office:value="70.218" calcext:value-type="float">
            <text:p>70.218</text:p>
          </table:table-cell>
          <table:table-cell table:formula="of:=[.A1195]/65535/[.$D$4]" office:value-type="float" office:value="0.0739705849773598" calcext:value-type="float">
            <text:p>0.0739705849773598</text:p>
          </table:table-cell>
          <table:table-cell/>
        </table:table-row>
        <table:table-row table:style-name="ro1">
          <table:table-cell office:value-type="float" office:value="46059" calcext:value-type="float">
            <text:p>46059</text:p>
          </table:table-cell>
          <table:table-cell office:value-type="float" office:value="70.238" calcext:value-type="float">
            <text:p>70.238</text:p>
          </table:table-cell>
          <table:table-cell table:formula="of:=[.A1196]/65535/[.$D$4]" office:value-type="float" office:value="0.0738679438343606" calcext:value-type="float">
            <text:p>0.0738679438343606</text:p>
          </table:table-cell>
          <table:table-cell/>
        </table:table-row>
        <table:table-row table:style-name="ro1">
          <table:table-cell office:value-type="float" office:value="45867" calcext:value-type="float">
            <text:p>45867</text:p>
          </table:table-cell>
          <table:table-cell office:value-type="float" office:value="70.259" calcext:value-type="float">
            <text:p>70.259</text:p>
          </table:table-cell>
          <table:table-cell table:formula="of:=[.A1197]/65535/[.$D$4]" office:value-type="float" office:value="0.073560020405363" calcext:value-type="float">
            <text:p>0.073560020405363</text:p>
          </table:table-cell>
          <table:table-cell/>
        </table:table-row>
        <table:table-row table:style-name="ro1">
          <table:table-cell office:value-type="float" office:value="45803" calcext:value-type="float">
            <text:p>45803</text:p>
          </table:table-cell>
          <table:table-cell office:value-type="float" office:value="70.278" calcext:value-type="float">
            <text:p>70.278</text:p>
          </table:table-cell>
          <table:table-cell table:formula="of:=[.A1198]/65535/[.$D$4]" office:value-type="float" office:value="0.0734573792623639" calcext:value-type="float">
            <text:p>0.0734573792623639</text:p>
          </table:table-cell>
          <table:table-cell/>
        </table:table-row>
        <table:table-row table:style-name="ro1">
          <table:table-cell office:value-type="float" office:value="45851" calcext:value-type="float">
            <text:p>45851</text:p>
          </table:table-cell>
          <table:table-cell office:value-type="float" office:value="70.298" calcext:value-type="float">
            <text:p>70.298</text:p>
          </table:table-cell>
          <table:table-cell table:formula="of:=[.A1199]/65535/[.$D$4]" office:value-type="float" office:value="0.0735343601196132" calcext:value-type="float">
            <text:p>0.0735343601196132</text:p>
          </table:table-cell>
          <table:table-cell/>
        </table:table-row>
        <table:table-row table:style-name="ro1">
          <table:table-cell office:value-type="float" office:value="45867" calcext:value-type="float">
            <text:p>45867</text:p>
          </table:table-cell>
          <table:table-cell office:value-type="float" office:value="70.318" calcext:value-type="float">
            <text:p>70.318</text:p>
          </table:table-cell>
          <table:table-cell table:formula="of:=[.A1200]/65535/[.$D$4]" office:value-type="float" office:value="0.073560020405363" calcext:value-type="float">
            <text:p>0.073560020405363</text:p>
          </table:table-cell>
          <table:table-cell/>
        </table:table-row>
        <table:table-row table:style-name="ro1">
          <table:table-cell office:value-type="float" office:value="46011" calcext:value-type="float">
            <text:p>46011</text:p>
          </table:table-cell>
          <table:table-cell office:value-type="float" office:value="70.338" calcext:value-type="float">
            <text:p>70.338</text:p>
          </table:table-cell>
          <table:table-cell table:formula="of:=[.A1201]/65535/[.$D$4]" office:value-type="float" office:value="0.0737909629771112" calcext:value-type="float">
            <text:p>0.0737909629771112</text:p>
          </table:table-cell>
          <table:table-cell/>
        </table:table-row>
        <table:table-row table:style-name="ro1">
          <table:table-cell office:value-type="float" office:value="46123" calcext:value-type="float">
            <text:p>46123</text:p>
          </table:table-cell>
          <table:table-cell office:value-type="float" office:value="70.357" calcext:value-type="float">
            <text:p>70.357</text:p>
          </table:table-cell>
          <table:table-cell table:formula="of:=[.A1202]/65535/[.$D$4]" office:value-type="float" office:value="0.0739705849773598" calcext:value-type="float">
            <text:p>0.0739705849773598</text:p>
          </table:table-cell>
          <table:table-cell/>
        </table:table-row>
        <table:table-row table:style-name="ro1">
          <table:table-cell office:value-type="float" office:value="46139" calcext:value-type="float">
            <text:p>46139</text:p>
          </table:table-cell>
          <table:table-cell office:value-type="float" office:value="70.379" calcext:value-type="float">
            <text:p>70.379</text:p>
          </table:table-cell>
          <table:table-cell table:formula="of:=[.A1203]/65535/[.$D$4]" office:value-type="float" office:value="0.0739962452631096" calcext:value-type="float">
            <text:p>0.0739962452631096</text:p>
          </table:table-cell>
          <table:table-cell/>
        </table:table-row>
        <table:table-row table:style-name="ro1">
          <table:table-cell office:value-type="float" office:value="46267" calcext:value-type="float">
            <text:p>46267</text:p>
          </table:table-cell>
          <table:table-cell office:value-type="float" office:value="70.397" calcext:value-type="float">
            <text:p>70.397</text:p>
          </table:table-cell>
          <table:table-cell table:formula="of:=[.A1204]/65535/[.$D$4]" office:value-type="float" office:value="0.0742015275491079" calcext:value-type="float">
            <text:p>0.0742015275491079</text:p>
          </table:table-cell>
          <table:table-cell/>
        </table:table-row>
        <table:table-row table:style-name="ro1">
          <table:table-cell office:value-type="float" office:value="46283" calcext:value-type="float">
            <text:p>46283</text:p>
          </table:table-cell>
          <table:table-cell office:value-type="float" office:value="70.417" calcext:value-type="float">
            <text:p>70.417</text:p>
          </table:table-cell>
          <table:table-cell table:formula="of:=[.A1205]/65535/[.$D$4]" office:value-type="float" office:value="0.0742271878348577" calcext:value-type="float">
            <text:p>0.0742271878348577</text:p>
          </table:table-cell>
          <table:table-cell/>
        </table:table-row>
        <table:table-row table:style-name="ro1">
          <table:table-cell office:value-type="float" office:value="46731" calcext:value-type="float">
            <text:p>46731</text:p>
          </table:table-cell>
          <table:table-cell office:value-type="float" office:value="70.438" calcext:value-type="float">
            <text:p>70.438</text:p>
          </table:table-cell>
          <table:table-cell table:formula="of:=[.A1206]/65535/[.$D$4]" office:value-type="float" office:value="0.0749456758358519" calcext:value-type="float">
            <text:p>0.0749456758358519</text:p>
          </table:table-cell>
          <table:table-cell/>
        </table:table-row>
        <table:table-row table:style-name="ro1">
          <table:table-cell office:value-type="float" office:value="47579" calcext:value-type="float">
            <text:p>47579</text:p>
          </table:table-cell>
          <table:table-cell office:value-type="float" office:value="70.458" calcext:value-type="float">
            <text:p>70.458</text:p>
          </table:table-cell>
          <table:table-cell table:formula="of:=[.A1207]/65535/[.$D$4]" office:value-type="float" office:value="0.076305670980591" calcext:value-type="float">
            <text:p>0.076305670980591</text:p>
          </table:table-cell>
          <table:table-cell/>
        </table:table-row>
        <table:table-row table:style-name="ro1">
          <table:table-cell office:value-type="float" office:value="48363" calcext:value-type="float">
            <text:p>48363</text:p>
          </table:table-cell>
          <table:table-cell office:value-type="float" office:value="70.478" calcext:value-type="float">
            <text:p>70.478</text:p>
          </table:table-cell>
          <table:table-cell table:formula="of:=[.A1208]/65535/[.$D$4]" office:value-type="float" office:value="0.0775630249823309" calcext:value-type="float">
            <text:p>0.0775630249823309</text:p>
          </table:table-cell>
          <table:table-cell/>
        </table:table-row>
        <table:table-row table:style-name="ro1">
          <table:table-cell office:value-type="float" office:value="48875" calcext:value-type="float">
            <text:p>48875</text:p>
          </table:table-cell>
          <table:table-cell office:value-type="float" office:value="70.498" calcext:value-type="float">
            <text:p>70.498</text:p>
          </table:table-cell>
          <table:table-cell table:formula="of:=[.A1209]/65535/[.$D$4]" office:value-type="float" office:value="0.0783841541263244" calcext:value-type="float">
            <text:p>0.0783841541263244</text:p>
          </table:table-cell>
          <table:table-cell/>
        </table:table-row>
        <table:table-row table:style-name="ro1">
          <table:table-cell office:value-type="float" office:value="49260" calcext:value-type="float">
            <text:p>49260</text:p>
          </table:table-cell>
          <table:table-cell office:value-type="float" office:value="70.518" calcext:value-type="float">
            <text:p>70.518</text:p>
          </table:table-cell>
          <table:table-cell table:formula="of:=[.A1210]/65535/[.$D$4]" office:value-type="float" office:value="0.0790016047521788" calcext:value-type="float">
            <text:p>0.0790016047521788</text:p>
          </table:table-cell>
          <table:table-cell/>
        </table:table-row>
        <table:table-row table:style-name="ro1">
          <table:table-cell office:value-type="float" office:value="49516" calcext:value-type="float">
            <text:p>49516</text:p>
          </table:table-cell>
          <table:table-cell office:value-type="float" office:value="70.539" calcext:value-type="float">
            <text:p>70.539</text:p>
          </table:table-cell>
          <table:table-cell table:formula="of:=[.A1211]/65535/[.$D$4]" office:value-type="float" office:value="0.0794121693241755" calcext:value-type="float">
            <text:p>0.0794121693241755</text:p>
          </table:table-cell>
          <table:table-cell/>
        </table:table-row>
        <table:table-row table:style-name="ro1">
          <table:table-cell office:value-type="float" office:value="49740" calcext:value-type="float">
            <text:p>49740</text:p>
          </table:table-cell>
          <table:table-cell office:value-type="float" office:value="70.559" calcext:value-type="float">
            <text:p>70.559</text:p>
          </table:table-cell>
          <table:table-cell table:formula="of:=[.A1212]/65535/[.$D$4]" office:value-type="float" office:value="0.0797714133246726" calcext:value-type="float">
            <text:p>0.0797714133246726</text:p>
          </table:table-cell>
          <table:table-cell/>
        </table:table-row>
        <table:table-row table:style-name="ro1">
          <table:table-cell office:value-type="float" office:value="49932" calcext:value-type="float">
            <text:p>49932</text:p>
          </table:table-cell>
          <table:table-cell office:value-type="float" office:value="70.578" calcext:value-type="float">
            <text:p>70.578</text:p>
          </table:table-cell>
          <table:table-cell table:formula="of:=[.A1213]/65535/[.$D$4]" office:value-type="float" office:value="0.0800793367536701" calcext:value-type="float">
            <text:p>0.0800793367536701</text:p>
          </table:table-cell>
          <table:table-cell/>
        </table:table-row>
        <table:table-row table:style-name="ro1">
          <table:table-cell office:value-type="float" office:value="50028" calcext:value-type="float">
            <text:p>50028</text:p>
          </table:table-cell>
          <table:table-cell office:value-type="float" office:value="70.598" calcext:value-type="float">
            <text:p>70.598</text:p>
          </table:table-cell>
          <table:table-cell table:formula="of:=[.A1214]/65535/[.$D$4]" office:value-type="float" office:value="0.0802332984681689" calcext:value-type="float">
            <text:p>0.0802332984681689</text:p>
          </table:table-cell>
          <table:table-cell/>
        </table:table-row>
        <table:table-row table:style-name="ro1">
          <table:table-cell office:value-type="float" office:value="50092" calcext:value-type="float">
            <text:p>50092</text:p>
          </table:table-cell>
          <table:table-cell office:value-type="float" office:value="70.618" calcext:value-type="float">
            <text:p>70.618</text:p>
          </table:table-cell>
          <table:table-cell table:formula="of:=[.A1215]/65535/[.$D$4]" office:value-type="float" office:value="0.0803359396111681" calcext:value-type="float">
            <text:p>0.0803359396111681</text:p>
          </table:table-cell>
          <table:table-cell/>
        </table:table-row>
        <table:table-row table:style-name="ro1">
          <table:table-cell office:value-type="float" office:value="50156" calcext:value-type="float">
            <text:p>50156</text:p>
          </table:table-cell>
          <table:table-cell office:value-type="float" office:value="70.637" calcext:value-type="float">
            <text:p>70.637</text:p>
          </table:table-cell>
          <table:table-cell table:formula="of:=[.A1216]/65535/[.$D$4]" office:value-type="float" office:value="0.0804385807541672" calcext:value-type="float">
            <text:p>0.0804385807541672</text:p>
          </table:table-cell>
          <table:table-cell/>
        </table:table-row>
        <table:table-row table:style-name="ro1">
          <table:table-cell office:value-type="float" office:value="50220" calcext:value-type="float">
            <text:p>50220</text:p>
          </table:table-cell>
          <table:table-cell office:value-type="float" office:value="70.658" calcext:value-type="float">
            <text:p>70.658</text:p>
          </table:table-cell>
          <table:table-cell table:formula="of:=[.A1217]/65535/[.$D$4]" office:value-type="float" office:value="0.0805412218971664" calcext:value-type="float">
            <text:p>0.0805412218971664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70.677" calcext:value-type="float">
            <text:p>70.677</text:p>
          </table:table-cell>
          <table:table-cell table:formula="of:=[.A1218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70.698" calcext:value-type="float">
            <text:p>70.698</text:p>
          </table:table-cell>
          <table:table-cell table:formula="of:=[.A1219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70.718" calcext:value-type="float">
            <text:p>70.718</text:p>
          </table:table-cell>
          <table:table-cell table:formula="of:=[.A1220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0.737" calcext:value-type="float">
            <text:p>70.737</text:p>
          </table:table-cell>
          <table:table-cell table:formula="of:=[.A1221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04" calcext:value-type="float">
            <text:p>50204</text:p>
          </table:table-cell>
          <table:table-cell office:value-type="float" office:value="70.758" calcext:value-type="float">
            <text:p>70.758</text:p>
          </table:table-cell>
          <table:table-cell table:formula="of:=[.A1222]/65535/[.$D$4]" office:value-type="float" office:value="0.0805155616114166" calcext:value-type="float">
            <text:p>0.08051556161141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70.778" calcext:value-type="float">
            <text:p>70.778</text:p>
          </table:table-cell>
          <table:table-cell table:formula="of:=[.A1223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70.797" calcext:value-type="float">
            <text:p>70.797</text:p>
          </table:table-cell>
          <table:table-cell table:formula="of:=[.A1224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70.818" calcext:value-type="float">
            <text:p>70.818</text:p>
          </table:table-cell>
          <table:table-cell table:formula="of:=[.A1225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956" calcext:value-type="float">
            <text:p>50956</text:p>
          </table:table-cell>
          <table:table-cell office:value-type="float" office:value="70.838" calcext:value-type="float">
            <text:p>70.838</text:p>
          </table:table-cell>
          <table:table-cell table:formula="of:=[.A1226]/65535/[.$D$4]" office:value-type="float" office:value="0.081721595041657" calcext:value-type="float">
            <text:p>0.081721595041657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70.857" calcext:value-type="float">
            <text:p>70.857</text:p>
          </table:table-cell>
          <table:table-cell table:formula="of:=[.A1227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188" calcext:value-type="float">
            <text:p>50188</text:p>
          </table:table-cell>
          <table:table-cell office:value-type="float" office:value="70.879" calcext:value-type="float">
            <text:p>70.879</text:p>
          </table:table-cell>
          <table:table-cell table:formula="of:=[.A1228]/65535/[.$D$4]" office:value-type="float" office:value="0.0804899013256668" calcext:value-type="float">
            <text:p>0.0804899013256668</text:p>
          </table:table-cell>
          <table:table-cell/>
        </table:table-row>
        <table:table-row table:style-name="ro1">
          <table:table-cell office:value-type="float" office:value="50124" calcext:value-type="float">
            <text:p>50124</text:p>
          </table:table-cell>
          <table:table-cell office:value-type="float" office:value="70.898" calcext:value-type="float">
            <text:p>70.898</text:p>
          </table:table-cell>
          <table:table-cell table:formula="of:=[.A1229]/65535/[.$D$4]" office:value-type="float" office:value="0.0803872601826677" calcext:value-type="float">
            <text:p>0.0803872601826677</text:p>
          </table:table-cell>
          <table:table-cell/>
        </table:table-row>
        <table:table-row table:style-name="ro1">
          <table:table-cell office:value-type="float" office:value="50012" calcext:value-type="float">
            <text:p>50012</text:p>
          </table:table-cell>
          <table:table-cell office:value-type="float" office:value="70.917" calcext:value-type="float">
            <text:p>70.917</text:p>
          </table:table-cell>
          <table:table-cell table:formula="of:=[.A1230]/65535/[.$D$4]" office:value-type="float" office:value="0.0802076381824191" calcext:value-type="float">
            <text:p>0.0802076381824191</text:p>
          </table:table-cell>
          <table:table-cell/>
        </table:table-row>
        <table:table-row table:style-name="ro1">
          <table:table-cell office:value-type="float" office:value="49932" calcext:value-type="float">
            <text:p>49932</text:p>
          </table:table-cell>
          <table:table-cell office:value-type="float" office:value="70.938" calcext:value-type="float">
            <text:p>70.938</text:p>
          </table:table-cell>
          <table:table-cell table:formula="of:=[.A1231]/65535/[.$D$4]" office:value-type="float" office:value="0.0800793367536701" calcext:value-type="float">
            <text:p>0.0800793367536701</text:p>
          </table:table-cell>
          <table:table-cell/>
        </table:table-row>
        <table:table-row table:style-name="ro1">
          <table:table-cell office:value-type="float" office:value="49676" calcext:value-type="float">
            <text:p>49676</text:p>
          </table:table-cell>
          <table:table-cell office:value-type="float" office:value="70.958" calcext:value-type="float">
            <text:p>70.958</text:p>
          </table:table-cell>
          <table:table-cell table:formula="of:=[.A1232]/65535/[.$D$4]" office:value-type="float" office:value="0.0796687721816734" calcext:value-type="float">
            <text:p>0.0796687721816734</text:p>
          </table:table-cell>
          <table:table-cell/>
        </table:table-row>
        <table:table-row table:style-name="ro1">
          <table:table-cell office:value-type="float" office:value="49260" calcext:value-type="float">
            <text:p>49260</text:p>
          </table:table-cell>
          <table:table-cell office:value-type="float" office:value="70.979" calcext:value-type="float">
            <text:p>70.979</text:p>
          </table:table-cell>
          <table:table-cell table:formula="of:=[.A1233]/65535/[.$D$4]" office:value-type="float" office:value="0.0790016047521788" calcext:value-type="float">
            <text:p>0.0790016047521788</text:p>
          </table:table-cell>
          <table:table-cell/>
        </table:table-row>
        <table:table-row table:style-name="ro1">
          <table:table-cell office:value-type="float" office:value="48571" calcext:value-type="float">
            <text:p>48571</text:p>
          </table:table-cell>
          <table:table-cell office:value-type="float" office:value="70.998" calcext:value-type="float">
            <text:p>70.998</text:p>
          </table:table-cell>
          <table:table-cell table:formula="of:=[.A1234]/65535/[.$D$4]" office:value-type="float" office:value="0.0778966086970783" calcext:value-type="float">
            <text:p>0.0778966086970783</text:p>
          </table:table-cell>
          <table:table-cell/>
        </table:table-row>
        <table:table-row table:style-name="ro1">
          <table:table-cell office:value-type="float" office:value="47723" calcext:value-type="float">
            <text:p>47723</text:p>
          </table:table-cell>
          <table:table-cell office:value-type="float" office:value="71.018" calcext:value-type="float">
            <text:p>71.018</text:p>
          </table:table-cell>
          <table:table-cell table:formula="of:=[.A1235]/65535/[.$D$4]" office:value-type="float" office:value="0.0765366135523392" calcext:value-type="float">
            <text:p>0.0765366135523392</text:p>
          </table:table-cell>
          <table:table-cell/>
        </table:table-row>
        <table:table-row table:style-name="ro1">
          <table:table-cell office:value-type="float" office:value="46347" calcext:value-type="float">
            <text:p>46347</text:p>
          </table:table-cell>
          <table:table-cell office:value-type="float" office:value="71.039" calcext:value-type="float">
            <text:p>71.039</text:p>
          </table:table-cell>
          <table:table-cell table:formula="of:=[.A1236]/65535/[.$D$4]" office:value-type="float" office:value="0.0743298289778569" calcext:value-type="float">
            <text:p>0.0743298289778569</text:p>
          </table:table-cell>
          <table:table-cell/>
        </table:table-row>
        <table:table-row table:style-name="ro1">
          <table:table-cell office:value-type="float" office:value="44586" calcext:value-type="float">
            <text:p>44586</text:p>
          </table:table-cell>
          <table:table-cell office:value-type="float" office:value="71.059" calcext:value-type="float">
            <text:p>71.059</text:p>
          </table:table-cell>
          <table:table-cell table:formula="of:=[.A1237]/65535/[.$D$4]" office:value-type="float" office:value="0.0715055937775202" calcext:value-type="float">
            <text:p>0.0715055937775202</text:p>
          </table:table-cell>
          <table:table-cell/>
        </table:table-row>
        <table:table-row table:style-name="ro1">
          <table:table-cell office:value-type="float" office:value="42538" calcext:value-type="float">
            <text:p>42538</text:p>
          </table:table-cell>
          <table:table-cell office:value-type="float" office:value="71.077" calcext:value-type="float">
            <text:p>71.077</text:p>
          </table:table-cell>
          <table:table-cell table:formula="of:=[.A1238]/65535/[.$D$4]" office:value-type="float" office:value="0.0682210772015465" calcext:value-type="float">
            <text:p>0.0682210772015465</text:p>
          </table:table-cell>
          <table:table-cell/>
        </table:table-row>
        <table:table-row table:style-name="ro1">
          <table:table-cell office:value-type="float" office:value="39817" calcext:value-type="float">
            <text:p>39817</text:p>
          </table:table-cell>
          <table:table-cell office:value-type="float" office:value="71.098" calcext:value-type="float">
            <text:p>71.098</text:p>
          </table:table-cell>
          <table:table-cell table:formula="of:=[.A1239]/65535/[.$D$4]" office:value-type="float" office:value="0.0638572248562221" calcext:value-type="float">
            <text:p>0.0638572248562221</text:p>
          </table:table-cell>
          <table:table-cell/>
        </table:table-row>
        <table:table-row table:style-name="ro1">
          <table:table-cell office:value-type="float" office:value="36744" calcext:value-type="float">
            <text:p>36744</text:p>
          </table:table-cell>
          <table:table-cell office:value-type="float" office:value="71.118" calcext:value-type="float">
            <text:p>71.118</text:p>
          </table:table-cell>
          <table:table-cell table:formula="of:=[.A1240]/65535/[.$D$4]" office:value-type="float" office:value="0.0589288462244023" calcext:value-type="float">
            <text:p>0.0589288462244023</text:p>
          </table:table-cell>
          <table:table-cell/>
        </table:table-row>
        <table:table-row table:style-name="ro1">
          <table:table-cell office:value-type="float" office:value="32743" calcext:value-type="float">
            <text:p>32743</text:p>
          </table:table-cell>
          <table:table-cell office:value-type="float" office:value="71.137" calcext:value-type="float">
            <text:p>71.137</text:p>
          </table:table-cell>
          <table:table-cell table:formula="of:=[.A1241]/65535/[.$D$4]" office:value-type="float" office:value="0.0525121710190944" calcext:value-type="float">
            <text:p>0.0525121710190944</text:p>
          </table:table-cell>
          <table:table-cell/>
        </table:table-row>
        <table:table-row table:style-name="ro1">
          <table:table-cell office:value-type="float" office:value="28326" calcext:value-type="float">
            <text:p>28326</text:p>
          </table:table-cell>
          <table:table-cell office:value-type="float" office:value="71.158" calcext:value-type="float">
            <text:p>71.158</text:p>
          </table:table-cell>
          <table:table-cell table:formula="of:=[.A1242]/65535/[.$D$4]" office:value-type="float" office:value="0.0454283283842918" calcext:value-type="float">
            <text:p>0.0454283283842918</text:p>
          </table:table-cell>
          <table:table-cell/>
        </table:table-row>
        <table:table-row table:style-name="ro1">
          <table:table-cell office:value-type="float" office:value="24726" calcext:value-type="float">
            <text:p>24726</text:p>
          </table:table-cell>
          <table:table-cell office:value-type="float" office:value="71.178" calcext:value-type="float">
            <text:p>71.178</text:p>
          </table:table-cell>
          <table:table-cell table:formula="of:=[.A1243]/65535/[.$D$4]" office:value-type="float" office:value="0.0396547640905882" calcext:value-type="float">
            <text:p>0.0396547640905882</text:p>
          </table:table-cell>
          <table:table-cell/>
        </table:table-row>
        <table:table-row table:style-name="ro1">
          <table:table-cell office:value-type="float" office:value="22501" calcext:value-type="float">
            <text:p>22501</text:p>
          </table:table-cell>
          <table:table-cell office:value-type="float" office:value="71.198" calcext:value-type="float">
            <text:p>71.198</text:p>
          </table:table-cell>
          <table:table-cell table:formula="of:=[.A1244]/65535/[.$D$4]" office:value-type="float" office:value="0.0360863806035074" calcext:value-type="float">
            <text:p>0.0360863806035074</text:p>
          </table:table-cell>
          <table:table-cell/>
        </table:table-row>
        <table:table-row table:style-name="ro1">
          <table:table-cell office:value-type="float" office:value="20677" calcext:value-type="float">
            <text:p>20677</text:p>
          </table:table-cell>
          <table:table-cell office:value-type="float" office:value="71.218" calcext:value-type="float">
            <text:p>71.218</text:p>
          </table:table-cell>
          <table:table-cell table:formula="of:=[.A1245]/65535/[.$D$4]" office:value-type="float" office:value="0.0331611080280309" calcext:value-type="float">
            <text:p>0.0331611080280309</text:p>
          </table:table-cell>
          <table:table-cell/>
        </table:table-row>
        <table:table-row table:style-name="ro1">
          <table:table-cell office:value-type="float" office:value="19716" calcext:value-type="float">
            <text:p>19716</text:p>
          </table:table-cell>
          <table:table-cell office:value-type="float" office:value="71.237" calcext:value-type="float">
            <text:p>71.237</text:p>
          </table:table-cell>
          <table:table-cell table:formula="of:=[.A1246]/65535/[.$D$4]" office:value-type="float" office:value="0.0316198871151839" calcext:value-type="float">
            <text:p>0.0316198871151839</text:p>
          </table:table-cell>
          <table:table-cell/>
        </table:table-row>
        <table:table-row table:style-name="ro1">
          <table:table-cell office:value-type="float" office:value="18900" calcext:value-type="float">
            <text:p>18900</text:p>
          </table:table-cell>
          <table:table-cell office:value-type="float" office:value="71.259" calcext:value-type="float">
            <text:p>71.259</text:p>
          </table:table-cell>
          <table:table-cell table:formula="of:=[.A1247]/65535/[.$D$4]" office:value-type="float" office:value="0.0303112125419443" calcext:value-type="float">
            <text:p>0.0303112125419443</text:p>
          </table:table-cell>
          <table:table-cell/>
        </table:table-row>
        <table:table-row table:style-name="ro1">
          <table:table-cell office:value-type="float" office:value="18516" calcext:value-type="float">
            <text:p>18516</text:p>
          </table:table-cell>
          <table:table-cell office:value-type="float" office:value="71.278" calcext:value-type="float">
            <text:p>71.278</text:p>
          </table:table-cell>
          <table:table-cell table:formula="of:=[.A1248]/65535/[.$D$4]" office:value-type="float" office:value="0.0296953656839493" calcext:value-type="float">
            <text:p>0.0296953656839493</text:p>
          </table:table-cell>
          <table:table-cell/>
        </table:table-row>
        <table:table-row table:style-name="ro1">
          <table:table-cell office:value-type="float" office:value="18308" calcext:value-type="float">
            <text:p>18308</text:p>
          </table:table-cell>
          <table:table-cell office:value-type="float" office:value="71.298" calcext:value-type="float">
            <text:p>71.298</text:p>
          </table:table-cell>
          <table:table-cell table:formula="of:=[.A1249]/65535/[.$D$4]" office:value-type="float" office:value="0.029361781969202" calcext:value-type="float">
            <text:p>0.029361781969202</text:p>
          </table:table-cell>
          <table:table-cell/>
        </table:table-row>
        <table:table-row table:style-name="ro1">
          <table:table-cell office:value-type="float" office:value="18212" calcext:value-type="float">
            <text:p>18212</text:p>
          </table:table-cell>
          <table:table-cell office:value-type="float" office:value="71.318" calcext:value-type="float">
            <text:p>71.318</text:p>
          </table:table-cell>
          <table:table-cell table:formula="of:=[.A1250]/65535/[.$D$4]" office:value-type="float" office:value="0.0292078202547032" calcext:value-type="float">
            <text:p>0.0292078202547032</text:p>
          </table:table-cell>
          <table:table-cell/>
        </table:table-row>
        <table:table-row table:style-name="ro1">
          <table:table-cell office:value-type="float" office:value="18276" calcext:value-type="float">
            <text:p>18276</text:p>
          </table:table-cell>
          <table:table-cell office:value-type="float" office:value="71.338" calcext:value-type="float">
            <text:p>71.338</text:p>
          </table:table-cell>
          <table:table-cell table:formula="of:=[.A1251]/65535/[.$D$4]" office:value-type="float" office:value="0.0293104613977024" calcext:value-type="float">
            <text:p>0.0293104613977024</text:p>
          </table:table-cell>
          <table:table-cell/>
        </table:table-row>
        <table:table-row table:style-name="ro1">
          <table:table-cell office:value-type="float" office:value="18484" calcext:value-type="float">
            <text:p>18484</text:p>
          </table:table-cell>
          <table:table-cell office:value-type="float" office:value="71.358" calcext:value-type="float">
            <text:p>71.358</text:p>
          </table:table-cell>
          <table:table-cell table:formula="of:=[.A1252]/65535/[.$D$4]" office:value-type="float" office:value="0.0296440451124497" calcext:value-type="float">
            <text:p>0.0296440451124497</text:p>
          </table:table-cell>
          <table:table-cell/>
        </table:table-row>
        <table:table-row table:style-name="ro1">
          <table:table-cell office:value-type="float" office:value="18916" calcext:value-type="float">
            <text:p>18916</text:p>
          </table:table-cell>
          <table:table-cell office:value-type="float" office:value="71.379" calcext:value-type="float">
            <text:p>71.379</text:p>
          </table:table-cell>
          <table:table-cell table:formula="of:=[.A1253]/65535/[.$D$4]" office:value-type="float" office:value="0.0303368728276941" calcext:value-type="float">
            <text:p>0.0303368728276941</text:p>
          </table:table-cell>
          <table:table-cell/>
        </table:table-row>
        <table:table-row table:style-name="ro1">
          <table:table-cell office:value-type="float" office:value="19460" calcext:value-type="float">
            <text:p>19460</text:p>
          </table:table-cell>
          <table:table-cell office:value-type="float" office:value="71.398" calcext:value-type="float">
            <text:p>71.398</text:p>
          </table:table-cell>
          <table:table-cell table:formula="of:=[.A1254]/65535/[.$D$4]" office:value-type="float" office:value="0.0312093225431871" calcext:value-type="float">
            <text:p>0.0312093225431871</text:p>
          </table:table-cell>
          <table:table-cell/>
        </table:table-row>
        <table:table-row table:style-name="ro1">
          <table:table-cell office:value-type="float" office:value="20372" calcext:value-type="float">
            <text:p>20372</text:p>
          </table:table-cell>
          <table:table-cell office:value-type="float" office:value="71.417" calcext:value-type="float">
            <text:p>71.417</text:p>
          </table:table-cell>
          <table:table-cell table:formula="of:=[.A1255]/65535/[.$D$4]" office:value-type="float" office:value="0.0326719588309254" calcext:value-type="float">
            <text:p>0.0326719588309254</text:p>
          </table:table-cell>
          <table:table-cell/>
        </table:table-row>
        <table:table-row table:style-name="ro1">
          <table:table-cell office:value-type="float" office:value="22245" calcext:value-type="float">
            <text:p>22245</text:p>
          </table:table-cell>
          <table:table-cell office:value-type="float" office:value="71.438" calcext:value-type="float">
            <text:p>71.438</text:p>
          </table:table-cell>
          <table:table-cell table:formula="of:=[.A1256]/65535/[.$D$4]" office:value-type="float" office:value="0.0356758160315107" calcext:value-type="float">
            <text:p>0.0356758160315107</text:p>
          </table:table-cell>
          <table:table-cell/>
        </table:table-row>
        <table:table-row table:style-name="ro1">
          <table:table-cell office:value-type="float" office:value="24533" calcext:value-type="float">
            <text:p>24533</text:p>
          </table:table-cell>
          <table:table-cell office:value-type="float" office:value="71.458" calcext:value-type="float">
            <text:p>71.458</text:p>
          </table:table-cell>
          <table:table-cell table:formula="of:=[.A1257]/65535/[.$D$4]" office:value-type="float" office:value="0.0393452368937313" calcext:value-type="float">
            <text:p>0.0393452368937313</text:p>
          </table:table-cell>
          <table:table-cell/>
        </table:table-row>
        <table:table-row table:style-name="ro1">
          <table:table-cell office:value-type="float" office:value="29223" calcext:value-type="float">
            <text:p>29223</text:p>
          </table:table-cell>
          <table:table-cell office:value-type="float" office:value="71.478" calcext:value-type="float">
            <text:p>71.478</text:p>
          </table:table-cell>
          <table:table-cell table:formula="of:=[.A1258]/65535/[.$D$4]" office:value-type="float" office:value="0.0468669081541397" calcext:value-type="float">
            <text:p>0.0468669081541397</text:p>
          </table:table-cell>
          <table:table-cell/>
        </table:table-row>
        <table:table-row table:style-name="ro1">
          <table:table-cell office:value-type="float" office:value="33304" calcext:value-type="float">
            <text:p>33304</text:p>
          </table:table-cell>
          <table:table-cell office:value-type="float" office:value="71.499" calcext:value-type="float">
            <text:p>71.499</text:p>
          </table:table-cell>
          <table:table-cell table:formula="of:=[.A1259]/65535/[.$D$4]" office:value-type="float" office:value="0.0534118847881965" calcext:value-type="float">
            <text:p>0.0534118847881965</text:p>
          </table:table-cell>
          <table:table-cell/>
        </table:table-row>
        <table:table-row table:style-name="ro1">
          <table:table-cell office:value-type="float" office:value="36840" calcext:value-type="float">
            <text:p>36840</text:p>
          </table:table-cell>
          <table:table-cell office:value-type="float" office:value="71.518" calcext:value-type="float">
            <text:p>71.518</text:p>
          </table:table-cell>
          <table:table-cell table:formula="of:=[.A1260]/65535/[.$D$4]" office:value-type="float" office:value="0.0590828079389011" calcext:value-type="float">
            <text:p>0.0590828079389011</text:p>
          </table:table-cell>
          <table:table-cell/>
        </table:table-row>
        <table:table-row table:style-name="ro1">
          <table:table-cell office:value-type="float" office:value="40249" calcext:value-type="float">
            <text:p>40249</text:p>
          </table:table-cell>
          <table:table-cell office:value-type="float" office:value="71.539" calcext:value-type="float">
            <text:p>71.539</text:p>
          </table:table-cell>
          <table:table-cell table:formula="of:=[.A1261]/65535/[.$D$4]" office:value-type="float" office:value="0.0645500525714666" calcext:value-type="float">
            <text:p>0.0645500525714666</text:p>
          </table:table-cell>
          <table:table-cell/>
        </table:table-row>
        <table:table-row table:style-name="ro1">
          <table:table-cell office:value-type="float" office:value="43530" calcext:value-type="float">
            <text:p>43530</text:p>
          </table:table-cell>
          <table:table-cell office:value-type="float" office:value="71.565" calcext:value-type="float">
            <text:p>71.565</text:p>
          </table:table-cell>
          <table:table-cell table:formula="of:=[.A1262]/65535/[.$D$4]" office:value-type="float" office:value="0.0698120149180337" calcext:value-type="float">
            <text:p>0.0698120149180337</text:p>
          </table:table-cell>
          <table:table-cell/>
        </table:table-row>
        <table:table-row table:style-name="ro1">
          <table:table-cell office:value-type="float" office:value="44762" calcext:value-type="float">
            <text:p>44762</text:p>
          </table:table-cell>
          <table:table-cell office:value-type="float" office:value="71.577" calcext:value-type="float">
            <text:p>71.577</text:p>
          </table:table-cell>
          <table:table-cell table:formula="of:=[.A1263]/65535/[.$D$4]" office:value-type="float" office:value="0.0717878569207679" calcext:value-type="float">
            <text:p>0.0717878569207679</text:p>
          </table:table-cell>
          <table:table-cell/>
        </table:table-row>
        <table:table-row table:style-name="ro1">
          <table:table-cell office:value-type="float" office:value="46523" calcext:value-type="float">
            <text:p>46523</text:p>
          </table:table-cell>
          <table:table-cell office:value-type="float" office:value="71.598" calcext:value-type="float">
            <text:p>71.598</text:p>
          </table:table-cell>
          <table:table-cell table:formula="of:=[.A1264]/65535/[.$D$4]" office:value-type="float" office:value="0.0746120921211046" calcext:value-type="float">
            <text:p>0.0746120921211046</text:p>
          </table:table-cell>
          <table:table-cell/>
        </table:table-row>
        <table:table-row table:style-name="ro1">
          <table:table-cell office:value-type="float" office:value="47755" calcext:value-type="float">
            <text:p>47755</text:p>
          </table:table-cell>
          <table:table-cell office:value-type="float" office:value="71.618" calcext:value-type="float">
            <text:p>71.618</text:p>
          </table:table-cell>
          <table:table-cell table:formula="of:=[.A1265]/65535/[.$D$4]" office:value-type="float" office:value="0.0765879341238388" calcext:value-type="float">
            <text:p>0.0765879341238388</text:p>
          </table:table-cell>
          <table:table-cell/>
        </table:table-row>
        <table:table-row table:style-name="ro1">
          <table:table-cell office:value-type="float" office:value="48555" calcext:value-type="float">
            <text:p>48555</text:p>
          </table:table-cell>
          <table:table-cell office:value-type="float" office:value="71.637" calcext:value-type="float">
            <text:p>71.637</text:p>
          </table:table-cell>
          <table:table-cell table:formula="of:=[.A1266]/65535/[.$D$4]" office:value-type="float" office:value="0.0778709484113285" calcext:value-type="float">
            <text:p>0.0778709484113285</text:p>
          </table:table-cell>
          <table:table-cell/>
        </table:table-row>
        <table:table-row table:style-name="ro1">
          <table:table-cell office:value-type="float" office:value="49180" calcext:value-type="float">
            <text:p>49180</text:p>
          </table:table-cell>
          <table:table-cell office:value-type="float" office:value="71.658" calcext:value-type="float">
            <text:p>71.658</text:p>
          </table:table-cell>
          <table:table-cell table:formula="of:=[.A1267]/65535/[.$D$4]" office:value-type="float" office:value="0.0788733033234298" calcext:value-type="float">
            <text:p>0.0788733033234298</text:p>
          </table:table-cell>
          <table:table-cell/>
        </table:table-row>
        <table:table-row table:style-name="ro1">
          <table:table-cell office:value-type="float" office:value="49724" calcext:value-type="float">
            <text:p>49724</text:p>
          </table:table-cell>
          <table:table-cell office:value-type="float" office:value="71.677" calcext:value-type="float">
            <text:p>71.677</text:p>
          </table:table-cell>
          <table:table-cell table:formula="of:=[.A1268]/65535/[.$D$4]" office:value-type="float" office:value="0.0797457530389228" calcext:value-type="float">
            <text:p>0.0797457530389228</text:p>
          </table:table-cell>
          <table:table-cell/>
        </table:table-row>
        <table:table-row table:style-name="ro1">
          <table:table-cell office:value-type="float" office:value="49868" calcext:value-type="float">
            <text:p>49868</text:p>
          </table:table-cell>
          <table:table-cell office:value-type="float" office:value="71.698" calcext:value-type="float">
            <text:p>71.698</text:p>
          </table:table-cell>
          <table:table-cell table:formula="of:=[.A1269]/65535/[.$D$4]" office:value-type="float" office:value="0.0799766956106709" calcext:value-type="float">
            <text:p>0.0799766956106709</text:p>
          </table:table-cell>
          <table:table-cell/>
        </table:table-row>
        <table:table-row table:style-name="ro1">
          <table:table-cell office:value-type="float" office:value="50012" calcext:value-type="float">
            <text:p>50012</text:p>
          </table:table-cell>
          <table:table-cell office:value-type="float" office:value="71.718" calcext:value-type="float">
            <text:p>71.718</text:p>
          </table:table-cell>
          <table:table-cell table:formula="of:=[.A1270]/65535/[.$D$4]" office:value-type="float" office:value="0.0802076381824191" calcext:value-type="float">
            <text:p>0.0802076381824191</text:p>
          </table:table-cell>
          <table:table-cell/>
        </table:table-row>
        <table:table-row table:style-name="ro1">
          <table:table-cell office:value-type="float" office:value="50108" calcext:value-type="float">
            <text:p>50108</text:p>
          </table:table-cell>
          <table:table-cell office:value-type="float" office:value="71.737" calcext:value-type="float">
            <text:p>71.737</text:p>
          </table:table-cell>
          <table:table-cell table:formula="of:=[.A1271]/65535/[.$D$4]" office:value-type="float" office:value="0.0803615998969179" calcext:value-type="float">
            <text:p>0.0803615998969179</text:p>
          </table:table-cell>
          <table:table-cell/>
        </table:table-row>
        <table:table-row table:style-name="ro1">
          <table:table-cell office:value-type="float" office:value="50188" calcext:value-type="float">
            <text:p>50188</text:p>
          </table:table-cell>
          <table:table-cell office:value-type="float" office:value="71.758" calcext:value-type="float">
            <text:p>71.758</text:p>
          </table:table-cell>
          <table:table-cell table:formula="of:=[.A1272]/65535/[.$D$4]" office:value-type="float" office:value="0.0804899013256668" calcext:value-type="float">
            <text:p>0.0804899013256668</text:p>
          </table:table-cell>
          <table:table-cell/>
        </table:table-row>
        <table:table-row table:style-name="ro1">
          <table:table-cell office:value-type="float" office:value="50220" calcext:value-type="float">
            <text:p>50220</text:p>
          </table:table-cell>
          <table:table-cell office:value-type="float" office:value="71.778" calcext:value-type="float">
            <text:p>71.778</text:p>
          </table:table-cell>
          <table:table-cell table:formula="of:=[.A1273]/65535/[.$D$4]" office:value-type="float" office:value="0.0805412218971664" calcext:value-type="float">
            <text:p>0.0805412218971664</text:p>
          </table:table-cell>
          <table:table-cell/>
        </table:table-row>
        <table:table-row table:style-name="ro1">
          <table:table-cell office:value-type="float" office:value="50220" calcext:value-type="float">
            <text:p>50220</text:p>
          </table:table-cell>
          <table:table-cell office:value-type="float" office:value="71.798" calcext:value-type="float">
            <text:p>71.798</text:p>
          </table:table-cell>
          <table:table-cell table:formula="of:=[.A1274]/65535/[.$D$4]" office:value-type="float" office:value="0.0805412218971664" calcext:value-type="float">
            <text:p>0.0805412218971664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71.818" calcext:value-type="float">
            <text:p>71.818</text:p>
          </table:table-cell>
          <table:table-cell table:formula="of:=[.A1275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71.838" calcext:value-type="float">
            <text:p>71.838</text:p>
          </table:table-cell>
          <table:table-cell table:formula="of:=[.A1276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1.857" calcext:value-type="float">
            <text:p>71.857</text:p>
          </table:table-cell>
          <table:table-cell table:formula="of:=[.A1277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71.879" calcext:value-type="float">
            <text:p>71.879</text:p>
          </table:table-cell>
          <table:table-cell table:formula="of:=[.A1278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71.897" calcext:value-type="float">
            <text:p>71.897</text:p>
          </table:table-cell>
          <table:table-cell table:formula="of:=[.A1279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71.917" calcext:value-type="float">
            <text:p>71.917</text:p>
          </table:table-cell>
          <table:table-cell table:formula="of:=[.A1280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71.938" calcext:value-type="float">
            <text:p>71.938</text:p>
          </table:table-cell>
          <table:table-cell table:formula="of:=[.A1281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220" calcext:value-type="float">
            <text:p>50220</text:p>
          </table:table-cell>
          <table:table-cell office:value-type="float" office:value="71.957" calcext:value-type="float">
            <text:p>71.957</text:p>
          </table:table-cell>
          <table:table-cell table:formula="of:=[.A1282]/65535/[.$D$4]" office:value-type="float" office:value="0.0805412218971664" calcext:value-type="float">
            <text:p>0.0805412218971664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71.979" calcext:value-type="float">
            <text:p>71.979</text:p>
          </table:table-cell>
          <table:table-cell table:formula="of:=[.A1283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71.998" calcext:value-type="float">
            <text:p>71.998</text:p>
          </table:table-cell>
          <table:table-cell table:formula="of:=[.A1284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72.017" calcext:value-type="float">
            <text:p>72.017</text:p>
          </table:table-cell>
          <table:table-cell table:formula="of:=[.A1285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2.039" calcext:value-type="float">
            <text:p>72.039</text:p>
          </table:table-cell>
          <table:table-cell table:formula="of:=[.A1286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2.059" calcext:value-type="float">
            <text:p>72.059</text:p>
          </table:table-cell>
          <table:table-cell table:formula="of:=[.A1287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96" calcext:value-type="float">
            <text:p>50396</text:p>
          </table:table-cell>
          <table:table-cell office:value-type="float" office:value="72.077" calcext:value-type="float">
            <text:p>72.077</text:p>
          </table:table-cell>
          <table:table-cell table:formula="of:=[.A1288]/65535/[.$D$4]" office:value-type="float" office:value="0.0808234850404142" calcext:value-type="float">
            <text:p>0.0808234850404142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72.098" calcext:value-type="float">
            <text:p>72.098</text:p>
          </table:table-cell>
          <table:table-cell table:formula="of:=[.A1289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72.118" calcext:value-type="float">
            <text:p>72.118</text:p>
          </table:table-cell>
          <table:table-cell table:formula="of:=[.A1290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49884" calcext:value-type="float">
            <text:p>49884</text:p>
          </table:table-cell>
          <table:table-cell office:value-type="float" office:value="72.137" calcext:value-type="float">
            <text:p>72.137</text:p>
          </table:table-cell>
          <table:table-cell table:formula="of:=[.A1291]/65535/[.$D$4]" office:value-type="float" office:value="0.0800023558964207" calcext:value-type="float">
            <text:p>0.0800023558964207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72.158" calcext:value-type="float">
            <text:p>72.158</text:p>
          </table:table-cell>
          <table:table-cell table:formula="of:=[.A1292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48" calcext:value-type="float">
            <text:p>50348</text:p>
          </table:table-cell>
          <table:table-cell office:value-type="float" office:value="72.178" calcext:value-type="float">
            <text:p>72.178</text:p>
          </table:table-cell>
          <table:table-cell table:formula="of:=[.A1293]/65535/[.$D$4]" office:value-type="float" office:value="0.0807465041831648" calcext:value-type="float">
            <text:p>0.0807465041831648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72.198" calcext:value-type="float">
            <text:p>72.198</text:p>
          </table:table-cell>
          <table:table-cell table:formula="of:=[.A1294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72.218" calcext:value-type="float">
            <text:p>72.218</text:p>
          </table:table-cell>
          <table:table-cell table:formula="of:=[.A1295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72.237" calcext:value-type="float">
            <text:p>72.237</text:p>
          </table:table-cell>
          <table:table-cell table:formula="of:=[.A1296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72.259" calcext:value-type="float">
            <text:p>72.259</text:p>
          </table:table-cell>
          <table:table-cell table:formula="of:=[.A1297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2.278" calcext:value-type="float">
            <text:p>72.278</text:p>
          </table:table-cell>
          <table:table-cell table:formula="of:=[.A1298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72.297" calcext:value-type="float">
            <text:p>72.297</text:p>
          </table:table-cell>
          <table:table-cell table:formula="of:=[.A1299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72.318" calcext:value-type="float">
            <text:p>72.318</text:p>
          </table:table-cell>
          <table:table-cell table:formula="of:=[.A1300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72.338" calcext:value-type="float">
            <text:p>72.338</text:p>
          </table:table-cell>
          <table:table-cell table:formula="of:=[.A1301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2.357" calcext:value-type="float">
            <text:p>72.357</text:p>
          </table:table-cell>
          <table:table-cell table:formula="of:=[.A1302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72.379" calcext:value-type="float">
            <text:p>72.379</text:p>
          </table:table-cell>
          <table:table-cell table:formula="of:=[.A1303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72.397" calcext:value-type="float">
            <text:p>72.397</text:p>
          </table:table-cell>
          <table:table-cell table:formula="of:=[.A1304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72.417" calcext:value-type="float">
            <text:p>72.417</text:p>
          </table:table-cell>
          <table:table-cell table:formula="of:=[.A1305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72.438" calcext:value-type="float">
            <text:p>72.438</text:p>
          </table:table-cell>
          <table:table-cell table:formula="of:=[.A1306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72.458" calcext:value-type="float">
            <text:p>72.458</text:p>
          </table:table-cell>
          <table:table-cell table:formula="of:=[.A1307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188" calcext:value-type="float">
            <text:p>50188</text:p>
          </table:table-cell>
          <table:table-cell office:value-type="float" office:value="72.478" calcext:value-type="float">
            <text:p>72.478</text:p>
          </table:table-cell>
          <table:table-cell table:formula="of:=[.A1308]/65535/[.$D$4]" office:value-type="float" office:value="0.0804899013256668" calcext:value-type="float">
            <text:p>0.080489901325666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72.499" calcext:value-type="float">
            <text:p>72.499</text:p>
          </table:table-cell>
          <table:table-cell table:formula="of:=[.A1309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2.518" calcext:value-type="float">
            <text:p>72.518</text:p>
          </table:table-cell>
          <table:table-cell table:formula="of:=[.A1310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72.539" calcext:value-type="float">
            <text:p>72.539</text:p>
          </table:table-cell>
          <table:table-cell table:formula="of:=[.A1311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72.558" calcext:value-type="float">
            <text:p>72.558</text:p>
          </table:table-cell>
          <table:table-cell table:formula="of:=[.A1312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72.578" calcext:value-type="float">
            <text:p>72.578</text:p>
          </table:table-cell>
          <table:table-cell table:formula="of:=[.A1313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72.598" calcext:value-type="float">
            <text:p>72.598</text:p>
          </table:table-cell>
          <table:table-cell table:formula="of:=[.A1314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72.618" calcext:value-type="float">
            <text:p>72.618</text:p>
          </table:table-cell>
          <table:table-cell table:formula="of:=[.A1315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2.637" calcext:value-type="float">
            <text:p>72.637</text:p>
          </table:table-cell>
          <table:table-cell table:formula="of:=[.A1316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2.659" calcext:value-type="float">
            <text:p>72.659</text:p>
          </table:table-cell>
          <table:table-cell table:formula="of:=[.A1317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72.677" calcext:value-type="float">
            <text:p>72.677</text:p>
          </table:table-cell>
          <table:table-cell table:formula="of:=[.A1318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72.698" calcext:value-type="float">
            <text:p>72.698</text:p>
          </table:table-cell>
          <table:table-cell table:formula="of:=[.A1319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72.718" calcext:value-type="float">
            <text:p>72.718</text:p>
          </table:table-cell>
          <table:table-cell table:formula="of:=[.A1320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72.737" calcext:value-type="float">
            <text:p>72.737</text:p>
          </table:table-cell>
          <table:table-cell table:formula="of:=[.A1321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2.758" calcext:value-type="float">
            <text:p>72.758</text:p>
          </table:table-cell>
          <table:table-cell table:formula="of:=[.A1322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72.778" calcext:value-type="float">
            <text:p>72.778</text:p>
          </table:table-cell>
          <table:table-cell table:formula="of:=[.A1323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2.798" calcext:value-type="float">
            <text:p>72.798</text:p>
          </table:table-cell>
          <table:table-cell table:formula="of:=[.A1324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2.818" calcext:value-type="float">
            <text:p>72.818</text:p>
          </table:table-cell>
          <table:table-cell table:formula="of:=[.A1325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72.838" calcext:value-type="float">
            <text:p>72.838</text:p>
          </table:table-cell>
          <table:table-cell table:formula="of:=[.A1326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72.857" calcext:value-type="float">
            <text:p>72.857</text:p>
          </table:table-cell>
          <table:table-cell table:formula="of:=[.A1327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72.878" calcext:value-type="float">
            <text:p>72.878</text:p>
          </table:table-cell>
          <table:table-cell table:formula="of:=[.A1328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2.898" calcext:value-type="float">
            <text:p>72.898</text:p>
          </table:table-cell>
          <table:table-cell table:formula="of:=[.A1329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2.917" calcext:value-type="float">
            <text:p>72.917</text:p>
          </table:table-cell>
          <table:table-cell table:formula="of:=[.A1330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72.938" calcext:value-type="float">
            <text:p>72.938</text:p>
          </table:table-cell>
          <table:table-cell table:formula="of:=[.A1331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72.957" calcext:value-type="float">
            <text:p>72.957</text:p>
          </table:table-cell>
          <table:table-cell table:formula="of:=[.A1332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72.979" calcext:value-type="float">
            <text:p>72.979</text:p>
          </table:table-cell>
          <table:table-cell table:formula="of:=[.A1333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72.998" calcext:value-type="float">
            <text:p>72.998</text:p>
          </table:table-cell>
          <table:table-cell table:formula="of:=[.A1334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73.018" calcext:value-type="float">
            <text:p>73.018</text:p>
          </table:table-cell>
          <table:table-cell table:formula="of:=[.A1335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20" calcext:value-type="float">
            <text:p>50220</text:p>
          </table:table-cell>
          <table:table-cell office:value-type="float" office:value="73.039" calcext:value-type="float">
            <text:p>73.039</text:p>
          </table:table-cell>
          <table:table-cell table:formula="of:=[.A1336]/65535/[.$D$4]" office:value-type="float" office:value="0.0805412218971664" calcext:value-type="float">
            <text:p>0.0805412218971664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73.059" calcext:value-type="float">
            <text:p>73.059</text:p>
          </table:table-cell>
          <table:table-cell table:formula="of:=[.A1337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3.077" calcext:value-type="float">
            <text:p>73.077</text:p>
          </table:table-cell>
          <table:table-cell table:formula="of:=[.A1338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3.098" calcext:value-type="float">
            <text:p>73.098</text:p>
          </table:table-cell>
          <table:table-cell table:formula="of:=[.A1339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73.118" calcext:value-type="float">
            <text:p>73.118</text:p>
          </table:table-cell>
          <table:table-cell table:formula="of:=[.A1340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73.137" calcext:value-type="float">
            <text:p>73.137</text:p>
          </table:table-cell>
          <table:table-cell table:formula="of:=[.A1341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73.158" calcext:value-type="float">
            <text:p>73.158</text:p>
          </table:table-cell>
          <table:table-cell table:formula="of:=[.A1342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73.178" calcext:value-type="float">
            <text:p>73.178</text:p>
          </table:table-cell>
          <table:table-cell table:formula="of:=[.A1343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73.199" calcext:value-type="float">
            <text:p>73.199</text:p>
          </table:table-cell>
          <table:table-cell table:formula="of:=[.A1344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3.218" calcext:value-type="float">
            <text:p>73.218</text:p>
          </table:table-cell>
          <table:table-cell table:formula="of:=[.A1345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73.237" calcext:value-type="float">
            <text:p>73.237</text:p>
          </table:table-cell>
          <table:table-cell table:formula="of:=[.A1346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3.259" calcext:value-type="float">
            <text:p>73.259</text:p>
          </table:table-cell>
          <table:table-cell table:formula="of:=[.A1347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73.278" calcext:value-type="float">
            <text:p>73.278</text:p>
          </table:table-cell>
          <table:table-cell table:formula="of:=[.A1348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3.298" calcext:value-type="float">
            <text:p>73.298</text:p>
          </table:table-cell>
          <table:table-cell table:formula="of:=[.A1349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73.318" calcext:value-type="float">
            <text:p>73.318</text:p>
          </table:table-cell>
          <table:table-cell table:formula="of:=[.A1350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3.338" calcext:value-type="float">
            <text:p>73.338</text:p>
          </table:table-cell>
          <table:table-cell table:formula="of:=[.A1351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73.357" calcext:value-type="float">
            <text:p>73.357</text:p>
          </table:table-cell>
          <table:table-cell table:formula="of:=[.A1352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73.379" calcext:value-type="float">
            <text:p>73.379</text:p>
          </table:table-cell>
          <table:table-cell table:formula="of:=[.A1353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73.397" calcext:value-type="float">
            <text:p>73.397</text:p>
          </table:table-cell>
          <table:table-cell table:formula="of:=[.A1354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3.417" calcext:value-type="float">
            <text:p>73.417</text:p>
          </table:table-cell>
          <table:table-cell table:formula="of:=[.A1355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3.438" calcext:value-type="float">
            <text:p>73.438</text:p>
          </table:table-cell>
          <table:table-cell table:formula="of:=[.A1356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3.458" calcext:value-type="float">
            <text:p>73.458</text:p>
          </table:table-cell>
          <table:table-cell table:formula="of:=[.A1357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73.478" calcext:value-type="float">
            <text:p>73.478</text:p>
          </table:table-cell>
          <table:table-cell table:formula="of:=[.A1358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73.499" calcext:value-type="float">
            <text:p>73.499</text:p>
          </table:table-cell>
          <table:table-cell table:formula="of:=[.A1359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73.518" calcext:value-type="float">
            <text:p>73.518</text:p>
          </table:table-cell>
          <table:table-cell table:formula="of:=[.A1360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73.539" calcext:value-type="float">
            <text:p>73.539</text:p>
          </table:table-cell>
          <table:table-cell table:formula="of:=[.A1361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73.559" calcext:value-type="float">
            <text:p>73.559</text:p>
          </table:table-cell>
          <table:table-cell table:formula="of:=[.A1362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73.578" calcext:value-type="float">
            <text:p>73.578</text:p>
          </table:table-cell>
          <table:table-cell table:formula="of:=[.A1363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73.598" calcext:value-type="float">
            <text:p>73.598</text:p>
          </table:table-cell>
          <table:table-cell table:formula="of:=[.A1364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73.618" calcext:value-type="float">
            <text:p>73.618</text:p>
          </table:table-cell>
          <table:table-cell table:formula="of:=[.A1365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3.638" calcext:value-type="float">
            <text:p>73.638</text:p>
          </table:table-cell>
          <table:table-cell table:formula="of:=[.A1366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20" calcext:value-type="float">
            <text:p>50220</text:p>
          </table:table-cell>
          <table:table-cell office:value-type="float" office:value="73.658" calcext:value-type="float">
            <text:p>73.658</text:p>
          </table:table-cell>
          <table:table-cell table:formula="of:=[.A1367]/65535/[.$D$4]" office:value-type="float" office:value="0.0805412218971664" calcext:value-type="float">
            <text:p>0.0805412218971664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3.678" calcext:value-type="float">
            <text:p>73.678</text:p>
          </table:table-cell>
          <table:table-cell table:formula="of:=[.A1368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73.698" calcext:value-type="float">
            <text:p>73.698</text:p>
          </table:table-cell>
          <table:table-cell table:formula="of:=[.A1369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73.718" calcext:value-type="float">
            <text:p>73.718</text:p>
          </table:table-cell>
          <table:table-cell table:formula="of:=[.A1370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140" calcext:value-type="float">
            <text:p>50140</text:p>
          </table:table-cell>
          <table:table-cell office:value-type="float" office:value="73.737" calcext:value-type="float">
            <text:p>73.737</text:p>
          </table:table-cell>
          <table:table-cell table:formula="of:=[.A1371]/65535/[.$D$4]" office:value-type="float" office:value="0.0804129204684174" calcext:value-type="float">
            <text:p>0.0804129204684174</text:p>
          </table:table-cell>
          <table:table-cell/>
        </table:table-row>
        <table:table-row table:style-name="ro1">
          <table:table-cell office:value-type="float" office:value="50140" calcext:value-type="float">
            <text:p>50140</text:p>
          </table:table-cell>
          <table:table-cell office:value-type="float" office:value="73.758" calcext:value-type="float">
            <text:p>73.758</text:p>
          </table:table-cell>
          <table:table-cell table:formula="of:=[.A1372]/65535/[.$D$4]" office:value-type="float" office:value="0.0804129204684174" calcext:value-type="float">
            <text:p>0.0804129204684174</text:p>
          </table:table-cell>
          <table:table-cell/>
        </table:table-row>
        <table:table-row table:style-name="ro1">
          <table:table-cell office:value-type="float" office:value="50012" calcext:value-type="float">
            <text:p>50012</text:p>
          </table:table-cell>
          <table:table-cell office:value-type="float" office:value="73.778" calcext:value-type="float">
            <text:p>73.778</text:p>
          </table:table-cell>
          <table:table-cell table:formula="of:=[.A1373]/65535/[.$D$4]" office:value-type="float" office:value="0.0802076381824191" calcext:value-type="float">
            <text:p>0.0802076381824191</text:p>
          </table:table-cell>
          <table:table-cell/>
        </table:table-row>
        <table:table-row table:style-name="ro1">
          <table:table-cell office:value-type="float" office:value="49852" calcext:value-type="float">
            <text:p>49852</text:p>
          </table:table-cell>
          <table:table-cell office:value-type="float" office:value="73.798" calcext:value-type="float">
            <text:p>73.798</text:p>
          </table:table-cell>
          <table:table-cell table:formula="of:=[.A1374]/65535/[.$D$4]" office:value-type="float" office:value="0.0799510353249212" calcext:value-type="float">
            <text:p>0.0799510353249212</text:p>
          </table:table-cell>
          <table:table-cell/>
        </table:table-row>
        <table:table-row table:style-name="ro1">
          <table:table-cell office:value-type="float" office:value="49644" calcext:value-type="float">
            <text:p>49644</text:p>
          </table:table-cell>
          <table:table-cell office:value-type="float" office:value="73.818" calcext:value-type="float">
            <text:p>73.818</text:p>
          </table:table-cell>
          <table:table-cell table:formula="of:=[.A1375]/65535/[.$D$4]" office:value-type="float" office:value="0.0796174516101738" calcext:value-type="float">
            <text:p>0.0796174516101738</text:p>
          </table:table-cell>
          <table:table-cell/>
        </table:table-row>
        <table:table-row table:style-name="ro1">
          <table:table-cell office:value-type="float" office:value="49468" calcext:value-type="float">
            <text:p>49468</text:p>
          </table:table-cell>
          <table:table-cell office:value-type="float" office:value="73.838" calcext:value-type="float">
            <text:p>73.838</text:p>
          </table:table-cell>
          <table:table-cell table:formula="of:=[.A1376]/65535/[.$D$4]" office:value-type="float" office:value="0.0793351884669261" calcext:value-type="float">
            <text:p>0.0793351884669261</text:p>
          </table:table-cell>
          <table:table-cell/>
        </table:table-row>
        <table:table-row table:style-name="ro1">
          <table:table-cell office:value-type="float" office:value="49067" calcext:value-type="float">
            <text:p>49067</text:p>
          </table:table-cell>
          <table:table-cell office:value-type="float" office:value="73.857" calcext:value-type="float">
            <text:p>73.857</text:p>
          </table:table-cell>
          <table:table-cell table:formula="of:=[.A1377]/65535/[.$D$4]" office:value-type="float" office:value="0.0786920775553219" calcext:value-type="float">
            <text:p>0.0786920775553219</text:p>
          </table:table-cell>
          <table:table-cell/>
        </table:table-row>
        <table:table-row table:style-name="ro1">
          <table:table-cell office:value-type="float" office:value="48411" calcext:value-type="float">
            <text:p>48411</text:p>
          </table:table-cell>
          <table:table-cell office:value-type="float" office:value="73.879" calcext:value-type="float">
            <text:p>73.879</text:p>
          </table:table-cell>
          <table:table-cell table:formula="of:=[.A1378]/65535/[.$D$4]" office:value-type="float" office:value="0.0776400058395803" calcext:value-type="float">
            <text:p>0.0776400058395803</text:p>
          </table:table-cell>
          <table:table-cell/>
        </table:table-row>
        <table:table-row table:style-name="ro1">
          <table:table-cell office:value-type="float" office:value="47611" calcext:value-type="float">
            <text:p>47611</text:p>
          </table:table-cell>
          <table:table-cell office:value-type="float" office:value="73.898" calcext:value-type="float">
            <text:p>73.898</text:p>
          </table:table-cell>
          <table:table-cell table:formula="of:=[.A1379]/65535/[.$D$4]" office:value-type="float" office:value="0.0763569915520906" calcext:value-type="float">
            <text:p>0.0763569915520906</text:p>
          </table:table-cell>
          <table:table-cell/>
        </table:table-row>
        <table:table-row table:style-name="ro1">
          <table:table-cell office:value-type="float" office:value="46779" calcext:value-type="float">
            <text:p>46779</text:p>
          </table:table-cell>
          <table:table-cell office:value-type="float" office:value="73.917" calcext:value-type="float">
            <text:p>73.917</text:p>
          </table:table-cell>
          <table:table-cell table:formula="of:=[.A1380]/65535/[.$D$4]" office:value-type="float" office:value="0.0750226566931013" calcext:value-type="float">
            <text:p>0.0750226566931013</text:p>
          </table:table-cell>
          <table:table-cell/>
        </table:table-row>
        <table:table-row table:style-name="ro1">
          <table:table-cell office:value-type="float" office:value="46043" calcext:value-type="float">
            <text:p>46043</text:p>
          </table:table-cell>
          <table:table-cell office:value-type="float" office:value="73.938" calcext:value-type="float">
            <text:p>73.938</text:p>
          </table:table-cell>
          <table:table-cell table:formula="of:=[.A1381]/65535/[.$D$4]" office:value-type="float" office:value="0.0738422835486108" calcext:value-type="float">
            <text:p>0.0738422835486108</text:p>
          </table:table-cell>
          <table:table-cell/>
        </table:table-row>
        <table:table-row table:style-name="ro1">
          <table:table-cell office:value-type="float" office:value="46027" calcext:value-type="float">
            <text:p>46027</text:p>
          </table:table-cell>
          <table:table-cell office:value-type="float" office:value="73.957" calcext:value-type="float">
            <text:p>73.957</text:p>
          </table:table-cell>
          <table:table-cell table:formula="of:=[.A1382]/65535/[.$D$4]" office:value-type="float" office:value="0.073816623262861" calcext:value-type="float">
            <text:p>0.073816623262861</text:p>
          </table:table-cell>
          <table:table-cell/>
        </table:table-row>
        <table:table-row table:style-name="ro1">
          <table:table-cell office:value-type="float" office:value="46059" calcext:value-type="float">
            <text:p>46059</text:p>
          </table:table-cell>
          <table:table-cell office:value-type="float" office:value="73.979" calcext:value-type="float">
            <text:p>73.979</text:p>
          </table:table-cell>
          <table:table-cell table:formula="of:=[.A1383]/65535/[.$D$4]" office:value-type="float" office:value="0.0738679438343606" calcext:value-type="float">
            <text:p>0.0738679438343606</text:p>
          </table:table-cell>
          <table:table-cell/>
        </table:table-row>
        <table:table-row table:style-name="ro1">
          <table:table-cell office:value-type="float" office:value="46027" calcext:value-type="float">
            <text:p>46027</text:p>
          </table:table-cell>
          <table:table-cell office:value-type="float" office:value="73.998" calcext:value-type="float">
            <text:p>73.998</text:p>
          </table:table-cell>
          <table:table-cell table:formula="of:=[.A1384]/65535/[.$D$4]" office:value-type="float" office:value="0.073816623262861" calcext:value-type="float">
            <text:p>0.073816623262861</text:p>
          </table:table-cell>
          <table:table-cell/>
        </table:table-row>
        <table:table-row table:style-name="ro1">
          <table:table-cell office:value-type="float" office:value="45899" calcext:value-type="float">
            <text:p>45899</text:p>
          </table:table-cell>
          <table:table-cell office:value-type="float" office:value="74.018" calcext:value-type="float">
            <text:p>74.018</text:p>
          </table:table-cell>
          <table:table-cell table:formula="of:=[.A1385]/65535/[.$D$4]" office:value-type="float" office:value="0.0736113409768626" calcext:value-type="float">
            <text:p>0.0736113409768626</text:p>
          </table:table-cell>
          <table:table-cell/>
        </table:table-row>
        <table:table-row table:style-name="ro1">
          <table:table-cell office:value-type="float" office:value="45819" calcext:value-type="float">
            <text:p>45819</text:p>
          </table:table-cell>
          <table:table-cell office:value-type="float" office:value="74.039" calcext:value-type="float">
            <text:p>74.039</text:p>
          </table:table-cell>
          <table:table-cell table:formula="of:=[.A1386]/65535/[.$D$4]" office:value-type="float" office:value="0.0734830395481137" calcext:value-type="float">
            <text:p>0.0734830395481137</text:p>
          </table:table-cell>
          <table:table-cell/>
        </table:table-row>
        <table:table-row table:style-name="ro1">
          <table:table-cell office:value-type="float" office:value="45739" calcext:value-type="float">
            <text:p>45739</text:p>
          </table:table-cell>
          <table:table-cell office:value-type="float" office:value="74.059" calcext:value-type="float">
            <text:p>74.059</text:p>
          </table:table-cell>
          <table:table-cell table:formula="of:=[.A1387]/65535/[.$D$4]" office:value-type="float" office:value="0.0733547381193647" calcext:value-type="float">
            <text:p>0.0733547381193647</text:p>
          </table:table-cell>
          <table:table-cell/>
        </table:table-row>
        <table:table-row table:style-name="ro1">
          <table:table-cell office:value-type="float" office:value="45803" calcext:value-type="float">
            <text:p>45803</text:p>
          </table:table-cell>
          <table:table-cell office:value-type="float" office:value="74.077" calcext:value-type="float">
            <text:p>74.077</text:p>
          </table:table-cell>
          <table:table-cell table:formula="of:=[.A1388]/65535/[.$D$4]" office:value-type="float" office:value="0.0734573792623639" calcext:value-type="float">
            <text:p>0.0734573792623639</text:p>
          </table:table-cell>
          <table:table-cell/>
        </table:table-row>
        <table:table-row table:style-name="ro1">
          <table:table-cell office:value-type="float" office:value="45979" calcext:value-type="float">
            <text:p>45979</text:p>
          </table:table-cell>
          <table:table-cell office:value-type="float" office:value="74.098" calcext:value-type="float">
            <text:p>74.098</text:p>
          </table:table-cell>
          <table:table-cell table:formula="of:=[.A1389]/65535/[.$D$4]" office:value-type="float" office:value="0.0737396424056116" calcext:value-type="float">
            <text:p>0.0737396424056116</text:p>
          </table:table-cell>
          <table:table-cell/>
        </table:table-row>
        <table:table-row table:style-name="ro1">
          <table:table-cell office:value-type="float" office:value="46139" calcext:value-type="float">
            <text:p>46139</text:p>
          </table:table-cell>
          <table:table-cell office:value-type="float" office:value="74.118" calcext:value-type="float">
            <text:p>74.118</text:p>
          </table:table-cell>
          <table:table-cell table:formula="of:=[.A1390]/65535/[.$D$4]" office:value-type="float" office:value="0.0739962452631096" calcext:value-type="float">
            <text:p>0.0739962452631096</text:p>
          </table:table-cell>
          <table:table-cell/>
        </table:table-row>
        <table:table-row table:style-name="ro1">
          <table:table-cell office:value-type="float" office:value="46267" calcext:value-type="float">
            <text:p>46267</text:p>
          </table:table-cell>
          <table:table-cell office:value-type="float" office:value="74.137" calcext:value-type="float">
            <text:p>74.137</text:p>
          </table:table-cell>
          <table:table-cell table:formula="of:=[.A1391]/65535/[.$D$4]" office:value-type="float" office:value="0.0742015275491079" calcext:value-type="float">
            <text:p>0.0742015275491079</text:p>
          </table:table-cell>
          <table:table-cell/>
        </table:table-row>
        <table:table-row table:style-name="ro1">
          <table:table-cell office:value-type="float" office:value="46187" calcext:value-type="float">
            <text:p>46187</text:p>
          </table:table-cell>
          <table:table-cell office:value-type="float" office:value="74.158" calcext:value-type="float">
            <text:p>74.158</text:p>
          </table:table-cell>
          <table:table-cell table:formula="of:=[.A1392]/65535/[.$D$4]" office:value-type="float" office:value="0.0740732261203589" calcext:value-type="float">
            <text:p>0.0740732261203589</text:p>
          </table:table-cell>
          <table:table-cell/>
        </table:table-row>
        <table:table-row table:style-name="ro1">
          <table:table-cell office:value-type="float" office:value="46059" calcext:value-type="float">
            <text:p>46059</text:p>
          </table:table-cell>
          <table:table-cell office:value-type="float" office:value="74.178" calcext:value-type="float">
            <text:p>74.178</text:p>
          </table:table-cell>
          <table:table-cell table:formula="of:=[.A1393]/65535/[.$D$4]" office:value-type="float" office:value="0.0738679438343606" calcext:value-type="float">
            <text:p>0.0738679438343606</text:p>
          </table:table-cell>
          <table:table-cell/>
        </table:table-row>
        <table:table-row table:style-name="ro1">
          <table:table-cell office:value-type="float" office:value="46107" calcext:value-type="float">
            <text:p>46107</text:p>
          </table:table-cell>
          <table:table-cell office:value-type="float" office:value="74.199" calcext:value-type="float">
            <text:p>74.199</text:p>
          </table:table-cell>
          <table:table-cell table:formula="of:=[.A1394]/65535/[.$D$4]" office:value-type="float" office:value="0.07394492469161" calcext:value-type="float">
            <text:p>0.07394492469161</text:p>
          </table:table-cell>
          <table:table-cell/>
        </table:table-row>
        <table:table-row table:style-name="ro1">
          <table:table-cell office:value-type="float" office:value="46603" calcext:value-type="float">
            <text:p>46603</text:p>
          </table:table-cell>
          <table:table-cell office:value-type="float" office:value="74.218" calcext:value-type="float">
            <text:p>74.218</text:p>
          </table:table-cell>
          <table:table-cell table:formula="of:=[.A1395]/65535/[.$D$4]" office:value-type="float" office:value="0.0747403935498536" calcext:value-type="float">
            <text:p>0.0747403935498536</text:p>
          </table:table-cell>
          <table:table-cell/>
        </table:table-row>
        <table:table-row table:style-name="ro1">
          <table:table-cell office:value-type="float" office:value="47499" calcext:value-type="float">
            <text:p>47499</text:p>
          </table:table-cell>
          <table:table-cell office:value-type="float" office:value="74.237" calcext:value-type="float">
            <text:p>74.237</text:p>
          </table:table-cell>
          <table:table-cell table:formula="of:=[.A1396]/65535/[.$D$4]" office:value-type="float" office:value="0.076177369551842" calcext:value-type="float">
            <text:p>0.076177369551842</text:p>
          </table:table-cell>
          <table:table-cell/>
        </table:table-row>
        <table:table-row table:style-name="ro1">
          <table:table-cell office:value-type="float" office:value="48315" calcext:value-type="float">
            <text:p>48315</text:p>
          </table:table-cell>
          <table:table-cell office:value-type="float" office:value="74.259" calcext:value-type="float">
            <text:p>74.259</text:p>
          </table:table-cell>
          <table:table-cell table:formula="of:=[.A1397]/65535/[.$D$4]" office:value-type="float" office:value="0.0774860441250816" calcext:value-type="float">
            <text:p>0.0774860441250816</text:p>
          </table:table-cell>
          <table:table-cell/>
        </table:table-row>
        <table:table-row table:style-name="ro1">
          <table:table-cell office:value-type="float" office:value="48907" calcext:value-type="float">
            <text:p>48907</text:p>
          </table:table-cell>
          <table:table-cell office:value-type="float" office:value="74.278" calcext:value-type="float">
            <text:p>74.278</text:p>
          </table:table-cell>
          <table:table-cell table:formula="of:=[.A1398]/65535/[.$D$4]" office:value-type="float" office:value="0.0784354746978239" calcext:value-type="float">
            <text:p>0.0784354746978239</text:p>
          </table:table-cell>
          <table:table-cell/>
        </table:table-row>
        <table:table-row table:style-name="ro1">
          <table:table-cell office:value-type="float" office:value="49260" calcext:value-type="float">
            <text:p>49260</text:p>
          </table:table-cell>
          <table:table-cell office:value-type="float" office:value="74.298" calcext:value-type="float">
            <text:p>74.298</text:p>
          </table:table-cell>
          <table:table-cell table:formula="of:=[.A1399]/65535/[.$D$4]" office:value-type="float" office:value="0.0790016047521788" calcext:value-type="float">
            <text:p>0.0790016047521788</text:p>
          </table:table-cell>
          <table:table-cell/>
        </table:table-row>
        <table:table-row table:style-name="ro1">
          <table:table-cell office:value-type="float" office:value="49516" calcext:value-type="float">
            <text:p>49516</text:p>
          </table:table-cell>
          <table:table-cell office:value-type="float" office:value="74.319" calcext:value-type="float">
            <text:p>74.319</text:p>
          </table:table-cell>
          <table:table-cell table:formula="of:=[.A1400]/65535/[.$D$4]" office:value-type="float" office:value="0.0794121693241755" calcext:value-type="float">
            <text:p>0.0794121693241755</text:p>
          </table:table-cell>
          <table:table-cell/>
        </table:table-row>
        <table:table-row table:style-name="ro1">
          <table:table-cell office:value-type="float" office:value="49708" calcext:value-type="float">
            <text:p>49708</text:p>
          </table:table-cell>
          <table:table-cell office:value-type="float" office:value="74.338" calcext:value-type="float">
            <text:p>74.338</text:p>
          </table:table-cell>
          <table:table-cell table:formula="of:=[.A1401]/65535/[.$D$4]" office:value-type="float" office:value="0.079720092753173" calcext:value-type="float">
            <text:p>0.079720092753173</text:p>
          </table:table-cell>
          <table:table-cell/>
        </table:table-row>
        <table:table-row table:style-name="ro1">
          <table:table-cell office:value-type="float" office:value="49964" calcext:value-type="float">
            <text:p>49964</text:p>
          </table:table-cell>
          <table:table-cell office:value-type="float" office:value="74.358" calcext:value-type="float">
            <text:p>74.358</text:p>
          </table:table-cell>
          <table:table-cell table:formula="of:=[.A1402]/65535/[.$D$4]" office:value-type="float" office:value="0.0801306573251697" calcext:value-type="float">
            <text:p>0.0801306573251697</text:p>
          </table:table-cell>
          <table:table-cell/>
        </table:table-row>
        <table:table-row table:style-name="ro1">
          <table:table-cell office:value-type="float" office:value="50012" calcext:value-type="float">
            <text:p>50012</text:p>
          </table:table-cell>
          <table:table-cell office:value-type="float" office:value="74.379" calcext:value-type="float">
            <text:p>74.379</text:p>
          </table:table-cell>
          <table:table-cell table:formula="of:=[.A1403]/65535/[.$D$4]" office:value-type="float" office:value="0.0802076381824191" calcext:value-type="float">
            <text:p>0.0802076381824191</text:p>
          </table:table-cell>
          <table:table-cell/>
        </table:table-row>
        <table:table-row table:style-name="ro1">
          <table:table-cell office:value-type="float" office:value="50156" calcext:value-type="float">
            <text:p>50156</text:p>
          </table:table-cell>
          <table:table-cell office:value-type="float" office:value="74.397" calcext:value-type="float">
            <text:p>74.397</text:p>
          </table:table-cell>
          <table:table-cell table:formula="of:=[.A1404]/65535/[.$D$4]" office:value-type="float" office:value="0.0804385807541672" calcext:value-type="float">
            <text:p>0.0804385807541672</text:p>
          </table:table-cell>
          <table:table-cell/>
        </table:table-row>
        <table:table-row table:style-name="ro1">
          <table:table-cell office:value-type="float" office:value="50204" calcext:value-type="float">
            <text:p>50204</text:p>
          </table:table-cell>
          <table:table-cell office:value-type="float" office:value="74.417" calcext:value-type="float">
            <text:p>74.417</text:p>
          </table:table-cell>
          <table:table-cell table:formula="of:=[.A1405]/65535/[.$D$4]" office:value-type="float" office:value="0.0805155616114166" calcext:value-type="float">
            <text:p>0.0805155616114166</text:p>
          </table:table-cell>
          <table:table-cell/>
        </table:table-row>
        <table:table-row table:style-name="ro1">
          <table:table-cell office:value-type="float" office:value="50220" calcext:value-type="float">
            <text:p>50220</text:p>
          </table:table-cell>
          <table:table-cell office:value-type="float" office:value="74.438" calcext:value-type="float">
            <text:p>74.438</text:p>
          </table:table-cell>
          <table:table-cell table:formula="of:=[.A1406]/65535/[.$D$4]" office:value-type="float" office:value="0.0805412218971664" calcext:value-type="float">
            <text:p>0.0805412218971664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74.458" calcext:value-type="float">
            <text:p>74.458</text:p>
          </table:table-cell>
          <table:table-cell table:formula="of:=[.A1407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396" calcext:value-type="float">
            <text:p>50396</text:p>
          </table:table-cell>
          <table:table-cell office:value-type="float" office:value="74.478" calcext:value-type="float">
            <text:p>74.478</text:p>
          </table:table-cell>
          <table:table-cell table:formula="of:=[.A1408]/65535/[.$D$4]" office:value-type="float" office:value="0.0808234850404142" calcext:value-type="float">
            <text:p>0.0808234850404142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74.498" calcext:value-type="float">
            <text:p>74.498</text:p>
          </table:table-cell>
          <table:table-cell table:formula="of:=[.A1409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74.518" calcext:value-type="float">
            <text:p>74.518</text:p>
          </table:table-cell>
          <table:table-cell table:formula="of:=[.A1410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74.539" calcext:value-type="float">
            <text:p>74.539</text:p>
          </table:table-cell>
          <table:table-cell table:formula="of:=[.A1411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4.559" calcext:value-type="float">
            <text:p>74.559</text:p>
          </table:table-cell>
          <table:table-cell table:formula="of:=[.A1412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74.578" calcext:value-type="float">
            <text:p>74.578</text:p>
          </table:table-cell>
          <table:table-cell table:formula="of:=[.A1413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64" calcext:value-type="float">
            <text:p>50364</text:p>
          </table:table-cell>
          <table:table-cell office:value-type="float" office:value="74.598" calcext:value-type="float">
            <text:p>74.598</text:p>
          </table:table-cell>
          <table:table-cell table:formula="of:=[.A1414]/65535/[.$D$4]" office:value-type="float" office:value="0.0807721644689146" calcext:value-type="float">
            <text:p>0.080772164468914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4.618" calcext:value-type="float">
            <text:p>74.618</text:p>
          </table:table-cell>
          <table:table-cell table:formula="of:=[.A1415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4.637" calcext:value-type="float">
            <text:p>74.637</text:p>
          </table:table-cell>
          <table:table-cell table:formula="of:=[.A1416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74.659" calcext:value-type="float">
            <text:p>74.659</text:p>
          </table:table-cell>
          <table:table-cell table:formula="of:=[.A1417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4.677" calcext:value-type="float">
            <text:p>74.677</text:p>
          </table:table-cell>
          <table:table-cell table:formula="of:=[.A1418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64" calcext:value-type="float">
            <text:p>50364</text:p>
          </table:table-cell>
          <table:table-cell office:value-type="float" office:value="74.698" calcext:value-type="float">
            <text:p>74.698</text:p>
          </table:table-cell>
          <table:table-cell table:formula="of:=[.A1419]/65535/[.$D$4]" office:value-type="float" office:value="0.0807721644689146" calcext:value-type="float">
            <text:p>0.080772164468914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4.718" calcext:value-type="float">
            <text:p>74.718</text:p>
          </table:table-cell>
          <table:table-cell table:formula="of:=[.A1420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74.737" calcext:value-type="float">
            <text:p>74.737</text:p>
          </table:table-cell>
          <table:table-cell table:formula="of:=[.A1421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204" calcext:value-type="float">
            <text:p>50204</text:p>
          </table:table-cell>
          <table:table-cell office:value-type="float" office:value="74.759" calcext:value-type="float">
            <text:p>74.759</text:p>
          </table:table-cell>
          <table:table-cell table:formula="of:=[.A1422]/65535/[.$D$4]" office:value-type="float" office:value="0.0805155616114166" calcext:value-type="float">
            <text:p>0.08051556161141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74.778" calcext:value-type="float">
            <text:p>74.778</text:p>
          </table:table-cell>
          <table:table-cell table:formula="of:=[.A1423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74.798" calcext:value-type="float">
            <text:p>74.798</text:p>
          </table:table-cell>
          <table:table-cell table:formula="of:=[.A1424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74.818" calcext:value-type="float">
            <text:p>74.818</text:p>
          </table:table-cell>
          <table:table-cell table:formula="of:=[.A1425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74.838" calcext:value-type="float">
            <text:p>74.838</text:p>
          </table:table-cell>
          <table:table-cell table:formula="of:=[.A1426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188" calcext:value-type="float">
            <text:p>50188</text:p>
          </table:table-cell>
          <table:table-cell office:value-type="float" office:value="74.857" calcext:value-type="float">
            <text:p>74.857</text:p>
          </table:table-cell>
          <table:table-cell table:formula="of:=[.A1427]/65535/[.$D$4]" office:value-type="float" office:value="0.0804899013256668" calcext:value-type="float">
            <text:p>0.0804899013256668</text:p>
          </table:table-cell>
          <table:table-cell/>
        </table:table-row>
        <table:table-row table:style-name="ro1">
          <table:table-cell office:value-type="float" office:value="50076" calcext:value-type="float">
            <text:p>50076</text:p>
          </table:table-cell>
          <table:table-cell office:value-type="float" office:value="74.879" calcext:value-type="float">
            <text:p>74.879</text:p>
          </table:table-cell>
          <table:table-cell table:formula="of:=[.A1428]/65535/[.$D$4]" office:value-type="float" office:value="0.0803102793254183" calcext:value-type="float">
            <text:p>0.0803102793254183</text:p>
          </table:table-cell>
          <table:table-cell/>
        </table:table-row>
        <table:table-row table:style-name="ro1">
          <table:table-cell office:value-type="float" office:value="49980" calcext:value-type="float">
            <text:p>49980</text:p>
          </table:table-cell>
          <table:table-cell office:value-type="float" office:value="74.897" calcext:value-type="float">
            <text:p>74.897</text:p>
          </table:table-cell>
          <table:table-cell table:formula="of:=[.A1429]/65535/[.$D$4]" office:value-type="float" office:value="0.0801563176109195" calcext:value-type="float">
            <text:p>0.0801563176109195</text:p>
          </table:table-cell>
          <table:table-cell/>
        </table:table-row>
        <table:table-row table:style-name="ro1">
          <table:table-cell office:value-type="float" office:value="49772" calcext:value-type="float">
            <text:p>49772</text:p>
          </table:table-cell>
          <table:table-cell office:value-type="float" office:value="74.917" calcext:value-type="float">
            <text:p>74.917</text:p>
          </table:table-cell>
          <table:table-cell table:formula="of:=[.A1430]/65535/[.$D$4]" office:value-type="float" office:value="0.0798227338961722" calcext:value-type="float">
            <text:p>0.0798227338961722</text:p>
          </table:table-cell>
          <table:table-cell/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float" office:value="74.938" calcext:value-type="float">
            <text:p>74.938</text:p>
          </table:table-cell>
          <table:table-cell table:formula="of:=[.A1431]/65535/[.$D$4]" office:value-type="float" office:value="0.0793865090384257" calcext:value-type="float">
            <text:p>0.0793865090384257</text:p>
          </table:table-cell>
          <table:table-cell/>
        </table:table-row>
        <table:table-row table:style-name="ro1">
          <table:table-cell office:value-type="float" office:value="49212" calcext:value-type="float">
            <text:p>49212</text:p>
          </table:table-cell>
          <table:table-cell office:value-type="float" office:value="74.957" calcext:value-type="float">
            <text:p>74.957</text:p>
          </table:table-cell>
          <table:table-cell table:formula="of:=[.A1432]/65535/[.$D$4]" office:value-type="float" office:value="0.0789246238949294" calcext:value-type="float">
            <text:p>0.0789246238949294</text:p>
          </table:table-cell>
          <table:table-cell/>
        </table:table-row>
        <table:table-row table:style-name="ro1">
          <table:table-cell office:value-type="float" office:value="48715" calcext:value-type="float">
            <text:p>48715</text:p>
          </table:table-cell>
          <table:table-cell office:value-type="float" office:value="74.979" calcext:value-type="float">
            <text:p>74.979</text:p>
          </table:table-cell>
          <table:table-cell table:formula="of:=[.A1433]/65535/[.$D$4]" office:value-type="float" office:value="0.0781275512688264" calcext:value-type="float">
            <text:p>0.0781275512688264</text:p>
          </table:table-cell>
          <table:table-cell/>
        </table:table-row>
        <table:table-row table:style-name="ro1">
          <table:table-cell office:value-type="float" office:value="48219" calcext:value-type="float">
            <text:p>48219</text:p>
          </table:table-cell>
          <table:table-cell office:value-type="float" office:value="74.998" calcext:value-type="float">
            <text:p>74.998</text:p>
          </table:table-cell>
          <table:table-cell table:formula="of:=[.A1434]/65535/[.$D$4]" office:value-type="float" office:value="0.0773320824105828" calcext:value-type="float">
            <text:p>0.0773320824105828</text:p>
          </table:table-cell>
          <table:table-cell/>
        </table:table-row>
        <table:table-row table:style-name="ro1">
          <table:table-cell office:value-type="float" office:value="47307" calcext:value-type="float">
            <text:p>47307</text:p>
          </table:table-cell>
          <table:table-cell office:value-type="float" office:value="75.017" calcext:value-type="float">
            <text:p>75.017</text:p>
          </table:table-cell>
          <table:table-cell table:formula="of:=[.A1435]/65535/[.$D$4]" office:value-type="float" office:value="0.0758694461228445" calcext:value-type="float">
            <text:p>0.0758694461228445</text:p>
          </table:table-cell>
          <table:table-cell/>
        </table:table-row>
        <table:table-row table:style-name="ro1">
          <table:table-cell office:value-type="float" office:value="46603" calcext:value-type="float">
            <text:p>46603</text:p>
          </table:table-cell>
          <table:table-cell office:value-type="float" office:value="75.039" calcext:value-type="float">
            <text:p>75.039</text:p>
          </table:table-cell>
          <table:table-cell table:formula="of:=[.A1436]/65535/[.$D$4]" office:value-type="float" office:value="0.0747403935498536" calcext:value-type="float">
            <text:p>0.0747403935498536</text:p>
          </table:table-cell>
          <table:table-cell/>
        </table:table-row>
        <table:table-row table:style-name="ro1">
          <table:table-cell office:value-type="float" office:value="45339" calcext:value-type="float">
            <text:p>45339</text:p>
          </table:table-cell>
          <table:table-cell office:value-type="float" office:value="75.059" calcext:value-type="float">
            <text:p>75.059</text:p>
          </table:table-cell>
          <table:table-cell table:formula="of:=[.A1437]/65535/[.$D$4]" office:value-type="float" office:value="0.0727132309756198" calcext:value-type="float">
            <text:p>0.0727132309756198</text:p>
          </table:table-cell>
          <table:table-cell/>
        </table:table-row>
        <table:table-row table:style-name="ro1">
          <table:table-cell office:value-type="float" office:value="44298" calcext:value-type="float">
            <text:p>44298</text:p>
          </table:table-cell>
          <table:table-cell office:value-type="float" office:value="75.077" calcext:value-type="float">
            <text:p>75.077</text:p>
          </table:table-cell>
          <table:table-cell table:formula="of:=[.A1438]/65535/[.$D$4]" office:value-type="float" office:value="0.0710437086340239" calcext:value-type="float">
            <text:p>0.0710437086340239</text:p>
          </table:table-cell>
          <table:table-cell/>
        </table:table-row>
        <table:table-row table:style-name="ro1">
          <table:table-cell office:value-type="float" office:value="42730" calcext:value-type="float">
            <text:p>42730</text:p>
          </table:table-cell>
          <table:table-cell office:value-type="float" office:value="75.098" calcext:value-type="float">
            <text:p>75.098</text:p>
          </table:table-cell>
          <table:table-cell table:formula="of:=[.A1439]/65535/[.$D$4]" office:value-type="float" office:value="0.068529000630544" calcext:value-type="float">
            <text:p>0.068529000630544</text:p>
          </table:table-cell>
          <table:table-cell/>
        </table:table-row>
        <table:table-row table:style-name="ro1">
          <table:table-cell office:value-type="float" office:value="41674" calcext:value-type="float">
            <text:p>41674</text:p>
          </table:table-cell>
          <table:table-cell office:value-type="float" office:value="75.118" calcext:value-type="float">
            <text:p>75.118</text:p>
          </table:table-cell>
          <table:table-cell table:formula="of:=[.A1440]/65535/[.$D$4]" office:value-type="float" office:value="0.0668354217710576" calcext:value-type="float">
            <text:p>0.0668354217710576</text:p>
          </table:table-cell>
          <table:table-cell/>
        </table:table-row>
        <table:table-row table:style-name="ro1">
          <table:table-cell office:value-type="float" office:value="41002" calcext:value-type="float">
            <text:p>41002</text:p>
          </table:table-cell>
          <table:table-cell office:value-type="float" office:value="75.137" calcext:value-type="float">
            <text:p>75.137</text:p>
          </table:table-cell>
          <table:table-cell table:formula="of:=[.A1441]/65535/[.$D$4]" office:value-type="float" office:value="0.0657576897695663" calcext:value-type="float">
            <text:p>0.0657576897695663</text:p>
          </table:table-cell>
          <table:table-cell/>
        </table:table-row>
        <table:table-row table:style-name="ro1">
          <table:table-cell office:value-type="float" office:value="40617" calcext:value-type="float">
            <text:p>40617</text:p>
          </table:table-cell>
          <table:table-cell office:value-type="float" office:value="75.158" calcext:value-type="float">
            <text:p>75.158</text:p>
          </table:table-cell>
          <table:table-cell table:formula="of:=[.A1442]/65535/[.$D$4]" office:value-type="float" office:value="0.0651402391437118" calcext:value-type="float">
            <text:p>0.0651402391437118</text:p>
          </table:table-cell>
          <table:table-cell/>
        </table:table-row>
        <table:table-row table:style-name="ro1">
          <table:table-cell office:value-type="float" office:value="39993" calcext:value-type="float">
            <text:p>39993</text:p>
          </table:table-cell>
          <table:table-cell office:value-type="float" office:value="75.178" calcext:value-type="float">
            <text:p>75.178</text:p>
          </table:table-cell>
          <table:table-cell table:formula="of:=[.A1443]/65535/[.$D$4]" office:value-type="float" office:value="0.0641394879994699" calcext:value-type="float">
            <text:p>0.0641394879994699</text:p>
          </table:table-cell>
          <table:table-cell/>
        </table:table-row>
        <table:table-row table:style-name="ro1">
          <table:table-cell office:value-type="float" office:value="39481" calcext:value-type="float">
            <text:p>39481</text:p>
          </table:table-cell>
          <table:table-cell office:value-type="float" office:value="75.199" calcext:value-type="float">
            <text:p>75.199</text:p>
          </table:table-cell>
          <table:table-cell table:formula="of:=[.A1444]/65535/[.$D$4]" office:value-type="float" office:value="0.0633183588554764" calcext:value-type="float">
            <text:p>0.0633183588554764</text:p>
          </table:table-cell>
          <table:table-cell/>
        </table:table-row>
        <table:table-row table:style-name="ro1">
          <table:table-cell office:value-type="float" office:value="39241" calcext:value-type="float">
            <text:p>39241</text:p>
          </table:table-cell>
          <table:table-cell office:value-type="float" office:value="75.218" calcext:value-type="float">
            <text:p>75.218</text:p>
          </table:table-cell>
          <table:table-cell table:formula="of:=[.A1445]/65535/[.$D$4]" office:value-type="float" office:value="0.0629334545692295" calcext:value-type="float">
            <text:p>0.0629334545692295</text:p>
          </table:table-cell>
          <table:table-cell/>
        </table:table-row>
        <table:table-row table:style-name="ro1">
          <table:table-cell office:value-type="float" office:value="39161" calcext:value-type="float">
            <text:p>39161</text:p>
          </table:table-cell>
          <table:table-cell office:value-type="float" office:value="75.237" calcext:value-type="float">
            <text:p>75.237</text:p>
          </table:table-cell>
          <table:table-cell table:formula="of:=[.A1446]/65535/[.$D$4]" office:value-type="float" office:value="0.0628051531404806" calcext:value-type="float">
            <text:p>0.0628051531404806</text:p>
          </table:table-cell>
          <table:table-cell/>
        </table:table-row>
        <table:table-row table:style-name="ro1">
          <table:table-cell office:value-type="float" office:value="39241" calcext:value-type="float">
            <text:p>39241</text:p>
          </table:table-cell>
          <table:table-cell office:value-type="float" office:value="75.259" calcext:value-type="float">
            <text:p>75.259</text:p>
          </table:table-cell>
          <table:table-cell table:formula="of:=[.A1447]/65535/[.$D$4]" office:value-type="float" office:value="0.0629334545692295" calcext:value-type="float">
            <text:p>0.0629334545692295</text:p>
          </table:table-cell>
          <table:table-cell/>
        </table:table-row>
        <table:table-row table:style-name="ro1">
          <table:table-cell office:value-type="float" office:value="39497" calcext:value-type="float">
            <text:p>39497</text:p>
          </table:table-cell>
          <table:table-cell office:value-type="float" office:value="75.278" calcext:value-type="float">
            <text:p>75.278</text:p>
          </table:table-cell>
          <table:table-cell table:formula="of:=[.A1448]/65535/[.$D$4]" office:value-type="float" office:value="0.0633440191412262" calcext:value-type="float">
            <text:p>0.0633440191412262</text:p>
          </table:table-cell>
          <table:table-cell/>
        </table:table-row>
        <table:table-row table:style-name="ro1">
          <table:table-cell office:value-type="float" office:value="39881" calcext:value-type="float">
            <text:p>39881</text:p>
          </table:table-cell>
          <table:table-cell office:value-type="float" office:value="75.297" calcext:value-type="float">
            <text:p>75.297</text:p>
          </table:table-cell>
          <table:table-cell table:formula="of:=[.A1449]/65535/[.$D$4]" office:value-type="float" office:value="0.0639598659992213" calcext:value-type="float">
            <text:p>0.0639598659992213</text:p>
          </table:table-cell>
          <table:table-cell/>
        </table:table-row>
        <table:table-row table:style-name="ro1">
          <table:table-cell office:value-type="float" office:value="40201" calcext:value-type="float">
            <text:p>40201</text:p>
          </table:table-cell>
          <table:table-cell office:value-type="float" office:value="75.318" calcext:value-type="float">
            <text:p>75.318</text:p>
          </table:table-cell>
          <table:table-cell table:formula="of:=[.A1450]/65535/[.$D$4]" office:value-type="float" office:value="0.0644730717142172" calcext:value-type="float">
            <text:p>0.0644730717142172</text:p>
          </table:table-cell>
          <table:table-cell/>
        </table:table-row>
        <table:table-row table:style-name="ro1">
          <table:table-cell office:value-type="float" office:value="40585" calcext:value-type="float">
            <text:p>40585</text:p>
          </table:table-cell>
          <table:table-cell office:value-type="float" office:value="75.338" calcext:value-type="float">
            <text:p>75.338</text:p>
          </table:table-cell>
          <table:table-cell table:formula="of:=[.A1451]/65535/[.$D$4]" office:value-type="float" office:value="0.0650889185722123" calcext:value-type="float">
            <text:p>0.0650889185722123</text:p>
          </table:table-cell>
          <table:table-cell/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float" office:value="75.357" calcext:value-type="float">
            <text:p>75.357</text:p>
          </table:table-cell>
          <table:table-cell table:formula="of:=[.A1452]/65535/[.$D$4]" office:value-type="float" office:value="0.0661169337700634" calcext:value-type="float">
            <text:p>0.0661169337700634</text:p>
          </table:table-cell>
          <table:table-cell/>
        </table:table-row>
        <table:table-row table:style-name="ro1">
          <table:table-cell office:value-type="float" office:value="42554" calcext:value-type="float">
            <text:p>42554</text:p>
          </table:table-cell>
          <table:table-cell office:value-type="float" office:value="75.379" calcext:value-type="float">
            <text:p>75.379</text:p>
          </table:table-cell>
          <table:table-cell table:formula="of:=[.A1453]/65535/[.$D$4]" office:value-type="float" office:value="0.0682467374872963" calcext:value-type="float">
            <text:p>0.0682467374872963</text:p>
          </table:table-cell>
          <table:table-cell/>
        </table:table-row>
        <table:table-row table:style-name="ro1">
          <table:table-cell office:value-type="float" office:value="43882" calcext:value-type="float">
            <text:p>43882</text:p>
          </table:table-cell>
          <table:table-cell office:value-type="float" office:value="75.397" calcext:value-type="float">
            <text:p>75.397</text:p>
          </table:table-cell>
          <table:table-cell table:formula="of:=[.A1454]/65535/[.$D$4]" office:value-type="float" office:value="0.0703765412045292" calcext:value-type="float">
            <text:p>0.0703765412045292</text:p>
          </table:table-cell>
          <table:table-cell/>
        </table:table-row>
        <table:table-row table:style-name="ro1">
          <table:table-cell office:value-type="float" office:value="45355" calcext:value-type="float">
            <text:p>45355</text:p>
          </table:table-cell>
          <table:table-cell office:value-type="float" office:value="75.417" calcext:value-type="float">
            <text:p>75.417</text:p>
          </table:table-cell>
          <table:table-cell table:formula="of:=[.A1455]/65535/[.$D$4]" office:value-type="float" office:value="0.0727388912613696" calcext:value-type="float">
            <text:p>0.0727388912613696</text:p>
          </table:table-cell>
          <table:table-cell/>
        </table:table-row>
        <table:table-row table:style-name="ro1">
          <table:table-cell office:value-type="float" office:value="46427" calcext:value-type="float">
            <text:p>46427</text:p>
          </table:table-cell>
          <table:table-cell office:value-type="float" office:value="75.438" calcext:value-type="float">
            <text:p>75.438</text:p>
          </table:table-cell>
          <table:table-cell table:formula="of:=[.A1456]/65535/[.$D$4]" office:value-type="float" office:value="0.0744581304066058" calcext:value-type="float">
            <text:p>0.0744581304066058</text:p>
          </table:table-cell>
          <table:table-cell/>
        </table:table-row>
        <table:table-row table:style-name="ro1">
          <table:table-cell office:value-type="float" office:value="47355" calcext:value-type="float">
            <text:p>47355</text:p>
          </table:table-cell>
          <table:table-cell office:value-type="float" office:value="75.458" calcext:value-type="float">
            <text:p>75.458</text:p>
          </table:table-cell>
          <table:table-cell table:formula="of:=[.A1457]/65535/[.$D$4]" office:value-type="float" office:value="0.0759464269800939" calcext:value-type="float">
            <text:p>0.0759464269800939</text:p>
          </table:table-cell>
          <table:table-cell/>
        </table:table-row>
        <table:table-row table:style-name="ro1">
          <table:table-cell office:value-type="float" office:value="48043" calcext:value-type="float">
            <text:p>48043</text:p>
          </table:table-cell>
          <table:table-cell office:value-type="float" office:value="75.478" calcext:value-type="float">
            <text:p>75.478</text:p>
          </table:table-cell>
          <table:table-cell table:formula="of:=[.A1458]/65535/[.$D$4]" office:value-type="float" office:value="0.0770498192673351" calcext:value-type="float">
            <text:p>0.0770498192673351</text:p>
          </table:table-cell>
          <table:table-cell/>
        </table:table-row>
        <table:table-row table:style-name="ro1">
          <table:table-cell office:value-type="float" office:value="48667" calcext:value-type="float">
            <text:p>48667</text:p>
          </table:table-cell>
          <table:table-cell office:value-type="float" office:value="75.498" calcext:value-type="float">
            <text:p>75.498</text:p>
          </table:table-cell>
          <table:table-cell table:formula="of:=[.A1459]/65535/[.$D$4]" office:value-type="float" office:value="0.078050570411577" calcext:value-type="float">
            <text:p>0.078050570411577</text:p>
          </table:table-cell>
          <table:table-cell/>
        </table:table-row>
        <table:table-row table:style-name="ro1">
          <table:table-cell office:value-type="float" office:value="49051" calcext:value-type="float">
            <text:p>49051</text:p>
          </table:table-cell>
          <table:table-cell office:value-type="float" office:value="75.518" calcext:value-type="float">
            <text:p>75.518</text:p>
          </table:table-cell>
          <table:table-cell table:formula="of:=[.A1460]/65535/[.$D$4]" office:value-type="float" office:value="0.0786664172695721" calcext:value-type="float">
            <text:p>0.0786664172695721</text:p>
          </table:table-cell>
          <table:table-cell/>
        </table:table-row>
        <table:table-row table:style-name="ro1">
          <table:table-cell office:value-type="float" office:value="49420" calcext:value-type="float">
            <text:p>49420</text:p>
          </table:table-cell>
          <table:table-cell office:value-type="float" office:value="75.539" calcext:value-type="float">
            <text:p>75.539</text:p>
          </table:table-cell>
          <table:table-cell table:formula="of:=[.A1461]/65535/[.$D$4]" office:value-type="float" office:value="0.0792582076096767" calcext:value-type="float">
            <text:p>0.0792582076096767</text:p>
          </table:table-cell>
          <table:table-cell/>
        </table:table-row>
        <table:table-row table:style-name="ro1">
          <table:table-cell office:value-type="float" office:value="49692" calcext:value-type="float">
            <text:p>49692</text:p>
          </table:table-cell>
          <table:table-cell office:value-type="float" office:value="75.559" calcext:value-type="float">
            <text:p>75.559</text:p>
          </table:table-cell>
          <table:table-cell table:formula="of:=[.A1462]/65535/[.$D$4]" office:value-type="float" office:value="0.0796944324674232" calcext:value-type="float">
            <text:p>0.0796944324674232</text:p>
          </table:table-cell>
          <table:table-cell/>
        </table:table-row>
        <table:table-row table:style-name="ro1">
          <table:table-cell office:value-type="float" office:value="49916" calcext:value-type="float">
            <text:p>49916</text:p>
          </table:table-cell>
          <table:table-cell office:value-type="float" office:value="75.578" calcext:value-type="float">
            <text:p>75.578</text:p>
          </table:table-cell>
          <table:table-cell table:formula="of:=[.A1463]/65535/[.$D$4]" office:value-type="float" office:value="0.0800536764679203" calcext:value-type="float">
            <text:p>0.0800536764679203</text:p>
          </table:table-cell>
          <table:table-cell/>
        </table:table-row>
        <table:table-row table:style-name="ro1">
          <table:table-cell office:value-type="float" office:value="50060" calcext:value-type="float">
            <text:p>50060</text:p>
          </table:table-cell>
          <table:table-cell office:value-type="float" office:value="75.598" calcext:value-type="float">
            <text:p>75.598</text:p>
          </table:table-cell>
          <table:table-cell table:formula="of:=[.A1464]/65535/[.$D$4]" office:value-type="float" office:value="0.0802846190396685" calcext:value-type="float">
            <text:p>0.0802846190396685</text:p>
          </table:table-cell>
          <table:table-cell/>
        </table:table-row>
        <table:table-row table:style-name="ro1">
          <table:table-cell office:value-type="float" office:value="50124" calcext:value-type="float">
            <text:p>50124</text:p>
          </table:table-cell>
          <table:table-cell office:value-type="float" office:value="75.618" calcext:value-type="float">
            <text:p>75.618</text:p>
          </table:table-cell>
          <table:table-cell table:formula="of:=[.A1465]/65535/[.$D$4]" office:value-type="float" office:value="0.0803872601826677" calcext:value-type="float">
            <text:p>0.0803872601826677</text:p>
          </table:table-cell>
          <table:table-cell/>
        </table:table-row>
        <table:table-row table:style-name="ro1">
          <table:table-cell office:value-type="float" office:value="50140" calcext:value-type="float">
            <text:p>50140</text:p>
          </table:table-cell>
          <table:table-cell office:value-type="float" office:value="75.637" calcext:value-type="float">
            <text:p>75.637</text:p>
          </table:table-cell>
          <table:table-cell table:formula="of:=[.A1466]/65535/[.$D$4]" office:value-type="float" office:value="0.0804129204684174" calcext:value-type="float">
            <text:p>0.0804129204684174</text:p>
          </table:table-cell>
          <table:table-cell/>
        </table:table-row>
        <table:table-row table:style-name="ro1">
          <table:table-cell office:value-type="float" office:value="50188" calcext:value-type="float">
            <text:p>50188</text:p>
          </table:table-cell>
          <table:table-cell office:value-type="float" office:value="75.659" calcext:value-type="float">
            <text:p>75.659</text:p>
          </table:table-cell>
          <table:table-cell table:formula="of:=[.A1467]/65535/[.$D$4]" office:value-type="float" office:value="0.0804899013256668" calcext:value-type="float">
            <text:p>0.080489901325666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5.677" calcext:value-type="float">
            <text:p>75.677</text:p>
          </table:table-cell>
          <table:table-cell table:formula="of:=[.A1468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75.698" calcext:value-type="float">
            <text:p>75.698</text:p>
          </table:table-cell>
          <table:table-cell table:formula="of:=[.A1469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5.718" calcext:value-type="float">
            <text:p>75.718</text:p>
          </table:table-cell>
          <table:table-cell table:formula="of:=[.A1470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75.737" calcext:value-type="float">
            <text:p>75.737</text:p>
          </table:table-cell>
          <table:table-cell table:formula="of:=[.A1471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5.758" calcext:value-type="float">
            <text:p>75.758</text:p>
          </table:table-cell>
          <table:table-cell table:formula="of:=[.A1472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5.779" calcext:value-type="float">
            <text:p>75.779</text:p>
          </table:table-cell>
          <table:table-cell table:formula="of:=[.A1473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5.797" calcext:value-type="float">
            <text:p>75.797</text:p>
          </table:table-cell>
          <table:table-cell table:formula="of:=[.A1474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75.818" calcext:value-type="float">
            <text:p>75.818</text:p>
          </table:table-cell>
          <table:table-cell table:formula="of:=[.A1475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75.838" calcext:value-type="float">
            <text:p>75.838</text:p>
          </table:table-cell>
          <table:table-cell table:formula="of:=[.A1476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75.857" calcext:value-type="float">
            <text:p>75.857</text:p>
          </table:table-cell>
          <table:table-cell table:formula="of:=[.A1477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75.879" calcext:value-type="float">
            <text:p>75.879</text:p>
          </table:table-cell>
          <table:table-cell table:formula="of:=[.A1478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75.897" calcext:value-type="float">
            <text:p>75.897</text:p>
          </table:table-cell>
          <table:table-cell table:formula="of:=[.A1479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48" calcext:value-type="float">
            <text:p>50348</text:p>
          </table:table-cell>
          <table:table-cell office:value-type="float" office:value="75.917" calcext:value-type="float">
            <text:p>75.917</text:p>
          </table:table-cell>
          <table:table-cell table:formula="of:=[.A1480]/65535/[.$D$4]" office:value-type="float" office:value="0.0807465041831648" calcext:value-type="float">
            <text:p>0.080746504183164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75.938" calcext:value-type="float">
            <text:p>75.938</text:p>
          </table:table-cell>
          <table:table-cell table:formula="of:=[.A1481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75.958" calcext:value-type="float">
            <text:p>75.958</text:p>
          </table:table-cell>
          <table:table-cell table:formula="of:=[.A1482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75.978" calcext:value-type="float">
            <text:p>75.978</text:p>
          </table:table-cell>
          <table:table-cell table:formula="of:=[.A1483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75.998" calcext:value-type="float">
            <text:p>75.998</text:p>
          </table:table-cell>
          <table:table-cell table:formula="of:=[.A1484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6.017" calcext:value-type="float">
            <text:p>76.017</text:p>
          </table:table-cell>
          <table:table-cell table:formula="of:=[.A1485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20" calcext:value-type="float">
            <text:p>50220</text:p>
          </table:table-cell>
          <table:table-cell office:value-type="float" office:value="76.039" calcext:value-type="float">
            <text:p>76.039</text:p>
          </table:table-cell>
          <table:table-cell table:formula="of:=[.A1486]/65535/[.$D$4]" office:value-type="float" office:value="0.0805412218971664" calcext:value-type="float">
            <text:p>0.0805412218971664</text:p>
          </table:table-cell>
          <table:table-cell/>
        </table:table-row>
        <table:table-row table:style-name="ro1">
          <table:table-cell office:value-type="float" office:value="50204" calcext:value-type="float">
            <text:p>50204</text:p>
          </table:table-cell>
          <table:table-cell office:value-type="float" office:value="76.059" calcext:value-type="float">
            <text:p>76.059</text:p>
          </table:table-cell>
          <table:table-cell table:formula="of:=[.A1487]/65535/[.$D$4]" office:value-type="float" office:value="0.0805155616114166" calcext:value-type="float">
            <text:p>0.0805155616114166</text:p>
          </table:table-cell>
          <table:table-cell/>
        </table:table-row>
        <table:table-row table:style-name="ro1">
          <table:table-cell office:value-type="float" office:value="50076" calcext:value-type="float">
            <text:p>50076</text:p>
          </table:table-cell>
          <table:table-cell office:value-type="float" office:value="76.077" calcext:value-type="float">
            <text:p>76.077</text:p>
          </table:table-cell>
          <table:table-cell table:formula="of:=[.A1488]/65535/[.$D$4]" office:value-type="float" office:value="0.0803102793254183" calcext:value-type="float">
            <text:p>0.0803102793254183</text:p>
          </table:table-cell>
          <table:table-cell/>
        </table:table-row>
        <table:table-row table:style-name="ro1">
          <table:table-cell office:value-type="float" office:value="50092" calcext:value-type="float">
            <text:p>50092</text:p>
          </table:table-cell>
          <table:table-cell office:value-type="float" office:value="76.098" calcext:value-type="float">
            <text:p>76.098</text:p>
          </table:table-cell>
          <table:table-cell table:formula="of:=[.A1489]/65535/[.$D$4]" office:value-type="float" office:value="0.0803359396111681" calcext:value-type="float">
            <text:p>0.0803359396111681</text:p>
          </table:table-cell>
          <table:table-cell/>
        </table:table-row>
        <table:table-row table:style-name="ro1">
          <table:table-cell office:value-type="float" office:value="49884" calcext:value-type="float">
            <text:p>49884</text:p>
          </table:table-cell>
          <table:table-cell office:value-type="float" office:value="76.118" calcext:value-type="float">
            <text:p>76.118</text:p>
          </table:table-cell>
          <table:table-cell table:formula="of:=[.A1490]/65535/[.$D$4]" office:value-type="float" office:value="0.0800023558964207" calcext:value-type="float">
            <text:p>0.0800023558964207</text:p>
          </table:table-cell>
          <table:table-cell/>
        </table:table-row>
        <table:table-row table:style-name="ro1">
          <table:table-cell office:value-type="float" office:value="49628" calcext:value-type="float">
            <text:p>49628</text:p>
          </table:table-cell>
          <table:table-cell office:value-type="float" office:value="76.137" calcext:value-type="float">
            <text:p>76.137</text:p>
          </table:table-cell>
          <table:table-cell table:formula="of:=[.A1491]/65535/[.$D$4]" office:value-type="float" office:value="0.079591791324424" calcext:value-type="float">
            <text:p>0.079591791324424</text:p>
          </table:table-cell>
          <table:table-cell/>
        </table:table-row>
        <table:table-row table:style-name="ro1">
          <table:table-cell office:value-type="float" office:value="49228" calcext:value-type="float">
            <text:p>49228</text:p>
          </table:table-cell>
          <table:table-cell office:value-type="float" office:value="76.158" calcext:value-type="float">
            <text:p>76.158</text:p>
          </table:table-cell>
          <table:table-cell table:formula="of:=[.A1492]/65535/[.$D$4]" office:value-type="float" office:value="0.0789502841806792" calcext:value-type="float">
            <text:p>0.0789502841806792</text:p>
          </table:table-cell>
          <table:table-cell/>
        </table:table-row>
        <table:table-row table:style-name="ro1">
          <table:table-cell office:value-type="float" office:value="48539" calcext:value-type="float">
            <text:p>48539</text:p>
          </table:table-cell>
          <table:table-cell office:value-type="float" office:value="76.178" calcext:value-type="float">
            <text:p>76.178</text:p>
          </table:table-cell>
          <table:table-cell table:formula="of:=[.A1493]/65535/[.$D$4]" office:value-type="float" office:value="0.0778452881255787" calcext:value-type="float">
            <text:p>0.0778452881255787</text:p>
          </table:table-cell>
          <table:table-cell/>
        </table:table-row>
        <table:table-row table:style-name="ro1">
          <table:table-cell office:value-type="float" office:value="47403" calcext:value-type="float">
            <text:p>47403</text:p>
          </table:table-cell>
          <table:table-cell office:value-type="float" office:value="76.198" calcext:value-type="float">
            <text:p>76.198</text:p>
          </table:table-cell>
          <table:table-cell table:formula="of:=[.A1494]/65535/[.$D$4]" office:value-type="float" office:value="0.0760234078373433" calcext:value-type="float">
            <text:p>0.0760234078373433</text:p>
          </table:table-cell>
          <table:table-cell/>
        </table:table-row>
        <table:table-row table:style-name="ro1">
          <table:table-cell office:value-type="float" office:value="46155" calcext:value-type="float">
            <text:p>46155</text:p>
          </table:table-cell>
          <table:table-cell office:value-type="float" office:value="76.218" calcext:value-type="float">
            <text:p>76.218</text:p>
          </table:table-cell>
          <table:table-cell table:formula="of:=[.A1495]/65535/[.$D$4]" office:value-type="float" office:value="0.0740219055488594" calcext:value-type="float">
            <text:p>0.0740219055488594</text:p>
          </table:table-cell>
          <table:table-cell/>
        </table:table-row>
        <table:table-row table:style-name="ro1">
          <table:table-cell office:value-type="float" office:value="44442" calcext:value-type="float">
            <text:p>44442</text:p>
          </table:table-cell>
          <table:table-cell office:value-type="float" office:value="76.237" calcext:value-type="float">
            <text:p>76.237</text:p>
          </table:table-cell>
          <table:table-cell table:formula="of:=[.A1496]/65535/[.$D$4]" office:value-type="float" office:value="0.071274651205772" calcext:value-type="float">
            <text:p>0.071274651205772</text:p>
          </table:table-cell>
          <table:table-cell/>
        </table:table-row>
        <table:table-row table:style-name="ro1">
          <table:table-cell office:value-type="float" office:value="42090" calcext:value-type="float">
            <text:p>42090</text:p>
          </table:table-cell>
          <table:table-cell office:value-type="float" office:value="76.259" calcext:value-type="float">
            <text:p>76.259</text:p>
          </table:table-cell>
          <table:table-cell table:formula="of:=[.A1497]/65535/[.$D$4]" office:value-type="float" office:value="0.0675025892005523" calcext:value-type="float">
            <text:p>0.0675025892005523</text:p>
          </table:table-cell>
          <table:table-cell/>
        </table:table-row>
        <table:table-row table:style-name="ro1">
          <table:table-cell office:value-type="float" office:value="39689" calcext:value-type="float">
            <text:p>39689</text:p>
          </table:table-cell>
          <table:table-cell office:value-type="float" office:value="76.278" calcext:value-type="float">
            <text:p>76.278</text:p>
          </table:table-cell>
          <table:table-cell table:formula="of:=[.A1498]/65535/[.$D$4]" office:value-type="float" office:value="0.0636519425702238" calcext:value-type="float">
            <text:p>0.0636519425702238</text:p>
          </table:table-cell>
          <table:table-cell/>
        </table:table-row>
        <table:table-row table:style-name="ro1">
          <table:table-cell office:value-type="float" office:value="36889" calcext:value-type="float">
            <text:p>36889</text:p>
          </table:table-cell>
          <table:table-cell office:value-type="float" office:value="76.297" calcext:value-type="float">
            <text:p>76.297</text:p>
          </table:table-cell>
          <table:table-cell table:formula="of:=[.A1499]/65535/[.$D$4]" office:value-type="float" office:value="0.0591613925640098" calcext:value-type="float">
            <text:p>0.0591613925640098</text:p>
          </table:table-cell>
          <table:table-cell/>
        </table:table-row>
        <table:table-row table:style-name="ro1">
          <table:table-cell office:value-type="float" office:value="32615" calcext:value-type="float">
            <text:p>32615</text:p>
          </table:table-cell>
          <table:table-cell office:value-type="float" office:value="76.318" calcext:value-type="float">
            <text:p>76.318</text:p>
          </table:table-cell>
          <table:table-cell table:formula="of:=[.A1500]/65535/[.$D$4]" office:value-type="float" office:value="0.052306888733096" calcext:value-type="float">
            <text:p>0.052306888733096</text:p>
          </table:table-cell>
          <table:table-cell/>
        </table:table-row>
        <table:table-row table:style-name="ro1">
          <table:table-cell office:value-type="float" office:value="28358" calcext:value-type="float">
            <text:p>28358</text:p>
          </table:table-cell>
          <table:table-cell office:value-type="float" office:value="76.339" calcext:value-type="float">
            <text:p>76.339</text:p>
          </table:table-cell>
          <table:table-cell table:formula="of:=[.A1501]/65535/[.$D$4]" office:value-type="float" office:value="0.0454796489557914" calcext:value-type="float">
            <text:p>0.0454796489557914</text:p>
          </table:table-cell>
          <table:table-cell/>
        </table:table-row>
        <table:table-row table:style-name="ro1">
          <table:table-cell office:value-type="float" office:value="24453" calcext:value-type="float">
            <text:p>24453</text:p>
          </table:table-cell>
          <table:table-cell office:value-type="float" office:value="76.364" calcext:value-type="float">
            <text:p>76.364</text:p>
          </table:table-cell>
          <table:table-cell table:formula="of:=[.A1502]/65535/[.$D$4]" office:value-type="float" office:value="0.0392169354649823" calcext:value-type="float">
            <text:p>0.0392169354649823</text:p>
          </table:table-cell>
          <table:table-cell/>
        </table:table-row>
        <table:table-row table:style-name="ro1">
          <table:table-cell office:value-type="float" office:value="22533" calcext:value-type="float">
            <text:p>22533</text:p>
          </table:table-cell>
          <table:table-cell office:value-type="float" office:value="76.379" calcext:value-type="float">
            <text:p>76.379</text:p>
          </table:table-cell>
          <table:table-cell table:formula="of:=[.A1503]/65535/[.$D$4]" office:value-type="float" office:value="0.036137701175007" calcext:value-type="float">
            <text:p>0.036137701175007</text:p>
          </table:table-cell>
          <table:table-cell/>
        </table:table-row>
        <table:table-row table:style-name="ro1">
          <table:table-cell office:value-type="float" office:value="20789" calcext:value-type="float">
            <text:p>20789</text:p>
          </table:table-cell>
          <table:table-cell office:value-type="float" office:value="76.397" calcext:value-type="float">
            <text:p>76.397</text:p>
          </table:table-cell>
          <table:table-cell table:formula="of:=[.A1504]/65535/[.$D$4]" office:value-type="float" office:value="0.0333407300282794" calcext:value-type="float">
            <text:p>0.0333407300282794</text:p>
          </table:table-cell>
          <table:table-cell/>
        </table:table-row>
        <table:table-row table:style-name="ro1">
          <table:table-cell office:value-type="float" office:value="19620" calcext:value-type="float">
            <text:p>19620</text:p>
          </table:table-cell>
          <table:table-cell office:value-type="float" office:value="76.418" calcext:value-type="float">
            <text:p>76.418</text:p>
          </table:table-cell>
          <table:table-cell table:formula="of:=[.A1505]/65535/[.$D$4]" office:value-type="float" office:value="0.0314659254006851" calcext:value-type="float">
            <text:p>0.0314659254006851</text:p>
          </table:table-cell>
          <table:table-cell/>
        </table:table-row>
        <table:table-row table:style-name="ro1">
          <table:table-cell office:value-type="float" office:value="20196" calcext:value-type="float">
            <text:p>20196</text:p>
          </table:table-cell>
          <table:table-cell office:value-type="float" office:value="76.439" calcext:value-type="float">
            <text:p>76.439</text:p>
          </table:table-cell>
          <table:table-cell table:formula="of:=[.A1506]/65535/[.$D$4]" office:value-type="float" office:value="0.0323896956876777" calcext:value-type="float">
            <text:p>0.0323896956876777</text:p>
          </table:table-cell>
          <table:table-cell/>
        </table:table-row>
        <table:table-row table:style-name="ro1">
          <table:table-cell office:value-type="float" office:value="18628" calcext:value-type="float">
            <text:p>18628</text:p>
          </table:table-cell>
          <table:table-cell office:value-type="float" office:value="76.458" calcext:value-type="float">
            <text:p>76.458</text:p>
          </table:table-cell>
          <table:table-cell table:formula="of:=[.A1507]/65535/[.$D$4]" office:value-type="float" office:value="0.0298749876841979" calcext:value-type="float">
            <text:p>0.0298749876841979</text:p>
          </table:table-cell>
          <table:table-cell/>
        </table:table-row>
        <table:table-row table:style-name="ro1">
          <table:table-cell office:value-type="float" office:value="18308" calcext:value-type="float">
            <text:p>18308</text:p>
          </table:table-cell>
          <table:table-cell office:value-type="float" office:value="76.478" calcext:value-type="float">
            <text:p>76.478</text:p>
          </table:table-cell>
          <table:table-cell table:formula="of:=[.A1508]/65535/[.$D$4]" office:value-type="float" office:value="0.029361781969202" calcext:value-type="float">
            <text:p>0.029361781969202</text:p>
          </table:table-cell>
          <table:table-cell/>
        </table:table-row>
        <table:table-row table:style-name="ro1">
          <table:table-cell office:value-type="float" office:value="18228" calcext:value-type="float">
            <text:p>18228</text:p>
          </table:table-cell>
          <table:table-cell office:value-type="float" office:value="76.499" calcext:value-type="float">
            <text:p>76.499</text:p>
          </table:table-cell>
          <table:table-cell table:formula="of:=[.A1509]/65535/[.$D$4]" office:value-type="float" office:value="0.029233480540453" calcext:value-type="float">
            <text:p>0.029233480540453</text:p>
          </table:table-cell>
          <table:table-cell/>
        </table:table-row>
        <table:table-row table:style-name="ro1">
          <table:table-cell office:value-type="float" office:value="18308" calcext:value-type="float">
            <text:p>18308</text:p>
          </table:table-cell>
          <table:table-cell office:value-type="float" office:value="76.517" calcext:value-type="float">
            <text:p>76.517</text:p>
          </table:table-cell>
          <table:table-cell table:formula="of:=[.A1510]/65535/[.$D$4]" office:value-type="float" office:value="0.029361781969202" calcext:value-type="float">
            <text:p>0.029361781969202</text:p>
          </table:table-cell>
          <table:table-cell/>
        </table:table-row>
        <table:table-row table:style-name="ro1">
          <table:table-cell office:value-type="float" office:value="18532" calcext:value-type="float">
            <text:p>18532</text:p>
          </table:table-cell>
          <table:table-cell office:value-type="float" office:value="76.538" calcext:value-type="float">
            <text:p>76.538</text:p>
          </table:table-cell>
          <table:table-cell table:formula="of:=[.A1511]/65535/[.$D$4]" office:value-type="float" office:value="0.0297210259696991" calcext:value-type="float">
            <text:p>0.0297210259696991</text:p>
          </table:table-cell>
          <table:table-cell/>
        </table:table-row>
        <table:table-row table:style-name="ro1">
          <table:table-cell office:value-type="float" office:value="18884" calcext:value-type="float">
            <text:p>18884</text:p>
          </table:table-cell>
          <table:table-cell office:value-type="float" office:value="76.558" calcext:value-type="float">
            <text:p>76.558</text:p>
          </table:table-cell>
          <table:table-cell table:formula="of:=[.A1512]/65535/[.$D$4]" office:value-type="float" office:value="0.0302855522561946" calcext:value-type="float">
            <text:p>0.0302855522561946</text:p>
          </table:table-cell>
          <table:table-cell/>
        </table:table-row>
        <table:table-row table:style-name="ro1">
          <table:table-cell office:value-type="float" office:value="19524" calcext:value-type="float">
            <text:p>19524</text:p>
          </table:table-cell>
          <table:table-cell office:value-type="float" office:value="76.577" calcext:value-type="float">
            <text:p>76.577</text:p>
          </table:table-cell>
          <table:table-cell table:formula="of:=[.A1513]/65535/[.$D$4]" office:value-type="float" office:value="0.0313119636861863" calcext:value-type="float">
            <text:p>0.0313119636861863</text:p>
          </table:table-cell>
          <table:table-cell/>
        </table:table-row>
        <table:table-row table:style-name="ro1">
          <table:table-cell office:value-type="float" office:value="20725" calcext:value-type="float">
            <text:p>20725</text:p>
          </table:table-cell>
          <table:table-cell office:value-type="float" office:value="76.599" calcext:value-type="float">
            <text:p>76.599</text:p>
          </table:table-cell>
          <table:table-cell table:formula="of:=[.A1514]/65535/[.$D$4]" office:value-type="float" office:value="0.0332380888852802" calcext:value-type="float">
            <text:p>0.0332380888852802</text:p>
          </table:table-cell>
          <table:table-cell/>
        </table:table-row>
        <table:table-row table:style-name="ro1">
          <table:table-cell office:value-type="float" office:value="22773" calcext:value-type="float">
            <text:p>22773</text:p>
          </table:table-cell>
          <table:table-cell office:value-type="float" office:value="76.618" calcext:value-type="float">
            <text:p>76.618</text:p>
          </table:table-cell>
          <table:table-cell table:formula="of:=[.A1515]/65535/[.$D$4]" office:value-type="float" office:value="0.0365226054612539" calcext:value-type="float">
            <text:p>0.0365226054612539</text:p>
          </table:table-cell>
          <table:table-cell/>
        </table:table-row>
        <table:table-row table:style-name="ro1">
          <table:table-cell office:value-type="float" office:value="25398" calcext:value-type="float">
            <text:p>25398</text:p>
          </table:table-cell>
          <table:table-cell office:value-type="float" office:value="76.637" calcext:value-type="float">
            <text:p>76.637</text:p>
          </table:table-cell>
          <table:table-cell table:formula="of:=[.A1516]/65535/[.$D$4]" office:value-type="float" office:value="0.0407324960920795" calcext:value-type="float">
            <text:p>0.0407324960920795</text:p>
          </table:table-cell>
          <table:table-cell/>
        </table:table-row>
        <table:table-row table:style-name="ro1">
          <table:table-cell office:value-type="float" office:value="30231" calcext:value-type="float">
            <text:p>30231</text:p>
          </table:table-cell>
          <table:table-cell office:value-type="float" office:value="76.659" calcext:value-type="float">
            <text:p>76.659</text:p>
          </table:table-cell>
          <table:table-cell table:formula="of:=[.A1517]/65535/[.$D$4]" office:value-type="float" office:value="0.0484835061563767" calcext:value-type="float">
            <text:p>0.0484835061563767</text:p>
          </table:table-cell>
          <table:table-cell/>
        </table:table-row>
        <table:table-row table:style-name="ro1">
          <table:table-cell office:value-type="float" office:value="34392" calcext:value-type="float">
            <text:p>34392</text:p>
          </table:table-cell>
          <table:table-cell office:value-type="float" office:value="76.677" calcext:value-type="float">
            <text:p>76.677</text:p>
          </table:table-cell>
          <table:table-cell table:formula="of:=[.A1518]/65535/[.$D$4]" office:value-type="float" office:value="0.0551567842191826" calcext:value-type="float">
            <text:p>0.0551567842191826</text:p>
          </table:table-cell>
          <table:table-cell/>
        </table:table-row>
        <table:table-row table:style-name="ro1">
          <table:table-cell office:value-type="float" office:value="37993" calcext:value-type="float">
            <text:p>37993</text:p>
          </table:table-cell>
          <table:table-cell office:value-type="float" office:value="76.698" calcext:value-type="float">
            <text:p>76.698</text:p>
          </table:table-cell>
          <table:table-cell table:formula="of:=[.A1519]/65535/[.$D$4]" office:value-type="float" office:value="0.0609319522807456" calcext:value-type="float">
            <text:p>0.0609319522807456</text:p>
          </table:table-cell>
          <table:table-cell/>
        </table:table-row>
        <table:table-row table:style-name="ro1">
          <table:table-cell office:value-type="float" office:value="40857" calcext:value-type="float">
            <text:p>40857</text:p>
          </table:table-cell>
          <table:table-cell office:value-type="float" office:value="76.718" calcext:value-type="float">
            <text:p>76.718</text:p>
          </table:table-cell>
          <table:table-cell table:formula="of:=[.A1520]/65535/[.$D$4]" office:value-type="float" office:value="0.0655251434299587" calcext:value-type="float">
            <text:p>0.0655251434299587</text:p>
          </table:table-cell>
          <table:table-cell/>
        </table:table-row>
        <table:table-row table:style-name="ro1">
          <table:table-cell office:value-type="float" office:value="42986" calcext:value-type="float">
            <text:p>42986</text:p>
          </table:table-cell>
          <table:table-cell office:value-type="float" office:value="76.737" calcext:value-type="float">
            <text:p>76.737</text:p>
          </table:table-cell>
          <table:table-cell table:formula="of:=[.A1521]/65535/[.$D$4]" office:value-type="float" office:value="0.0689395652025407" calcext:value-type="float">
            <text:p>0.0689395652025407</text:p>
          </table:table-cell>
          <table:table-cell/>
        </table:table-row>
        <table:table-row table:style-name="ro1">
          <table:table-cell office:value-type="float" office:value="45243" calcext:value-type="float">
            <text:p>45243</text:p>
          </table:table-cell>
          <table:table-cell office:value-type="float" office:value="76.758" calcext:value-type="float">
            <text:p>76.758</text:p>
          </table:table-cell>
          <table:table-cell table:formula="of:=[.A1522]/65535/[.$D$4]" office:value-type="float" office:value="0.0725592692611211" calcext:value-type="float">
            <text:p>0.0725592692611211</text:p>
          </table:table-cell>
          <table:table-cell/>
        </table:table-row>
        <table:table-row table:style-name="ro1">
          <table:table-cell office:value-type="float" office:value="46603" calcext:value-type="float">
            <text:p>46603</text:p>
          </table:table-cell>
          <table:table-cell office:value-type="float" office:value="76.778" calcext:value-type="float">
            <text:p>76.778</text:p>
          </table:table-cell>
          <table:table-cell table:formula="of:=[.A1523]/65535/[.$D$4]" office:value-type="float" office:value="0.0747403935498536" calcext:value-type="float">
            <text:p>0.0747403935498536</text:p>
          </table:table-cell>
          <table:table-cell/>
        </table:table-row>
        <table:table-row table:style-name="ro1">
          <table:table-cell office:value-type="float" office:value="47835" calcext:value-type="float">
            <text:p>47835</text:p>
          </table:table-cell>
          <table:table-cell office:value-type="float" office:value="76.797" calcext:value-type="float">
            <text:p>76.797</text:p>
          </table:table-cell>
          <table:table-cell table:formula="of:=[.A1524]/65535/[.$D$4]" office:value-type="float" office:value="0.0767162355525877" calcext:value-type="float">
            <text:p>0.0767162355525877</text:p>
          </table:table-cell>
          <table:table-cell/>
        </table:table-row>
        <table:table-row table:style-name="ro1">
          <table:table-cell office:value-type="float" office:value="48603" calcext:value-type="float">
            <text:p>48603</text:p>
          </table:table-cell>
          <table:table-cell office:value-type="float" office:value="76.818" calcext:value-type="float">
            <text:p>76.818</text:p>
          </table:table-cell>
          <table:table-cell table:formula="of:=[.A1525]/65535/[.$D$4]" office:value-type="float" office:value="0.0779479292685779" calcext:value-type="float">
            <text:p>0.0779479292685779</text:p>
          </table:table-cell>
          <table:table-cell/>
        </table:table-row>
        <table:table-row table:style-name="ro1">
          <table:table-cell office:value-type="float" office:value="49244" calcext:value-type="float">
            <text:p>49244</text:p>
          </table:table-cell>
          <table:table-cell office:value-type="float" office:value="76.838" calcext:value-type="float">
            <text:p>76.838</text:p>
          </table:table-cell>
          <table:table-cell table:formula="of:=[.A1526]/65535/[.$D$4]" office:value-type="float" office:value="0.078975944466429" calcext:value-type="float">
            <text:p>0.078975944466429</text:p>
          </table:table-cell>
          <table:table-cell/>
        </table:table-row>
        <table:table-row table:style-name="ro1">
          <table:table-cell office:value-type="float" office:value="49612" calcext:value-type="float">
            <text:p>49612</text:p>
          </table:table-cell>
          <table:table-cell office:value-type="float" office:value="76.857" calcext:value-type="float">
            <text:p>76.857</text:p>
          </table:table-cell>
          <table:table-cell table:formula="of:=[.A1527]/65535/[.$D$4]" office:value-type="float" office:value="0.0795661310386742" calcext:value-type="float">
            <text:p>0.0795661310386742</text:p>
          </table:table-cell>
          <table:table-cell/>
        </table:table-row>
        <table:table-row table:style-name="ro1">
          <table:table-cell office:value-type="float" office:value="49868" calcext:value-type="float">
            <text:p>49868</text:p>
          </table:table-cell>
          <table:table-cell office:value-type="float" office:value="76.879" calcext:value-type="float">
            <text:p>76.879</text:p>
          </table:table-cell>
          <table:table-cell table:formula="of:=[.A1528]/65535/[.$D$4]" office:value-type="float" office:value="0.0799766956106709" calcext:value-type="float">
            <text:p>0.0799766956106709</text:p>
          </table:table-cell>
          <table:table-cell/>
        </table:table-row>
        <table:table-row table:style-name="ro1">
          <table:table-cell office:value-type="float" office:value="50028" calcext:value-type="float">
            <text:p>50028</text:p>
          </table:table-cell>
          <table:table-cell office:value-type="float" office:value="76.897" calcext:value-type="float">
            <text:p>76.897</text:p>
          </table:table-cell>
          <table:table-cell table:formula="of:=[.A1529]/65535/[.$D$4]" office:value-type="float" office:value="0.0802332984681689" calcext:value-type="float">
            <text:p>0.0802332984681689</text:p>
          </table:table-cell>
          <table:table-cell/>
        </table:table-row>
        <table:table-row table:style-name="ro1">
          <table:table-cell office:value-type="float" office:value="50108" calcext:value-type="float">
            <text:p>50108</text:p>
          </table:table-cell>
          <table:table-cell office:value-type="float" office:value="76.917" calcext:value-type="float">
            <text:p>76.917</text:p>
          </table:table-cell>
          <table:table-cell table:formula="of:=[.A1530]/65535/[.$D$4]" office:value-type="float" office:value="0.0803615998969179" calcext:value-type="float">
            <text:p>0.0803615998969179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76.938" calcext:value-type="float">
            <text:p>76.938</text:p>
          </table:table-cell>
          <table:table-cell table:formula="of:=[.A1531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04" calcext:value-type="float">
            <text:p>50204</text:p>
          </table:table-cell>
          <table:table-cell office:value-type="float" office:value="76.958" calcext:value-type="float">
            <text:p>76.958</text:p>
          </table:table-cell>
          <table:table-cell table:formula="of:=[.A1532]/65535/[.$D$4]" office:value-type="float" office:value="0.0805155616114166" calcext:value-type="float">
            <text:p>0.0805155616114166</text:p>
          </table:table-cell>
          <table:table-cell/>
        </table:table-row>
        <table:table-row table:style-name="ro1">
          <table:table-cell office:value-type="float" office:value="50220" calcext:value-type="float">
            <text:p>50220</text:p>
          </table:table-cell>
          <table:table-cell office:value-type="float" office:value="76.979" calcext:value-type="float">
            <text:p>76.979</text:p>
          </table:table-cell>
          <table:table-cell table:formula="of:=[.A1533]/65535/[.$D$4]" office:value-type="float" office:value="0.0805412218971664" calcext:value-type="float">
            <text:p>0.0805412218971664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76.998" calcext:value-type="float">
            <text:p>76.998</text:p>
          </table:table-cell>
          <table:table-cell table:formula="of:=[.A1534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7.017" calcext:value-type="float">
            <text:p>77.017</text:p>
          </table:table-cell>
          <table:table-cell table:formula="of:=[.A1535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77.039" calcext:value-type="float">
            <text:p>77.039</text:p>
          </table:table-cell>
          <table:table-cell table:formula="of:=[.A1536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77.059" calcext:value-type="float">
            <text:p>77.059</text:p>
          </table:table-cell>
          <table:table-cell table:formula="of:=[.A1537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77.077" calcext:value-type="float">
            <text:p>77.077</text:p>
          </table:table-cell>
          <table:table-cell table:formula="of:=[.A1538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7.099" calcext:value-type="float">
            <text:p>77.099</text:p>
          </table:table-cell>
          <table:table-cell table:formula="of:=[.A1539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77.118" calcext:value-type="float">
            <text:p>77.118</text:p>
          </table:table-cell>
          <table:table-cell table:formula="of:=[.A1540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77.137" calcext:value-type="float">
            <text:p>77.137</text:p>
          </table:table-cell>
          <table:table-cell table:formula="of:=[.A1541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77.158" calcext:value-type="float">
            <text:p>77.158</text:p>
          </table:table-cell>
          <table:table-cell table:formula="of:=[.A1542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7.178" calcext:value-type="float">
            <text:p>77.178</text:p>
          </table:table-cell>
          <table:table-cell table:formula="of:=[.A1543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7.199" calcext:value-type="float">
            <text:p>77.199</text:p>
          </table:table-cell>
          <table:table-cell table:formula="of:=[.A1544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7.218" calcext:value-type="float">
            <text:p>77.218</text:p>
          </table:table-cell>
          <table:table-cell table:formula="of:=[.A1545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77.237" calcext:value-type="float">
            <text:p>77.237</text:p>
          </table:table-cell>
          <table:table-cell table:formula="of:=[.A1546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04" calcext:value-type="float">
            <text:p>50204</text:p>
          </table:table-cell>
          <table:table-cell office:value-type="float" office:value="77.259" calcext:value-type="float">
            <text:p>77.259</text:p>
          </table:table-cell>
          <table:table-cell table:formula="of:=[.A1547]/65535/[.$D$4]" office:value-type="float" office:value="0.0805155616114166" calcext:value-type="float">
            <text:p>0.08051556161141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7.278" calcext:value-type="float">
            <text:p>77.278</text:p>
          </table:table-cell>
          <table:table-cell table:formula="of:=[.A1548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77.298" calcext:value-type="float">
            <text:p>77.298</text:p>
          </table:table-cell>
          <table:table-cell table:formula="of:=[.A1549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77.318" calcext:value-type="float">
            <text:p>77.318</text:p>
          </table:table-cell>
          <table:table-cell table:formula="of:=[.A1550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77.338" calcext:value-type="float">
            <text:p>77.338</text:p>
          </table:table-cell>
          <table:table-cell table:formula="of:=[.A1551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77.357" calcext:value-type="float">
            <text:p>77.357</text:p>
          </table:table-cell>
          <table:table-cell table:formula="of:=[.A1552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7.379" calcext:value-type="float">
            <text:p>77.379</text:p>
          </table:table-cell>
          <table:table-cell table:formula="of:=[.A1553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77.397" calcext:value-type="float">
            <text:p>77.397</text:p>
          </table:table-cell>
          <table:table-cell table:formula="of:=[.A1554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77.417" calcext:value-type="float">
            <text:p>77.417</text:p>
          </table:table-cell>
          <table:table-cell table:formula="of:=[.A1555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77.438" calcext:value-type="float">
            <text:p>77.438</text:p>
          </table:table-cell>
          <table:table-cell table:formula="of:=[.A1556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04" calcext:value-type="float">
            <text:p>50204</text:p>
          </table:table-cell>
          <table:table-cell office:value-type="float" office:value="77.458" calcext:value-type="float">
            <text:p>77.458</text:p>
          </table:table-cell>
          <table:table-cell table:formula="of:=[.A1557]/65535/[.$D$4]" office:value-type="float" office:value="0.0805155616114166" calcext:value-type="float">
            <text:p>0.0805155616114166</text:p>
          </table:table-cell>
          <table:table-cell/>
        </table:table-row>
        <table:table-row table:style-name="ro1">
          <table:table-cell office:value-type="float" office:value="50204" calcext:value-type="float">
            <text:p>50204</text:p>
          </table:table-cell>
          <table:table-cell office:value-type="float" office:value="77.478" calcext:value-type="float">
            <text:p>77.478</text:p>
          </table:table-cell>
          <table:table-cell table:formula="of:=[.A1558]/65535/[.$D$4]" office:value-type="float" office:value="0.0805155616114166" calcext:value-type="float">
            <text:p>0.0805155616114166</text:p>
          </table:table-cell>
          <table:table-cell/>
        </table:table-row>
        <table:table-row table:style-name="ro1">
          <table:table-cell office:value-type="float" office:value="50108" calcext:value-type="float">
            <text:p>50108</text:p>
          </table:table-cell>
          <table:table-cell office:value-type="float" office:value="77.499" calcext:value-type="float">
            <text:p>77.499</text:p>
          </table:table-cell>
          <table:table-cell table:formula="of:=[.A1559]/65535/[.$D$4]" office:value-type="float" office:value="0.0803615998969179" calcext:value-type="float">
            <text:p>0.0803615998969179</text:p>
          </table:table-cell>
          <table:table-cell/>
        </table:table-row>
        <table:table-row table:style-name="ro1">
          <table:table-cell office:value-type="float" office:value="49996" calcext:value-type="float">
            <text:p>49996</text:p>
          </table:table-cell>
          <table:table-cell office:value-type="float" office:value="77.518" calcext:value-type="float">
            <text:p>77.518</text:p>
          </table:table-cell>
          <table:table-cell table:formula="of:=[.A1560]/65535/[.$D$4]" office:value-type="float" office:value="0.0801819778966693" calcext:value-type="float">
            <text:p>0.0801819778966693</text:p>
          </table:table-cell>
          <table:table-cell/>
        </table:table-row>
        <table:table-row table:style-name="ro1">
          <table:table-cell office:value-type="float" office:value="49836" calcext:value-type="float">
            <text:p>49836</text:p>
          </table:table-cell>
          <table:table-cell office:value-type="float" office:value="77.539" calcext:value-type="float">
            <text:p>77.539</text:p>
          </table:table-cell>
          <table:table-cell table:formula="of:=[.A1561]/65535/[.$D$4]" office:value-type="float" office:value="0.0799253750391714" calcext:value-type="float">
            <text:p>0.0799253750391714</text:p>
          </table:table-cell>
          <table:table-cell/>
        </table:table-row>
        <table:table-row table:style-name="ro1">
          <table:table-cell office:value-type="float" office:value="49644" calcext:value-type="float">
            <text:p>49644</text:p>
          </table:table-cell>
          <table:table-cell office:value-type="float" office:value="77.559" calcext:value-type="float">
            <text:p>77.559</text:p>
          </table:table-cell>
          <table:table-cell table:formula="of:=[.A1562]/65535/[.$D$4]" office:value-type="float" office:value="0.0796174516101738" calcext:value-type="float">
            <text:p>0.0796174516101738</text:p>
          </table:table-cell>
          <table:table-cell/>
        </table:table-row>
        <table:table-row table:style-name="ro1">
          <table:table-cell office:value-type="float" office:value="49388" calcext:value-type="float">
            <text:p>49388</text:p>
          </table:table-cell>
          <table:table-cell office:value-type="float" office:value="77.578" calcext:value-type="float">
            <text:p>77.578</text:p>
          </table:table-cell>
          <table:table-cell table:formula="of:=[.A1563]/65535/[.$D$4]" office:value-type="float" office:value="0.0792068870381771" calcext:value-type="float">
            <text:p>0.0792068870381771</text:p>
          </table:table-cell>
          <table:table-cell/>
        </table:table-row>
        <table:table-row table:style-name="ro1">
          <table:table-cell office:value-type="float" office:value="49051" calcext:value-type="float">
            <text:p>49051</text:p>
          </table:table-cell>
          <table:table-cell office:value-type="float" office:value="77.598" calcext:value-type="float">
            <text:p>77.598</text:p>
          </table:table-cell>
          <table:table-cell table:formula="of:=[.A1564]/65535/[.$D$4]" office:value-type="float" office:value="0.0786664172695721" calcext:value-type="float">
            <text:p>0.0786664172695721</text:p>
          </table:table-cell>
          <table:table-cell/>
        </table:table-row>
        <table:table-row table:style-name="ro1">
          <table:table-cell office:value-type="float" office:value="48603" calcext:value-type="float">
            <text:p>48603</text:p>
          </table:table-cell>
          <table:table-cell office:value-type="float" office:value="77.618" calcext:value-type="float">
            <text:p>77.618</text:p>
          </table:table-cell>
          <table:table-cell table:formula="of:=[.A1565]/65535/[.$D$4]" office:value-type="float" office:value="0.0779479292685779" calcext:value-type="float">
            <text:p>0.0779479292685779</text:p>
          </table:table-cell>
          <table:table-cell/>
        </table:table-row>
        <table:table-row table:style-name="ro1">
          <table:table-cell office:value-type="float" office:value="47707" calcext:value-type="float">
            <text:p>47707</text:p>
          </table:table-cell>
          <table:table-cell office:value-type="float" office:value="77.638" calcext:value-type="float">
            <text:p>77.638</text:p>
          </table:table-cell>
          <table:table-cell table:formula="of:=[.A1566]/65535/[.$D$4]" office:value-type="float" office:value="0.0765109532665894" calcext:value-type="float">
            <text:p>0.0765109532665894</text:p>
          </table:table-cell>
          <table:table-cell/>
        </table:table-row>
        <table:table-row table:style-name="ro1">
          <table:table-cell office:value-type="float" office:value="46859" calcext:value-type="float">
            <text:p>46859</text:p>
          </table:table-cell>
          <table:table-cell office:value-type="float" office:value="77.659" calcext:value-type="float">
            <text:p>77.659</text:p>
          </table:table-cell>
          <table:table-cell table:formula="of:=[.A1567]/65535/[.$D$4]" office:value-type="float" office:value="0.0751509581218503" calcext:value-type="float">
            <text:p>0.0751509581218503</text:p>
          </table:table-cell>
          <table:table-cell/>
        </table:table-row>
        <table:table-row table:style-name="ro1">
          <table:table-cell office:value-type="float" office:value="46219" calcext:value-type="float">
            <text:p>46219</text:p>
          </table:table-cell>
          <table:table-cell office:value-type="float" office:value="77.677" calcext:value-type="float">
            <text:p>77.677</text:p>
          </table:table-cell>
          <table:table-cell table:formula="of:=[.A1568]/65535/[.$D$4]" office:value-type="float" office:value="0.0741245466918585" calcext:value-type="float">
            <text:p>0.0741245466918585</text:p>
          </table:table-cell>
          <table:table-cell/>
        </table:table-row>
        <table:table-row table:style-name="ro1">
          <table:table-cell office:value-type="float" office:value="46059" calcext:value-type="float">
            <text:p>46059</text:p>
          </table:table-cell>
          <table:table-cell office:value-type="float" office:value="77.698" calcext:value-type="float">
            <text:p>77.698</text:p>
          </table:table-cell>
          <table:table-cell table:formula="of:=[.A1569]/65535/[.$D$4]" office:value-type="float" office:value="0.0738679438343606" calcext:value-type="float">
            <text:p>0.0738679438343606</text:p>
          </table:table-cell>
          <table:table-cell/>
        </table:table-row>
        <table:table-row table:style-name="ro1">
          <table:table-cell office:value-type="float" office:value="46059" calcext:value-type="float">
            <text:p>46059</text:p>
          </table:table-cell>
          <table:table-cell office:value-type="float" office:value="77.718" calcext:value-type="float">
            <text:p>77.718</text:p>
          </table:table-cell>
          <table:table-cell table:formula="of:=[.A1570]/65535/[.$D$4]" office:value-type="float" office:value="0.0738679438343606" calcext:value-type="float">
            <text:p>0.0738679438343606</text:p>
          </table:table-cell>
          <table:table-cell/>
        </table:table-row>
        <table:table-row table:style-name="ro1">
          <table:table-cell office:value-type="float" office:value="45947" calcext:value-type="float">
            <text:p>45947</text:p>
          </table:table-cell>
          <table:table-cell office:value-type="float" office:value="77.737" calcext:value-type="float">
            <text:p>77.737</text:p>
          </table:table-cell>
          <table:table-cell table:formula="of:=[.A1571]/65535/[.$D$4]" office:value-type="float" office:value="0.073688321834112" calcext:value-type="float">
            <text:p>0.073688321834112</text:p>
          </table:table-cell>
          <table:table-cell/>
        </table:table-row>
        <table:table-row table:style-name="ro1">
          <table:table-cell office:value-type="float" office:value="45851" calcext:value-type="float">
            <text:p>45851</text:p>
          </table:table-cell>
          <table:table-cell office:value-type="float" office:value="77.758" calcext:value-type="float">
            <text:p>77.758</text:p>
          </table:table-cell>
          <table:table-cell table:formula="of:=[.A1572]/65535/[.$D$4]" office:value-type="float" office:value="0.0735343601196132" calcext:value-type="float">
            <text:p>0.0735343601196132</text:p>
          </table:table-cell>
          <table:table-cell/>
        </table:table-row>
        <table:table-row table:style-name="ro1">
          <table:table-cell office:value-type="float" office:value="45867" calcext:value-type="float">
            <text:p>45867</text:p>
          </table:table-cell>
          <table:table-cell office:value-type="float" office:value="77.778" calcext:value-type="float">
            <text:p>77.778</text:p>
          </table:table-cell>
          <table:table-cell table:formula="of:=[.A1573]/65535/[.$D$4]" office:value-type="float" office:value="0.073560020405363" calcext:value-type="float">
            <text:p>0.073560020405363</text:p>
          </table:table-cell>
          <table:table-cell/>
        </table:table-row>
        <table:table-row table:style-name="ro1">
          <table:table-cell office:value-type="float" office:value="45835" calcext:value-type="float">
            <text:p>45835</text:p>
          </table:table-cell>
          <table:table-cell office:value-type="float" office:value="77.798" calcext:value-type="float">
            <text:p>77.798</text:p>
          </table:table-cell>
          <table:table-cell table:formula="of:=[.A1574]/65535/[.$D$4]" office:value-type="float" office:value="0.0735086998338635" calcext:value-type="float">
            <text:p>0.0735086998338635</text:p>
          </table:table-cell>
          <table:table-cell/>
        </table:table-row>
        <table:table-row table:style-name="ro1">
          <table:table-cell office:value-type="float" office:value="45867" calcext:value-type="float">
            <text:p>45867</text:p>
          </table:table-cell>
          <table:table-cell office:value-type="float" office:value="77.818" calcext:value-type="float">
            <text:p>77.818</text:p>
          </table:table-cell>
          <table:table-cell table:formula="of:=[.A1575]/65535/[.$D$4]" office:value-type="float" office:value="0.073560020405363" calcext:value-type="float">
            <text:p>0.073560020405363</text:p>
          </table:table-cell>
          <table:table-cell/>
        </table:table-row>
        <table:table-row table:style-name="ro1">
          <table:table-cell office:value-type="float" office:value="46011" calcext:value-type="float">
            <text:p>46011</text:p>
          </table:table-cell>
          <table:table-cell office:value-type="float" office:value="77.838" calcext:value-type="float">
            <text:p>77.838</text:p>
          </table:table-cell>
          <table:table-cell table:formula="of:=[.A1576]/65535/[.$D$4]" office:value-type="float" office:value="0.0737909629771112" calcext:value-type="float">
            <text:p>0.0737909629771112</text:p>
          </table:table-cell>
          <table:table-cell/>
        </table:table-row>
        <table:table-row table:style-name="ro1">
          <table:table-cell office:value-type="float" office:value="46219" calcext:value-type="float">
            <text:p>46219</text:p>
          </table:table-cell>
          <table:table-cell office:value-type="float" office:value="77.864" calcext:value-type="float">
            <text:p>77.864</text:p>
          </table:table-cell>
          <table:table-cell table:formula="of:=[.A1577]/65535/[.$D$4]" office:value-type="float" office:value="0.0741245466918585" calcext:value-type="float">
            <text:p>0.0741245466918585</text:p>
          </table:table-cell>
          <table:table-cell/>
        </table:table-row>
        <table:table-row table:style-name="ro1">
          <table:table-cell office:value-type="float" office:value="46251" calcext:value-type="float">
            <text:p>46251</text:p>
          </table:table-cell>
          <table:table-cell office:value-type="float" office:value="77.878" calcext:value-type="float">
            <text:p>77.878</text:p>
          </table:table-cell>
          <table:table-cell table:formula="of:=[.A1578]/65535/[.$D$4]" office:value-type="float" office:value="0.0741758672633581" calcext:value-type="float">
            <text:p>0.0741758672633581</text:p>
          </table:table-cell>
          <table:table-cell/>
        </table:table-row>
        <table:table-row table:style-name="ro1">
          <table:table-cell office:value-type="float" office:value="46171" calcext:value-type="float">
            <text:p>46171</text:p>
          </table:table-cell>
          <table:table-cell office:value-type="float" office:value="77.898" calcext:value-type="float">
            <text:p>77.898</text:p>
          </table:table-cell>
          <table:table-cell table:formula="of:=[.A1579]/65535/[.$D$4]" office:value-type="float" office:value="0.0740475658346091" calcext:value-type="float">
            <text:p>0.0740475658346091</text:p>
          </table:table-cell>
          <table:table-cell/>
        </table:table-row>
        <table:table-row table:style-name="ro1">
          <table:table-cell office:value-type="float" office:value="46043" calcext:value-type="float">
            <text:p>46043</text:p>
          </table:table-cell>
          <table:table-cell office:value-type="float" office:value="77.917" calcext:value-type="float">
            <text:p>77.917</text:p>
          </table:table-cell>
          <table:table-cell table:formula="of:=[.A1580]/65535/[.$D$4]" office:value-type="float" office:value="0.0738422835486108" calcext:value-type="float">
            <text:p>0.0738422835486108</text:p>
          </table:table-cell>
          <table:table-cell/>
        </table:table-row>
        <table:table-row table:style-name="ro1">
          <table:table-cell office:value-type="float" office:value="46219" calcext:value-type="float">
            <text:p>46219</text:p>
          </table:table-cell>
          <table:table-cell office:value-type="float" office:value="77.938" calcext:value-type="float">
            <text:p>77.938</text:p>
          </table:table-cell>
          <table:table-cell table:formula="of:=[.A1581]/65535/[.$D$4]" office:value-type="float" office:value="0.0741245466918585" calcext:value-type="float">
            <text:p>0.0741245466918585</text:p>
          </table:table-cell>
          <table:table-cell/>
        </table:table-row>
        <table:table-row table:style-name="ro1">
          <table:table-cell office:value-type="float" office:value="46811" calcext:value-type="float">
            <text:p>46811</text:p>
          </table:table-cell>
          <table:table-cell office:value-type="float" office:value="77.958" calcext:value-type="float">
            <text:p>77.958</text:p>
          </table:table-cell>
          <table:table-cell table:formula="of:=[.A1582]/65535/[.$D$4]" office:value-type="float" office:value="0.0750739772646009" calcext:value-type="float">
            <text:p>0.0750739772646009</text:p>
          </table:table-cell>
          <table:table-cell/>
        </table:table-row>
        <table:table-row table:style-name="ro1">
          <table:table-cell office:value-type="float" office:value="47787" calcext:value-type="float">
            <text:p>47787</text:p>
          </table:table-cell>
          <table:table-cell office:value-type="float" office:value="77.978" calcext:value-type="float">
            <text:p>77.978</text:p>
          </table:table-cell>
          <table:table-cell table:formula="of:=[.A1583]/65535/[.$D$4]" office:value-type="float" office:value="0.0766392546953383" calcext:value-type="float">
            <text:p>0.0766392546953383</text:p>
          </table:table-cell>
          <table:table-cell/>
        </table:table-row>
        <table:table-row table:style-name="ro1">
          <table:table-cell office:value-type="float" office:value="48491" calcext:value-type="float">
            <text:p>48491</text:p>
          </table:table-cell>
          <table:table-cell office:value-type="float" office:value="77.998" calcext:value-type="float">
            <text:p>77.998</text:p>
          </table:table-cell>
          <table:table-cell table:formula="of:=[.A1584]/65535/[.$D$4]" office:value-type="float" office:value="0.0777683072683293" calcext:value-type="float">
            <text:p>0.0777683072683293</text:p>
          </table:table-cell>
          <table:table-cell/>
        </table:table-row>
        <table:table-row table:style-name="ro1">
          <table:table-cell office:value-type="float" office:value="48971" calcext:value-type="float">
            <text:p>48971</text:p>
          </table:table-cell>
          <table:table-cell office:value-type="float" office:value="78.017" calcext:value-type="float">
            <text:p>78.017</text:p>
          </table:table-cell>
          <table:table-cell table:formula="of:=[.A1585]/65535/[.$D$4]" office:value-type="float" office:value="0.0785381158408231" calcext:value-type="float">
            <text:p>0.0785381158408231</text:p>
          </table:table-cell>
          <table:table-cell/>
        </table:table-row>
        <table:table-row table:style-name="ro1">
          <table:table-cell office:value-type="float" office:value="49308" calcext:value-type="float">
            <text:p>49308</text:p>
          </table:table-cell>
          <table:table-cell office:value-type="float" office:value="78.039" calcext:value-type="float">
            <text:p>78.039</text:p>
          </table:table-cell>
          <table:table-cell table:formula="of:=[.A1586]/65535/[.$D$4]" office:value-type="float" office:value="0.0790785856094282" calcext:value-type="float">
            <text:p>0.0790785856094282</text:p>
          </table:table-cell>
          <table:table-cell/>
        </table:table-row>
        <table:table-row table:style-name="ro1">
          <table:table-cell office:value-type="float" office:value="49580" calcext:value-type="float">
            <text:p>49580</text:p>
          </table:table-cell>
          <table:table-cell office:value-type="float" office:value="78.059" calcext:value-type="float">
            <text:p>78.059</text:p>
          </table:table-cell>
          <table:table-cell table:formula="of:=[.A1587]/65535/[.$D$4]" office:value-type="float" office:value="0.0795148104671747" calcext:value-type="float">
            <text:p>0.0795148104671747</text:p>
          </table:table-cell>
          <table:table-cell/>
        </table:table-row>
        <table:table-row table:style-name="ro1">
          <table:table-cell office:value-type="float" office:value="49724" calcext:value-type="float">
            <text:p>49724</text:p>
          </table:table-cell>
          <table:table-cell office:value-type="float" office:value="78.077" calcext:value-type="float">
            <text:p>78.077</text:p>
          </table:table-cell>
          <table:table-cell table:formula="of:=[.A1588]/65535/[.$D$4]" office:value-type="float" office:value="0.0797457530389228" calcext:value-type="float">
            <text:p>0.0797457530389228</text:p>
          </table:table-cell>
          <table:table-cell/>
        </table:table-row>
        <table:table-row table:style-name="ro1">
          <table:table-cell office:value-type="float" office:value="49916" calcext:value-type="float">
            <text:p>49916</text:p>
          </table:table-cell>
          <table:table-cell office:value-type="float" office:value="78.098" calcext:value-type="float">
            <text:p>78.098</text:p>
          </table:table-cell>
          <table:table-cell table:formula="of:=[.A1589]/65535/[.$D$4]" office:value-type="float" office:value="0.0800536764679203" calcext:value-type="float">
            <text:p>0.0800536764679203</text:p>
          </table:table-cell>
          <table:table-cell/>
        </table:table-row>
        <table:table-row table:style-name="ro1">
          <table:table-cell office:value-type="float" office:value="50060" calcext:value-type="float">
            <text:p>50060</text:p>
          </table:table-cell>
          <table:table-cell office:value-type="float" office:value="78.118" calcext:value-type="float">
            <text:p>78.118</text:p>
          </table:table-cell>
          <table:table-cell table:formula="of:=[.A1590]/65535/[.$D$4]" office:value-type="float" office:value="0.0802846190396685" calcext:value-type="float">
            <text:p>0.0802846190396685</text:p>
          </table:table-cell>
          <table:table-cell/>
        </table:table-row>
        <table:table-row table:style-name="ro1">
          <table:table-cell office:value-type="float" office:value="50108" calcext:value-type="float">
            <text:p>50108</text:p>
          </table:table-cell>
          <table:table-cell office:value-type="float" office:value="78.137" calcext:value-type="float">
            <text:p>78.137</text:p>
          </table:table-cell>
          <table:table-cell table:formula="of:=[.A1591]/65535/[.$D$4]" office:value-type="float" office:value="0.0803615998969179" calcext:value-type="float">
            <text:p>0.0803615998969179</text:p>
          </table:table-cell>
          <table:table-cell/>
        </table:table-row>
        <table:table-row table:style-name="ro1">
          <table:table-cell office:value-type="float" office:value="50156" calcext:value-type="float">
            <text:p>50156</text:p>
          </table:table-cell>
          <table:table-cell office:value-type="float" office:value="78.158" calcext:value-type="float">
            <text:p>78.158</text:p>
          </table:table-cell>
          <table:table-cell table:formula="of:=[.A1592]/65535/[.$D$4]" office:value-type="float" office:value="0.0804385807541672" calcext:value-type="float">
            <text:p>0.0804385807541672</text:p>
          </table:table-cell>
          <table:table-cell/>
        </table:table-row>
        <table:table-row table:style-name="ro1">
          <table:table-cell office:value-type="float" office:value="50220" calcext:value-type="float">
            <text:p>50220</text:p>
          </table:table-cell>
          <table:table-cell office:value-type="float" office:value="78.178" calcext:value-type="float">
            <text:p>78.178</text:p>
          </table:table-cell>
          <table:table-cell table:formula="of:=[.A1593]/65535/[.$D$4]" office:value-type="float" office:value="0.0805412218971664" calcext:value-type="float">
            <text:p>0.0805412218971664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78.198" calcext:value-type="float">
            <text:p>78.198</text:p>
          </table:table-cell>
          <table:table-cell table:formula="of:=[.A1594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78.218" calcext:value-type="float">
            <text:p>78.218</text:p>
          </table:table-cell>
          <table:table-cell table:formula="of:=[.A1595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8.237" calcext:value-type="float">
            <text:p>78.237</text:p>
          </table:table-cell>
          <table:table-cell table:formula="of:=[.A1596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78.259" calcext:value-type="float">
            <text:p>78.259</text:p>
          </table:table-cell>
          <table:table-cell table:formula="of:=[.A1597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8.278" calcext:value-type="float">
            <text:p>78.278</text:p>
          </table:table-cell>
          <table:table-cell table:formula="of:=[.A1598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78.298" calcext:value-type="float">
            <text:p>78.298</text:p>
          </table:table-cell>
          <table:table-cell table:formula="of:=[.A1599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8.318" calcext:value-type="float">
            <text:p>78.318</text:p>
          </table:table-cell>
          <table:table-cell table:formula="of:=[.A1600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8.338" calcext:value-type="float">
            <text:p>78.338</text:p>
          </table:table-cell>
          <table:table-cell table:formula="of:=[.A1601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78.357" calcext:value-type="float">
            <text:p>78.357</text:p>
          </table:table-cell>
          <table:table-cell table:formula="of:=[.A1602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348" calcext:value-type="float">
            <text:p>50348</text:p>
          </table:table-cell>
          <table:table-cell office:value-type="float" office:value="78.379" calcext:value-type="float">
            <text:p>78.379</text:p>
          </table:table-cell>
          <table:table-cell table:formula="of:=[.A1603]/65535/[.$D$4]" office:value-type="float" office:value="0.0807465041831648" calcext:value-type="float">
            <text:p>0.0807465041831648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78.397" calcext:value-type="float">
            <text:p>78.397</text:p>
          </table:table-cell>
          <table:table-cell table:formula="of:=[.A1604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8.418" calcext:value-type="float">
            <text:p>78.418</text:p>
          </table:table-cell>
          <table:table-cell table:formula="of:=[.A1605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78.439" calcext:value-type="float">
            <text:p>78.439</text:p>
          </table:table-cell>
          <table:table-cell table:formula="of:=[.A1606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78.457" calcext:value-type="float">
            <text:p>78.457</text:p>
          </table:table-cell>
          <table:table-cell table:formula="of:=[.A1607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78.478" calcext:value-type="float">
            <text:p>78.478</text:p>
          </table:table-cell>
          <table:table-cell table:formula="of:=[.A1608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78.499" calcext:value-type="float">
            <text:p>78.499</text:p>
          </table:table-cell>
          <table:table-cell table:formula="of:=[.A1609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8.518" calcext:value-type="float">
            <text:p>78.518</text:p>
          </table:table-cell>
          <table:table-cell table:formula="of:=[.A1610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78.539" calcext:value-type="float">
            <text:p>78.539</text:p>
          </table:table-cell>
          <table:table-cell table:formula="of:=[.A1611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78.559" calcext:value-type="float">
            <text:p>78.559</text:p>
          </table:table-cell>
          <table:table-cell table:formula="of:=[.A1612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8.578" calcext:value-type="float">
            <text:p>78.578</text:p>
          </table:table-cell>
          <table:table-cell table:formula="of:=[.A1613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8.598" calcext:value-type="float">
            <text:p>78.598</text:p>
          </table:table-cell>
          <table:table-cell table:formula="of:=[.A1614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8.618" calcext:value-type="float">
            <text:p>78.618</text:p>
          </table:table-cell>
          <table:table-cell table:formula="of:=[.A1615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48" calcext:value-type="float">
            <text:p>50348</text:p>
          </table:table-cell>
          <table:table-cell office:value-type="float" office:value="78.638" calcext:value-type="float">
            <text:p>78.638</text:p>
          </table:table-cell>
          <table:table-cell table:formula="of:=[.A1616]/65535/[.$D$4]" office:value-type="float" office:value="0.0807465041831648" calcext:value-type="float">
            <text:p>0.080746504183164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8.658" calcext:value-type="float">
            <text:p>78.658</text:p>
          </table:table-cell>
          <table:table-cell table:formula="of:=[.A1617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78.678" calcext:value-type="float">
            <text:p>78.678</text:p>
          </table:table-cell>
          <table:table-cell table:formula="of:=[.A1618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8.698" calcext:value-type="float">
            <text:p>78.698</text:p>
          </table:table-cell>
          <table:table-cell table:formula="of:=[.A1619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78.718" calcext:value-type="float">
            <text:p>78.718</text:p>
          </table:table-cell>
          <table:table-cell table:formula="of:=[.A1620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8.737" calcext:value-type="float">
            <text:p>78.737</text:p>
          </table:table-cell>
          <table:table-cell table:formula="of:=[.A1621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78.758" calcext:value-type="float">
            <text:p>78.758</text:p>
          </table:table-cell>
          <table:table-cell table:formula="of:=[.A1622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8.778" calcext:value-type="float">
            <text:p>78.778</text:p>
          </table:table-cell>
          <table:table-cell table:formula="of:=[.A1623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78.798" calcext:value-type="float">
            <text:p>78.798</text:p>
          </table:table-cell>
          <table:table-cell table:formula="of:=[.A1624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78.818" calcext:value-type="float">
            <text:p>78.818</text:p>
          </table:table-cell>
          <table:table-cell table:formula="of:=[.A1625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04" calcext:value-type="float">
            <text:p>50204</text:p>
          </table:table-cell>
          <table:table-cell office:value-type="float" office:value="78.838" calcext:value-type="float">
            <text:p>78.838</text:p>
          </table:table-cell>
          <table:table-cell table:formula="of:=[.A1626]/65535/[.$D$4]" office:value-type="float" office:value="0.0805155616114166" calcext:value-type="float">
            <text:p>0.0805155616114166</text:p>
          </table:table-cell>
          <table:table-cell/>
        </table:table-row>
        <table:table-row table:style-name="ro1">
          <table:table-cell office:value-type="float" office:value="50140" calcext:value-type="float">
            <text:p>50140</text:p>
          </table:table-cell>
          <table:table-cell office:value-type="float" office:value="78.857" calcext:value-type="float">
            <text:p>78.857</text:p>
          </table:table-cell>
          <table:table-cell table:formula="of:=[.A1627]/65535/[.$D$4]" office:value-type="float" office:value="0.0804129204684174" calcext:value-type="float">
            <text:p>0.0804129204684174</text:p>
          </table:table-cell>
          <table:table-cell/>
        </table:table-row>
        <table:table-row table:style-name="ro1">
          <table:table-cell office:value-type="float" office:value="50124" calcext:value-type="float">
            <text:p>50124</text:p>
          </table:table-cell>
          <table:table-cell office:value-type="float" office:value="78.879" calcext:value-type="float">
            <text:p>78.879</text:p>
          </table:table-cell>
          <table:table-cell table:formula="of:=[.A1628]/65535/[.$D$4]" office:value-type="float" office:value="0.0803872601826677" calcext:value-type="float">
            <text:p>0.0803872601826677</text:p>
          </table:table-cell>
          <table:table-cell/>
        </table:table-row>
        <table:table-row table:style-name="ro1">
          <table:table-cell office:value-type="float" office:value="49900" calcext:value-type="float">
            <text:p>49900</text:p>
          </table:table-cell>
          <table:table-cell office:value-type="float" office:value="78.898" calcext:value-type="float">
            <text:p>78.898</text:p>
          </table:table-cell>
          <table:table-cell table:formula="of:=[.A1629]/65535/[.$D$4]" office:value-type="float" office:value="0.0800280161821705" calcext:value-type="float">
            <text:p>0.0800280161821705</text:p>
          </table:table-cell>
          <table:table-cell/>
        </table:table-row>
        <table:table-row table:style-name="ro1">
          <table:table-cell office:value-type="float" office:value="49692" calcext:value-type="float">
            <text:p>49692</text:p>
          </table:table-cell>
          <table:table-cell office:value-type="float" office:value="78.919" calcext:value-type="float">
            <text:p>78.919</text:p>
          </table:table-cell>
          <table:table-cell table:formula="of:=[.A1630]/65535/[.$D$4]" office:value-type="float" office:value="0.0796944324674232" calcext:value-type="float">
            <text:p>0.0796944324674232</text:p>
          </table:table-cell>
          <table:table-cell/>
        </table:table-row>
        <table:table-row table:style-name="ro1">
          <table:table-cell office:value-type="float" office:value="49372" calcext:value-type="float">
            <text:p>49372</text:p>
          </table:table-cell>
          <table:table-cell office:value-type="float" office:value="78.938" calcext:value-type="float">
            <text:p>78.938</text:p>
          </table:table-cell>
          <table:table-cell table:formula="of:=[.A1631]/65535/[.$D$4]" office:value-type="float" office:value="0.0791812267524273" calcext:value-type="float">
            <text:p>0.0791812267524273</text:p>
          </table:table-cell>
          <table:table-cell/>
        </table:table-row>
        <table:table-row table:style-name="ro1">
          <table:table-cell office:value-type="float" office:value="49099" calcext:value-type="float">
            <text:p>49099</text:p>
          </table:table-cell>
          <table:table-cell office:value-type="float" office:value="78.958" calcext:value-type="float">
            <text:p>78.958</text:p>
          </table:table-cell>
          <table:table-cell table:formula="of:=[.A1632]/65535/[.$D$4]" office:value-type="float" office:value="0.0787433981268215" calcext:value-type="float">
            <text:p>0.0787433981268215</text:p>
          </table:table-cell>
          <table:table-cell/>
        </table:table-row>
        <table:table-row table:style-name="ro1">
          <table:table-cell office:value-type="float" office:value="48475" calcext:value-type="float">
            <text:p>48475</text:p>
          </table:table-cell>
          <table:table-cell office:value-type="float" office:value="78.979" calcext:value-type="float">
            <text:p>78.979</text:p>
          </table:table-cell>
          <table:table-cell table:formula="of:=[.A1633]/65535/[.$D$4]" office:value-type="float" office:value="0.0777426469825795" calcext:value-type="float">
            <text:p>0.0777426469825795</text:p>
          </table:table-cell>
          <table:table-cell/>
        </table:table-row>
        <table:table-row table:style-name="ro1">
          <table:table-cell office:value-type="float" office:value="47883" calcext:value-type="float">
            <text:p>47883</text:p>
          </table:table-cell>
          <table:table-cell office:value-type="float" office:value="78.998" calcext:value-type="float">
            <text:p>78.998</text:p>
          </table:table-cell>
          <table:table-cell table:formula="of:=[.A1634]/65535/[.$D$4]" office:value-type="float" office:value="0.0767932164098371" calcext:value-type="float">
            <text:p>0.0767932164098371</text:p>
          </table:table-cell>
          <table:table-cell/>
        </table:table-row>
        <table:table-row table:style-name="ro1">
          <table:table-cell office:value-type="float" office:value="47019" calcext:value-type="float">
            <text:p>47019</text:p>
          </table:table-cell>
          <table:table-cell office:value-type="float" office:value="79.017" calcext:value-type="float">
            <text:p>79.017</text:p>
          </table:table-cell>
          <table:table-cell table:formula="of:=[.A1635]/65535/[.$D$4]" office:value-type="float" office:value="0.0754075609793482" calcext:value-type="float">
            <text:p>0.0754075609793482</text:p>
          </table:table-cell>
          <table:table-cell/>
        </table:table-row>
        <table:table-row table:style-name="ro1">
          <table:table-cell office:value-type="float" office:value="45883" calcext:value-type="float">
            <text:p>45883</text:p>
          </table:table-cell>
          <table:table-cell office:value-type="float" office:value="79.039" calcext:value-type="float">
            <text:p>79.039</text:p>
          </table:table-cell>
          <table:table-cell table:formula="of:=[.A1636]/65535/[.$D$4]" office:value-type="float" office:value="0.0735856806911128" calcext:value-type="float">
            <text:p>0.0735856806911128</text:p>
          </table:table-cell>
          <table:table-cell/>
        </table:table-row>
        <table:table-row table:style-name="ro1">
          <table:table-cell office:value-type="float" office:value="44522" calcext:value-type="float">
            <text:p>44522</text:p>
          </table:table-cell>
          <table:table-cell office:value-type="float" office:value="79.059" calcext:value-type="float">
            <text:p>79.059</text:p>
          </table:table-cell>
          <table:table-cell table:formula="of:=[.A1637]/65535/[.$D$4]" office:value-type="float" office:value="0.071402952634521" calcext:value-type="float">
            <text:p>0.071402952634521</text:p>
          </table:table-cell>
          <table:table-cell/>
        </table:table-row>
        <table:table-row table:style-name="ro1">
          <table:table-cell office:value-type="float" office:value="43258" calcext:value-type="float">
            <text:p>43258</text:p>
          </table:table-cell>
          <table:table-cell office:value-type="float" office:value="79.077" calcext:value-type="float">
            <text:p>79.077</text:p>
          </table:table-cell>
          <table:table-cell table:formula="of:=[.A1638]/65535/[.$D$4]" office:value-type="float" office:value="0.0693757900602872" calcext:value-type="float">
            <text:p>0.0693757900602872</text:p>
          </table:table-cell>
          <table:table-cell/>
        </table:table-row>
        <table:table-row table:style-name="ro1">
          <table:table-cell office:value-type="float" office:value="41818" calcext:value-type="float">
            <text:p>41818</text:p>
          </table:table-cell>
          <table:table-cell office:value-type="float" office:value="79.098" calcext:value-type="float">
            <text:p>79.098</text:p>
          </table:table-cell>
          <table:table-cell table:formula="of:=[.A1639]/65535/[.$D$4]" office:value-type="float" office:value="0.0670663643428058" calcext:value-type="float">
            <text:p>0.0670663643428058</text:p>
          </table:table-cell>
          <table:table-cell/>
        </table:table-row>
        <table:table-row table:style-name="ro1">
          <table:table-cell office:value-type="float" office:value="40953" calcext:value-type="float">
            <text:p>40953</text:p>
          </table:table-cell>
          <table:table-cell office:value-type="float" office:value="79.118" calcext:value-type="float">
            <text:p>79.118</text:p>
          </table:table-cell>
          <table:table-cell table:formula="of:=[.A1640]/65535/[.$D$4]" office:value-type="float" office:value="0.0656791051444575" calcext:value-type="float">
            <text:p>0.0656791051444575</text:p>
          </table:table-cell>
          <table:table-cell/>
        </table:table-row>
        <table:table-row table:style-name="ro1">
          <table:table-cell office:value-type="float" office:value="40729" calcext:value-type="float">
            <text:p>40729</text:p>
          </table:table-cell>
          <table:table-cell office:value-type="float" office:value="79.137" calcext:value-type="float">
            <text:p>79.137</text:p>
          </table:table-cell>
          <table:table-cell table:formula="of:=[.A1641]/65535/[.$D$4]" office:value-type="float" office:value="0.0653198611439604" calcext:value-type="float">
            <text:p>0.0653198611439604</text:p>
          </table:table-cell>
          <table:table-cell/>
        </table:table-row>
        <table:table-row table:style-name="ro1">
          <table:table-cell office:value-type="float" office:value="40249" calcext:value-type="float">
            <text:p>40249</text:p>
          </table:table-cell>
          <table:table-cell office:value-type="float" office:value="79.158" calcext:value-type="float">
            <text:p>79.158</text:p>
          </table:table-cell>
          <table:table-cell table:formula="of:=[.A1642]/65535/[.$D$4]" office:value-type="float" office:value="0.0645500525714666" calcext:value-type="float">
            <text:p>0.0645500525714666</text:p>
          </table:table-cell>
          <table:table-cell/>
        </table:table-row>
        <table:table-row table:style-name="ro1">
          <table:table-cell office:value-type="float" office:value="39849" calcext:value-type="float">
            <text:p>39849</text:p>
          </table:table-cell>
          <table:table-cell office:value-type="float" office:value="79.178" calcext:value-type="float">
            <text:p>79.178</text:p>
          </table:table-cell>
          <table:table-cell table:formula="of:=[.A1643]/65535/[.$D$4]" office:value-type="float" office:value="0.0639085454277217" calcext:value-type="float">
            <text:p>0.0639085454277217</text:p>
          </table:table-cell>
          <table:table-cell/>
        </table:table-row>
        <table:table-row table:style-name="ro1">
          <table:table-cell office:value-type="float" office:value="39353" calcext:value-type="float">
            <text:p>39353</text:p>
          </table:table-cell>
          <table:table-cell office:value-type="float" office:value="79.199" calcext:value-type="float">
            <text:p>79.199</text:p>
          </table:table-cell>
          <table:table-cell table:formula="of:=[.A1644]/65535/[.$D$4]" office:value-type="float" office:value="0.0631130765694781" calcext:value-type="float">
            <text:p>0.0631130765694781</text:p>
          </table:table-cell>
          <table:table-cell/>
        </table:table-row>
        <table:table-row table:style-name="ro1">
          <table:table-cell office:value-type="float" office:value="39225" calcext:value-type="float">
            <text:p>39225</text:p>
          </table:table-cell>
          <table:table-cell office:value-type="float" office:value="79.218" calcext:value-type="float">
            <text:p>79.218</text:p>
          </table:table-cell>
          <table:table-cell table:formula="of:=[.A1645]/65535/[.$D$4]" office:value-type="float" office:value="0.0629077942834797" calcext:value-type="float">
            <text:p>0.0629077942834797</text:p>
          </table:table-cell>
          <table:table-cell/>
        </table:table-row>
        <table:table-row table:style-name="ro1">
          <table:table-cell office:value-type="float" office:value="39225" calcext:value-type="float">
            <text:p>39225</text:p>
          </table:table-cell>
          <table:table-cell office:value-type="float" office:value="79.237" calcext:value-type="float">
            <text:p>79.237</text:p>
          </table:table-cell>
          <table:table-cell table:formula="of:=[.A1646]/65535/[.$D$4]" office:value-type="float" office:value="0.0629077942834797" calcext:value-type="float">
            <text:p>0.0629077942834797</text:p>
          </table:table-cell>
          <table:table-cell/>
        </table:table-row>
        <table:table-row table:style-name="ro1">
          <table:table-cell office:value-type="float" office:value="39353" calcext:value-type="float">
            <text:p>39353</text:p>
          </table:table-cell>
          <table:table-cell office:value-type="float" office:value="79.259" calcext:value-type="float">
            <text:p>79.259</text:p>
          </table:table-cell>
          <table:table-cell table:formula="of:=[.A1647]/65535/[.$D$4]" office:value-type="float" office:value="0.0631130765694781" calcext:value-type="float">
            <text:p>0.0631130765694781</text:p>
          </table:table-cell>
          <table:table-cell/>
        </table:table-row>
        <table:table-row table:style-name="ro1">
          <table:table-cell office:value-type="float" office:value="39721" calcext:value-type="float">
            <text:p>39721</text:p>
          </table:table-cell>
          <table:table-cell office:value-type="float" office:value="79.278" calcext:value-type="float">
            <text:p>79.278</text:p>
          </table:table-cell>
          <table:table-cell table:formula="of:=[.A1648]/65535/[.$D$4]" office:value-type="float" office:value="0.0637032631417234" calcext:value-type="float">
            <text:p>0.0637032631417234</text:p>
          </table:table-cell>
          <table:table-cell/>
        </table:table-row>
        <table:table-row table:style-name="ro1">
          <table:table-cell office:value-type="float" office:value="40089" calcext:value-type="float">
            <text:p>40089</text:p>
          </table:table-cell>
          <table:table-cell office:value-type="float" office:value="79.298" calcext:value-type="float">
            <text:p>79.298</text:p>
          </table:table-cell>
          <table:table-cell table:formula="of:=[.A1649]/65535/[.$D$4]" office:value-type="float" office:value="0.0642934497139686" calcext:value-type="float">
            <text:p>0.0642934497139686</text:p>
          </table:table-cell>
          <table:table-cell/>
        </table:table-row>
        <table:table-row table:style-name="ro1">
          <table:table-cell office:value-type="float" office:value="40297" calcext:value-type="float">
            <text:p>40297</text:p>
          </table:table-cell>
          <table:table-cell office:value-type="float" office:value="79.318" calcext:value-type="float">
            <text:p>79.318</text:p>
          </table:table-cell>
          <table:table-cell table:formula="of:=[.A1650]/65535/[.$D$4]" office:value-type="float" office:value="0.064627033428716" calcext:value-type="float">
            <text:p>0.064627033428716</text:p>
          </table:table-cell>
          <table:table-cell/>
        </table:table-row>
        <table:table-row table:style-name="ro1">
          <table:table-cell office:value-type="float" office:value="40777" calcext:value-type="float">
            <text:p>40777</text:p>
          </table:table-cell>
          <table:table-cell office:value-type="float" office:value="79.338" calcext:value-type="float">
            <text:p>79.338</text:p>
          </table:table-cell>
          <table:table-cell table:formula="of:=[.A1651]/65535/[.$D$4]" office:value-type="float" office:value="0.0653968420012098" calcext:value-type="float">
            <text:p>0.0653968420012098</text:p>
          </table:table-cell>
          <table:table-cell/>
        </table:table-row>
        <table:table-row table:style-name="ro1">
          <table:table-cell office:value-type="float" office:value="41450" calcext:value-type="float">
            <text:p>41450</text:p>
          </table:table-cell>
          <table:table-cell office:value-type="float" office:value="79.357" calcext:value-type="float">
            <text:p>79.357</text:p>
          </table:table-cell>
          <table:table-cell table:formula="of:=[.A1652]/65535/[.$D$4]" office:value-type="float" office:value="0.0664761777705605" calcext:value-type="float">
            <text:p>0.0664761777705605</text:p>
          </table:table-cell>
          <table:table-cell/>
        </table:table-row>
        <table:table-row table:style-name="ro1">
          <table:table-cell office:value-type="float" office:value="42906" calcext:value-type="float">
            <text:p>42906</text:p>
          </table:table-cell>
          <table:table-cell office:value-type="float" office:value="79.379" calcext:value-type="float">
            <text:p>79.379</text:p>
          </table:table-cell>
          <table:table-cell table:formula="of:=[.A1653]/65535/[.$D$4]" office:value-type="float" office:value="0.0688112637737918" calcext:value-type="float">
            <text:p>0.0688112637737918</text:p>
          </table:table-cell>
          <table:table-cell/>
        </table:table-row>
        <table:table-row table:style-name="ro1">
          <table:table-cell office:value-type="float" office:value="44186" calcext:value-type="float">
            <text:p>44186</text:p>
          </table:table-cell>
          <table:table-cell office:value-type="float" office:value="79.397" calcext:value-type="float">
            <text:p>79.397</text:p>
          </table:table-cell>
          <table:table-cell table:formula="of:=[.A1654]/65535/[.$D$4]" office:value-type="float" office:value="0.0708640866337753" calcext:value-type="float">
            <text:p>0.0708640866337753</text:p>
          </table:table-cell>
          <table:table-cell/>
        </table:table-row>
        <table:table-row table:style-name="ro1">
          <table:table-cell office:value-type="float" office:value="45643" calcext:value-type="float">
            <text:p>45643</text:p>
          </table:table-cell>
          <table:table-cell office:value-type="float" office:value="79.419" calcext:value-type="float">
            <text:p>79.419</text:p>
          </table:table-cell>
          <table:table-cell table:formula="of:=[.A1655]/65535/[.$D$4]" office:value-type="float" office:value="0.0732007764048659" calcext:value-type="float">
            <text:p>0.0732007764048659</text:p>
          </table:table-cell>
          <table:table-cell/>
        </table:table-row>
        <table:table-row table:style-name="ro1">
          <table:table-cell office:value-type="float" office:value="46635" calcext:value-type="float">
            <text:p>46635</text:p>
          </table:table-cell>
          <table:table-cell office:value-type="float" office:value="79.438" calcext:value-type="float">
            <text:p>79.438</text:p>
          </table:table-cell>
          <table:table-cell table:formula="of:=[.A1656]/65535/[.$D$4]" office:value-type="float" office:value="0.0747917141213532" calcext:value-type="float">
            <text:p>0.0747917141213532</text:p>
          </table:table-cell>
          <table:table-cell/>
        </table:table-row>
        <table:table-row table:style-name="ro1">
          <table:table-cell office:value-type="float" office:value="47563" calcext:value-type="float">
            <text:p>47563</text:p>
          </table:table-cell>
          <table:table-cell office:value-type="float" office:value="79.458" calcext:value-type="float">
            <text:p>79.458</text:p>
          </table:table-cell>
          <table:table-cell table:formula="of:=[.A1657]/65535/[.$D$4]" office:value-type="float" office:value="0.0762800106948412" calcext:value-type="float">
            <text:p>0.0762800106948412</text:p>
          </table:table-cell>
          <table:table-cell/>
        </table:table-row>
        <table:table-row table:style-name="ro1">
          <table:table-cell office:value-type="float" office:value="48203" calcext:value-type="float">
            <text:p>48203</text:p>
          </table:table-cell>
          <table:table-cell office:value-type="float" office:value="79.478" calcext:value-type="float">
            <text:p>79.478</text:p>
          </table:table-cell>
          <table:table-cell table:formula="of:=[.A1658]/65535/[.$D$4]" office:value-type="float" office:value="0.077306422124833" calcext:value-type="float">
            <text:p>0.077306422124833</text:p>
          </table:table-cell>
          <table:table-cell/>
        </table:table-row>
        <table:table-row table:style-name="ro1">
          <table:table-cell office:value-type="float" office:value="48667" calcext:value-type="float">
            <text:p>48667</text:p>
          </table:table-cell>
          <table:table-cell office:value-type="float" office:value="79.499" calcext:value-type="float">
            <text:p>79.499</text:p>
          </table:table-cell>
          <table:table-cell table:formula="of:=[.A1659]/65535/[.$D$4]" office:value-type="float" office:value="0.078050570411577" calcext:value-type="float">
            <text:p>0.078050570411577</text:p>
          </table:table-cell>
          <table:table-cell/>
        </table:table-row>
        <table:table-row table:style-name="ro1">
          <table:table-cell office:value-type="float" office:value="49099" calcext:value-type="float">
            <text:p>49099</text:p>
          </table:table-cell>
          <table:table-cell office:value-type="float" office:value="79.517" calcext:value-type="float">
            <text:p>79.517</text:p>
          </table:table-cell>
          <table:table-cell table:formula="of:=[.A1660]/65535/[.$D$4]" office:value-type="float" office:value="0.0787433981268215" calcext:value-type="float">
            <text:p>0.0787433981268215</text:p>
          </table:table-cell>
          <table:table-cell/>
        </table:table-row>
        <table:table-row table:style-name="ro1">
          <table:table-cell office:value-type="float" office:value="49484" calcext:value-type="float">
            <text:p>49484</text:p>
          </table:table-cell>
          <table:table-cell office:value-type="float" office:value="79.538" calcext:value-type="float">
            <text:p>79.538</text:p>
          </table:table-cell>
          <table:table-cell table:formula="of:=[.A1661]/65535/[.$D$4]" office:value-type="float" office:value="0.0793608487526759" calcext:value-type="float">
            <text:p>0.0793608487526759</text:p>
          </table:table-cell>
          <table:table-cell/>
        </table:table-row>
        <table:table-row table:style-name="ro1">
          <table:table-cell office:value-type="float" office:value="49724" calcext:value-type="float">
            <text:p>49724</text:p>
          </table:table-cell>
          <table:table-cell office:value-type="float" office:value="79.558" calcext:value-type="float">
            <text:p>79.558</text:p>
          </table:table-cell>
          <table:table-cell table:formula="of:=[.A1662]/65535/[.$D$4]" office:value-type="float" office:value="0.0797457530389228" calcext:value-type="float">
            <text:p>0.0797457530389228</text:p>
          </table:table-cell>
          <table:table-cell/>
        </table:table-row>
        <table:table-row table:style-name="ro1">
          <table:table-cell office:value-type="float" office:value="49900" calcext:value-type="float">
            <text:p>49900</text:p>
          </table:table-cell>
          <table:table-cell office:value-type="float" office:value="79.578" calcext:value-type="float">
            <text:p>79.578</text:p>
          </table:table-cell>
          <table:table-cell table:formula="of:=[.A1663]/65535/[.$D$4]" office:value-type="float" office:value="0.0800280161821705" calcext:value-type="float">
            <text:p>0.0800280161821705</text:p>
          </table:table-cell>
          <table:table-cell/>
        </table:table-row>
        <table:table-row table:style-name="ro1">
          <table:table-cell office:value-type="float" office:value="50028" calcext:value-type="float">
            <text:p>50028</text:p>
          </table:table-cell>
          <table:table-cell office:value-type="float" office:value="79.599" calcext:value-type="float">
            <text:p>79.599</text:p>
          </table:table-cell>
          <table:table-cell table:formula="of:=[.A1664]/65535/[.$D$4]" office:value-type="float" office:value="0.0802332984681689" calcext:value-type="float">
            <text:p>0.0802332984681689</text:p>
          </table:table-cell>
          <table:table-cell/>
        </table:table-row>
        <table:table-row table:style-name="ro1">
          <table:table-cell office:value-type="float" office:value="50092" calcext:value-type="float">
            <text:p>50092</text:p>
          </table:table-cell>
          <table:table-cell office:value-type="float" office:value="79.618" calcext:value-type="float">
            <text:p>79.618</text:p>
          </table:table-cell>
          <table:table-cell table:formula="of:=[.A1665]/65535/[.$D$4]" office:value-type="float" office:value="0.0803359396111681" calcext:value-type="float">
            <text:p>0.0803359396111681</text:p>
          </table:table-cell>
          <table:table-cell/>
        </table:table-row>
        <table:table-row table:style-name="ro1">
          <table:table-cell office:value-type="float" office:value="50092" calcext:value-type="float">
            <text:p>50092</text:p>
          </table:table-cell>
          <table:table-cell office:value-type="float" office:value="79.638" calcext:value-type="float">
            <text:p>79.638</text:p>
          </table:table-cell>
          <table:table-cell table:formula="of:=[.A1666]/65535/[.$D$4]" office:value-type="float" office:value="0.0803359396111681" calcext:value-type="float">
            <text:p>0.0803359396111681</text:p>
          </table:table-cell>
          <table:table-cell/>
        </table:table-row>
        <table:table-row table:style-name="ro1">
          <table:table-cell office:value-type="float" office:value="50188" calcext:value-type="float">
            <text:p>50188</text:p>
          </table:table-cell>
          <table:table-cell office:value-type="float" office:value="79.659" calcext:value-type="float">
            <text:p>79.659</text:p>
          </table:table-cell>
          <table:table-cell table:formula="of:=[.A1667]/65535/[.$D$4]" office:value-type="float" office:value="0.0804899013256668" calcext:value-type="float">
            <text:p>0.0804899013256668</text:p>
          </table:table-cell>
          <table:table-cell/>
        </table:table-row>
        <table:table-row table:style-name="ro1">
          <table:table-cell office:value-type="float" office:value="50188" calcext:value-type="float">
            <text:p>50188</text:p>
          </table:table-cell>
          <table:table-cell office:value-type="float" office:value="79.677" calcext:value-type="float">
            <text:p>79.677</text:p>
          </table:table-cell>
          <table:table-cell table:formula="of:=[.A1668]/65535/[.$D$4]" office:value-type="float" office:value="0.0804899013256668" calcext:value-type="float">
            <text:p>0.080489901325666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79.698" calcext:value-type="float">
            <text:p>79.698</text:p>
          </table:table-cell>
          <table:table-cell table:formula="of:=[.A1669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79.718" calcext:value-type="float">
            <text:p>79.718</text:p>
          </table:table-cell>
          <table:table-cell table:formula="of:=[.A1670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79.737" calcext:value-type="float">
            <text:p>79.737</text:p>
          </table:table-cell>
          <table:table-cell table:formula="of:=[.A1671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9.758" calcext:value-type="float">
            <text:p>79.758</text:p>
          </table:table-cell>
          <table:table-cell table:formula="of:=[.A1672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79.778" calcext:value-type="float">
            <text:p>79.778</text:p>
          </table:table-cell>
          <table:table-cell table:formula="of:=[.A1673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79.798" calcext:value-type="float">
            <text:p>79.798</text:p>
          </table:table-cell>
          <table:table-cell table:formula="of:=[.A1674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79.818" calcext:value-type="float">
            <text:p>79.818</text:p>
          </table:table-cell>
          <table:table-cell table:formula="of:=[.A1675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79.838" calcext:value-type="float">
            <text:p>79.838</text:p>
          </table:table-cell>
          <table:table-cell table:formula="of:=[.A1676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9.857" calcext:value-type="float">
            <text:p>79.857</text:p>
          </table:table-cell>
          <table:table-cell table:formula="of:=[.A1677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79.879" calcext:value-type="float">
            <text:p>79.879</text:p>
          </table:table-cell>
          <table:table-cell table:formula="of:=[.A1678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79.898" calcext:value-type="float">
            <text:p>79.898</text:p>
          </table:table-cell>
          <table:table-cell table:formula="of:=[.A1679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9.919" calcext:value-type="float">
            <text:p>79.919</text:p>
          </table:table-cell>
          <table:table-cell table:formula="of:=[.A1680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79.938" calcext:value-type="float">
            <text:p>79.938</text:p>
          </table:table-cell>
          <table:table-cell table:formula="of:=[.A1681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79.957" calcext:value-type="float">
            <text:p>79.957</text:p>
          </table:table-cell>
          <table:table-cell table:formula="of:=[.A1682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79.979" calcext:value-type="float">
            <text:p>79.979</text:p>
          </table:table-cell>
          <table:table-cell table:formula="of:=[.A1683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79.998" calcext:value-type="float">
            <text:p>79.998</text:p>
          </table:table-cell>
          <table:table-cell table:formula="of:=[.A1684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80.017" calcext:value-type="float">
            <text:p>80.017</text:p>
          </table:table-cell>
          <table:table-cell table:formula="of:=[.A1685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80.039" calcext:value-type="float">
            <text:p>80.039</text:p>
          </table:table-cell>
          <table:table-cell table:formula="of:=[.A1686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0.059" calcext:value-type="float">
            <text:p>80.059</text:p>
          </table:table-cell>
          <table:table-cell table:formula="of:=[.A1687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0.078" calcext:value-type="float">
            <text:p>80.078</text:p>
          </table:table-cell>
          <table:table-cell table:formula="of:=[.A1688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80.098" calcext:value-type="float">
            <text:p>80.098</text:p>
          </table:table-cell>
          <table:table-cell table:formula="of:=[.A1689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80.118" calcext:value-type="float">
            <text:p>80.118</text:p>
          </table:table-cell>
          <table:table-cell table:formula="of:=[.A1690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80.137" calcext:value-type="float">
            <text:p>80.137</text:p>
          </table:table-cell>
          <table:table-cell table:formula="of:=[.A1691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48" calcext:value-type="float">
            <text:p>50348</text:p>
          </table:table-cell>
          <table:table-cell office:value-type="float" office:value="80.158" calcext:value-type="float">
            <text:p>80.158</text:p>
          </table:table-cell>
          <table:table-cell table:formula="of:=[.A1692]/65535/[.$D$4]" office:value-type="float" office:value="0.0807465041831648" calcext:value-type="float">
            <text:p>0.080746504183164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0.178" calcext:value-type="float">
            <text:p>80.178</text:p>
          </table:table-cell>
          <table:table-cell table:formula="of:=[.A1693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80.199" calcext:value-type="float">
            <text:p>80.199</text:p>
          </table:table-cell>
          <table:table-cell table:formula="of:=[.A1694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0.219" calcext:value-type="float">
            <text:p>80.219</text:p>
          </table:table-cell>
          <table:table-cell table:formula="of:=[.A1695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80.237" calcext:value-type="float">
            <text:p>80.237</text:p>
          </table:table-cell>
          <table:table-cell table:formula="of:=[.A1696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0.258" calcext:value-type="float">
            <text:p>80.258</text:p>
          </table:table-cell>
          <table:table-cell table:formula="of:=[.A1697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636" calcext:value-type="float">
            <text:p>50636</text:p>
          </table:table-cell>
          <table:table-cell office:value-type="float" office:value="80.278" calcext:value-type="float">
            <text:p>80.278</text:p>
          </table:table-cell>
          <table:table-cell table:formula="of:=[.A1698]/65535/[.$D$4]" office:value-type="float" office:value="0.0812083893266611" calcext:value-type="float">
            <text:p>0.0812083893266611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0.298" calcext:value-type="float">
            <text:p>80.298</text:p>
          </table:table-cell>
          <table:table-cell table:formula="of:=[.A1699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0.318" calcext:value-type="float">
            <text:p>80.318</text:p>
          </table:table-cell>
          <table:table-cell table:formula="of:=[.A1700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0.338" calcext:value-type="float">
            <text:p>80.338</text:p>
          </table:table-cell>
          <table:table-cell table:formula="of:=[.A1701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48" calcext:value-type="float">
            <text:p>50348</text:p>
          </table:table-cell>
          <table:table-cell office:value-type="float" office:value="80.357" calcext:value-type="float">
            <text:p>80.357</text:p>
          </table:table-cell>
          <table:table-cell table:formula="of:=[.A1702]/65535/[.$D$4]" office:value-type="float" office:value="0.0807465041831648" calcext:value-type="float">
            <text:p>0.080746504183164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0.379" calcext:value-type="float">
            <text:p>80.379</text:p>
          </table:table-cell>
          <table:table-cell table:formula="of:=[.A1703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0.397" calcext:value-type="float">
            <text:p>80.397</text:p>
          </table:table-cell>
          <table:table-cell table:formula="of:=[.A1704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80.419" calcext:value-type="float">
            <text:p>80.419</text:p>
          </table:table-cell>
          <table:table-cell table:formula="of:=[.A1705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220" calcext:value-type="float">
            <text:p>50220</text:p>
          </table:table-cell>
          <table:table-cell office:value-type="float" office:value="80.438" calcext:value-type="float">
            <text:p>80.438</text:p>
          </table:table-cell>
          <table:table-cell table:formula="of:=[.A1706]/65535/[.$D$4]" office:value-type="float" office:value="0.0805412218971664" calcext:value-type="float">
            <text:p>0.0805412218971664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0.458" calcext:value-type="float">
            <text:p>80.458</text:p>
          </table:table-cell>
          <table:table-cell table:formula="of:=[.A1707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80.478" calcext:value-type="float">
            <text:p>80.478</text:p>
          </table:table-cell>
          <table:table-cell table:formula="of:=[.A1708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80.499" calcext:value-type="float">
            <text:p>80.499</text:p>
          </table:table-cell>
          <table:table-cell table:formula="of:=[.A1709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0.517" calcext:value-type="float">
            <text:p>80.517</text:p>
          </table:table-cell>
          <table:table-cell table:formula="of:=[.A1710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0.538" calcext:value-type="float">
            <text:p>80.538</text:p>
          </table:table-cell>
          <table:table-cell table:formula="of:=[.A1711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0.558" calcext:value-type="float">
            <text:p>80.558</text:p>
          </table:table-cell>
          <table:table-cell table:formula="of:=[.A1712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80.578" calcext:value-type="float">
            <text:p>80.578</text:p>
          </table:table-cell>
          <table:table-cell table:formula="of:=[.A1713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80.599" calcext:value-type="float">
            <text:p>80.599</text:p>
          </table:table-cell>
          <table:table-cell table:formula="of:=[.A1714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0.618" calcext:value-type="float">
            <text:p>80.618</text:p>
          </table:table-cell>
          <table:table-cell table:formula="of:=[.A1715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80.638" calcext:value-type="float">
            <text:p>80.638</text:p>
          </table:table-cell>
          <table:table-cell table:formula="of:=[.A1716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20" calcext:value-type="float">
            <text:p>50220</text:p>
          </table:table-cell>
          <table:table-cell office:value-type="float" office:value="80.659" calcext:value-type="float">
            <text:p>80.659</text:p>
          </table:table-cell>
          <table:table-cell table:formula="of:=[.A1717]/65535/[.$D$4]" office:value-type="float" office:value="0.0805412218971664" calcext:value-type="float">
            <text:p>0.0805412218971664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0.677" calcext:value-type="float">
            <text:p>80.677</text:p>
          </table:table-cell>
          <table:table-cell table:formula="of:=[.A1718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0.698" calcext:value-type="float">
            <text:p>80.698</text:p>
          </table:table-cell>
          <table:table-cell table:formula="of:=[.A1719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80.718" calcext:value-type="float">
            <text:p>80.718</text:p>
          </table:table-cell>
          <table:table-cell table:formula="of:=[.A1720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0.737" calcext:value-type="float">
            <text:p>80.737</text:p>
          </table:table-cell>
          <table:table-cell table:formula="of:=[.A1721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0.758" calcext:value-type="float">
            <text:p>80.758</text:p>
          </table:table-cell>
          <table:table-cell table:formula="of:=[.A1722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0.778" calcext:value-type="float">
            <text:p>80.778</text:p>
          </table:table-cell>
          <table:table-cell table:formula="of:=[.A1723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0.798" calcext:value-type="float">
            <text:p>80.798</text:p>
          </table:table-cell>
          <table:table-cell table:formula="of:=[.A1724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80.818" calcext:value-type="float">
            <text:p>80.818</text:p>
          </table:table-cell>
          <table:table-cell table:formula="of:=[.A1725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80.838" calcext:value-type="float">
            <text:p>80.838</text:p>
          </table:table-cell>
          <table:table-cell table:formula="of:=[.A1726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0.857" calcext:value-type="float">
            <text:p>80.857</text:p>
          </table:table-cell>
          <table:table-cell table:formula="of:=[.A1727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0.879" calcext:value-type="float">
            <text:p>80.879</text:p>
          </table:table-cell>
          <table:table-cell table:formula="of:=[.A1728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444" calcext:value-type="float">
            <text:p>50444</text:p>
          </table:table-cell>
          <table:table-cell office:value-type="float" office:value="80.898" calcext:value-type="float">
            <text:p>80.898</text:p>
          </table:table-cell>
          <table:table-cell table:formula="of:=[.A1729]/65535/[.$D$4]" office:value-type="float" office:value="0.0809004658976636" calcext:value-type="float">
            <text:p>0.080900465897663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0.919" calcext:value-type="float">
            <text:p>80.919</text:p>
          </table:table-cell>
          <table:table-cell table:formula="of:=[.A1730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0.938" calcext:value-type="float">
            <text:p>80.938</text:p>
          </table:table-cell>
          <table:table-cell table:formula="of:=[.A1731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0.957" calcext:value-type="float">
            <text:p>80.957</text:p>
          </table:table-cell>
          <table:table-cell table:formula="of:=[.A1732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0.979" calcext:value-type="float">
            <text:p>80.979</text:p>
          </table:table-cell>
          <table:table-cell table:formula="of:=[.A1733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80.998" calcext:value-type="float">
            <text:p>80.998</text:p>
          </table:table-cell>
          <table:table-cell table:formula="of:=[.A1734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1.017" calcext:value-type="float">
            <text:p>81.017</text:p>
          </table:table-cell>
          <table:table-cell table:formula="of:=[.A1735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1.038" calcext:value-type="float">
            <text:p>81.038</text:p>
          </table:table-cell>
          <table:table-cell table:formula="of:=[.A1736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81.059" calcext:value-type="float">
            <text:p>81.059</text:p>
          </table:table-cell>
          <table:table-cell table:formula="of:=[.A1737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1.077" calcext:value-type="float">
            <text:p>81.077</text:p>
          </table:table-cell>
          <table:table-cell table:formula="of:=[.A1738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20" calcext:value-type="float">
            <text:p>50220</text:p>
          </table:table-cell>
          <table:table-cell office:value-type="float" office:value="81.098" calcext:value-type="float">
            <text:p>81.098</text:p>
          </table:table-cell>
          <table:table-cell table:formula="of:=[.A1739]/65535/[.$D$4]" office:value-type="float" office:value="0.0805412218971664" calcext:value-type="float">
            <text:p>0.0805412218971664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1.118" calcext:value-type="float">
            <text:p>81.118</text:p>
          </table:table-cell>
          <table:table-cell table:formula="of:=[.A1740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1.137" calcext:value-type="float">
            <text:p>81.137</text:p>
          </table:table-cell>
          <table:table-cell table:formula="of:=[.A1741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1.158" calcext:value-type="float">
            <text:p>81.158</text:p>
          </table:table-cell>
          <table:table-cell table:formula="of:=[.A1742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1.178" calcext:value-type="float">
            <text:p>81.178</text:p>
          </table:table-cell>
          <table:table-cell table:formula="of:=[.A1743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1.199" calcext:value-type="float">
            <text:p>81.199</text:p>
          </table:table-cell>
          <table:table-cell table:formula="of:=[.A1744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96" calcext:value-type="float">
            <text:p>50396</text:p>
          </table:table-cell>
          <table:table-cell office:value-type="float" office:value="81.218" calcext:value-type="float">
            <text:p>81.218</text:p>
          </table:table-cell>
          <table:table-cell table:formula="of:=[.A1745]/65535/[.$D$4]" office:value-type="float" office:value="0.0808234850404142" calcext:value-type="float">
            <text:p>0.0808234850404142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81.237" calcext:value-type="float">
            <text:p>81.237</text:p>
          </table:table-cell>
          <table:table-cell table:formula="of:=[.A1746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1.259" calcext:value-type="float">
            <text:p>81.259</text:p>
          </table:table-cell>
          <table:table-cell table:formula="of:=[.A1747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1.278" calcext:value-type="float">
            <text:p>81.278</text:p>
          </table:table-cell>
          <table:table-cell table:formula="of:=[.A1748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1.298" calcext:value-type="float">
            <text:p>81.298</text:p>
          </table:table-cell>
          <table:table-cell table:formula="of:=[.A1749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1.318" calcext:value-type="float">
            <text:p>81.318</text:p>
          </table:table-cell>
          <table:table-cell table:formula="of:=[.A1750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81.338" calcext:value-type="float">
            <text:p>81.338</text:p>
          </table:table-cell>
          <table:table-cell table:formula="of:=[.A1751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1.363" calcext:value-type="float">
            <text:p>81.363</text:p>
          </table:table-cell>
          <table:table-cell table:formula="of:=[.A1752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348" calcext:value-type="float">
            <text:p>50348</text:p>
          </table:table-cell>
          <table:table-cell office:value-type="float" office:value="81.378" calcext:value-type="float">
            <text:p>81.378</text:p>
          </table:table-cell>
          <table:table-cell table:formula="of:=[.A1753]/65535/[.$D$4]" office:value-type="float" office:value="0.0807465041831648" calcext:value-type="float">
            <text:p>0.080746504183164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1.398" calcext:value-type="float">
            <text:p>81.398</text:p>
          </table:table-cell>
          <table:table-cell table:formula="of:=[.A1754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1.418" calcext:value-type="float">
            <text:p>81.418</text:p>
          </table:table-cell>
          <table:table-cell table:formula="of:=[.A1755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1.439" calcext:value-type="float">
            <text:p>81.439</text:p>
          </table:table-cell>
          <table:table-cell table:formula="of:=[.A1756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1.458" calcext:value-type="float">
            <text:p>81.458</text:p>
          </table:table-cell>
          <table:table-cell table:formula="of:=[.A1757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1.478" calcext:value-type="float">
            <text:p>81.478</text:p>
          </table:table-cell>
          <table:table-cell table:formula="of:=[.A1758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1.499" calcext:value-type="float">
            <text:p>81.499</text:p>
          </table:table-cell>
          <table:table-cell table:formula="of:=[.A1759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1.518" calcext:value-type="float">
            <text:p>81.518</text:p>
          </table:table-cell>
          <table:table-cell table:formula="of:=[.A1760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81.539" calcext:value-type="float">
            <text:p>81.539</text:p>
          </table:table-cell>
          <table:table-cell table:formula="of:=[.A1761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1.558" calcext:value-type="float">
            <text:p>81.558</text:p>
          </table:table-cell>
          <table:table-cell table:formula="of:=[.A1762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1.578" calcext:value-type="float">
            <text:p>81.578</text:p>
          </table:table-cell>
          <table:table-cell table:formula="of:=[.A1763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04" calcext:value-type="float">
            <text:p>50204</text:p>
          </table:table-cell>
          <table:table-cell office:value-type="float" office:value="81.598" calcext:value-type="float">
            <text:p>81.598</text:p>
          </table:table-cell>
          <table:table-cell table:formula="of:=[.A1764]/65535/[.$D$4]" office:value-type="float" office:value="0.0805155616114166" calcext:value-type="float">
            <text:p>0.080515561611416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81.618" calcext:value-type="float">
            <text:p>81.618</text:p>
          </table:table-cell>
          <table:table-cell table:formula="of:=[.A1765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1.638" calcext:value-type="float">
            <text:p>81.638</text:p>
          </table:table-cell>
          <table:table-cell table:formula="of:=[.A1766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1.659" calcext:value-type="float">
            <text:p>81.659</text:p>
          </table:table-cell>
          <table:table-cell table:formula="of:=[.A1767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81.677" calcext:value-type="float">
            <text:p>81.677</text:p>
          </table:table-cell>
          <table:table-cell table:formula="of:=[.A1768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380" calcext:value-type="float">
            <text:p>50380</text:p>
          </table:table-cell>
          <table:table-cell office:value-type="float" office:value="81.698" calcext:value-type="float">
            <text:p>81.698</text:p>
          </table:table-cell>
          <table:table-cell table:formula="of:=[.A1769]/65535/[.$D$4]" office:value-type="float" office:value="0.0807978247546644" calcext:value-type="float">
            <text:p>0.0807978247546644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1.718" calcext:value-type="float">
            <text:p>81.718</text:p>
          </table:table-cell>
          <table:table-cell table:formula="of:=[.A1770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1.737" calcext:value-type="float">
            <text:p>81.737</text:p>
          </table:table-cell>
          <table:table-cell table:formula="of:=[.A1771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1.758" calcext:value-type="float">
            <text:p>81.758</text:p>
          </table:table-cell>
          <table:table-cell table:formula="of:=[.A1772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1.778" calcext:value-type="float">
            <text:p>81.778</text:p>
          </table:table-cell>
          <table:table-cell table:formula="of:=[.A1773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1.797" calcext:value-type="float">
            <text:p>81.797</text:p>
          </table:table-cell>
          <table:table-cell table:formula="of:=[.A1774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1.818" calcext:value-type="float">
            <text:p>81.818</text:p>
          </table:table-cell>
          <table:table-cell table:formula="of:=[.A1775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1.838" calcext:value-type="float">
            <text:p>81.838</text:p>
          </table:table-cell>
          <table:table-cell table:formula="of:=[.A1776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1.857" calcext:value-type="float">
            <text:p>81.857</text:p>
          </table:table-cell>
          <table:table-cell table:formula="of:=[.A1777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1.879" calcext:value-type="float">
            <text:p>81.879</text:p>
          </table:table-cell>
          <table:table-cell table:formula="of:=[.A1778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1.897" calcext:value-type="float">
            <text:p>81.897</text:p>
          </table:table-cell>
          <table:table-cell table:formula="of:=[.A1779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1.919" calcext:value-type="float">
            <text:p>81.919</text:p>
          </table:table-cell>
          <table:table-cell table:formula="of:=[.A1780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1.938" calcext:value-type="float">
            <text:p>81.938</text:p>
          </table:table-cell>
          <table:table-cell table:formula="of:=[.A1781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1.957" calcext:value-type="float">
            <text:p>81.957</text:p>
          </table:table-cell>
          <table:table-cell table:formula="of:=[.A1782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1.979" calcext:value-type="float">
            <text:p>81.979</text:p>
          </table:table-cell>
          <table:table-cell table:formula="of:=[.A1783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1.998" calcext:value-type="float">
            <text:p>81.998</text:p>
          </table:table-cell>
          <table:table-cell table:formula="of:=[.A1784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2.017" calcext:value-type="float">
            <text:p>82.017</text:p>
          </table:table-cell>
          <table:table-cell table:formula="of:=[.A1785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82.039" calcext:value-type="float">
            <text:p>82.039</text:p>
          </table:table-cell>
          <table:table-cell table:formula="of:=[.A1786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2.058" calcext:value-type="float">
            <text:p>82.058</text:p>
          </table:table-cell>
          <table:table-cell table:formula="of:=[.A1787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2.077" calcext:value-type="float">
            <text:p>82.077</text:p>
          </table:table-cell>
          <table:table-cell table:formula="of:=[.A1788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2.098" calcext:value-type="float">
            <text:p>82.098</text:p>
          </table:table-cell>
          <table:table-cell table:formula="of:=[.A1789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2.118" calcext:value-type="float">
            <text:p>82.118</text:p>
          </table:table-cell>
          <table:table-cell table:formula="of:=[.A1790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82.137" calcext:value-type="float">
            <text:p>82.137</text:p>
          </table:table-cell>
          <table:table-cell table:formula="of:=[.A1791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2.158" calcext:value-type="float">
            <text:p>82.158</text:p>
          </table:table-cell>
          <table:table-cell table:formula="of:=[.A1792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2.178" calcext:value-type="float">
            <text:p>82.178</text:p>
          </table:table-cell>
          <table:table-cell table:formula="of:=[.A1793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2.199" calcext:value-type="float">
            <text:p>82.199</text:p>
          </table:table-cell>
          <table:table-cell table:formula="of:=[.A1794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2.218" calcext:value-type="float">
            <text:p>82.218</text:p>
          </table:table-cell>
          <table:table-cell table:formula="of:=[.A1795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2.237" calcext:value-type="float">
            <text:p>82.237</text:p>
          </table:table-cell>
          <table:table-cell table:formula="of:=[.A1796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2.259" calcext:value-type="float">
            <text:p>82.259</text:p>
          </table:table-cell>
          <table:table-cell table:formula="of:=[.A1797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2.278" calcext:value-type="float">
            <text:p>82.278</text:p>
          </table:table-cell>
          <table:table-cell table:formula="of:=[.A1798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80" calcext:value-type="float">
            <text:p>50380</text:p>
          </table:table-cell>
          <table:table-cell office:value-type="float" office:value="82.298" calcext:value-type="float">
            <text:p>82.298</text:p>
          </table:table-cell>
          <table:table-cell table:formula="of:=[.A1799]/65535/[.$D$4]" office:value-type="float" office:value="0.0807978247546644" calcext:value-type="float">
            <text:p>0.0807978247546644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2.318" calcext:value-type="float">
            <text:p>82.318</text:p>
          </table:table-cell>
          <table:table-cell table:formula="of:=[.A1800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82.338" calcext:value-type="float">
            <text:p>82.338</text:p>
          </table:table-cell>
          <table:table-cell table:formula="of:=[.A1801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2.357" calcext:value-type="float">
            <text:p>82.357</text:p>
          </table:table-cell>
          <table:table-cell table:formula="of:=[.A1802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2.379" calcext:value-type="float">
            <text:p>82.379</text:p>
          </table:table-cell>
          <table:table-cell table:formula="of:=[.A1803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2.397" calcext:value-type="float">
            <text:p>82.397</text:p>
          </table:table-cell>
          <table:table-cell table:formula="of:=[.A1804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2.418" calcext:value-type="float">
            <text:p>82.418</text:p>
          </table:table-cell>
          <table:table-cell table:formula="of:=[.A1805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82.438" calcext:value-type="float">
            <text:p>82.438</text:p>
          </table:table-cell>
          <table:table-cell table:formula="of:=[.A1806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82.458" calcext:value-type="float">
            <text:p>82.458</text:p>
          </table:table-cell>
          <table:table-cell table:formula="of:=[.A1807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2.478" calcext:value-type="float">
            <text:p>82.478</text:p>
          </table:table-cell>
          <table:table-cell table:formula="of:=[.A1808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2.499" calcext:value-type="float">
            <text:p>82.499</text:p>
          </table:table-cell>
          <table:table-cell table:formula="of:=[.A1809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2.518" calcext:value-type="float">
            <text:p>82.518</text:p>
          </table:table-cell>
          <table:table-cell table:formula="of:=[.A1810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82.539" calcext:value-type="float">
            <text:p>82.539</text:p>
          </table:table-cell>
          <table:table-cell table:formula="of:=[.A1811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2.558" calcext:value-type="float">
            <text:p>82.558</text:p>
          </table:table-cell>
          <table:table-cell table:formula="of:=[.A1812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2.577" calcext:value-type="float">
            <text:p>82.577</text:p>
          </table:table-cell>
          <table:table-cell table:formula="of:=[.A1813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2.598" calcext:value-type="float">
            <text:p>82.598</text:p>
          </table:table-cell>
          <table:table-cell table:formula="of:=[.A1814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2.618" calcext:value-type="float">
            <text:p>82.618</text:p>
          </table:table-cell>
          <table:table-cell table:formula="of:=[.A1815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82.638" calcext:value-type="float">
            <text:p>82.638</text:p>
          </table:table-cell>
          <table:table-cell table:formula="of:=[.A1816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2.659" calcext:value-type="float">
            <text:p>82.659</text:p>
          </table:table-cell>
          <table:table-cell table:formula="of:=[.A1817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2.677" calcext:value-type="float">
            <text:p>82.677</text:p>
          </table:table-cell>
          <table:table-cell table:formula="of:=[.A1818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2.698" calcext:value-type="float">
            <text:p>82.698</text:p>
          </table:table-cell>
          <table:table-cell table:formula="of:=[.A1819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82.718" calcext:value-type="float">
            <text:p>82.718</text:p>
          </table:table-cell>
          <table:table-cell table:formula="of:=[.A1820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2.737" calcext:value-type="float">
            <text:p>82.737</text:p>
          </table:table-cell>
          <table:table-cell table:formula="of:=[.A1821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2.758" calcext:value-type="float">
            <text:p>82.758</text:p>
          </table:table-cell>
          <table:table-cell table:formula="of:=[.A1822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2.778" calcext:value-type="float">
            <text:p>82.778</text:p>
          </table:table-cell>
          <table:table-cell table:formula="of:=[.A1823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2.798" calcext:value-type="float">
            <text:p>82.798</text:p>
          </table:table-cell>
          <table:table-cell table:formula="of:=[.A1824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2.818" calcext:value-type="float">
            <text:p>82.818</text:p>
          </table:table-cell>
          <table:table-cell table:formula="of:=[.A1825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2.838" calcext:value-type="float">
            <text:p>82.838</text:p>
          </table:table-cell>
          <table:table-cell table:formula="of:=[.A1826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2.857" calcext:value-type="float">
            <text:p>82.857</text:p>
          </table:table-cell>
          <table:table-cell table:formula="of:=[.A1827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82.879" calcext:value-type="float">
            <text:p>82.879</text:p>
          </table:table-cell>
          <table:table-cell table:formula="of:=[.A1828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2.898" calcext:value-type="float">
            <text:p>82.898</text:p>
          </table:table-cell>
          <table:table-cell table:formula="of:=[.A1829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2.919" calcext:value-type="float">
            <text:p>82.919</text:p>
          </table:table-cell>
          <table:table-cell table:formula="of:=[.A1830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2.938" calcext:value-type="float">
            <text:p>82.938</text:p>
          </table:table-cell>
          <table:table-cell table:formula="of:=[.A1831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2.958" calcext:value-type="float">
            <text:p>82.958</text:p>
          </table:table-cell>
          <table:table-cell table:formula="of:=[.A1832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2.978" calcext:value-type="float">
            <text:p>82.978</text:p>
          </table:table-cell>
          <table:table-cell table:formula="of:=[.A1833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82.998" calcext:value-type="float">
            <text:p>82.998</text:p>
          </table:table-cell>
          <table:table-cell table:formula="of:=[.A1834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49884" calcext:value-type="float">
            <text:p>49884</text:p>
          </table:table-cell>
          <table:table-cell office:value-type="float" office:value="83.018" calcext:value-type="float">
            <text:p>83.018</text:p>
          </table:table-cell>
          <table:table-cell table:formula="of:=[.A1835]/65535/[.$D$4]" office:value-type="float" office:value="0.0800023558964207" calcext:value-type="float">
            <text:p>0.0800023558964207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83.039" calcext:value-type="float">
            <text:p>83.039</text:p>
          </table:table-cell>
          <table:table-cell table:formula="of:=[.A1836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3.059" calcext:value-type="float">
            <text:p>83.059</text:p>
          </table:table-cell>
          <table:table-cell table:formula="of:=[.A1837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508" calcext:value-type="float">
            <text:p>50508</text:p>
          </table:table-cell>
          <table:table-cell office:value-type="float" office:value="83.077" calcext:value-type="float">
            <text:p>83.077</text:p>
          </table:table-cell>
          <table:table-cell table:formula="of:=[.A1838]/65535/[.$D$4]" office:value-type="float" office:value="0.0810031070406627" calcext:value-type="float">
            <text:p>0.0810031070406627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83.098" calcext:value-type="float">
            <text:p>83.098</text:p>
          </table:table-cell>
          <table:table-cell table:formula="of:=[.A1839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348" calcext:value-type="float">
            <text:p>50348</text:p>
          </table:table-cell>
          <table:table-cell office:value-type="float" office:value="83.118" calcext:value-type="float">
            <text:p>83.118</text:p>
          </table:table-cell>
          <table:table-cell table:formula="of:=[.A1840]/65535/[.$D$4]" office:value-type="float" office:value="0.0807465041831648" calcext:value-type="float">
            <text:p>0.0807465041831648</text:p>
          </table:table-cell>
          <table:table-cell/>
        </table:table-row>
        <table:table-row table:style-name="ro1">
          <table:table-cell office:value-type="float" office:value="50220" calcext:value-type="float">
            <text:p>50220</text:p>
          </table:table-cell>
          <table:table-cell office:value-type="float" office:value="83.138" calcext:value-type="float">
            <text:p>83.138</text:p>
          </table:table-cell>
          <table:table-cell table:formula="of:=[.A1841]/65535/[.$D$4]" office:value-type="float" office:value="0.0805412218971664" calcext:value-type="float">
            <text:p>0.0805412218971664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3.158" calcext:value-type="float">
            <text:p>83.158</text:p>
          </table:table-cell>
          <table:table-cell table:formula="of:=[.A1842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3.178" calcext:value-type="float">
            <text:p>83.178</text:p>
          </table:table-cell>
          <table:table-cell table:formula="of:=[.A1843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3.199" calcext:value-type="float">
            <text:p>83.199</text:p>
          </table:table-cell>
          <table:table-cell table:formula="of:=[.A1844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3.218" calcext:value-type="float">
            <text:p>83.218</text:p>
          </table:table-cell>
          <table:table-cell table:formula="of:=[.A1845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3.237" calcext:value-type="float">
            <text:p>83.237</text:p>
          </table:table-cell>
          <table:table-cell table:formula="of:=[.A1846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83.259" calcext:value-type="float">
            <text:p>83.259</text:p>
          </table:table-cell>
          <table:table-cell table:formula="of:=[.A1847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83.278" calcext:value-type="float">
            <text:p>83.278</text:p>
          </table:table-cell>
          <table:table-cell table:formula="of:=[.A1848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83.298" calcext:value-type="float">
            <text:p>83.298</text:p>
          </table:table-cell>
          <table:table-cell table:formula="of:=[.A1849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3.318" calcext:value-type="float">
            <text:p>83.318</text:p>
          </table:table-cell>
          <table:table-cell table:formula="of:=[.A1850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83.338" calcext:value-type="float">
            <text:p>83.338</text:p>
          </table:table-cell>
          <table:table-cell table:formula="of:=[.A1851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3.357" calcext:value-type="float">
            <text:p>83.357</text:p>
          </table:table-cell>
          <table:table-cell table:formula="of:=[.A1852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3.379" calcext:value-type="float">
            <text:p>83.379</text:p>
          </table:table-cell>
          <table:table-cell table:formula="of:=[.A1853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3.397" calcext:value-type="float">
            <text:p>83.397</text:p>
          </table:table-cell>
          <table:table-cell table:formula="of:=[.A1854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3.418" calcext:value-type="float">
            <text:p>83.418</text:p>
          </table:table-cell>
          <table:table-cell table:formula="of:=[.A1855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83.439" calcext:value-type="float">
            <text:p>83.439</text:p>
          </table:table-cell>
          <table:table-cell table:formula="of:=[.A1856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3.458" calcext:value-type="float">
            <text:p>83.458</text:p>
          </table:table-cell>
          <table:table-cell table:formula="of:=[.A1857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3.478" calcext:value-type="float">
            <text:p>83.478</text:p>
          </table:table-cell>
          <table:table-cell table:formula="of:=[.A1858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3.499" calcext:value-type="float">
            <text:p>83.499</text:p>
          </table:table-cell>
          <table:table-cell table:formula="of:=[.A1859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83.518" calcext:value-type="float">
            <text:p>83.518</text:p>
          </table:table-cell>
          <table:table-cell table:formula="of:=[.A1860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04" calcext:value-type="float">
            <text:p>50204</text:p>
          </table:table-cell>
          <table:table-cell office:value-type="float" office:value="83.539" calcext:value-type="float">
            <text:p>83.539</text:p>
          </table:table-cell>
          <table:table-cell table:formula="of:=[.A1861]/65535/[.$D$4]" office:value-type="float" office:value="0.0805155616114166" calcext:value-type="float">
            <text:p>0.08051556161141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3.559" calcext:value-type="float">
            <text:p>83.559</text:p>
          </table:table-cell>
          <table:table-cell table:formula="of:=[.A1862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83.578" calcext:value-type="float">
            <text:p>83.578</text:p>
          </table:table-cell>
          <table:table-cell table:formula="of:=[.A1863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3.598" calcext:value-type="float">
            <text:p>83.598</text:p>
          </table:table-cell>
          <table:table-cell table:formula="of:=[.A1864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3.618" calcext:value-type="float">
            <text:p>83.618</text:p>
          </table:table-cell>
          <table:table-cell table:formula="of:=[.A1865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3.637" calcext:value-type="float">
            <text:p>83.637</text:p>
          </table:table-cell>
          <table:table-cell table:formula="of:=[.A1866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3.659" calcext:value-type="float">
            <text:p>83.659</text:p>
          </table:table-cell>
          <table:table-cell table:formula="of:=[.A1867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3.677" calcext:value-type="float">
            <text:p>83.677</text:p>
          </table:table-cell>
          <table:table-cell table:formula="of:=[.A1868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3.698" calcext:value-type="float">
            <text:p>83.698</text:p>
          </table:table-cell>
          <table:table-cell table:formula="of:=[.A1869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3.718" calcext:value-type="float">
            <text:p>83.718</text:p>
          </table:table-cell>
          <table:table-cell table:formula="of:=[.A1870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83.737" calcext:value-type="float">
            <text:p>83.737</text:p>
          </table:table-cell>
          <table:table-cell table:formula="of:=[.A1871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83.758" calcext:value-type="float">
            <text:p>83.758</text:p>
          </table:table-cell>
          <table:table-cell table:formula="of:=[.A1872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3.778" calcext:value-type="float">
            <text:p>83.778</text:p>
          </table:table-cell>
          <table:table-cell table:formula="of:=[.A1873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3.798" calcext:value-type="float">
            <text:p>83.798</text:p>
          </table:table-cell>
          <table:table-cell table:formula="of:=[.A1874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3.818" calcext:value-type="float">
            <text:p>83.818</text:p>
          </table:table-cell>
          <table:table-cell table:formula="of:=[.A1875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83.838" calcext:value-type="float">
            <text:p>83.838</text:p>
          </table:table-cell>
          <table:table-cell table:formula="of:=[.A1876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3.857" calcext:value-type="float">
            <text:p>83.857</text:p>
          </table:table-cell>
          <table:table-cell table:formula="of:=[.A1877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3.879" calcext:value-type="float">
            <text:p>83.879</text:p>
          </table:table-cell>
          <table:table-cell table:formula="of:=[.A1878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3.898" calcext:value-type="float">
            <text:p>83.898</text:p>
          </table:table-cell>
          <table:table-cell table:formula="of:=[.A1879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83.919" calcext:value-type="float">
            <text:p>83.919</text:p>
          </table:table-cell>
          <table:table-cell table:formula="of:=[.A1880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20" calcext:value-type="float">
            <text:p>50220</text:p>
          </table:table-cell>
          <table:table-cell office:value-type="float" office:value="83.938" calcext:value-type="float">
            <text:p>83.938</text:p>
          </table:table-cell>
          <table:table-cell table:formula="of:=[.A1881]/65535/[.$D$4]" office:value-type="float" office:value="0.0805412218971664" calcext:value-type="float">
            <text:p>0.0805412218971664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3.957" calcext:value-type="float">
            <text:p>83.957</text:p>
          </table:table-cell>
          <table:table-cell table:formula="of:=[.A1882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3.979" calcext:value-type="float">
            <text:p>83.979</text:p>
          </table:table-cell>
          <table:table-cell table:formula="of:=[.A1883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3.998" calcext:value-type="float">
            <text:p>83.998</text:p>
          </table:table-cell>
          <table:table-cell table:formula="of:=[.A1884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4.018" calcext:value-type="float">
            <text:p>84.018</text:p>
          </table:table-cell>
          <table:table-cell table:formula="of:=[.A1885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4.039" calcext:value-type="float">
            <text:p>84.039</text:p>
          </table:table-cell>
          <table:table-cell table:formula="of:=[.A1886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4.059" calcext:value-type="float">
            <text:p>84.059</text:p>
          </table:table-cell>
          <table:table-cell table:formula="of:=[.A1887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4.078" calcext:value-type="float">
            <text:p>84.078</text:p>
          </table:table-cell>
          <table:table-cell table:formula="of:=[.A1888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4.098" calcext:value-type="float">
            <text:p>84.098</text:p>
          </table:table-cell>
          <table:table-cell table:formula="of:=[.A1889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4.118" calcext:value-type="float">
            <text:p>84.118</text:p>
          </table:table-cell>
          <table:table-cell table:formula="of:=[.A1890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4.137" calcext:value-type="float">
            <text:p>84.137</text:p>
          </table:table-cell>
          <table:table-cell table:formula="of:=[.A1891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84.163" calcext:value-type="float">
            <text:p>84.163</text:p>
          </table:table-cell>
          <table:table-cell table:formula="of:=[.A1892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84.178" calcext:value-type="float">
            <text:p>84.178</text:p>
          </table:table-cell>
          <table:table-cell table:formula="of:=[.A1893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4.198" calcext:value-type="float">
            <text:p>84.198</text:p>
          </table:table-cell>
          <table:table-cell table:formula="of:=[.A1894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4.218" calcext:value-type="float">
            <text:p>84.218</text:p>
          </table:table-cell>
          <table:table-cell table:formula="of:=[.A1895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4.237" calcext:value-type="float">
            <text:p>84.237</text:p>
          </table:table-cell>
          <table:table-cell table:formula="of:=[.A1896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4.259" calcext:value-type="float">
            <text:p>84.259</text:p>
          </table:table-cell>
          <table:table-cell table:formula="of:=[.A1897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4.278" calcext:value-type="float">
            <text:p>84.278</text:p>
          </table:table-cell>
          <table:table-cell table:formula="of:=[.A1898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4.298" calcext:value-type="float">
            <text:p>84.298</text:p>
          </table:table-cell>
          <table:table-cell table:formula="of:=[.A1899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84.318" calcext:value-type="float">
            <text:p>84.318</text:p>
          </table:table-cell>
          <table:table-cell table:formula="of:=[.A1900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4.338" calcext:value-type="float">
            <text:p>84.338</text:p>
          </table:table-cell>
          <table:table-cell table:formula="of:=[.A1901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4.357" calcext:value-type="float">
            <text:p>84.357</text:p>
          </table:table-cell>
          <table:table-cell table:formula="of:=[.A1902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4.379" calcext:value-type="float">
            <text:p>84.379</text:p>
          </table:table-cell>
          <table:table-cell table:formula="of:=[.A1903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4.397" calcext:value-type="float">
            <text:p>84.397</text:p>
          </table:table-cell>
          <table:table-cell table:formula="of:=[.A1904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4.419" calcext:value-type="float">
            <text:p>84.419</text:p>
          </table:table-cell>
          <table:table-cell table:formula="of:=[.A1905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4.438" calcext:value-type="float">
            <text:p>84.438</text:p>
          </table:table-cell>
          <table:table-cell table:formula="of:=[.A1906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84.458" calcext:value-type="float">
            <text:p>84.458</text:p>
          </table:table-cell>
          <table:table-cell table:formula="of:=[.A1907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4.478" calcext:value-type="float">
            <text:p>84.478</text:p>
          </table:table-cell>
          <table:table-cell table:formula="of:=[.A1908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4.499" calcext:value-type="float">
            <text:p>84.499</text:p>
          </table:table-cell>
          <table:table-cell table:formula="of:=[.A1909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4.518" calcext:value-type="float">
            <text:p>84.518</text:p>
          </table:table-cell>
          <table:table-cell table:formula="of:=[.A1910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4.539" calcext:value-type="float">
            <text:p>84.539</text:p>
          </table:table-cell>
          <table:table-cell table:formula="of:=[.A1911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84.559" calcext:value-type="float">
            <text:p>84.559</text:p>
          </table:table-cell>
          <table:table-cell table:formula="of:=[.A1912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4.577" calcext:value-type="float">
            <text:p>84.577</text:p>
          </table:table-cell>
          <table:table-cell table:formula="of:=[.A1913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4.598" calcext:value-type="float">
            <text:p>84.598</text:p>
          </table:table-cell>
          <table:table-cell table:formula="of:=[.A1914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84.618" calcext:value-type="float">
            <text:p>84.618</text:p>
          </table:table-cell>
          <table:table-cell table:formula="of:=[.A1915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4.637" calcext:value-type="float">
            <text:p>84.637</text:p>
          </table:table-cell>
          <table:table-cell table:formula="of:=[.A1916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4.659" calcext:value-type="float">
            <text:p>84.659</text:p>
          </table:table-cell>
          <table:table-cell table:formula="of:=[.A1917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4.677" calcext:value-type="float">
            <text:p>84.677</text:p>
          </table:table-cell>
          <table:table-cell table:formula="of:=[.A1918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84.698" calcext:value-type="float">
            <text:p>84.698</text:p>
          </table:table-cell>
          <table:table-cell table:formula="of:=[.A1919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4.718" calcext:value-type="float">
            <text:p>84.718</text:p>
          </table:table-cell>
          <table:table-cell table:formula="of:=[.A1920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4.737" calcext:value-type="float">
            <text:p>84.737</text:p>
          </table:table-cell>
          <table:table-cell table:formula="of:=[.A1921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4.758" calcext:value-type="float">
            <text:p>84.758</text:p>
          </table:table-cell>
          <table:table-cell table:formula="of:=[.A1922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4.778" calcext:value-type="float">
            <text:p>84.778</text:p>
          </table:table-cell>
          <table:table-cell table:formula="of:=[.A1923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4.798" calcext:value-type="float">
            <text:p>84.798</text:p>
          </table:table-cell>
          <table:table-cell table:formula="of:=[.A1924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04" calcext:value-type="float">
            <text:p>50204</text:p>
          </table:table-cell>
          <table:table-cell office:value-type="float" office:value="84.818" calcext:value-type="float">
            <text:p>84.818</text:p>
          </table:table-cell>
          <table:table-cell table:formula="of:=[.A1925]/65535/[.$D$4]" office:value-type="float" office:value="0.0805155616114166" calcext:value-type="float">
            <text:p>0.080515561611416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84.838" calcext:value-type="float">
            <text:p>84.838</text:p>
          </table:table-cell>
          <table:table-cell table:formula="of:=[.A1926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4.857" calcext:value-type="float">
            <text:p>84.857</text:p>
          </table:table-cell>
          <table:table-cell table:formula="of:=[.A1927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4.879" calcext:value-type="float">
            <text:p>84.879</text:p>
          </table:table-cell>
          <table:table-cell table:formula="of:=[.A1928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4.897" calcext:value-type="float">
            <text:p>84.897</text:p>
          </table:table-cell>
          <table:table-cell table:formula="of:=[.A1929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4.919" calcext:value-type="float">
            <text:p>84.919</text:p>
          </table:table-cell>
          <table:table-cell table:formula="of:=[.A1930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4.938" calcext:value-type="float">
            <text:p>84.938</text:p>
          </table:table-cell>
          <table:table-cell table:formula="of:=[.A1931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4.957" calcext:value-type="float">
            <text:p>84.957</text:p>
          </table:table-cell>
          <table:table-cell table:formula="of:=[.A1932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4.978" calcext:value-type="float">
            <text:p>84.978</text:p>
          </table:table-cell>
          <table:table-cell table:formula="of:=[.A1933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4.999" calcext:value-type="float">
            <text:p>84.999</text:p>
          </table:table-cell>
          <table:table-cell table:formula="of:=[.A1934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5.018" calcext:value-type="float">
            <text:p>85.018</text:p>
          </table:table-cell>
          <table:table-cell table:formula="of:=[.A1935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48" calcext:value-type="float">
            <text:p>50348</text:p>
          </table:table-cell>
          <table:table-cell office:value-type="float" office:value="85.039" calcext:value-type="float">
            <text:p>85.039</text:p>
          </table:table-cell>
          <table:table-cell table:formula="of:=[.A1936]/65535/[.$D$4]" office:value-type="float" office:value="0.0807465041831648" calcext:value-type="float">
            <text:p>0.080746504183164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5.058" calcext:value-type="float">
            <text:p>85.058</text:p>
          </table:table-cell>
          <table:table-cell table:formula="of:=[.A1937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5.078" calcext:value-type="float">
            <text:p>85.078</text:p>
          </table:table-cell>
          <table:table-cell table:formula="of:=[.A1938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85.098" calcext:value-type="float">
            <text:p>85.098</text:p>
          </table:table-cell>
          <table:table-cell table:formula="of:=[.A1939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20" calcext:value-type="float">
            <text:p>50220</text:p>
          </table:table-cell>
          <table:table-cell office:value-type="float" office:value="85.118" calcext:value-type="float">
            <text:p>85.118</text:p>
          </table:table-cell>
          <table:table-cell table:formula="of:=[.A1940]/65535/[.$D$4]" office:value-type="float" office:value="0.0805412218971664" calcext:value-type="float">
            <text:p>0.0805412218971664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5.137" calcext:value-type="float">
            <text:p>85.137</text:p>
          </table:table-cell>
          <table:table-cell table:formula="of:=[.A1941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5.158" calcext:value-type="float">
            <text:p>85.158</text:p>
          </table:table-cell>
          <table:table-cell table:formula="of:=[.A1942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5.177" calcext:value-type="float">
            <text:p>85.177</text:p>
          </table:table-cell>
          <table:table-cell table:formula="of:=[.A1943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5.198" calcext:value-type="float">
            <text:p>85.198</text:p>
          </table:table-cell>
          <table:table-cell table:formula="of:=[.A1944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5.218" calcext:value-type="float">
            <text:p>85.218</text:p>
          </table:table-cell>
          <table:table-cell table:formula="of:=[.A1945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5.237" calcext:value-type="float">
            <text:p>85.237</text:p>
          </table:table-cell>
          <table:table-cell table:formula="of:=[.A1946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5.258" calcext:value-type="float">
            <text:p>85.258</text:p>
          </table:table-cell>
          <table:table-cell table:formula="of:=[.A1947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5.278" calcext:value-type="float">
            <text:p>85.278</text:p>
          </table:table-cell>
          <table:table-cell table:formula="of:=[.A1948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85.298" calcext:value-type="float">
            <text:p>85.298</text:p>
          </table:table-cell>
          <table:table-cell table:formula="of:=[.A1949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5.318" calcext:value-type="float">
            <text:p>85.318</text:p>
          </table:table-cell>
          <table:table-cell table:formula="of:=[.A1950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5.338" calcext:value-type="float">
            <text:p>85.338</text:p>
          </table:table-cell>
          <table:table-cell table:formula="of:=[.A1951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5.357" calcext:value-type="float">
            <text:p>85.357</text:p>
          </table:table-cell>
          <table:table-cell table:formula="of:=[.A1952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5.379" calcext:value-type="float">
            <text:p>85.379</text:p>
          </table:table-cell>
          <table:table-cell table:formula="of:=[.A1953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5.397" calcext:value-type="float">
            <text:p>85.397</text:p>
          </table:table-cell>
          <table:table-cell table:formula="of:=[.A1954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5.419" calcext:value-type="float">
            <text:p>85.419</text:p>
          </table:table-cell>
          <table:table-cell table:formula="of:=[.A1955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5.438" calcext:value-type="float">
            <text:p>85.438</text:p>
          </table:table-cell>
          <table:table-cell table:formula="of:=[.A1956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5.458" calcext:value-type="float">
            <text:p>85.458</text:p>
          </table:table-cell>
          <table:table-cell table:formula="of:=[.A1957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5.478" calcext:value-type="float">
            <text:p>85.478</text:p>
          </table:table-cell>
          <table:table-cell table:formula="of:=[.A1958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5.499" calcext:value-type="float">
            <text:p>85.499</text:p>
          </table:table-cell>
          <table:table-cell table:formula="of:=[.A1959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5.518" calcext:value-type="float">
            <text:p>85.518</text:p>
          </table:table-cell>
          <table:table-cell table:formula="of:=[.A1960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5.539" calcext:value-type="float">
            <text:p>85.539</text:p>
          </table:table-cell>
          <table:table-cell table:formula="of:=[.A1961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5.559" calcext:value-type="float">
            <text:p>85.559</text:p>
          </table:table-cell>
          <table:table-cell table:formula="of:=[.A1962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5.577" calcext:value-type="float">
            <text:p>85.577</text:p>
          </table:table-cell>
          <table:table-cell table:formula="of:=[.A1963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5.598" calcext:value-type="float">
            <text:p>85.598</text:p>
          </table:table-cell>
          <table:table-cell table:formula="of:=[.A1964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85.618" calcext:value-type="float">
            <text:p>85.618</text:p>
          </table:table-cell>
          <table:table-cell table:formula="of:=[.A1965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5.638" calcext:value-type="float">
            <text:p>85.638</text:p>
          </table:table-cell>
          <table:table-cell table:formula="of:=[.A1966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5.659" calcext:value-type="float">
            <text:p>85.659</text:p>
          </table:table-cell>
          <table:table-cell table:formula="of:=[.A1967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5.677" calcext:value-type="float">
            <text:p>85.677</text:p>
          </table:table-cell>
          <table:table-cell table:formula="of:=[.A1968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5.698" calcext:value-type="float">
            <text:p>85.698</text:p>
          </table:table-cell>
          <table:table-cell table:formula="of:=[.A1969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5.718" calcext:value-type="float">
            <text:p>85.718</text:p>
          </table:table-cell>
          <table:table-cell table:formula="of:=[.A1970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5.737" calcext:value-type="float">
            <text:p>85.737</text:p>
          </table:table-cell>
          <table:table-cell table:formula="of:=[.A1971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5.759" calcext:value-type="float">
            <text:p>85.759</text:p>
          </table:table-cell>
          <table:table-cell table:formula="of:=[.A1972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5.778" calcext:value-type="float">
            <text:p>85.778</text:p>
          </table:table-cell>
          <table:table-cell table:formula="of:=[.A1973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20" calcext:value-type="float">
            <text:p>50220</text:p>
          </table:table-cell>
          <table:table-cell office:value-type="float" office:value="85.798" calcext:value-type="float">
            <text:p>85.798</text:p>
          </table:table-cell>
          <table:table-cell table:formula="of:=[.A1974]/65535/[.$D$4]" office:value-type="float" office:value="0.0805412218971664" calcext:value-type="float">
            <text:p>0.0805412218971664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5.819" calcext:value-type="float">
            <text:p>85.819</text:p>
          </table:table-cell>
          <table:table-cell table:formula="of:=[.A1975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85.839" calcext:value-type="float">
            <text:p>85.839</text:p>
          </table:table-cell>
          <table:table-cell table:formula="of:=[.A1976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20" calcext:value-type="float">
            <text:p>50220</text:p>
          </table:table-cell>
          <table:table-cell office:value-type="float" office:value="85.858" calcext:value-type="float">
            <text:p>85.858</text:p>
          </table:table-cell>
          <table:table-cell table:formula="of:=[.A1977]/65535/[.$D$4]" office:value-type="float" office:value="0.0805412218971664" calcext:value-type="float">
            <text:p>0.0805412218971664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85.878" calcext:value-type="float">
            <text:p>85.878</text:p>
          </table:table-cell>
          <table:table-cell table:formula="of:=[.A1978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5.897" calcext:value-type="float">
            <text:p>85.897</text:p>
          </table:table-cell>
          <table:table-cell table:formula="of:=[.A1979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5.919" calcext:value-type="float">
            <text:p>85.919</text:p>
          </table:table-cell>
          <table:table-cell table:formula="of:=[.A1980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5.938" calcext:value-type="float">
            <text:p>85.938</text:p>
          </table:table-cell>
          <table:table-cell table:formula="of:=[.A1981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5.958" calcext:value-type="float">
            <text:p>85.958</text:p>
          </table:table-cell>
          <table:table-cell table:formula="of:=[.A1982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5.979" calcext:value-type="float">
            <text:p>85.979</text:p>
          </table:table-cell>
          <table:table-cell table:formula="of:=[.A1983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5.998" calcext:value-type="float">
            <text:p>85.998</text:p>
          </table:table-cell>
          <table:table-cell table:formula="of:=[.A1984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86.017" calcext:value-type="float">
            <text:p>86.017</text:p>
          </table:table-cell>
          <table:table-cell table:formula="of:=[.A1985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86.039" calcext:value-type="float">
            <text:p>86.039</text:p>
          </table:table-cell>
          <table:table-cell table:formula="of:=[.A1986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6.059" calcext:value-type="float">
            <text:p>86.059</text:p>
          </table:table-cell>
          <table:table-cell table:formula="of:=[.A1987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6.077" calcext:value-type="float">
            <text:p>86.077</text:p>
          </table:table-cell>
          <table:table-cell table:formula="of:=[.A1988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6.098" calcext:value-type="float">
            <text:p>86.098</text:p>
          </table:table-cell>
          <table:table-cell table:formula="of:=[.A1989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6.118" calcext:value-type="float">
            <text:p>86.118</text:p>
          </table:table-cell>
          <table:table-cell table:formula="of:=[.A1990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6.137" calcext:value-type="float">
            <text:p>86.137</text:p>
          </table:table-cell>
          <table:table-cell table:formula="of:=[.A1991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6.158" calcext:value-type="float">
            <text:p>86.158</text:p>
          </table:table-cell>
          <table:table-cell table:formula="of:=[.A1992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20" calcext:value-type="float">
            <text:p>50220</text:p>
          </table:table-cell>
          <table:table-cell office:value-type="float" office:value="86.178" calcext:value-type="float">
            <text:p>86.178</text:p>
          </table:table-cell>
          <table:table-cell table:formula="of:=[.A1993]/65535/[.$D$4]" office:value-type="float" office:value="0.0805412218971664" calcext:value-type="float">
            <text:p>0.0805412218971664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86.198" calcext:value-type="float">
            <text:p>86.198</text:p>
          </table:table-cell>
          <table:table-cell table:formula="of:=[.A1994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6.218" calcext:value-type="float">
            <text:p>86.218</text:p>
          </table:table-cell>
          <table:table-cell table:formula="of:=[.A1995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6.237" calcext:value-type="float">
            <text:p>86.237</text:p>
          </table:table-cell>
          <table:table-cell table:formula="of:=[.A1996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6.259" calcext:value-type="float">
            <text:p>86.259</text:p>
          </table:table-cell>
          <table:table-cell table:formula="of:=[.A1997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6.278" calcext:value-type="float">
            <text:p>86.278</text:p>
          </table:table-cell>
          <table:table-cell table:formula="of:=[.A1998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508" calcext:value-type="float">
            <text:p>50508</text:p>
          </table:table-cell>
          <table:table-cell office:value-type="float" office:value="86.298" calcext:value-type="float">
            <text:p>86.298</text:p>
          </table:table-cell>
          <table:table-cell table:formula="of:=[.A1999]/65535/[.$D$4]" office:value-type="float" office:value="0.0810031070406627" calcext:value-type="float">
            <text:p>0.0810031070406627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6.318" calcext:value-type="float">
            <text:p>86.318</text:p>
          </table:table-cell>
          <table:table-cell table:formula="of:=[.A2000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86.338" calcext:value-type="float">
            <text:p>86.338</text:p>
          </table:table-cell>
          <table:table-cell table:formula="of:=[.A2001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86.363" calcext:value-type="float">
            <text:p>86.363</text:p>
          </table:table-cell>
          <table:table-cell table:formula="of:=[.A2002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6.378" calcext:value-type="float">
            <text:p>86.378</text:p>
          </table:table-cell>
          <table:table-cell table:formula="of:=[.A2003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6.398" calcext:value-type="float">
            <text:p>86.398</text:p>
          </table:table-cell>
          <table:table-cell table:formula="of:=[.A2004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6.418" calcext:value-type="float">
            <text:p>86.418</text:p>
          </table:table-cell>
          <table:table-cell table:formula="of:=[.A2005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6.438" calcext:value-type="float">
            <text:p>86.438</text:p>
          </table:table-cell>
          <table:table-cell table:formula="of:=[.A2006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6.458" calcext:value-type="float">
            <text:p>86.458</text:p>
          </table:table-cell>
          <table:table-cell table:formula="of:=[.A2007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6.478" calcext:value-type="float">
            <text:p>86.478</text:p>
          </table:table-cell>
          <table:table-cell table:formula="of:=[.A2008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6.499" calcext:value-type="float">
            <text:p>86.499</text:p>
          </table:table-cell>
          <table:table-cell table:formula="of:=[.A2009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6.517" calcext:value-type="float">
            <text:p>86.517</text:p>
          </table:table-cell>
          <table:table-cell table:formula="of:=[.A2010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86.538" calcext:value-type="float">
            <text:p>86.538</text:p>
          </table:table-cell>
          <table:table-cell table:formula="of:=[.A2011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6.559" calcext:value-type="float">
            <text:p>86.559</text:p>
          </table:table-cell>
          <table:table-cell table:formula="of:=[.A2012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6.577" calcext:value-type="float">
            <text:p>86.577</text:p>
          </table:table-cell>
          <table:table-cell table:formula="of:=[.A2013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6.598" calcext:value-type="float">
            <text:p>86.598</text:p>
          </table:table-cell>
          <table:table-cell table:formula="of:=[.A2014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20" calcext:value-type="float">
            <text:p>50220</text:p>
          </table:table-cell>
          <table:table-cell office:value-type="float" office:value="86.618" calcext:value-type="float">
            <text:p>86.618</text:p>
          </table:table-cell>
          <table:table-cell table:formula="of:=[.A2015]/65535/[.$D$4]" office:value-type="float" office:value="0.0805412218971664" calcext:value-type="float">
            <text:p>0.0805412218971664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6.637" calcext:value-type="float">
            <text:p>86.637</text:p>
          </table:table-cell>
          <table:table-cell table:formula="of:=[.A2016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6.658" calcext:value-type="float">
            <text:p>86.658</text:p>
          </table:table-cell>
          <table:table-cell table:formula="of:=[.A2017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6.677" calcext:value-type="float">
            <text:p>86.677</text:p>
          </table:table-cell>
          <table:table-cell table:formula="of:=[.A2018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6.698" calcext:value-type="float">
            <text:p>86.698</text:p>
          </table:table-cell>
          <table:table-cell table:formula="of:=[.A2019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6.718" calcext:value-type="float">
            <text:p>86.718</text:p>
          </table:table-cell>
          <table:table-cell table:formula="of:=[.A2020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86.737" calcext:value-type="float">
            <text:p>86.737</text:p>
          </table:table-cell>
          <table:table-cell table:formula="of:=[.A2021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6.759" calcext:value-type="float">
            <text:p>86.759</text:p>
          </table:table-cell>
          <table:table-cell table:formula="of:=[.A2022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6.778" calcext:value-type="float">
            <text:p>86.778</text:p>
          </table:table-cell>
          <table:table-cell table:formula="of:=[.A2023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6.798" calcext:value-type="float">
            <text:p>86.798</text:p>
          </table:table-cell>
          <table:table-cell table:formula="of:=[.A2024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6.818" calcext:value-type="float">
            <text:p>86.818</text:p>
          </table:table-cell>
          <table:table-cell table:formula="of:=[.A2025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6.838" calcext:value-type="float">
            <text:p>86.838</text:p>
          </table:table-cell>
          <table:table-cell table:formula="of:=[.A2026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6.857" calcext:value-type="float">
            <text:p>86.857</text:p>
          </table:table-cell>
          <table:table-cell table:formula="of:=[.A2027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6.879" calcext:value-type="float">
            <text:p>86.879</text:p>
          </table:table-cell>
          <table:table-cell table:formula="of:=[.A2028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6.897" calcext:value-type="float">
            <text:p>86.897</text:p>
          </table:table-cell>
          <table:table-cell table:formula="of:=[.A2029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20" calcext:value-type="float">
            <text:p>50220</text:p>
          </table:table-cell>
          <table:table-cell office:value-type="float" office:value="86.919" calcext:value-type="float">
            <text:p>86.919</text:p>
          </table:table-cell>
          <table:table-cell table:formula="of:=[.A2030]/65535/[.$D$4]" office:value-type="float" office:value="0.0805412218971664" calcext:value-type="float">
            <text:p>0.0805412218971664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6.938" calcext:value-type="float">
            <text:p>86.938</text:p>
          </table:table-cell>
          <table:table-cell table:formula="of:=[.A2031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6.957" calcext:value-type="float">
            <text:p>86.957</text:p>
          </table:table-cell>
          <table:table-cell table:formula="of:=[.A2032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86.979" calcext:value-type="float">
            <text:p>86.979</text:p>
          </table:table-cell>
          <table:table-cell table:formula="of:=[.A2033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20" calcext:value-type="float">
            <text:p>50220</text:p>
          </table:table-cell>
          <table:table-cell office:value-type="float" office:value="86.998" calcext:value-type="float">
            <text:p>86.998</text:p>
          </table:table-cell>
          <table:table-cell table:formula="of:=[.A2034]/65535/[.$D$4]" office:value-type="float" office:value="0.0805412218971664" calcext:value-type="float">
            <text:p>0.0805412218971664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7.017" calcext:value-type="float">
            <text:p>87.017</text:p>
          </table:table-cell>
          <table:table-cell table:formula="of:=[.A2035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87.039" calcext:value-type="float">
            <text:p>87.039</text:p>
          </table:table-cell>
          <table:table-cell table:formula="of:=[.A2036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7.059" calcext:value-type="float">
            <text:p>87.059</text:p>
          </table:table-cell>
          <table:table-cell table:formula="of:=[.A2037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7.077" calcext:value-type="float">
            <text:p>87.077</text:p>
          </table:table-cell>
          <table:table-cell table:formula="of:=[.A2038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87.098" calcext:value-type="float">
            <text:p>87.098</text:p>
          </table:table-cell>
          <table:table-cell table:formula="of:=[.A2039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7.118" calcext:value-type="float">
            <text:p>87.118</text:p>
          </table:table-cell>
          <table:table-cell table:formula="of:=[.A2040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7.137" calcext:value-type="float">
            <text:p>87.137</text:p>
          </table:table-cell>
          <table:table-cell table:formula="of:=[.A2041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87.158" calcext:value-type="float">
            <text:p>87.158</text:p>
          </table:table-cell>
          <table:table-cell table:formula="of:=[.A2042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7.178" calcext:value-type="float">
            <text:p>87.178</text:p>
          </table:table-cell>
          <table:table-cell table:formula="of:=[.A2043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7.199" calcext:value-type="float">
            <text:p>87.199</text:p>
          </table:table-cell>
          <table:table-cell table:formula="of:=[.A2044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87.218" calcext:value-type="float">
            <text:p>87.218</text:p>
          </table:table-cell>
          <table:table-cell table:formula="of:=[.A2045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7.237" calcext:value-type="float">
            <text:p>87.237</text:p>
          </table:table-cell>
          <table:table-cell table:formula="of:=[.A2046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87.259" calcext:value-type="float">
            <text:p>87.259</text:p>
          </table:table-cell>
          <table:table-cell table:formula="of:=[.A2047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7.278" calcext:value-type="float">
            <text:p>87.278</text:p>
          </table:table-cell>
          <table:table-cell table:formula="of:=[.A2048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87.298" calcext:value-type="float">
            <text:p>87.298</text:p>
          </table:table-cell>
          <table:table-cell table:formula="of:=[.A2049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7.318" calcext:value-type="float">
            <text:p>87.318</text:p>
          </table:table-cell>
          <table:table-cell table:formula="of:=[.A2050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7.339" calcext:value-type="float">
            <text:p>87.339</text:p>
          </table:table-cell>
          <table:table-cell table:formula="of:=[.A2051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7.358" calcext:value-type="float">
            <text:p>87.358</text:p>
          </table:table-cell>
          <table:table-cell table:formula="of:=[.A2052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7.378" calcext:value-type="float">
            <text:p>87.378</text:p>
          </table:table-cell>
          <table:table-cell table:formula="of:=[.A2053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7.397" calcext:value-type="float">
            <text:p>87.397</text:p>
          </table:table-cell>
          <table:table-cell table:formula="of:=[.A2054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7.419" calcext:value-type="float">
            <text:p>87.419</text:p>
          </table:table-cell>
          <table:table-cell table:formula="of:=[.A2055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7.438" calcext:value-type="float">
            <text:p>87.438</text:p>
          </table:table-cell>
          <table:table-cell table:formula="of:=[.A2056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7.457" calcext:value-type="float">
            <text:p>87.457</text:p>
          </table:table-cell>
          <table:table-cell table:formula="of:=[.A2057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7.479" calcext:value-type="float">
            <text:p>87.479</text:p>
          </table:table-cell>
          <table:table-cell table:formula="of:=[.A2058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7.498" calcext:value-type="float">
            <text:p>87.498</text:p>
          </table:table-cell>
          <table:table-cell table:formula="of:=[.A2059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7.518" calcext:value-type="float">
            <text:p>87.518</text:p>
          </table:table-cell>
          <table:table-cell table:formula="of:=[.A2060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7.539" calcext:value-type="float">
            <text:p>87.539</text:p>
          </table:table-cell>
          <table:table-cell table:formula="of:=[.A2061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7.559" calcext:value-type="float">
            <text:p>87.559</text:p>
          </table:table-cell>
          <table:table-cell table:formula="of:=[.A2062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87.577" calcext:value-type="float">
            <text:p>87.577</text:p>
          </table:table-cell>
          <table:table-cell table:formula="of:=[.A2063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87.598" calcext:value-type="float">
            <text:p>87.598</text:p>
          </table:table-cell>
          <table:table-cell table:formula="of:=[.A2064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7.618" calcext:value-type="float">
            <text:p>87.618</text:p>
          </table:table-cell>
          <table:table-cell table:formula="of:=[.A2065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7.637" calcext:value-type="float">
            <text:p>87.637</text:p>
          </table:table-cell>
          <table:table-cell table:formula="of:=[.A2066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04" calcext:value-type="float">
            <text:p>50204</text:p>
          </table:table-cell>
          <table:table-cell office:value-type="float" office:value="87.659" calcext:value-type="float">
            <text:p>87.659</text:p>
          </table:table-cell>
          <table:table-cell table:formula="of:=[.A2067]/65535/[.$D$4]" office:value-type="float" office:value="0.0805155616114166" calcext:value-type="float">
            <text:p>0.08051556161141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7.677" calcext:value-type="float">
            <text:p>87.677</text:p>
          </table:table-cell>
          <table:table-cell table:formula="of:=[.A2068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7.698" calcext:value-type="float">
            <text:p>87.698</text:p>
          </table:table-cell>
          <table:table-cell table:formula="of:=[.A2069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87.718" calcext:value-type="float">
            <text:p>87.718</text:p>
          </table:table-cell>
          <table:table-cell table:formula="of:=[.A2070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7.737" calcext:value-type="float">
            <text:p>87.737</text:p>
          </table:table-cell>
          <table:table-cell table:formula="of:=[.A2071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7.758" calcext:value-type="float">
            <text:p>87.758</text:p>
          </table:table-cell>
          <table:table-cell table:formula="of:=[.A2072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7.778" calcext:value-type="float">
            <text:p>87.778</text:p>
          </table:table-cell>
          <table:table-cell table:formula="of:=[.A2073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7.798" calcext:value-type="float">
            <text:p>87.798</text:p>
          </table:table-cell>
          <table:table-cell table:formula="of:=[.A2074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7.818" calcext:value-type="float">
            <text:p>87.818</text:p>
          </table:table-cell>
          <table:table-cell table:formula="of:=[.A2075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7.838" calcext:value-type="float">
            <text:p>87.838</text:p>
          </table:table-cell>
          <table:table-cell table:formula="of:=[.A2076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7.857" calcext:value-type="float">
            <text:p>87.857</text:p>
          </table:table-cell>
          <table:table-cell table:formula="of:=[.A2077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7.879" calcext:value-type="float">
            <text:p>87.879</text:p>
          </table:table-cell>
          <table:table-cell table:formula="of:=[.A2078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7.898" calcext:value-type="float">
            <text:p>87.898</text:p>
          </table:table-cell>
          <table:table-cell table:formula="of:=[.A2079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7.919" calcext:value-type="float">
            <text:p>87.919</text:p>
          </table:table-cell>
          <table:table-cell table:formula="of:=[.A2080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7.938" calcext:value-type="float">
            <text:p>87.938</text:p>
          </table:table-cell>
          <table:table-cell table:formula="of:=[.A2081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7.958" calcext:value-type="float">
            <text:p>87.958</text:p>
          </table:table-cell>
          <table:table-cell table:formula="of:=[.A2082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7.979" calcext:value-type="float">
            <text:p>87.979</text:p>
          </table:table-cell>
          <table:table-cell table:formula="of:=[.A2083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7.998" calcext:value-type="float">
            <text:p>87.998</text:p>
          </table:table-cell>
          <table:table-cell table:formula="of:=[.A2084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8.017" calcext:value-type="float">
            <text:p>88.017</text:p>
          </table:table-cell>
          <table:table-cell table:formula="of:=[.A2085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8.039" calcext:value-type="float">
            <text:p>88.039</text:p>
          </table:table-cell>
          <table:table-cell table:formula="of:=[.A2086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8.059" calcext:value-type="float">
            <text:p>88.059</text:p>
          </table:table-cell>
          <table:table-cell table:formula="of:=[.A2087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64" calcext:value-type="float">
            <text:p>50364</text:p>
          </table:table-cell>
          <table:table-cell office:value-type="float" office:value="88.077" calcext:value-type="float">
            <text:p>88.077</text:p>
          </table:table-cell>
          <table:table-cell table:formula="of:=[.A2088]/65535/[.$D$4]" office:value-type="float" office:value="0.0807721644689146" calcext:value-type="float">
            <text:p>0.080772164468914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8.098" calcext:value-type="float">
            <text:p>88.098</text:p>
          </table:table-cell>
          <table:table-cell table:formula="of:=[.A2089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8.118" calcext:value-type="float">
            <text:p>88.118</text:p>
          </table:table-cell>
          <table:table-cell table:formula="of:=[.A2090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88.138" calcext:value-type="float">
            <text:p>88.138</text:p>
          </table:table-cell>
          <table:table-cell table:formula="of:=[.A2091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364" calcext:value-type="float">
            <text:p>50364</text:p>
          </table:table-cell>
          <table:table-cell office:value-type="float" office:value="88.159" calcext:value-type="float">
            <text:p>88.159</text:p>
          </table:table-cell>
          <table:table-cell table:formula="of:=[.A2092]/65535/[.$D$4]" office:value-type="float" office:value="0.0807721644689146" calcext:value-type="float">
            <text:p>0.0807721644689146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88.177" calcext:value-type="float">
            <text:p>88.177</text:p>
          </table:table-cell>
          <table:table-cell table:formula="of:=[.A2093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8.198" calcext:value-type="float">
            <text:p>88.198</text:p>
          </table:table-cell>
          <table:table-cell table:formula="of:=[.A2094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188" calcext:value-type="float">
            <text:p>50188</text:p>
          </table:table-cell>
          <table:table-cell office:value-type="float" office:value="88.218" calcext:value-type="float">
            <text:p>88.218</text:p>
          </table:table-cell>
          <table:table-cell table:formula="of:=[.A2095]/65535/[.$D$4]" office:value-type="float" office:value="0.0804899013256668" calcext:value-type="float">
            <text:p>0.080489901325666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8.237" calcext:value-type="float">
            <text:p>88.237</text:p>
          </table:table-cell>
          <table:table-cell table:formula="of:=[.A2096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8.259" calcext:value-type="float">
            <text:p>88.259</text:p>
          </table:table-cell>
          <table:table-cell table:formula="of:=[.A2097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8.278" calcext:value-type="float">
            <text:p>88.278</text:p>
          </table:table-cell>
          <table:table-cell table:formula="of:=[.A2098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8.298" calcext:value-type="float">
            <text:p>88.298</text:p>
          </table:table-cell>
          <table:table-cell table:formula="of:=[.A2099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8.318" calcext:value-type="float">
            <text:p>88.318</text:p>
          </table:table-cell>
          <table:table-cell table:formula="of:=[.A2100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8.338" calcext:value-type="float">
            <text:p>88.338</text:p>
          </table:table-cell>
          <table:table-cell table:formula="of:=[.A2101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8.357" calcext:value-type="float">
            <text:p>88.357</text:p>
          </table:table-cell>
          <table:table-cell table:formula="of:=[.A2102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8.379" calcext:value-type="float">
            <text:p>88.379</text:p>
          </table:table-cell>
          <table:table-cell table:formula="of:=[.A2103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8.398" calcext:value-type="float">
            <text:p>88.398</text:p>
          </table:table-cell>
          <table:table-cell table:formula="of:=[.A2104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8.419" calcext:value-type="float">
            <text:p>88.419</text:p>
          </table:table-cell>
          <table:table-cell table:formula="of:=[.A2105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49900" calcext:value-type="float">
            <text:p>49900</text:p>
          </table:table-cell>
          <table:table-cell office:value-type="float" office:value="88.438" calcext:value-type="float">
            <text:p>88.438</text:p>
          </table:table-cell>
          <table:table-cell table:formula="of:=[.A2106]/65535/[.$D$4]" office:value-type="float" office:value="0.0800280161821705" calcext:value-type="float">
            <text:p>0.0800280161821705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8.458" calcext:value-type="float">
            <text:p>88.458</text:p>
          </table:table-cell>
          <table:table-cell table:formula="of:=[.A2107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88.478" calcext:value-type="float">
            <text:p>88.478</text:p>
          </table:table-cell>
          <table:table-cell table:formula="of:=[.A2108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8.499" calcext:value-type="float">
            <text:p>88.499</text:p>
          </table:table-cell>
          <table:table-cell table:formula="of:=[.A2109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8.518" calcext:value-type="float">
            <text:p>88.518</text:p>
          </table:table-cell>
          <table:table-cell table:formula="of:=[.A2110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8.539" calcext:value-type="float">
            <text:p>88.539</text:p>
          </table:table-cell>
          <table:table-cell table:formula="of:=[.A2111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8.559" calcext:value-type="float">
            <text:p>88.559</text:p>
          </table:table-cell>
          <table:table-cell table:formula="of:=[.A2112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8.578" calcext:value-type="float">
            <text:p>88.578</text:p>
          </table:table-cell>
          <table:table-cell table:formula="of:=[.A2113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8.598" calcext:value-type="float">
            <text:p>88.598</text:p>
          </table:table-cell>
          <table:table-cell table:formula="of:=[.A2114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8.618" calcext:value-type="float">
            <text:p>88.618</text:p>
          </table:table-cell>
          <table:table-cell table:formula="of:=[.A2115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8.637" calcext:value-type="float">
            <text:p>88.637</text:p>
          </table:table-cell>
          <table:table-cell table:formula="of:=[.A2116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8.658" calcext:value-type="float">
            <text:p>88.658</text:p>
          </table:table-cell>
          <table:table-cell table:formula="of:=[.A2117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64" calcext:value-type="float">
            <text:p>50364</text:p>
          </table:table-cell>
          <table:table-cell office:value-type="float" office:value="88.678" calcext:value-type="float">
            <text:p>88.678</text:p>
          </table:table-cell>
          <table:table-cell table:formula="of:=[.A2118]/65535/[.$D$4]" office:value-type="float" office:value="0.0807721644689146" calcext:value-type="float">
            <text:p>0.080772164468914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8.699" calcext:value-type="float">
            <text:p>88.699</text:p>
          </table:table-cell>
          <table:table-cell table:formula="of:=[.A2119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88.719" calcext:value-type="float">
            <text:p>88.719</text:p>
          </table:table-cell>
          <table:table-cell table:formula="of:=[.A2120]/65535/[.$D$4]" office:value-type="float" office:value="0.080720843897415" calcext:value-type="float">
            <text:p>0.080720843897415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8.738" calcext:value-type="float">
            <text:p>88.738</text:p>
          </table:table-cell>
          <table:table-cell table:formula="of:=[.A2121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140" calcext:value-type="float">
            <text:p>50140</text:p>
          </table:table-cell>
          <table:table-cell office:value-type="float" office:value="88.758" calcext:value-type="float">
            <text:p>88.758</text:p>
          </table:table-cell>
          <table:table-cell table:formula="of:=[.A2122]/65535/[.$D$4]" office:value-type="float" office:value="0.0804129204684174" calcext:value-type="float">
            <text:p>0.0804129204684174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8.779" calcext:value-type="float">
            <text:p>88.779</text:p>
          </table:table-cell>
          <table:table-cell table:formula="of:=[.A2123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88.797" calcext:value-type="float">
            <text:p>88.797</text:p>
          </table:table-cell>
          <table:table-cell table:formula="of:=[.A2124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8.818" calcext:value-type="float">
            <text:p>88.818</text:p>
          </table:table-cell>
          <table:table-cell table:formula="of:=[.A2125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8.838" calcext:value-type="float">
            <text:p>88.838</text:p>
          </table:table-cell>
          <table:table-cell table:formula="of:=[.A2126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88.857" calcext:value-type="float">
            <text:p>88.857</text:p>
          </table:table-cell>
          <table:table-cell table:formula="of:=[.A2127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8.878" calcext:value-type="float">
            <text:p>88.878</text:p>
          </table:table-cell>
          <table:table-cell table:formula="of:=[.A2128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8.897" calcext:value-type="float">
            <text:p>88.897</text:p>
          </table:table-cell>
          <table:table-cell table:formula="of:=[.A2129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8.919" calcext:value-type="float">
            <text:p>88.919</text:p>
          </table:table-cell>
          <table:table-cell table:formula="of:=[.A2130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8.938" calcext:value-type="float">
            <text:p>88.938</text:p>
          </table:table-cell>
          <table:table-cell table:formula="of:=[.A2131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88.958" calcext:value-type="float">
            <text:p>88.958</text:p>
          </table:table-cell>
          <table:table-cell table:formula="of:=[.A2132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8.978" calcext:value-type="float">
            <text:p>88.978</text:p>
          </table:table-cell>
          <table:table-cell table:formula="of:=[.A2133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8.999" calcext:value-type="float">
            <text:p>88.999</text:p>
          </table:table-cell>
          <table:table-cell table:formula="of:=[.A2134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9.017" calcext:value-type="float">
            <text:p>89.017</text:p>
          </table:table-cell>
          <table:table-cell table:formula="of:=[.A2135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89.038" calcext:value-type="float">
            <text:p>89.038</text:p>
          </table:table-cell>
          <table:table-cell table:formula="of:=[.A2136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89.059" calcext:value-type="float">
            <text:p>89.059</text:p>
          </table:table-cell>
          <table:table-cell table:formula="of:=[.A2137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20" calcext:value-type="float">
            <text:p>50220</text:p>
          </table:table-cell>
          <table:table-cell office:value-type="float" office:value="89.077" calcext:value-type="float">
            <text:p>89.077</text:p>
          </table:table-cell>
          <table:table-cell table:formula="of:=[.A2138]/65535/[.$D$4]" office:value-type="float" office:value="0.0805412218971664" calcext:value-type="float">
            <text:p>0.0805412218971664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9.098" calcext:value-type="float">
            <text:p>89.098</text:p>
          </table:table-cell>
          <table:table-cell table:formula="of:=[.A2139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9.118" calcext:value-type="float">
            <text:p>89.118</text:p>
          </table:table-cell>
          <table:table-cell table:formula="of:=[.A2140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9.137" calcext:value-type="float">
            <text:p>89.137</text:p>
          </table:table-cell>
          <table:table-cell table:formula="of:=[.A2141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9.158" calcext:value-type="float">
            <text:p>89.158</text:p>
          </table:table-cell>
          <table:table-cell table:formula="of:=[.A2142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9.178" calcext:value-type="float">
            <text:p>89.178</text:p>
          </table:table-cell>
          <table:table-cell table:formula="of:=[.A2143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89.199" calcext:value-type="float">
            <text:p>89.199</text:p>
          </table:table-cell>
          <table:table-cell table:formula="of:=[.A2144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9.218" calcext:value-type="float">
            <text:p>89.218</text:p>
          </table:table-cell>
          <table:table-cell table:formula="of:=[.A2145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9.237" calcext:value-type="float">
            <text:p>89.237</text:p>
          </table:table-cell>
          <table:table-cell table:formula="of:=[.A2146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444" calcext:value-type="float">
            <text:p>50444</text:p>
          </table:table-cell>
          <table:table-cell office:value-type="float" office:value="89.259" calcext:value-type="float">
            <text:p>89.259</text:p>
          </table:table-cell>
          <table:table-cell table:formula="of:=[.A2147]/65535/[.$D$4]" office:value-type="float" office:value="0.0809004658976636" calcext:value-type="float">
            <text:p>0.080900465897663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9.278" calcext:value-type="float">
            <text:p>89.278</text:p>
          </table:table-cell>
          <table:table-cell table:formula="of:=[.A2148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9.298" calcext:value-type="float">
            <text:p>89.298</text:p>
          </table:table-cell>
          <table:table-cell table:formula="of:=[.A2149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9.318" calcext:value-type="float">
            <text:p>89.318</text:p>
          </table:table-cell>
          <table:table-cell table:formula="of:=[.A2150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9.338" calcext:value-type="float">
            <text:p>89.338</text:p>
          </table:table-cell>
          <table:table-cell table:formula="of:=[.A2151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89.357" calcext:value-type="float">
            <text:p>89.357</text:p>
          </table:table-cell>
          <table:table-cell table:formula="of:=[.A2152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9.379" calcext:value-type="float">
            <text:p>89.379</text:p>
          </table:table-cell>
          <table:table-cell table:formula="of:=[.A2153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9.397" calcext:value-type="float">
            <text:p>89.397</text:p>
          </table:table-cell>
          <table:table-cell table:formula="of:=[.A2154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9.418" calcext:value-type="float">
            <text:p>89.418</text:p>
          </table:table-cell>
          <table:table-cell table:formula="of:=[.A2155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9.438" calcext:value-type="float">
            <text:p>89.438</text:p>
          </table:table-cell>
          <table:table-cell table:formula="of:=[.A2156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9.458" calcext:value-type="float">
            <text:p>89.458</text:p>
          </table:table-cell>
          <table:table-cell table:formula="of:=[.A2157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9.479" calcext:value-type="float">
            <text:p>89.479</text:p>
          </table:table-cell>
          <table:table-cell table:formula="of:=[.A2158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9.498" calcext:value-type="float">
            <text:p>89.498</text:p>
          </table:table-cell>
          <table:table-cell table:formula="of:=[.A2159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9.518" calcext:value-type="float">
            <text:p>89.518</text:p>
          </table:table-cell>
          <table:table-cell table:formula="of:=[.A2160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9.539" calcext:value-type="float">
            <text:p>89.539</text:p>
          </table:table-cell>
          <table:table-cell table:formula="of:=[.A2161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9.559" calcext:value-type="float">
            <text:p>89.559</text:p>
          </table:table-cell>
          <table:table-cell table:formula="of:=[.A2162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9.578" calcext:value-type="float">
            <text:p>89.578</text:p>
          </table:table-cell>
          <table:table-cell table:formula="of:=[.A2163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9.598" calcext:value-type="float">
            <text:p>89.598</text:p>
          </table:table-cell>
          <table:table-cell table:formula="of:=[.A2164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9.618" calcext:value-type="float">
            <text:p>89.618</text:p>
          </table:table-cell>
          <table:table-cell table:formula="of:=[.A2165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20" calcext:value-type="float">
            <text:p>50220</text:p>
          </table:table-cell>
          <table:table-cell office:value-type="float" office:value="89.637" calcext:value-type="float">
            <text:p>89.637</text:p>
          </table:table-cell>
          <table:table-cell table:formula="of:=[.A2166]/65535/[.$D$4]" office:value-type="float" office:value="0.0805412218971664" calcext:value-type="float">
            <text:p>0.0805412218971664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9.659" calcext:value-type="float">
            <text:p>89.659</text:p>
          </table:table-cell>
          <table:table-cell table:formula="of:=[.A2167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89.678" calcext:value-type="float">
            <text:p>89.678</text:p>
          </table:table-cell>
          <table:table-cell table:formula="of:=[.A2168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89.699" calcext:value-type="float">
            <text:p>89.699</text:p>
          </table:table-cell>
          <table:table-cell table:formula="of:=[.A2169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89.719" calcext:value-type="float">
            <text:p>89.719</text:p>
          </table:table-cell>
          <table:table-cell table:formula="of:=[.A2170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9.737" calcext:value-type="float">
            <text:p>89.737</text:p>
          </table:table-cell>
          <table:table-cell table:formula="of:=[.A2171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9.758" calcext:value-type="float">
            <text:p>89.758</text:p>
          </table:table-cell>
          <table:table-cell table:formula="of:=[.A2172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9.778" calcext:value-type="float">
            <text:p>89.778</text:p>
          </table:table-cell>
          <table:table-cell table:formula="of:=[.A2173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9.798" calcext:value-type="float">
            <text:p>89.798</text:p>
          </table:table-cell>
          <table:table-cell table:formula="of:=[.A2174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9.818" calcext:value-type="float">
            <text:p>89.818</text:p>
          </table:table-cell>
          <table:table-cell table:formula="of:=[.A2175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9.838" calcext:value-type="float">
            <text:p>89.838</text:p>
          </table:table-cell>
          <table:table-cell table:formula="of:=[.A2176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89.857" calcext:value-type="float">
            <text:p>89.857</text:p>
          </table:table-cell>
          <table:table-cell table:formula="of:=[.A2177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9.879" calcext:value-type="float">
            <text:p>89.879</text:p>
          </table:table-cell>
          <table:table-cell table:formula="of:=[.A2178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9.897" calcext:value-type="float">
            <text:p>89.897</text:p>
          </table:table-cell>
          <table:table-cell table:formula="of:=[.A2179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20" calcext:value-type="float">
            <text:p>50220</text:p>
          </table:table-cell>
          <table:table-cell office:value-type="float" office:value="89.919" calcext:value-type="float">
            <text:p>89.919</text:p>
          </table:table-cell>
          <table:table-cell table:formula="of:=[.A2180]/65535/[.$D$4]" office:value-type="float" office:value="0.0805412218971664" calcext:value-type="float">
            <text:p>0.0805412218971664</text:p>
          </table:table-cell>
          <table:table-cell/>
        </table:table-row>
        <table:table-row table:style-name="ro1">
          <table:table-cell office:value-type="float" office:value="50204" calcext:value-type="float">
            <text:p>50204</text:p>
          </table:table-cell>
          <table:table-cell office:value-type="float" office:value="89.938" calcext:value-type="float">
            <text:p>89.938</text:p>
          </table:table-cell>
          <table:table-cell table:formula="of:=[.A2181]/65535/[.$D$4]" office:value-type="float" office:value="0.0805155616114166" calcext:value-type="float">
            <text:p>0.08051556161141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89.958" calcext:value-type="float">
            <text:p>89.958</text:p>
          </table:table-cell>
          <table:table-cell table:formula="of:=[.A2182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89.979" calcext:value-type="float">
            <text:p>89.979</text:p>
          </table:table-cell>
          <table:table-cell table:formula="of:=[.A2183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124" calcext:value-type="float">
            <text:p>50124</text:p>
          </table:table-cell>
          <table:table-cell office:value-type="float" office:value="89.998" calcext:value-type="float">
            <text:p>89.998</text:p>
          </table:table-cell>
          <table:table-cell table:formula="of:=[.A2184]/65535/[.$D$4]" office:value-type="float" office:value="0.0803872601826677" calcext:value-type="float">
            <text:p>0.0803872601826677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90.017" calcext:value-type="float">
            <text:p>90.017</text:p>
          </table:table-cell>
          <table:table-cell table:formula="of:=[.A2185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90.039" calcext:value-type="float">
            <text:p>90.039</text:p>
          </table:table-cell>
          <table:table-cell table:formula="of:=[.A2186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90.059" calcext:value-type="float">
            <text:p>90.059</text:p>
          </table:table-cell>
          <table:table-cell table:formula="of:=[.A2187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90.077" calcext:value-type="float">
            <text:p>90.077</text:p>
          </table:table-cell>
          <table:table-cell table:formula="of:=[.A2188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90.098" calcext:value-type="float">
            <text:p>90.098</text:p>
          </table:table-cell>
          <table:table-cell table:formula="of:=[.A2189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04" calcext:value-type="float">
            <text:p>50204</text:p>
          </table:table-cell>
          <table:table-cell office:value-type="float" office:value="90.118" calcext:value-type="float">
            <text:p>90.118</text:p>
          </table:table-cell>
          <table:table-cell table:formula="of:=[.A2190]/65535/[.$D$4]" office:value-type="float" office:value="0.0805155616114166" calcext:value-type="float">
            <text:p>0.08051556161141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90.137" calcext:value-type="float">
            <text:p>90.137</text:p>
          </table:table-cell>
          <table:table-cell table:formula="of:=[.A2191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90.158" calcext:value-type="float">
            <text:p>90.158</text:p>
          </table:table-cell>
          <table:table-cell table:formula="of:=[.A2192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90.178" calcext:value-type="float">
            <text:p>90.178</text:p>
          </table:table-cell>
          <table:table-cell table:formula="of:=[.A2193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90.198" calcext:value-type="float">
            <text:p>90.198</text:p>
          </table:table-cell>
          <table:table-cell table:formula="of:=[.A2194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444" calcext:value-type="float">
            <text:p>50444</text:p>
          </table:table-cell>
          <table:table-cell office:value-type="float" office:value="90.218" calcext:value-type="float">
            <text:p>90.218</text:p>
          </table:table-cell>
          <table:table-cell table:formula="of:=[.A2195]/65535/[.$D$4]" office:value-type="float" office:value="0.0809004658976636" calcext:value-type="float">
            <text:p>0.080900465897663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90.237" calcext:value-type="float">
            <text:p>90.237</text:p>
          </table:table-cell>
          <table:table-cell table:formula="of:=[.A2196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90.259" calcext:value-type="float">
            <text:p>90.259</text:p>
          </table:table-cell>
          <table:table-cell table:formula="of:=[.A2197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90.278" calcext:value-type="float">
            <text:p>90.278</text:p>
          </table:table-cell>
          <table:table-cell table:formula="of:=[.A2198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90.298" calcext:value-type="float">
            <text:p>90.298</text:p>
          </table:table-cell>
          <table:table-cell table:formula="of:=[.A2199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060" calcext:value-type="float">
            <text:p>50060</text:p>
          </table:table-cell>
          <table:table-cell office:value-type="float" office:value="90.318" calcext:value-type="float">
            <text:p>90.318</text:p>
          </table:table-cell>
          <table:table-cell table:formula="of:=[.A2200]/65535/[.$D$4]" office:value-type="float" office:value="0.0802846190396685" calcext:value-type="float">
            <text:p>0.0802846190396685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90.338" calcext:value-type="float">
            <text:p>90.338</text:p>
          </table:table-cell>
          <table:table-cell table:formula="of:=[.A2201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90.357" calcext:value-type="float">
            <text:p>90.357</text:p>
          </table:table-cell>
          <table:table-cell table:formula="of:=[.A2202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90.379" calcext:value-type="float">
            <text:p>90.379</text:p>
          </table:table-cell>
          <table:table-cell table:formula="of:=[.A2203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90.397" calcext:value-type="float">
            <text:p>90.397</text:p>
          </table:table-cell>
          <table:table-cell table:formula="of:=[.A2204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90.419" calcext:value-type="float">
            <text:p>90.419</text:p>
          </table:table-cell>
          <table:table-cell table:formula="of:=[.A2205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90.438" calcext:value-type="float">
            <text:p>90.438</text:p>
          </table:table-cell>
          <table:table-cell table:formula="of:=[.A2206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188" calcext:value-type="float">
            <text:p>50188</text:p>
          </table:table-cell>
          <table:table-cell office:value-type="float" office:value="90.462" calcext:value-type="float">
            <text:p>90.462</text:p>
          </table:table-cell>
          <table:table-cell table:formula="of:=[.A2207]/65535/[.$D$4]" office:value-type="float" office:value="0.0804899013256668" calcext:value-type="float">
            <text:p>0.080489901325666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90.478" calcext:value-type="float">
            <text:p>90.478</text:p>
          </table:table-cell>
          <table:table-cell table:formula="of:=[.A2208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90.498" calcext:value-type="float">
            <text:p>90.498</text:p>
          </table:table-cell>
          <table:table-cell table:formula="of:=[.A2209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90.518" calcext:value-type="float">
            <text:p>90.518</text:p>
          </table:table-cell>
          <table:table-cell table:formula="of:=[.A2210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90.539" calcext:value-type="float">
            <text:p>90.539</text:p>
          </table:table-cell>
          <table:table-cell table:formula="of:=[.A2211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90.559" calcext:value-type="float">
            <text:p>90.559</text:p>
          </table:table-cell>
          <table:table-cell table:formula="of:=[.A2212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90.577" calcext:value-type="float">
            <text:p>90.577</text:p>
          </table:table-cell>
          <table:table-cell table:formula="of:=[.A2213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90.598" calcext:value-type="float">
            <text:p>90.598</text:p>
          </table:table-cell>
          <table:table-cell table:formula="of:=[.A2214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90.618" calcext:value-type="float">
            <text:p>90.618</text:p>
          </table:table-cell>
          <table:table-cell table:formula="of:=[.A2215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90.637" calcext:value-type="float">
            <text:p>90.637</text:p>
          </table:table-cell>
          <table:table-cell table:formula="of:=[.A2216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90.659" calcext:value-type="float">
            <text:p>90.659</text:p>
          </table:table-cell>
          <table:table-cell table:formula="of:=[.A2217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90.677" calcext:value-type="float">
            <text:p>90.677</text:p>
          </table:table-cell>
          <table:table-cell table:formula="of:=[.A2218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90.698" calcext:value-type="float">
            <text:p>90.698</text:p>
          </table:table-cell>
          <table:table-cell table:formula="of:=[.A2219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90.719" calcext:value-type="float">
            <text:p>90.719</text:p>
          </table:table-cell>
          <table:table-cell table:formula="of:=[.A2220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04" calcext:value-type="float">
            <text:p>50204</text:p>
          </table:table-cell>
          <table:table-cell office:value-type="float" office:value="90.737" calcext:value-type="float">
            <text:p>90.737</text:p>
          </table:table-cell>
          <table:table-cell table:formula="of:=[.A2221]/65535/[.$D$4]" office:value-type="float" office:value="0.0805155616114166" calcext:value-type="float">
            <text:p>0.08051556161141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90.758" calcext:value-type="float">
            <text:p>90.758</text:p>
          </table:table-cell>
          <table:table-cell table:formula="of:=[.A2222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90.779" calcext:value-type="float">
            <text:p>90.779</text:p>
          </table:table-cell>
          <table:table-cell table:formula="of:=[.A2223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90.797" calcext:value-type="float">
            <text:p>90.797</text:p>
          </table:table-cell>
          <table:table-cell table:formula="of:=[.A2224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90.818" calcext:value-type="float">
            <text:p>90.818</text:p>
          </table:table-cell>
          <table:table-cell table:formula="of:=[.A2225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90.838" calcext:value-type="float">
            <text:p>90.838</text:p>
          </table:table-cell>
          <table:table-cell table:formula="of:=[.A2226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90.857" calcext:value-type="float">
            <text:p>90.857</text:p>
          </table:table-cell>
          <table:table-cell table:formula="of:=[.A2227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90.879" calcext:value-type="float">
            <text:p>90.879</text:p>
          </table:table-cell>
          <table:table-cell table:formula="of:=[.A2228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90.898" calcext:value-type="float">
            <text:p>90.898</text:p>
          </table:table-cell>
          <table:table-cell table:formula="of:=[.A2229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90.919" calcext:value-type="float">
            <text:p>90.919</text:p>
          </table:table-cell>
          <table:table-cell table:formula="of:=[.A2230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90.938" calcext:value-type="float">
            <text:p>90.938</text:p>
          </table:table-cell>
          <table:table-cell table:formula="of:=[.A2231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90.957" calcext:value-type="float">
            <text:p>90.957</text:p>
          </table:table-cell>
          <table:table-cell table:formula="of:=[.A2232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90.979" calcext:value-type="float">
            <text:p>90.979</text:p>
          </table:table-cell>
          <table:table-cell table:formula="of:=[.A2233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90.998" calcext:value-type="float">
            <text:p>90.998</text:p>
          </table:table-cell>
          <table:table-cell table:formula="of:=[.A2234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91.018" calcext:value-type="float">
            <text:p>91.018</text:p>
          </table:table-cell>
          <table:table-cell table:formula="of:=[.A2235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91.039" calcext:value-type="float">
            <text:p>91.039</text:p>
          </table:table-cell>
          <table:table-cell table:formula="of:=[.A2236]/65535/[.$D$4]" office:value-type="float" office:value="0.0806438630401656" calcext:value-type="float">
            <text:p>0.0806438630401656</text:p>
          </table:table-cell>
          <table:table-cell/>
        </table:table-row>
        <table:table-row table:style-name="ro1">
          <table:table-cell office:value-type="float" office:value="50316" calcext:value-type="float">
            <text:p>50316</text:p>
          </table:table-cell>
          <table:table-cell office:value-type="float" office:value="91.059" calcext:value-type="float">
            <text:p>91.059</text:p>
          </table:table-cell>
          <table:table-cell table:formula="of:=[.A2237]/65535/[.$D$4]" office:value-type="float" office:value="0.0806951836116652" calcext:value-type="float">
            <text:p>0.080695183611665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91.077" calcext:value-type="float">
            <text:p>91.077</text:p>
          </table:table-cell>
          <table:table-cell table:formula="of:=[.A2238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91.098" calcext:value-type="float">
            <text:p>91.098</text:p>
          </table:table-cell>
          <table:table-cell table:formula="of:=[.A2239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91.118" calcext:value-type="float">
            <text:p>91.118</text:p>
          </table:table-cell>
          <table:table-cell table:formula="of:=[.A2240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91.137" calcext:value-type="float">
            <text:p>91.137</text:p>
          </table:table-cell>
          <table:table-cell table:formula="of:=[.A2241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91.158" calcext:value-type="float">
            <text:p>91.158</text:p>
          </table:table-cell>
          <table:table-cell table:formula="of:=[.A2242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91.178" calcext:value-type="float">
            <text:p>91.178</text:p>
          </table:table-cell>
          <table:table-cell table:formula="of:=[.A2243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91.199" calcext:value-type="float">
            <text:p>91.199</text:p>
          </table:table-cell>
          <table:table-cell table:formula="of:=[.A2244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91.218" calcext:value-type="float">
            <text:p>91.218</text:p>
          </table:table-cell>
          <table:table-cell table:formula="of:=[.A2245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91.237" calcext:value-type="float">
            <text:p>91.237</text:p>
          </table:table-cell>
          <table:table-cell table:formula="of:=[.A2246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91.259" calcext:value-type="float">
            <text:p>91.259</text:p>
          </table:table-cell>
          <table:table-cell table:formula="of:=[.A2247]/65535/[.$D$4]" office:value-type="float" office:value="0.080592542468666" calcext:value-type="float">
            <text:p>0.080592542468666</text:p>
          </table:table-cell>
          <table:table-cell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91.278" calcext:value-type="float">
            <text:p>91.278</text:p>
          </table:table-cell>
          <table:table-cell table:formula="of:=[.A2248]/65535/[.$D$4]" office:value-type="float" office:value="0.0805668821829162" calcext:value-type="float">
            <text:p>0.0805668821829162</text:p>
          </table:table-cell>
          <table:table-cell/>
        </table:table-row>
        <table:table-row table:style-name="ro1">
          <table:table-cell office:value-type="float" office:value="50268" calcext:value-type="float">
            <text:p>50268</text:p>
          </table:table-cell>
          <table:table-cell office:value-type="float" office:value="91.297" calcext:value-type="float">
            <text:p>91.297</text:p>
          </table:table-cell>
          <table:table-cell table:formula="of:=[.A2249]/65535/[.$D$4]" office:value-type="float" office:value="0.0806182027544158" calcext:value-type="float">
            <text:p>0.0806182027544158</text:p>
          </table:table-cell>
          <table:table-cell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91.318" calcext:value-type="float">
            <text:p>91.318</text:p>
          </table:table-cell>
          <table:table-cell table:formula="of:=[.A2250]/65535/[.$D$4]" office:value-type="float" office:value="0.0806695233259154" calcext:value-type="float">
            <text:p>0.0806695233259154</text:p>
          </table:table-cell>
          <table:table-cell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91.338" calcext:value-type="float">
            <text:p>91.338</text:p>
          </table:table-cell>
          <table:table-cell table:formula="of:=[.A2251]/65535/[.$D$4]" office:value-type="float" office:value="0.0806438630401656" calcext:value-type="float">
            <text:p>0.080643863040165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3T12:08:24.008717710</dc:date>
    <meta:editing-duration>PT8M40S</meta:editing-duration>
    <meta:editing-cycles>1</meta:editing-cycles>
    <meta:document-statistic meta:table-count="1" meta:cell-count="6754" meta:object-count="1"/>
    <meta:generator>LibreOffice/24.2.5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4.181cm" svg:height="24.252cm" xlink:href=".." xlink:type="simple" chart:class="chart:line" chart:style-name="ch1">
        <chart:legend chart:legend-position="end" svg:x="41.329cm" svg:y="11.827cm" style:legend-expansion="high" chart:style-name="ch2"/>
        <chart:plot-area chart:style-name="ch3" table:cell-range-address="log1.C1:log1.C2251" svg:x="0.883cm" svg:y="0.485cm" svg:width="39.563cm" svg:height="23.282cm">
          <chart:coordinate-region svg:x="1.795cm" svg:y="0.684cm" svg:width="38.613cm" svg:height="22.0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og1.C1:log1.C2251" chart:class="chart:line">
            <chart:data-point chart:repeated="22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06438630401656">
                <text:p>0.0806438630401656</text:p>
                <draw:g>
                  <svg:desc>log1.C1:log1.C2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809261261834133">
                <text:p>0.08092612618341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807465041831648">
                <text:p>0.08074650418316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805412218971664">
                <text:p>0.08054122189716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797714133246726">
                <text:p>0.07977141332467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808234850404142">
                <text:p>0.08082348504041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807465041831648">
                <text:p>0.08074650418316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808234850404142">
                <text:p>0.08082348504041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807721644689146">
                <text:p>0.08077216446891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805412218971664">
                <text:p>0.08054122189716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807978247546644">
                <text:p>0.08079782475466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807721644689146">
                <text:p>0.080772164468914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807978247546644">
                <text:p>0.080797824754664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807978247546644">
                <text:p>0.08079782475466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796944324674232">
                <text:p>0.079694432467423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804385807541672">
                <text:p>0.080438580754167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802076381824191">
                <text:p>0.08020763818241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805412218971664">
                <text:p>0.08054122189716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804129204684174">
                <text:p>0.080412920468417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821578198994035">
                <text:p>0.082157819899403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804899013256668">
                <text:p>0.080489901325666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810031070406627">
                <text:p>0.081003107040662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803102793254183">
                <text:p>0.080310279325418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805412218971664">
                <text:p>0.080541221897166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805412218971664">
                <text:p>0.080541221897166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809517864691631">
                <text:p>0.080951786469163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805412218971664">
                <text:p>0.080541221897166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80849145326164">
                <text:p>0.08084914532616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805412218971664">
                <text:p>0.080541221897166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805155616114166">
                <text:p>0.080515561611416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805412218971664">
                <text:p>0.080541221897166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811314084694117">
                <text:p>0.081131408469411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804899013256668">
                <text:p>0.080489901325666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803359396111681">
                <text:p>0.080335939611168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807465041831648">
                <text:p>0.080746504183164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80849145326164">
                <text:p>0.08084914532616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807721644689146">
                <text:p>0.080772164468914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804385807541672">
                <text:p>0.080438580754167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804129204684174">
                <text:p>0.080412920468417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803102793254183">
                <text:p>0.080310279325418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801049970394199">
                <text:p>0.080104997039419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79720092753173">
                <text:p>0.07972009275317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792838678954265">
                <text:p>0.079283867895426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786920775553219">
                <text:p>0.078692077555321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779222689828281">
                <text:p>0.077922268982828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767418958383375">
                <text:p>0.076741895838337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752535992648495">
                <text:p>0.075253599264849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737139821198618">
                <text:p>0.073713982119861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713772923487712">
                <text:p>0.071377292348771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689908857740403">
                <text:p>0.068990885774040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667327806280584">
                <text:p>0.066732780628058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657063691980667">
                <text:p>0.065706369198066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650889185722123">
                <text:p>0.065088918572212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64370430571218">
                <text:p>0.06437043057121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635236411414748">
                <text:p>0.063523641141474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630360957122287">
                <text:p>0.063036095712228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628308134262304">
                <text:p>0.062830813426230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629591148549793">
                <text:p>0.062959114854979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631900574267275">
                <text:p>0.063190057426727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638828851419719">
                <text:p>0.063882885141971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642934497139686">
                <text:p>0.064293449713968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648836362862139">
                <text:p>0.064883636286213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656791051444575">
                <text:p>0.065679105144457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671433452000551">
                <text:p>0.067143345200055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69401450346037">
                <text:p>0.06940145034603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717365363492683">
                <text:p>0.071736536349268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738422835486108">
                <text:p>0.073842283548610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755102021223474">
                <text:p>0.075510202122347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766649149810881">
                <text:p>0.076664914981088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776913264110799">
                <text:p>0.077691326411079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785381158408231">
                <text:p>0.078538115840823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791299061809277">
                <text:p>0.079129906180927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795148104671747">
                <text:p>0.079514810467174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799253750391714">
                <text:p>0.079925375039171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801819778966693">
                <text:p>0.080181977896669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803615998969179">
                <text:p>0.080361599896917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804129204684174">
                <text:p>0.080412920468417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804899013256668">
                <text:p>0.080489901325666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807978247546644">
                <text:p>0.080797824754664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807465041831648">
                <text:p>0.080746504183164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805412218971664">
                <text:p>0.080541221897166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804899013256668">
                <text:p>0.080489901325666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803359396111681">
                <text:p>0.080335939611168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803102793254183">
                <text:p>0.080310279325418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79591791324424">
                <text:p>0.07959179132442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794891501814249">
                <text:p>0.079489150181424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78975944466429">
                <text:p>0.07897594446642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782815129833252">
                <text:p>0.078281512983325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771524604103342">
                <text:p>0.077152460410334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754845418365976">
                <text:p>0.075484541836597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744324701208561">
                <text:p>0.074432470120856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739962452631096">
                <text:p>0.073996245263109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740219055488594">
                <text:p>0.074021905548859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742015275491079">
                <text:p>0.074201527549107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742015275491079">
                <text:p>0.074201527549107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739962452631096">
                <text:p>0.073996245263109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737396424056116">
                <text:p>0.073739642405611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735086998338635">
                <text:p>0.073508699833863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735856806911128">
                <text:p>0.073585680691112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73560020405363">
                <text:p>0.07356002040536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737139821198618">
                <text:p>0.073713982119861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737653026913614">
                <text:p>0.073765302691361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73688321834112">
                <text:p>0.07368832183411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740475658346091">
                <text:p>0.074047565834609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74689072978354">
                <text:p>0.07468907297835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758181255513449">
                <text:p>0.075818125551344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770498192673351">
                <text:p>0.077049819267335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779992498400774">
                <text:p>0.077999249840077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787433981268215">
                <text:p>0.078743398126821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791812267524273">
                <text:p>0.079181226752427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796431118959236">
                <text:p>0.079643111895923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798997147534216">
                <text:p>0.079899714753421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801306573251697">
                <text:p>0.080130657325169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802846190396685">
                <text:p>0.080284619039668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804129204684174">
                <text:p>0.080412920468417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805155616114166">
                <text:p>0.080515561611416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807465041831648">
                <text:p>0.080746504183164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807465041831648">
                <text:p>0.080746504183164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807721644689146">
                <text:p>0.080772164468914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80464241039917">
                <text:p>0.08046424103991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803615998969179">
                <text:p>0.080361599896917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800793367536701">
                <text:p>0.080079336753670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797970736104224">
                <text:p>0.079797073610422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79104245895178">
                <text:p>0.07910424589517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78178871840326">
                <text:p>0.07817887184032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765879341238388">
                <text:p>0.076587934123838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745864318353548">
                <text:p>0.074586431835354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719161583495169">
                <text:p>0.071916158349516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685803212020436">
                <text:p>0.068580321202043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64370430571218">
                <text:p>0.06437043057121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598285599935044">
                <text:p>0.059828559993504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538737699316928">
                <text:p>0.053873769931692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475853961551339">
                <text:p>0.047585396155133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420924912368186">
                <text:p>0.042092491236818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377799594629938">
                <text:p>0.037779959462993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341105386007732">
                <text:p>0.034110538600773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316455474009336">
                <text:p>0.031645547400933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305421551136925">
                <text:p>0.030542155113692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297980068269485">
                <text:p>0.029798006826948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294131025407016">
                <text:p>0.029413102540701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285663131109583">
                <text:p>0.028566313110958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29361781969202">
                <text:p>0.02936178196920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298749876841979">
                <text:p>0.029874987684197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303368728276941">
                <text:p>0.030336872827694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314915856864349">
                <text:p>0.031491585686434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3326374917103">
                <text:p>0.0332637491710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366765671757527">
                <text:p>0.036676567175752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409377783780779">
                <text:p>0.040937778378077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477906784411323">
                <text:p>0.047790678441132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555160282196797">
                <text:p>0.055516028219679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607779905662468">
                <text:p>0.060777990566246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6537118171546">
                <text:p>0.0653711817154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689908857740403">
                <text:p>0.068990885774040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722240817785144">
                <text:p>0.072224081778514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744837906923556">
                <text:p>0.074483790692355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765109532665894">
                <text:p>0.076510953266589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779222689828281">
                <text:p>0.077922268982828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790529253236784">
                <text:p>0.079052925323678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795404707529245">
                <text:p>0.079540470752924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801563176109195">
                <text:p>0.080156317610919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803872601826677">
                <text:p>0.080387260182667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805155616114166">
                <text:p>0.080515561611416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805155616114166">
                <text:p>0.080515561611416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807465041831648">
                <text:p>0.080746504183164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804385807541672">
                <text:p>0.080438580754167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805155616114166">
                <text:p>0.080515561611416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804129204684174">
                <text:p>0.080412920468417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801819778966693">
                <text:p>0.080181977896669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799253750391714">
                <text:p>0.079925375039171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794634898956751">
                <text:p>0.079463489895675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788989636091796">
                <text:p>0.078898963609179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782558526975754">
                <text:p>0.078255852697575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77306422124833">
                <text:p>0.07730642212483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759720872658437">
                <text:p>0.075972087265843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743554892636067">
                <text:p>0.074355489263606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722497420642642">
                <text:p>0.072249742064264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702482397757802">
                <text:p>0.070248239775780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67913153772549">
                <text:p>0.06791315377254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665018380563103">
                <text:p>0.066501838056310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656791051444575">
                <text:p>0.065679105144457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649092965719637">
                <text:p>0.064909296571963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639855262849711">
                <text:p>0.063985526284971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634466602842254">
                <text:p>0.063446660284225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631900574267275">
                <text:p>0.063190057426727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630617559979785">
                <text:p>0.063061755997978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631900574267275">
                <text:p>0.063190057426727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635493014272246">
                <text:p>0.063549301427224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642677894282188">
                <text:p>0.064267789428218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648066554289645">
                <text:p>0.064806655428964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652685405724608">
                <text:p>0.065268540572460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66039952912814">
                <text:p>0.06603995291281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679901346297984">
                <text:p>0.067990134629798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705561632047778">
                <text:p>0.070556163204777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724309678323721">
                <text:p>0.072430967832372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742785084063573">
                <text:p>0.074278508406357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757924652655951">
                <text:p>0.075792465265595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770754795530848">
                <text:p>0.077075479553084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780762306973268">
                <text:p>0.078076230697326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785637761265729">
                <text:p>0.078563776126572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792838678954265">
                <text:p>0.079283867895426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79591791324424">
                <text:p>0.07959179132442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800023558964207">
                <text:p>0.080002355896420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801819778966693">
                <text:p>0.080181977896669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804385807541672">
                <text:p>0.080438580754167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80464241039917">
                <text:p>0.08046424103991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804385807541672">
                <text:p>0.080438580754167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804899013256668">
                <text:p>0.080489901325666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802846190396685">
                <text:p>0.080284619039668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807721644689146">
                <text:p>0.080772164468914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803872601826677">
                <text:p>0.080387260182667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807465041831648">
                <text:p>0.080746504183164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807465041831648">
                <text:p>0.080746504183164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807978247546644">
                <text:p>0.080797824754664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805412218971664">
                <text:p>0.080541221897166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807465041831648">
                <text:p>0.080746504183164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817985758989063">
                <text:p>0.081798575898906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805412218971664">
                <text:p>0.080541221897166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805412218971664">
                <text:p>0.080541221897166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804385807541672">
                <text:p>0.080438580754167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803102793254183">
                <text:p>0.080310279325418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802076381824191">
                <text:p>0.080207638182419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799510353249212">
                <text:p>0.079951035324921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793865090384257">
                <text:p>0.079386509038425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784354746978239">
                <text:p>0.078435474697823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772807618390832">
                <text:p>0.077280761839083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752279389790997">
                <text:p>0.075227938979099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727132309756198">
                <text:p>0.072713230975619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696837134892848">
                <text:p>0.069683713489284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657320294838165">
                <text:p>0.065732029483816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618044019962386">
                <text:p>0.061804401996238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553107459336813">
                <text:p>0.055310745933681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490480324428722">
                <text:p>0.049048032442872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431189026668104">
                <text:p>0.043118902666810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38755050321486">
                <text:p>0.03875505032148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35136950030765">
                <text:p>0.03513695003076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323127148304283">
                <text:p>0.032312714830428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311323416859378">
                <text:p>0.031132341685937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30105930255946">
                <text:p>0.03010593025594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294644231122011">
                <text:p>0.029464423112201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292848011119526">
                <text:p>0.029284801111952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29233480540453">
                <text:p>0.02923348054045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293361216834522">
                <text:p>0.029336121683452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298236671126983">
                <text:p>0.029823667112698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306191359709419">
                <text:p>0.030619135970941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319534708299312">
                <text:p>0.031953470829931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345980840300193">
                <text:p>0.034598084030019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385241077497378">
                <text:p>0.038524107749737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444532375257997">
                <text:p>0.044453237525799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502284055873627">
                <text:p>0.050228405587362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574148893651644">
                <text:p>0.057414889365164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614194977099917">
                <text:p>0.061419497709991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659629720555646">
                <text:p>0.065962972055564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69401450346037">
                <text:p>0.06940145034603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726105898326207">
                <text:p>0.072610589832620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749456758358519">
                <text:p>0.074945675835851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767675561240873">
                <text:p>0.076767556124087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781532115545762">
                <text:p>0.078153211554576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790529253236784">
                <text:p>0.079052925323678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79720092753173">
                <text:p>0.07972009275317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800023558964207">
                <text:p>0.080002355896420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802589587539187">
                <text:p>0.080258958753918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804129204684174">
                <text:p>0.080412920468417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804899013256668">
                <text:p>0.080489901325666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805155616114166">
                <text:p>0.080515561611416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805412218971664">
                <text:p>0.080541221897166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805412218971664">
                <text:p>0.080541221897166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807721644689146">
                <text:p>0.080772164468914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803615998969179">
                <text:p>0.080361599896917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807465041831648">
                <text:p>0.080746504183164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805412218971664">
                <text:p>0.080541221897166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804899013256668">
                <text:p>0.080489901325666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803359396111681">
                <text:p>0.080335939611168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801563176109195">
                <text:p>0.080156317610919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797714133246726">
                <text:p>0.079771413324672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795404707529245">
                <text:p>0.079540470752924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791299061809277">
                <text:p>0.079129906180927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785124555550733">
                <text:p>0.078512455555073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774090632678322">
                <text:p>0.077409063267832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757924652655951">
                <text:p>0.075792465265595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745351112638552">
                <text:p>0.074535111263855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740988864061087">
                <text:p>0.074098886406108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741502069776083">
                <text:p>0.074150206977608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740219055488594">
                <text:p>0.074021905548859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741245466918585">
                <text:p>0.074124546691858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73816623262861">
                <text:p>0.07381662326286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734573792623639">
                <text:p>0.073457379262363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734317189766141">
                <text:p>0.073431718976614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736370012626124">
                <text:p>0.073637001262612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736370012626124">
                <text:p>0.073637001262612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736626615483622">
                <text:p>0.073662661548362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73560020405363">
                <text:p>0.07356002040536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73688321834112">
                <text:p>0.07368832183411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742271878348577">
                <text:p>0.074227187834857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750996375503507">
                <text:p>0.075099637550350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764596326950898">
                <text:p>0.076459632695089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775630249823309">
                <text:p>0.077563024982330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783584938405746">
                <text:p>0.078358493840574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78975944466429">
                <text:p>0.07897594446642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794121693241755">
                <text:p>0.079412169324175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797970736104224">
                <text:p>0.079797073610422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800280161821705">
                <text:p>0.080028016182170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802076381824191">
                <text:p>0.080207638182419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804385807541672">
                <text:p>0.080438580754167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804899013256668">
                <text:p>0.080489901325666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80464241039917">
                <text:p>0.08046424103991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804899013256668">
                <text:p>0.080489901325666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804899013256668">
                <text:p>0.080489901325666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802076381824191">
                <text:p>0.080207638182419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798997147534216">
                <text:p>0.079899714753421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796944324674232">
                <text:p>0.079694432467423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788989636091796">
                <text:p>0.078898963609179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781275512688264">
                <text:p>0.078127551268826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768701972670865">
                <text:p>0.076870197267086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757154844083458">
                <text:p>0.075715484408345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740219055488594">
                <text:p>0.074021905548859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718648377780173">
                <text:p>0.071864837778017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698120149180337">
                <text:p>0.069812014918033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678105126295498">
                <text:p>0.067810512629549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661169337700634">
                <text:p>0.066116933770063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654225022869596">
                <text:p>0.065422502286959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64627033428716">
                <text:p>0.06462703342871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639598659992213">
                <text:p>0.063959865999221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635236411414748">
                <text:p>0.063523641141474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628564737119802">
                <text:p>0.062856473711980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626768517117316">
                <text:p>0.062676851711731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629334545692295">
                <text:p>0.062933454569229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635236411414748">
                <text:p>0.063523641141474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642164688567193">
                <text:p>0.064216468856719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648836362862139">
                <text:p>0.064883636286213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6537118171546">
                <text:p>0.0653711817154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663735366275613">
                <text:p>0.066373536627561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68529000630544">
                <text:p>0.06852900063054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715569143490197">
                <text:p>0.071556914349019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733034175478651">
                <text:p>0.073303417547865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749969964073515">
                <text:p>0.074996996407351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764083121235902">
                <text:p>0.076408312123590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774090632678322">
                <text:p>0.077409063267832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783328335548248">
                <text:p>0.078332833554824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78975944466429">
                <text:p>0.07897594446642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795148104671747">
                <text:p>0.079514810467174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797714133246726">
                <text:p>0.079771413324672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801049970394199">
                <text:p>0.080104997039419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802332984681689">
                <text:p>0.080233298468168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803872601826677">
                <text:p>0.080387260182667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804129204684174">
                <text:p>0.080412920468417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804899013256668">
                <text:p>0.080489901325666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805155616114166">
                <text:p>0.080515561611416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807465041831648">
                <text:p>0.080746504183164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808234850404142">
                <text:p>0.080823485040414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803615998969179">
                <text:p>0.080361599896917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807721644689146">
                <text:p>0.080772164468914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803102793254183">
                <text:p>0.080310279325418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805155616114166">
                <text:p>0.080515561611416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809774467549129">
                <text:p>0.080977446754912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809774467549129">
                <text:p>0.080977446754912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811057481836619">
                <text:p>0.081105748183661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807978247546644">
                <text:p>0.0807978247546644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808234850404142">
                <text:p>0.080823485040414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80849145326164">
                <text:p>0.080849145326164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810544276121623">
                <text:p>0.081054427612162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805155616114166">
                <text:p>0.080515561611416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80464241039917">
                <text:p>0.08046424103991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080464241039917">
                <text:p>0.08046424103991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0803359396111681">
                <text:p>0.080335939611168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0801819778966693">
                <text:p>0.0801819778966693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0799766956106709">
                <text:p>0.079976695610670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079591791324424">
                <text:p>0.07959179132442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079104245895178">
                <text:p>0.079104245895178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78307173269075">
                <text:p>0.07830717326907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0775117044108313">
                <text:p>0.077511704410831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076305670980591">
                <text:p>0.07630567098059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0747660538356034">
                <text:p>0.074766053835603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727388912613696">
                <text:p>0.072738891261369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701199383470313">
                <text:p>0.0701199383470313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0676052303435514">
                <text:p>0.0676052303435514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663478763418115">
                <text:p>0.066347876341811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656791051444575">
                <text:p>0.065679105144457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0652172200009612">
                <text:p>0.065217220000961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0642934497139686">
                <text:p>0.0642934497139686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0633953397127258">
                <text:p>0.063395339712725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0629591148549793">
                <text:p>0.062959114854979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0628564737119802">
                <text:p>0.062856473711980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062753832568981">
                <text:p>0.062753832568981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0629847751407291">
                <text:p>0.062984775140729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0634466602842254">
                <text:p>0.0634466602842254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0641908085709695">
                <text:p>0.064190808570969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0648066554289645">
                <text:p>0.064806655428964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0661169337700634">
                <text:p>0.066116933770063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067913153772549">
                <text:p>0.06791315377254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070658804347777">
                <text:p>0.070658804347777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0732777572621153">
                <text:p>0.073277757262115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743554892636067">
                <text:p>0.0743554892636067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758694461228445">
                <text:p>0.075869446122844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0771011398388346">
                <text:p>0.077101139838834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780762306973268">
                <text:p>0.0780762306973268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787177378410717">
                <text:p>0.0787177378410717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0794121693241755">
                <text:p>0.079412169324175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079720092753173">
                <text:p>0.07972009275317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800023558964207">
                <text:p>0.0800023558964207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802589587539187">
                <text:p>0.080258958753918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0804129204684174">
                <text:p>0.080412920468417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804899013256668">
                <text:p>0.0804899013256668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0805155616114166">
                <text:p>0.0805155616114166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0805155616114166">
                <text:p>0.080515561611416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0803102793254183">
                <text:p>0.080310279325418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0801306573251697">
                <text:p>0.0801306573251697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0797970736104224">
                <text:p>0.0797970736104224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0794634898956751">
                <text:p>0.079463489895675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78975944466429">
                <text:p>0.078975944466429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781532115545762">
                <text:p>0.078153211554576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0768701972670865">
                <text:p>0.076870197267086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075433221265098">
                <text:p>0.075433221265098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0743554892636067">
                <text:p>0.0743554892636067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0738936041201104">
                <text:p>0.073893604120110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0737653026913614">
                <text:p>0.073765302691361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0739705849773598">
                <text:p>0.073970584977359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0738679438343606">
                <text:p>0.0738679438343606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073560020405363">
                <text:p>0.07356002040536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0734573792623639">
                <text:p>0.0734573792623639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0735343601196132">
                <text:p>0.0735343601196132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073560020405363">
                <text:p>0.07356002040536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0737909629771112">
                <text:p>0.073790962977111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0739705849773598">
                <text:p>0.0739705849773598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0739962452631096">
                <text:p>0.073996245263109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0742015275491079">
                <text:p>0.074201527549107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0742271878348577">
                <text:p>0.0742271878348577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0749456758358519">
                <text:p>0.0749456758358519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076305670980591">
                <text:p>0.07630567098059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0775630249823309">
                <text:p>0.0775630249823309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0783841541263244">
                <text:p>0.078384154126324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0790016047521788">
                <text:p>0.0790016047521788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0794121693241755">
                <text:p>0.079412169324175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0797714133246726">
                <text:p>0.0797714133246726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0800793367536701">
                <text:p>0.080079336753670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0802332984681689">
                <text:p>0.0802332984681689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0803359396111681">
                <text:p>0.0803359396111681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0804385807541672">
                <text:p>0.0804385807541672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0805412218971664">
                <text:p>0.080541221897166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0805155616114166">
                <text:p>0.0805155616114166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081721595041657">
                <text:p>0.081721595041657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0804899013256668">
                <text:p>0.0804899013256668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0803872601826677">
                <text:p>0.0803872601826677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0802076381824191">
                <text:p>0.080207638182419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0800793367536701">
                <text:p>0.0800793367536701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0796687721816734">
                <text:p>0.0796687721816734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0790016047521788">
                <text:p>0.0790016047521788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0778966086970783">
                <text:p>0.0778966086970783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0765366135523392">
                <text:p>0.0765366135523392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0743298289778569">
                <text:p>0.0743298289778569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0715055937775202">
                <text:p>0.0715055937775202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0682210772015465">
                <text:p>0.068221077201546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0638572248562221">
                <text:p>0.0638572248562221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0589288462244023">
                <text:p>0.0589288462244023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0525121710190944">
                <text:p>0.0525121710190944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0454283283842918">
                <text:p>0.0454283283842918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0396547640905882">
                <text:p>0.0396547640905882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0360863806035074">
                <text:p>0.0360863806035074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0331611080280309">
                <text:p>0.033161108028030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0316198871151839">
                <text:p>0.0316198871151839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0303112125419443">
                <text:p>0.030311212541944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0296953656839493">
                <text:p>0.0296953656839493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029361781969202">
                <text:p>0.029361781969202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0292078202547032">
                <text:p>0.0292078202547032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0293104613977024">
                <text:p>0.029310461397702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0296440451124497">
                <text:p>0.0296440451124497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0303368728276941">
                <text:p>0.0303368728276941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0312093225431871">
                <text:p>0.0312093225431871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0326719588309254">
                <text:p>0.0326719588309254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0356758160315107">
                <text:p>0.0356758160315107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0393452368937313">
                <text:p>0.0393452368937313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0468669081541397">
                <text:p>0.0468669081541397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0534118847881965">
                <text:p>0.0534118847881965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0590828079389011">
                <text:p>0.059082807938901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0645500525714666">
                <text:p>0.0645500525714666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0698120149180337">
                <text:p>0.0698120149180337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0717878569207679">
                <text:p>0.0717878569207679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0746120921211046">
                <text:p>0.0746120921211046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0765879341238388">
                <text:p>0.0765879341238388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0778709484113285">
                <text:p>0.077870948411328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0788733033234298">
                <text:p>0.0788733033234298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0797457530389228">
                <text:p>0.0797457530389228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0799766956106709">
                <text:p>0.0799766956106709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0802076381824191">
                <text:p>0.080207638182419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0803615998969179">
                <text:p>0.0803615998969179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0804899013256668">
                <text:p>0.0804899013256668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0805412218971664">
                <text:p>0.0805412218971664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0805412218971664">
                <text:p>0.0805412218971664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0805412218971664">
                <text:p>0.0805412218971664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0808234850404142">
                <text:p>0.0808234850404142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0800023558964207">
                <text:p>0.0800023558964207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0807465041831648">
                <text:p>0.0807465041831648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0804899013256668">
                <text:p>0.0804899013256668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0805412218971664">
                <text:p>0.0805412218971664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0805412218971664">
                <text:p>0.0805412218971664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0804129204684174">
                <text:p>0.0804129204684174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0804129204684174">
                <text:p>0.0804129204684174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0802076381824191">
                <text:p>0.080207638182419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0799510353249212">
                <text:p>0.0799510353249212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0796174516101738">
                <text:p>0.0796174516101738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0793351884669261">
                <text:p>0.0793351884669261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0786920775553219">
                <text:p>0.0786920775553219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0776400058395803">
                <text:p>0.0776400058395803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0763569915520906">
                <text:p>0.0763569915520906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0750226566931013">
                <text:p>0.0750226566931013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0738422835486108">
                <text:p>0.073842283548610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073816623262861">
                <text:p>0.073816623262861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0738679438343606">
                <text:p>0.0738679438343606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073816623262861">
                <text:p>0.073816623262861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0736113409768626">
                <text:p>0.0736113409768626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0734830395481137">
                <text:p>0.0734830395481137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0733547381193647">
                <text:p>0.0733547381193647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0734573792623639">
                <text:p>0.0734573792623639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0737396424056116">
                <text:p>0.0737396424056116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0739962452631096">
                <text:p>0.0739962452631096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0742015275491079">
                <text:p>0.0742015275491079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0740732261203589">
                <text:p>0.0740732261203589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0738679438343606">
                <text:p>0.0738679438343606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07394492469161">
                <text:p>0.0739449246916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0747403935498536">
                <text:p>0.0747403935498536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076177369551842">
                <text:p>0.076177369551842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0774860441250816">
                <text:p>0.0774860441250816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0784354746978239">
                <text:p>0.0784354746978239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0790016047521788">
                <text:p>0.0790016047521788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0794121693241755">
                <text:p>0.0794121693241755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079720092753173">
                <text:p>0.079720092753173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0801306573251697">
                <text:p>0.0801306573251697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0802076381824191">
                <text:p>0.080207638182419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0804385807541672">
                <text:p>0.0804385807541672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0805155616114166">
                <text:p>0.080515561611416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0805412218971664">
                <text:p>0.080541221897166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0808234850404142">
                <text:p>0.080823485040414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0807721644689146">
                <text:p>0.0807721644689146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0807721644689146">
                <text:p>0.0807721644689146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0805155616114166">
                <text:p>0.0805155616114166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0804899013256668">
                <text:p>0.0804899013256668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.0803102793254183">
                <text:p>0.0803102793254183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0801563176109195">
                <text:p>0.080156317610919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0798227338961722">
                <text:p>0.0798227338961722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0793865090384257">
                <text:p>0.0793865090384257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0789246238949294">
                <text:p>0.0789246238949294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.0781275512688264">
                <text:p>0.0781275512688264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0773320824105828">
                <text:p>0.0773320824105828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.0758694461228445">
                <text:p>0.075869446122844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0747403935498536">
                <text:p>0.0747403935498536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.0727132309756198">
                <text:p>0.0727132309756198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.0710437086340239">
                <text:p>0.0710437086340239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.068529000630544">
                <text:p>0.068529000630544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0668354217710576">
                <text:p>0.0668354217710576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.0657576897695663">
                <text:p>0.0657576897695663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.0651402391437118">
                <text:p>0.0651402391437118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.0641394879994699">
                <text:p>0.0641394879994699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.0633183588554764">
                <text:p>0.0633183588554764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.0629334545692295">
                <text:p>0.062933454569229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.0628051531404806">
                <text:p>0.0628051531404806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.0629334545692295">
                <text:p>0.062933454569229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.0633440191412262">
                <text:p>0.0633440191412262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.0639598659992213">
                <text:p>0.0639598659992213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.0644730717142172">
                <text:p>0.0644730717142172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.0650889185722123">
                <text:p>0.0650889185722123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.0661169337700634">
                <text:p>0.0661169337700634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.0682467374872963">
                <text:p>0.0682467374872963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.0703765412045292">
                <text:p>0.0703765412045292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.0727388912613696">
                <text:p>0.0727388912613696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.0744581304066058">
                <text:p>0.0744581304066058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.0759464269800939">
                <text:p>0.0759464269800939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0770498192673351">
                <text:p>0.0770498192673351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.078050570411577">
                <text:p>0.078050570411577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.0786664172695721">
                <text:p>0.0786664172695721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.0792582076096767">
                <text:p>0.0792582076096767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.0796944324674232">
                <text:p>0.0796944324674232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0800536764679203">
                <text:p>0.0800536764679203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.0802846190396685">
                <text:p>0.080284619039668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.0803872601826677">
                <text:p>0.0803872601826677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.0804129204684174">
                <text:p>0.0804129204684174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0804899013256668">
                <text:p>0.0804899013256668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.0807465041831648">
                <text:p>0.0807465041831648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.0805412218971664">
                <text:p>0.0805412218971664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.0805155616114166">
                <text:p>0.0805155616114166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.0803102793254183">
                <text:p>0.0803102793254183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.0803359396111681">
                <text:p>0.0803359396111681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.0800023558964207">
                <text:p>0.0800023558964207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.079591791324424">
                <text:p>0.079591791324424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.0789502841806792">
                <text:p>0.0789502841806792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.0778452881255787">
                <text:p>0.0778452881255787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.0760234078373433">
                <text:p>0.0760234078373433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.0740219055488594">
                <text:p>0.0740219055488594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.071274651205772">
                <text:p>0.071274651205772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.0675025892005523">
                <text:p>0.0675025892005523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.0636519425702238">
                <text:p>0.0636519425702238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.0591613925640098">
                <text:p>0.0591613925640098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052306888733096">
                <text:p>0.052306888733096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.0454796489557914">
                <text:p>0.0454796489557914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.0392169354649823">
                <text:p>0.0392169354649823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.036137701175007">
                <text:p>0.036137701175007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.0333407300282794">
                <text:p>0.0333407300282794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.0314659254006851">
                <text:p>0.0314659254006851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.0323896956876777">
                <text:p>0.0323896956876777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.0298749876841979">
                <text:p>0.0298749876841979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.029361781969202">
                <text:p>0.02936178196920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.029233480540453">
                <text:p>0.029233480540453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.029361781969202">
                <text:p>0.029361781969202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.0297210259696991">
                <text:p>0.0297210259696991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.0302855522561946">
                <text:p>0.0302855522561946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.0313119636861863">
                <text:p>0.0313119636861863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.0332380888852802">
                <text:p>0.0332380888852802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.0365226054612539">
                <text:p>0.0365226054612539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.0407324960920795">
                <text:p>0.0407324960920795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.0484835061563767">
                <text:p>0.0484835061563767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.0551567842191826">
                <text:p>0.0551567842191826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.0609319522807456">
                <text:p>0.0609319522807456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.0655251434299587">
                <text:p>0.0655251434299587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.0689395652025407">
                <text:p>0.0689395652025407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.0725592692611211">
                <text:p>0.0725592692611211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.0747403935498536">
                <text:p>0.0747403935498536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.0767162355525877">
                <text:p>0.0767162355525877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.0779479292685779">
                <text:p>0.0779479292685779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.078975944466429">
                <text:p>0.078975944466429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.0795661310386742">
                <text:p>0.0795661310386742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.0799766956106709">
                <text:p>0.0799766956106709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.0802332984681689">
                <text:p>0.0802332984681689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.0803615998969179">
                <text:p>0.0803615998969179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.0805155616114166">
                <text:p>0.0805155616114166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.0805412218971664">
                <text:p>0.0805412218971664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.0805155616114166">
                <text:p>0.0805155616114166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.0805155616114166">
                <text:p>0.0805155616114166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.0805155616114166">
                <text:p>0.0805155616114166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.0803615998969179">
                <text:p>0.0803615998969179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.0801819778966693">
                <text:p>0.0801819778966693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.0799253750391714">
                <text:p>0.0799253750391714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.0796174516101738">
                <text:p>0.0796174516101738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.0792068870381771">
                <text:p>0.0792068870381771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.0786664172695721">
                <text:p>0.0786664172695721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.0779479292685779">
                <text:p>0.0779479292685779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.0765109532665894">
                <text:p>0.0765109532665894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.0751509581218503">
                <text:p>0.0751509581218503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.0741245466918585">
                <text:p>0.0741245466918585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.0738679438343606">
                <text:p>0.0738679438343606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.0738679438343606">
                <text:p>0.0738679438343606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.073688321834112">
                <text:p>0.073688321834112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.0735343601196132">
                <text:p>0.0735343601196132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.073560020405363">
                <text:p>0.073560020405363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.0735086998338635">
                <text:p>0.0735086998338635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.073560020405363">
                <text:p>0.073560020405363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.0737909629771112">
                <text:p>0.0737909629771112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.0741245466918585">
                <text:p>0.0741245466918585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.0741758672633581">
                <text:p>0.0741758672633581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.0740475658346091">
                <text:p>0.0740475658346091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.0738422835486108">
                <text:p>0.0738422835486108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.0741245466918585">
                <text:p>0.0741245466918585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.0750739772646009">
                <text:p>0.0750739772646009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.0766392546953383">
                <text:p>0.0766392546953383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.0777683072683293">
                <text:p>0.0777683072683293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.0785381158408231">
                <text:p>0.0785381158408231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.0790785856094282">
                <text:p>0.0790785856094282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.0795148104671747">
                <text:p>0.0795148104671747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.0797457530389228">
                <text:p>0.0797457530389228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.0800536764679203">
                <text:p>0.0800536764679203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.0802846190396685">
                <text:p>0.080284619039668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.0803615998969179">
                <text:p>0.0803615998969179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.0804385807541672">
                <text:p>0.0804385807541672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.0805412218971664">
                <text:p>0.0805412218971664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.0807465041831648">
                <text:p>0.0807465041831648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.0807465041831648">
                <text:p>0.0807465041831648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.0805155616114166">
                <text:p>0.0805155616114166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.0804129204684174">
                <text:p>0.0804129204684174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.0803872601826677">
                <text:p>0.0803872601826677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.0800280161821705">
                <text:p>0.0800280161821705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.0796944324674232">
                <text:p>0.0796944324674232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.0791812267524273">
                <text:p>0.0791812267524273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.0787433981268215">
                <text:p>0.0787433981268215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.0777426469825795">
                <text:p>0.0777426469825795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.0767932164098371">
                <text:p>0.0767932164098371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.0754075609793482">
                <text:p>0.0754075609793482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.0735856806911128">
                <text:p>0.0735856806911128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.071402952634521">
                <text:p>0.071402952634521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.0693757900602872">
                <text:p>0.0693757900602872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.0670663643428058">
                <text:p>0.0670663643428058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.0656791051444575">
                <text:p>0.0656791051444575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.0653198611439604">
                <text:p>0.0653198611439604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.0645500525714666">
                <text:p>0.0645500525714666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.0639085454277217">
                <text:p>0.0639085454277217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.0631130765694781">
                <text:p>0.0631130765694781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.0629077942834797">
                <text:p>0.0629077942834797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.0629077942834797">
                <text:p>0.0629077942834797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.0631130765694781">
                <text:p>0.0631130765694781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.0637032631417234">
                <text:p>0.0637032631417234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.0642934497139686">
                <text:p>0.0642934497139686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.064627033428716">
                <text:p>0.064627033428716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.0653968420012098">
                <text:p>0.0653968420012098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.0664761777705605">
                <text:p>0.0664761777705605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.0688112637737918">
                <text:p>0.0688112637737918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.0708640866337753">
                <text:p>0.0708640866337753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.0732007764048659">
                <text:p>0.0732007764048659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.0747917141213532">
                <text:p>0.0747917141213532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.0762800106948412">
                <text:p>0.0762800106948412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.077306422124833">
                <text:p>0.077306422124833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.078050570411577">
                <text:p>0.078050570411577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.0787433981268215">
                <text:p>0.0787433981268215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.0793608487526759">
                <text:p>0.0793608487526759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.0797457530389228">
                <text:p>0.0797457530389228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.0800280161821705">
                <text:p>0.0800280161821705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.0802332984681689">
                <text:p>0.0802332984681689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.0803359396111681">
                <text:p>0.0803359396111681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.0803359396111681">
                <text:p>0.0803359396111681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.0804899013256668">
                <text:p>0.0804899013256668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.0804899013256668">
                <text:p>0.0804899013256668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.0807465041831648">
                <text:p>0.0807465041831648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.0812083893266611">
                <text:p>0.0812083893266611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.0807465041831648">
                <text:p>0.0807465041831648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.0805412218971664">
                <text:p>0.0805412218971664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.0805412218971664">
                <text:p>0.0805412218971664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.0809004658976636">
                <text:p>0.0809004658976636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.0805412218971664">
                <text:p>0.0805412218971664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.0808234850404142">
                <text:p>0.0808234850404142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.0807465041831648">
                <text:p>0.0807465041831648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.0805155616114166">
                <text:p>0.0805155616114166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.0807978247546644">
                <text:p>0.0807978247546644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.0807978247546644">
                <text:p>0.0807978247546644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.0800023558964207">
                <text:p>0.0800023558964207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.0810031070406627">
                <text:p>0.0810031070406627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.0807465041831648">
                <text:p>0.0807465041831648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.0805412218971664">
                <text:p>0.0805412218971664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.0805155616114166">
                <text:p>0.0805155616114166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.0805412218971664">
                <text:p>0.0805412218971664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.0805155616114166">
                <text:p>0.0805155616114166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.0807465041831648">
                <text:p>0.0807465041831648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0.0805412218971664">
                <text:p>0.0805412218971664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.0805412218971664">
                <text:p>0.0805412218971664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.0805412218971664">
                <text:p>0.0805412218971664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0.0805412218971664">
                <text:p>0.0805412218971664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.0810031070406627">
                <text:p>0.0810031070406627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0.0805412218971664">
                <text:p>0.0805412218971664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0.0805412218971664">
                <text:p>0.0805412218971664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0.0805412218971664">
                <text:p>0.0805412218971664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0.0805155616114166">
                <text:p>0.0805155616114166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0.0807721644689146">
                <text:p>0.0807721644689146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0.0807721644689146">
                <text:p>0.0807721644689146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0.0804899013256668">
                <text:p>0.0804899013256668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0.0800280161821705">
                <text:p>0.0800280161821705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0.0807721644689146">
                <text:p>0.0807721644689146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0.080720843897415">
                <text:p>0.080720843897415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0.0804129204684174">
                <text:p>0.0804129204684174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0.0805412218971664">
                <text:p>0.0805412218971664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0.0809004658976636">
                <text:p>0.0809004658976636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0.0805412218971664">
                <text:p>0.0805412218971664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0.0805412218971664">
                <text:p>0.0805412218971664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0.0805155616114166">
                <text:p>0.0805155616114166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0.0803872601826677">
                <text:p>0.0803872601826677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0.0805155616114166">
                <text:p>0.0805155616114166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0.0809004658976636">
                <text:p>0.0809004658976636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0.0802846190396685">
                <text:p>0.0802846190396685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0.0804899013256668">
                <text:p>0.0804899013256668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0.0805155616114166">
                <text:p>0.0805155616114166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0.0806438630401656">
                <text:p>0.0806438630401656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0.0806951836116652">
                <text:p>0.0806951836116652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0.080592542468666">
                <text:p>0.080592542468666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0.0805668821829162">
                <text:p>0.0805668821829162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0.0806182027544158">
                <text:p>0.0806182027544158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0.0806695233259154">
                <text:p>0.0806695233259154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0.0806438630401656">
                <text:p>0.08064386304016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